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onsolas" svg:font-family="Consolas"/>
    <style:font-face style:name="Georgia" svg:font-family="Georgia"/>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25in" fo:margin-left="0.0694in" table:align="left" style:writing-mode="lr-tb"/>
    </style:style>
    <style:style style:name="Table1.A" style:family="table-column">
      <style:table-column-properties style:column-width="3.0833in"/>
    </style:style>
    <style:style style:name="Table1.A1" style:family="table-cell">
      <style:table-cell-properties style:vertical-align="top" fo:padding="0.0694in" fo:border="1pt solid #000000"/>
    </style:style>
    <style:style style:name="Table2" style:family="table">
      <style:table-properties style:width="9.25in" fo:margin-left="0.0694in" table:align="left" style:writing-mode="lr-tb"/>
    </style:style>
    <style:style style:name="Table2.A" style:family="table-column">
      <style:table-column-properties style:column-width="4.625in"/>
    </style:style>
    <style:style style:name="Table2.A1" style:family="table-cell">
      <style:table-cell-properties style:vertical-align="top" fo:padding="0.0694in" fo:border="1pt solid #000000"/>
    </style:style>
    <style:style style:name="Table3" style:family="table">
      <style:table-properties style:width="9.25in" fo:margin-left="0.0694in" table:align="left" style:writing-mode="lr-tb"/>
    </style:style>
    <style:style style:name="Table3.A" style:family="table-column">
      <style:table-column-properties style:column-width="4.625in"/>
    </style:style>
    <style:style style:name="Table3.A1" style:family="table-cell">
      <style:table-cell-properties style:vertical-align="top" fo:padding="0.0694in" fo:border="1pt solid #000000"/>
    </style:style>
    <style:style style:name="Table4" style:family="table">
      <style:table-properties style:width="9.25in" fo:margin-left="0.0694in" table:align="left" style:writing-mode="lr-tb"/>
    </style:style>
    <style:style style:name="Table4.A" style:family="table-column">
      <style:table-column-properties style:column-width="4.625in"/>
    </style:style>
    <style:style style:name="Table4.A1" style:family="table-cell">
      <style:table-cell-properties style:vertical-align="top" fo:padding="0.0694in" fo:border="1pt solid #000000"/>
    </style:style>
    <style:style style:name="Table5" style:family="table">
      <style:table-properties style:width="9.25in" fo:margin-left="0.0694in" table:align="left" style:writing-mode="lr-tb"/>
    </style:style>
    <style:style style:name="Table5.A" style:family="table-column">
      <style:table-column-properties style:column-width="4.625in"/>
    </style:style>
    <style:style style:name="Table5.A1" style:family="table-cell">
      <style:table-cell-properties style:vertical-align="top" fo:padding="0.0694in" fo:border="1pt solid #000000"/>
    </style:style>
    <style:style style:name="Table6" style:family="table">
      <style:table-properties style:width="9.25in" fo:margin-left="0.0694in" table:align="left" style:writing-mode="lr-tb"/>
    </style:style>
    <style:style style:name="Table6.A" style:family="table-column">
      <style:table-column-properties style:column-width="4.5in"/>
    </style:style>
    <style:style style:name="Table6.B" style:family="table-column">
      <style:table-column-properties style:column-width="4.75in"/>
    </style:style>
    <style:style style:name="Table6.A1" style:family="table-cell">
      <style:table-cell-properties style:vertical-align="top" fo:padding="0.0694in" fo:border="1pt solid #000000"/>
    </style:style>
    <style:style style:name="Table7" style:family="table">
      <style:table-properties style:width="9.25in" fo:margin-left="0.0694in" table:align="left" style:writing-mode="lr-tb"/>
    </style:style>
    <style:style style:name="Table7.A" style:family="table-column">
      <style:table-column-properties style:column-width="4.4896in"/>
    </style:style>
    <style:style style:name="Table7.B" style:family="table-column">
      <style:table-column-properties style:column-width="4.7604in"/>
    </style:style>
    <style:style style:name="Table7.A1" style:family="table-cell">
      <style:table-cell-properties style:vertical-align="top" fo:padding="0.0694in" fo:border="1pt solid #000000"/>
    </style:style>
    <style:style style:name="Table8" style:family="table">
      <style:table-properties style:width="9.25in" fo:margin-left="0.0694in" table:align="left" style:writing-mode="lr-tb"/>
    </style:style>
    <style:style style:name="Table8.A" style:family="table-column">
      <style:table-column-properties style:column-width="4.5in"/>
    </style:style>
    <style:style style:name="Table8.B" style:family="table-column">
      <style:table-column-properties style:column-width="4.75in"/>
    </style:style>
    <style:style style:name="Table8.A1" style:family="table-cell">
      <style:table-cell-properties style:vertical-align="top" fo:padding="0.0694in" fo:border="1pt solid #000000"/>
    </style:style>
    <style:style style:name="Table9" style:family="table">
      <style:table-properties style:width="9.25in" fo:margin-left="0.0694in" table:align="left" style:writing-mode="lr-tb"/>
    </style:style>
    <style:style style:name="Table9.A" style:family="table-column">
      <style:table-column-properties style:column-width="4.5in"/>
    </style:style>
    <style:style style:name="Table9.B" style:family="table-column">
      <style:table-column-properties style:column-width="4.75in"/>
    </style:style>
    <style:style style:name="Table9.A1" style:family="table-cell">
      <style:table-cell-properties style:vertical-align="top" fo:padding="0.0694in" fo:border="1pt solid #000000"/>
    </style:style>
    <style:style style:name="Table10" style:family="table">
      <style:table-properties style:width="9.25in" fo:margin-left="0.0694in" table:align="left" style:writing-mode="lr-tb"/>
    </style:style>
    <style:style style:name="Table10.A" style:family="table-column">
      <style:table-column-properties style:column-width="4.625in"/>
    </style:style>
    <style:style style:name="Table10.A1" style:family="table-cell">
      <style:table-cell-properties style:vertical-align="top" fo:padding="0.0694in" fo:border="1pt solid #000000"/>
    </style:style>
    <style:style style:name="Table11" style:family="table">
      <style:table-properties style:width="9.25in" fo:margin-left="0.0694in" table:align="left" style:writing-mode="lr-tb"/>
    </style:style>
    <style:style style:name="Table11.A" style:family="table-column">
      <style:table-column-properties style:column-width="4.6042in"/>
    </style:style>
    <style:style style:name="Table11.B" style:family="table-column">
      <style:table-column-properties style:column-width="4.6458in"/>
    </style:style>
    <style:style style:name="Table11.A1" style:family="table-cell">
      <style:table-cell-properties style:vertical-align="top" fo:padding="0.0694in" fo:border="1pt solid #000000"/>
    </style:style>
    <style:style style:name="Table12" style:family="table">
      <style:table-properties style:width="9.25in" fo:margin-left="0.0694in" table:align="left" style:writing-mode="lr-tb"/>
    </style:style>
    <style:style style:name="Table12.A" style:family="table-column">
      <style:table-column-properties style:column-width="4.6458in"/>
    </style:style>
    <style:style style:name="Table12.B" style:family="table-column">
      <style:table-column-properties style:column-width="4.6042in"/>
    </style:style>
    <style:style style:name="Table12.A1" style:family="table-cell">
      <style:table-cell-properties style:vertical-align="top" fo:padding="0.0694in" fo:border="1pt solid #000000"/>
    </style:style>
    <style:style style:name="Table13" style:family="table">
      <style:table-properties style:width="9.25in" fo:margin-left="0.0694in" table:align="left" style:writing-mode="lr-tb"/>
    </style:style>
    <style:style style:name="Table13.A" style:family="table-column">
      <style:table-column-properties style:column-width="4.5417in"/>
    </style:style>
    <style:style style:name="Table13.B" style:family="table-column">
      <style:table-column-properties style:column-width="4.7083in"/>
    </style:style>
    <style:style style:name="Table13.A1" style:family="table-cell">
      <style:table-cell-properties style:vertical-align="top" fo:padding="0.0694in" fo:border="1pt solid #000000"/>
    </style:style>
    <style:style style:name="Table14" style:family="table">
      <style:table-properties style:width="9.25in" fo:margin-left="0.0694in" table:align="left" style:writing-mode="lr-tb"/>
    </style:style>
    <style:style style:name="Table14.A" style:family="table-column">
      <style:table-column-properties style:column-width="4.6458in"/>
    </style:style>
    <style:style style:name="Table14.B" style:family="table-column">
      <style:table-column-properties style:column-width="4.6042in"/>
    </style:style>
    <style:style style:name="Table14.A1" style:family="table-cell">
      <style:table-cell-properties style:vertical-align="top" fo:padding="0.0694in" fo:border="1pt solid #000000"/>
    </style:style>
    <style:style style:name="Table15" style:family="table">
      <style:table-properties style:width="9.25in" fo:margin-left="0.0694in" table:align="left" style:writing-mode="lr-tb"/>
    </style:style>
    <style:style style:name="Table15.A" style:family="table-column">
      <style:table-column-properties style:column-width="4.625in"/>
    </style:style>
    <style:style style:name="Table15.A1" style:family="table-cell">
      <style:table-cell-properties style:vertical-align="top" fo:padding="0.0694in" fo:border="1pt solid #000000"/>
    </style:style>
    <style:style style:name="Table16" style:family="table">
      <style:table-properties style:width="9.25in" fo:margin-left="0.0694in" table:align="left" style:writing-mode="lr-tb"/>
    </style:style>
    <style:style style:name="Table16.A" style:family="table-column">
      <style:table-column-properties style:column-width="2.6875in"/>
    </style:style>
    <style:style style:name="Table16.B" style:family="table-column">
      <style:table-column-properties style:column-width="6.5625in"/>
    </style:style>
    <style:style style:name="Table16.A1" style:family="table-cell">
      <style:table-cell-properties style:vertical-align="top" fo:padding="0.0694in" fo:border="1pt solid #000000"/>
    </style:style>
    <style:style style:name="Table17" style:family="table">
      <style:table-properties style:width="9.25in" fo:margin-left="0.0694in" table:align="left" style:writing-mode="lr-tb"/>
    </style:style>
    <style:style style:name="Table17.A" style:family="table-column">
      <style:table-column-properties style:column-width="4.5417in"/>
    </style:style>
    <style:style style:name="Table17.B" style:family="table-column">
      <style:table-column-properties style:column-width="4.7083in"/>
    </style:style>
    <style:style style:name="Table17.A1" style:family="table-cell">
      <style:table-cell-properties style:vertical-align="top" fo:padding="0.0694in" fo:border="1pt solid #000000"/>
    </style:style>
    <style:style style:name="Table18" style:family="table">
      <style:table-properties style:width="9.25in" fo:margin-left="0.0694in" table:align="left" style:writing-mode="lr-tb"/>
    </style:style>
    <style:style style:name="Table18.A" style:family="table-column">
      <style:table-column-properties style:column-width="4.625in"/>
    </style:style>
    <style:style style:name="Table18.A1" style:family="table-cell">
      <style:table-cell-properties style:vertical-align="top" fo:padding="0.0694in" fo:border="1pt solid #000000"/>
    </style:style>
    <style:style style:name="Table19" style:family="table">
      <style:table-properties style:width="0.9931in" fo:margin-left="0.0694in" table:align="left" style:writing-mode="lr-tb"/>
    </style:style>
    <style:style style:name="Table19.A" style:family="table-column">
      <style:table-column-properties style:column-width="0.9931in"/>
    </style:style>
    <style:style style:name="Table19.A1" style:family="table-cell">
      <style:table-cell-properties style:vertical-align="top" fo:padding-left="0.0694in" fo:padding-right="0.0694in" fo:padding-top="0.0694in" fo:padding-bottom="0.1111in" fo:border="none"/>
    </style:style>
    <style:style style:name="Table19.A16" style:family="table-cell">
      <style:table-cell-properties style:vertical-align="top" fo:background-color="#f5f6f7" fo:padding-left="0.0694in" fo:padding-right="0.0694in" fo:padding-top="0.0694in" fo:padding-bottom="0.1111in" fo:border="none">
        <style:background-image/>
      </style:table-cell-properties>
    </style:style>
    <style:style style:name="Table20" style:family="table">
      <style:table-properties style:width="9.25in" fo:margin-left="0.0694in" table:align="left" style:writing-mode="lr-tb"/>
    </style:style>
    <style:style style:name="Table20.A" style:family="table-column">
      <style:table-column-properties style:column-width="4.625in"/>
    </style:style>
    <style:style style:name="Table20.A1" style:family="table-cell">
      <style:table-cell-properties style:vertical-align="top" fo:padding="0.0694in" fo:border="1pt solid #000000"/>
    </style:style>
    <style:style style:name="Table21" style:family="table">
      <style:table-properties style:width="9.25in" fo:margin-left="0.0694in" table:align="left" style:writing-mode="lr-tb"/>
    </style:style>
    <style:style style:name="Table21.A" style:family="table-column">
      <style:table-column-properties style:column-width="4.625in"/>
    </style:style>
    <style:style style:name="Table21.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text-properties fo:font-style="italic" style:font-style-asian="italic" style:font-style-complex="italic"/>
    </style:style>
    <style:style style:name="P5" style:family="paragraph" style:parent-style-name="Standard">
      <style:paragraph-properties fo:line-height="115%" fo:break-before="auto" fo:break-after="auto" style:writing-mode="lr-tb"/>
      <style:text-properties fo:color="#cc0000"/>
    </style:style>
    <style:style style:name="P6" style:family="paragraph" style:parent-style-name="Standard">
      <style:paragraph-properties fo:line-height="115%" fo:break-before="auto" fo:break-after="auto" style:writing-mode="lr-tb"/>
      <style:text-properties fo:color="#cc0000" fo:font-weight="bold" style:font-weight-asian="bold" style:font-weight-complex="bold"/>
    </style:style>
    <style:style style:name="P7" style:family="paragraph" style:parent-style-name="Standard">
      <style:paragraph-properties fo:line-height="115%" fo:break-before="auto" fo:break-after="auto" style:writing-mode="lr-tb"/>
      <style:text-properties fo:font-size="24pt" fo:font-weight="bold" style:font-size-asian="24pt" style:font-weight-asian="bold" style:font-size-complex="24pt" style:font-weight-complex="bold"/>
    </style:style>
    <style:style style:name="P8" style:family="paragraph" style:parent-style-name="Standard">
      <style:paragraph-properties fo:line-height="150%" fo:break-before="auto" fo:break-after="auto" style:writing-mode="lr-tb"/>
    </style:style>
    <style:style style:name="P9" style:family="paragraph" style:parent-style-name="Standard">
      <style:paragraph-properties fo:line-height="150%" fo:break-before="auto" fo:break-after="auto" style:writing-mode="lr-tb"/>
      <style:text-properties fo:color="#333333" style:font-name="Consolas" fo:font-size="9pt" style:font-name-asian="Consolas" style:font-size-asian="9pt" style:font-name-complex="Consolas" style:font-size-complex="9pt"/>
    </style:style>
    <style:style style:name="P10" style:family="paragraph" style:parent-style-name="Standard">
      <style:paragraph-properties fo:line-height="115%" fo:break-before="auto" fo:break-after="auto" style:writing-mode="lr-tb"/>
      <style:text-properties fo:color="#000099" style:text-underline-style="solid" style:text-underline-width="auto" style:text-underline-color="font-color"/>
    </style:style>
    <style:style style:name="P11" style:family="paragraph" style:parent-style-name="Standard">
      <style:paragraph-properties fo:line-height="115%" fo:break-before="auto" fo:break-after="auto" style:writing-mode="lr-tb"/>
      <style:text-properties fo:color="#000099" style:font-name="Georgia" style:text-underline-style="solid" style:text-underline-width="auto" style:text-underline-color="font-color" style:font-name-asian="Georgia" style:font-name-complex="Georgia"/>
    </style:style>
    <style:style style:name="P12" style:family="paragraph" style:parent-style-name="Standard">
      <style:paragraph-properties fo:line-height="115%" fo:break-before="auto" fo:break-after="auto" style:writing-mode="lr-tb"/>
      <style:text-properties fo:color="#000099" fo:font-size="13pt" style:text-underline-style="solid" style:text-underline-width="auto" style:text-underline-color="font-color" style:font-size-asian="13pt" style:font-size-complex="13pt"/>
    </style:style>
    <style:style style:name="P13" style:family="paragraph" style:parent-style-name="Standard">
      <style:paragraph-properties fo:line-height="115%" fo:break-before="auto" fo:break-after="auto" style:writing-mode="lr-tb"/>
      <style:text-properties fo:color="#000099" fo:font-size="10pt" style:text-underline-style="solid" style:text-underline-width="auto" style:text-underline-color="font-color" style:font-size-asian="10pt" style:font-size-complex="10pt"/>
    </style:style>
    <style:style style:name="P14"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15" style:family="paragraph" style:parent-style-name="Standard">
      <style:paragraph-properties fo:line-height="115%" fo:break-before="auto" fo:break-after="auto" style:writing-mode="lr-tb"/>
      <style:text-properties fo:color="#1155cc" fo:font-size="13pt" style:text-underline-style="solid" style:text-underline-width="auto" style:text-underline-color="font-color" style:font-size-asian="13pt" style:font-size-complex="13pt"/>
    </style:style>
    <style:style style:name="P16" style:family="paragraph" style:parent-style-name="Standard">
      <style:paragraph-properties fo:line-height="115%" fo:break-before="auto" fo:break-after="auto" style:writing-mode="lr-tb"/>
      <style:text-properties fo:color="#1155cc" fo:font-size="14pt" style:text-underline-style="solid" style:text-underline-width="auto" style:text-underline-color="font-color" style:font-size-asian="14pt" style:font-size-complex="14pt"/>
    </style:style>
    <style:style style:name="P17" style:family="paragraph" style:parent-style-name="Standard">
      <style:paragraph-properties fo:line-height="115%" fo:break-before="auto" fo:break-after="auto" style:writing-mode="lr-tb"/>
      <style:text-properties fo:color="#1155cc" fo:font-size="18pt" style:text-underline-style="solid" style:text-underline-width="auto" style:text-underline-color="font-color" style:font-size-asian="18pt" style:font-size-complex="18pt"/>
    </style:style>
    <style:style style:name="P18" style:family="paragraph" style:parent-style-name="Standard">
      <style:paragraph-properties fo:line-height="115%" fo:break-before="auto" fo:break-after="auto" style:writing-mode="lr-tb"/>
      <style:text-properties style:font-name="Georgia" style:font-name-asian="Georgia" style:font-name-complex="Georgia"/>
    </style:style>
    <style:style style:name="P19" style:family="paragraph" style:parent-style-name="Standard">
      <style:paragraph-properties fo:line-height="115%" fo:break-before="auto" fo:break-after="auto" style:writing-mode="lr-tb"/>
      <style:text-properties style:font-name="Verdana" fo:font-size="8pt" style:font-name-asian="Verdana" style:font-size-asian="8pt" style:font-name-complex="Verdana" style:font-size-complex="8pt"/>
    </style:style>
    <style:style style:name="P20" style:family="paragraph" style:parent-style-name="Standard">
      <style:paragraph-properties fo:line-height="115%" fo:break-before="auto" fo:break-after="auto" style:writing-mode="lr-tb"/>
      <style:text-properties style:font-name="Verdana" fo:font-size="18pt" fo:font-weight="bold" style:font-name-asian="Verdana" style:font-size-asian="18pt" style:font-weight-asian="bold" style:font-name-complex="Verdana" style:font-size-complex="18pt" style:font-weight-complex="bold"/>
    </style:style>
    <style:style style:name="P21" style:family="paragraph" style:parent-style-name="Standard">
      <style:paragraph-properties fo:line-height="115%" fo:break-before="auto" fo:break-after="auto" style:writing-mode="lr-tb"/>
      <style:text-properties style:font-name="Verdana" fo:font-size="10pt" style:font-name-asian="Verdana" style:font-size-asian="10pt" style:font-name-complex="Verdana" style:font-size-complex="10pt"/>
    </style:style>
    <style:style style:name="P22"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23" style:family="paragraph" style:parent-style-name="Standard">
      <style:paragraph-properties fo:line-height="115%" fo:break-before="auto" fo:break-after="auto" style:writing-mode="lr-tb"/>
      <style:text-properties fo:font-size="14pt" style:font-size-asian="14pt" style:font-size-complex="14pt"/>
    </style:style>
    <style:style style:name="P24" style:family="paragraph" style:parent-style-name="Standard">
      <style:paragraph-properties fo:line-height="115%" fo:break-before="auto" fo:break-after="auto" style:writing-mode="lr-tb"/>
      <style:text-properties fo:color="#666666" fo:font-size="12pt" fo:font-weight="bold" style:font-size-asian="12pt" style:font-weight-asian="bold" style:font-size-complex="12pt" style:font-weight-complex="bold"/>
    </style:style>
    <style:style style:name="P25" style:family="paragraph" style:parent-style-name="Standard">
      <style:paragraph-properties fo:line-height="115%" fo:break-before="auto" fo:break-after="auto" style:writing-mode="lr-tb"/>
      <style:text-properties fo:color="#666666" fo:font-size="8pt" style:text-underline-style="solid" style:text-underline-width="auto" style:text-underline-color="font-color" fo:background-color="#ffffff" style:font-size-asian="8pt" style:font-size-complex="8pt"/>
    </style:style>
    <style:style style:name="P26" style:family="paragraph" style:parent-style-name="Standard">
      <style:paragraph-properties fo:line-height="115%" fo:break-before="auto" fo:break-after="auto" style:writing-mode="lr-tb"/>
      <style:text-properties fo:color="#383838" style:font-name="Verdana" fo:font-size="10pt" fo:background-color="#ffffff" style:font-name-asian="Verdana" style:font-size-asian="10pt" style:font-name-complex="Verdana" style:font-size-complex="10pt"/>
    </style:style>
    <style:style style:name="P27" style:family="paragraph" style:parent-style-name="Standard">
      <style:paragraph-properties fo:line-height="115%" fo:break-before="auto" fo:break-after="auto" style:writing-mode="lr-tb"/>
      <style:text-properties fo:font-size="10pt" style:font-size-asian="10pt" style:font-size-complex="10pt"/>
    </style:style>
    <style:style style:name="P28"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style:font-size-asian="14pt" style:font-size-complex="14pt"/>
    </style:style>
    <style:style style:name="P29"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Standard">
      <style:paragraph-properties fo:line-height="115%" fo:break-before="auto" fo:break-after="auto" style:writing-mode="lr-tb"/>
      <style:text-properties fo:color="#000080" fo:font-size="12pt" style:text-underline-style="solid" style:text-underline-width="auto" style:text-underline-color="font-color" style:font-size-asian="12pt" style:font-size-complex="12pt"/>
    </style:style>
    <style:style style:name="P31" style:family="paragraph" style:parent-style-name="Standard">
      <style:paragraph-properties fo:line-height="115%" fo:break-before="auto" fo:break-after="auto" style:writing-mode="lr-tb"/>
      <style:text-properties fo:font-size="9pt" fo:font-weight="bold" fo:background-color="#ffffff" style:font-size-asian="9pt" style:font-weight-asian="bold" style:font-size-complex="9pt" style:font-weight-complex="bold"/>
    </style:style>
    <style:style style:name="P32" style:family="paragraph" style:parent-style-name="Standard">
      <style:paragraph-properties fo:line-height="115%" fo:break-before="auto" fo:break-after="auto" style:writing-mode="lr-tb"/>
      <style:text-properties fo:font-size="9pt" fo:background-color="#ffffff" style:font-size-asian="9pt" style:font-size-complex="9pt"/>
    </style:style>
    <style:style style:name="P33"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34"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style>
    <style:style style:name="P35"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37"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24pt"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P38"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39"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40"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41" style:family="paragraph" style:parent-style-name="Standard">
      <style:paragraph-properties fo:margin-left="0in" fo:margin-right="0in" fo:margin-top="0in" fo:margin-bottom="0in" style:contextual-spacing="false" fo:line-height="150%" fo:text-align="start" style:justify-single-word="false" fo:text-indent="0in" style:auto-text-indent="false" fo:break-before="auto" fo:break-after="auto" style:writing-mode="lr-tb"/>
    </style:style>
    <style:style style:name="P42" style:family="paragraph" style:parent-style-name="Standard">
      <style:paragraph-properties fo:margin-left="0in" fo:margin-right="0in" fo:line-height="115%" fo:text-indent="0in" style:auto-text-indent="false" fo:break-before="auto" fo:break-after="auto" style:writing-mode="lr-tb"/>
    </style:style>
    <style:style style:name="P43" style:family="paragraph" style:parent-style-name="Standard">
      <style:paragraph-properties fo:margin-top="0in" fo:margin-bottom="0in" style:contextual-spacing="false" fo:line-height="115%" fo:break-before="auto" fo:break-after="auto" style:writing-mode="lr-tb"/>
    </style:style>
    <style:style style:name="P44" style:family="paragraph" style:parent-style-name="Standard">
      <style:paragraph-properties fo:margin-top="0in" fo:margin-bottom="0in" style:contextual-spacing="false" fo:line-height="115%" fo:break-before="auto" fo:break-after="auto" style:writing-mode="lr-tb"/>
      <style:text-properties fo:font-weight="bold" style:font-weight-asian="bold" style:font-weight-complex="bold"/>
    </style:style>
    <style:style style:name="P45" style:family="paragraph" style:parent-style-name="Standard">
      <style:paragraph-properties fo:margin-left="1.5in" fo:margin-right="0in" fo:line-height="115%" fo:text-indent="0in" style:auto-text-indent="false" fo:break-before="auto" fo:break-after="auto" style:writing-mode="lr-tb"/>
    </style:style>
    <style:style style:name="P46" style:family="paragraph" style:parent-style-name="Standard">
      <style:paragraph-properties fo:margin-left="1.5in" fo:margin-right="0in" fo:line-height="164%" fo:text-indent="0in" style:auto-text-indent="false" fo:break-before="auto" fo:break-after="auto" style:writing-mode="lr-tb"/>
      <style:text-properties fo:color="#444444" fo:font-size="10pt" fo:font-weight="bold" style:font-size-asian="10pt" style:font-weight-asian="bold" style:font-size-complex="10pt" style:font-weight-complex="bold"/>
    </style:style>
    <style:style style:name="P47" style:family="paragraph" style:parent-style-name="Standard">
      <style:paragraph-properties fo:margin-left="1in" fo:margin-right="0in" fo:line-height="115%" fo:text-indent="0in" style:auto-text-indent="false" fo:break-before="auto" fo:break-after="auto" style:writing-mode="lr-tb"/>
      <style:text-properties fo:color="#cc0000"/>
    </style:style>
    <style:style style:name="P48" style:family="paragraph" style:parent-style-name="Standard">
      <style:paragraph-properties fo:margin-left="0.5in" fo:margin-right="0in" fo:line-height="115%" fo:text-indent="0in" style:auto-text-indent="false" fo:break-before="auto" fo:break-after="auto" style:writing-mode="lr-tb"/>
      <style:text-properties fo:color="#222222" fo:font-size="10pt" fo:background-color="#ffffff" style:font-size-asian="10pt" style:font-size-complex="10pt"/>
    </style:style>
    <style:style style:name="P49" style:family="paragraph" style:parent-style-name="Standard">
      <style:paragraph-properties fo:margin-left="0.5in" fo:margin-right="0in" fo:line-height="115%" fo:text-indent="0in" style:auto-text-indent="false" fo:break-before="auto" fo:break-after="auto" style:writing-mode="lr-tb"/>
    </style:style>
    <style:style style:name="P50" style:family="paragraph" style:parent-style-name="Standard">
      <style:paragraph-properties fo:line-height="115%" fo:break-before="page" style:writing-mode="lr-tb"/>
    </style:style>
    <style:style style:name="P51"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style>
    <style:style style:name="P52"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text-properties fo:font-size="8pt" fo:font-weight="bold" style:font-size-asian="8pt" style:font-weight-asian="bold" style:font-size-complex="8pt" style:font-weight-complex="bold"/>
    </style:style>
    <style:style style:name="P53" style:family="paragraph" style:parent-style-name="Standard">
      <style:paragraph-properties fo:margin-top="0in" fo:margin-bottom="0.028in" style:contextual-spacing="false" fo:line-height="115%" fo:break-before="auto" fo:break-after="auto" style:writing-mode="lr-tb"/>
    </style:style>
    <style:style style:name="P54" style:family="paragraph" style:parent-style-name="Standard">
      <style:paragraph-properties fo:margin-left="0in" fo:margin-right="0in" fo:line-height="115%" fo:text-indent="0.5in" style:auto-text-indent="false" fo:break-before="auto" fo:break-after="auto" style:writing-mode="lr-tb"/>
    </style:style>
    <style:style style:name="P55" style:family="paragraph" style:parent-style-name="Standard">
      <style:paragraph-properties fo:margin-left="0in" fo:margin-right="0in" fo:line-height="115%" fo:text-indent="0.5in" style:auto-text-indent="false" fo:break-before="auto" fo:break-after="auto" style:writing-mode="lr-tb"/>
      <style:text-properties fo:font-weight="bold" style:font-weight-asian="bold" style:font-weight-complex="bold"/>
    </style:style>
    <style:style style:name="P56" style:family="paragraph" style:parent-style-name="Standard">
      <style:paragraph-properties fo:margin-left="0in" fo:margin-right="1in" fo:margin-top="0in" fo:margin-bottom="0in" style:contextual-spacing="false" fo:line-height="100%" fo:text-align="center" style:justify-single-word="false" fo:text-indent="0in" style:auto-text-indent="false" fo:break-before="auto" fo:break-after="auto" style:writing-mode="lr-tb"/>
    </style:style>
    <style:style style:name="P57"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58"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9"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0"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style>
    <style:style style:name="P61"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62"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font-weight="bold" style:font-weight-asian="bold" style:font-weight-complex="bold"/>
    </style:style>
    <style:style style:name="P63"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color="#1f497d" style:font-name="Calibri" fo:background-color="#ffffff" style:font-name-asian="Calibri" style:font-name-complex="Calibri"/>
    </style:style>
    <style:style style:name="P64" style:family="paragraph" style:parent-style-name="Standard">
      <style:paragraph-properties fo:margin-left="0in" fo:margin-right="1in" fo:line-height="115%" fo:text-indent="0in" style:auto-text-indent="false" fo:break-before="auto" fo:break-after="auto" style:writing-mode="lr-tb"/>
    </style:style>
    <style:style style:name="P65" style:family="paragraph" style:parent-style-name="Standard">
      <style:paragraph-properties fo:margin-left="0in" fo:margin-right="1in" fo:line-height="100%" fo:text-indent="0in" style:auto-text-indent="false" fo:break-before="auto" fo:break-after="auto" style:writing-mode="lr-tb"/>
    </style:style>
    <style:style style:name="P66" style:family="paragraph" style:parent-style-name="Standard">
      <style:paragraph-properties fo:margin-left="0in" fo:margin-right="1in" fo:line-height="115%" fo:text-indent="0in" style:auto-text-indent="false" fo:break-before="auto" fo:break-after="auto" style:writing-mode="lr-tb"/>
      <style:text-properties fo:color="#1155cc" fo:font-size="12pt" style:text-underline-style="solid" style:text-underline-width="auto" style:text-underline-color="font-color" fo:background-color="#ffffff" style:font-size-asian="12pt" style:font-size-complex="12pt"/>
    </style:style>
    <style:style style:name="P67" style:family="paragraph" style:parent-style-name="Standard">
      <style:paragraph-properties fo:margin-left="0in" fo:margin-right="1in" fo:line-height="115%" fo:text-indent="0in" style:auto-text-indent="false" fo:break-before="auto" fo:break-after="auto" style:writing-mode="lr-tb"/>
      <style:text-properties fo:color="#222222" fo:font-size="12pt" fo:background-color="#ffffff" style:font-size-asian="12pt" style:font-size-complex="12pt"/>
    </style:style>
    <style:style style:name="P68" style:family="paragraph" style:parent-style-name="Standard">
      <style:paragraph-properties fo:margin-left="0in" fo:margin-right="1in" fo:line-height="115%" fo:text-indent="0in" style:auto-text-indent="false" fo:break-before="auto" fo:break-after="auto" style:writing-mode="lr-tb"/>
      <style:text-properties fo:font-weight="bold" style:font-weight-asian="bold" style:font-weight-complex="bold"/>
    </style:style>
    <style:style style:name="P69" style:family="paragraph" style:parent-style-name="Standard">
      <style:paragraph-properties fo:margin-left="0in" fo:margin-right="1in" fo:line-height="115%" fo:text-indent="0in" style:auto-text-indent="false" fo:break-before="page" style:writing-mode="lr-tb"/>
    </style:style>
    <style:style style:name="P70" style:family="paragraph" style:parent-style-name="Standard">
      <style:paragraph-properties fo:margin-left="0in" fo:margin-right="1in" fo:line-height="115%" fo:text-indent="0.5in" style:auto-text-indent="false" fo:break-before="auto" fo:break-after="auto" style:writing-mode="lr-tb"/>
    </style:style>
    <style:style style:name="P71" style:family="paragraph" style:parent-style-name="Standard">
      <style:paragraph-properties fo:margin-left="0.0693in" fo:margin-right="0in" fo:line-height="115%" fo:text-indent="0in" style:auto-text-indent="false" fo:break-before="auto" fo:break-after="auto" style:writing-mode="lr-tb"/>
    </style:style>
    <style:style style:name="P72" style:family="paragraph" style:parent-style-name="Standard">
      <style:paragraph-properties fo:margin-left="0in" fo:margin-right="0.1528in" fo:line-height="115%" fo:text-indent="0in" style:auto-text-indent="false" fo:break-before="auto" fo:break-after="auto" style:writing-mode="lr-tb"/>
    </style:style>
    <style:style style:name="P73" style:family="paragraph" style:parent-style-name="Standard">
      <style:paragraph-properties fo:margin-left="0.5in" fo:margin-right="0.1528in" fo:line-height="115%" fo:text-indent="0in" style:auto-text-indent="false" fo:break-before="auto" fo:break-after="auto" style:writing-mode="lr-tb"/>
    </style:style>
    <style:style style:name="P74" style:family="paragraph" style:parent-style-name="Heading_20_4">
      <style:paragraph-properties fo:margin-top="0.1665in" fo:margin-bottom="0.028in" style:contextual-spacing="false" fo:line-height="115%" fo:break-before="auto" fo:break-after="auto" style:writing-mode="lr-tb"/>
      <style:text-properties fo:color="#000000" fo:font-style="normal" fo:font-weight="bold" style:font-style-asian="normal" style:font-weight-asian="bold" style:font-style-complex="normal" style:font-weight-complex="bold"/>
    </style:style>
    <style:style style:name="P75" style:family="paragraph" style:parent-style-name="Heading_20_2">
      <style:paragraph-properties fo:margin-left="0in" fo:margin-right="1in" fo:line-height="115%" fo:text-indent="0in" style:auto-text-indent="false" fo:break-before="page" style:writing-mode="lr-tb"/>
    </style:style>
    <style:style style:name="P76" style:family="paragraph" style:parent-style-name="Heading_20_2">
      <style:paragraph-properties fo:margin-left="0in" fo:margin-right="1in" fo:margin-top="0.25in" fo:margin-bottom="0.0555in" style:contextual-spacing="false" fo:line-height="115%" fo:text-indent="0in" style:auto-text-indent="false" fo:break-before="auto" fo:break-after="auto" style:writing-mode="lr-tb"/>
    </style:style>
    <style:style style:name="P77" style:family="paragraph" style:parent-style-name="Heading_20_2">
      <style:paragraph-properties fo:margin-left="0in" fo:margin-right="1in" fo:line-height="115%" fo:text-indent="0in" style:auto-text-indent="false" fo:break-before="auto" fo:break-after="auto" style:writing-mode="lr-tb"/>
    </style:style>
    <style:style style:name="P78" style:family="paragraph" style:parent-style-name="Heading_20_2">
      <style:paragraph-properties fo:line-height="115%" fo:break-before="auto" fo:break-after="auto" style:writing-mode="lr-tb"/>
    </style:style>
    <style:style style:name="P79" style:family="paragraph" style:parent-style-name="Heading_20_2">
      <style:paragraph-properties fo:margin-top="0.25in" fo:margin-bottom="0.0555in" style:contextual-spacing="false" fo:line-height="115%" fo:text-align="justify" style:justify-single-word="false" fo:break-before="auto" fo:break-after="auto" style:writing-mode="lr-tb"/>
    </style:style>
    <style:style style:name="P80" style:family="paragraph" style:parent-style-name="Heading_20_2">
      <style:paragraph-properties fo:margin-top="0.25in" fo:margin-bottom="0.0555in" style:contextual-spacing="false" fo:line-height="115%" fo:break-before="auto" fo:break-after="auto" style:writing-mode="lr-tb"/>
    </style:style>
    <style:style style:name="P81" style:family="paragraph" style:parent-style-name="Heading_20_2">
      <style:paragraph-properties fo:margin-top="0.25in" fo:margin-bottom="0in" style:contextual-spacing="false" fo:line-height="115%" fo:break-before="auto" fo:break-after="auto" style:writing-mode="lr-tb"/>
    </style:style>
    <style:style style:name="P82" style:family="paragraph" style:parent-style-name="Heading_20_2">
      <style:paragraph-properties fo:margin-top="0in" fo:margin-bottom="0in" style:contextual-spacing="false" fo:line-height="115%" fo:break-before="auto" fo:break-after="auto" style:writing-mode="lr-tb"/>
    </style:style>
    <style:style style:name="P83" style:family="paragraph" style:parent-style-name="Heading_20_1">
      <style:paragraph-properties fo:line-height="115%" fo:break-before="auto" fo:break-after="auto" style:writing-mode="lr-tb"/>
    </style:style>
    <style:style style:name="P84" style:family="paragraph" style:parent-style-name="Heading_20_1">
      <style:paragraph-properties fo:line-height="115%" fo:break-before="page" style:writing-mode="lr-tb"/>
    </style:style>
    <style:style style:name="P85" style:family="paragraph" style:parent-style-name="Heading_20_1">
      <style:paragraph-properties fo:margin-top="0in" fo:margin-bottom="0.028in" style:contextual-spacing="false" fo:line-height="115%" fo:break-before="page" style:writing-mode="lr-tb"/>
    </style:style>
    <style:style style:name="P86" style:family="paragraph" style:parent-style-name="Heading_20_1">
      <style:paragraph-properties fo:margin-top="0in" fo:margin-bottom="0.028in" style:contextual-spacing="false" fo:line-height="115%" fo:break-before="auto" fo:break-after="auto" style:writing-mode="lr-tb"/>
    </style:style>
    <style:style style:name="P87" style:family="paragraph" style:parent-style-name="Heading_20_1">
      <style:paragraph-properties fo:margin-top="0.3335in" fo:margin-bottom="0.0835in" style:contextual-spacing="false" fo:line-height="115%" fo:break-before="page" style:writing-mode="lr-tb"/>
    </style:style>
    <style:style style:name="P88" style:family="paragraph" style:parent-style-name="Heading_20_1">
      <style:paragraph-properties fo:margin-top="0.3335in" fo:margin-bottom="0.0835in" style:contextual-spacing="false" fo:line-height="115%" fo:break-before="auto" fo:break-after="auto" style:writing-mode="lr-tb"/>
    </style:style>
    <style:style style:name="P89" style:family="paragraph" style:parent-style-name="Heading_20_1">
      <style:paragraph-properties fo:margin-top="0.3335in" fo:margin-bottom="0.0835in" style:contextual-spacing="false" fo:line-height="115%" fo:break-before="auto" fo:break-after="auto" style:writing-mode="lr-tb"/>
      <style:text-properties fo:font-size="24pt" style:font-size-asian="24pt" style:font-size-complex="24pt"/>
    </style:style>
    <style:style style:name="P90" style:family="paragraph" style:parent-style-name="Heading_20_1">
      <style:paragraph-properties fo:margin-left="0in" fo:margin-right="1in" fo:margin-top="0.3335in" fo:margin-bottom="0.0835in" style:contextual-spacing="false" fo:line-height="115%" fo:text-indent="0in" style:auto-text-indent="false" fo:break-before="auto" fo:break-after="auto" style:writing-mode="lr-tb"/>
    </style:style>
    <style:style style:name="P91" style:family="paragraph" style:parent-style-name="Heading_20_1">
      <style:paragraph-properties fo:margin-left="0in" fo:margin-right="1in" fo:margin-top="0.3335in" fo:margin-bottom="0.0835in" style:contextual-spacing="false" fo:line-height="115%" fo:text-align="center" style:justify-single-word="false" fo:text-indent="0in" style:auto-text-indent="false" fo:break-before="auto" fo:break-after="auto" style:writing-mode="lr-tb"/>
    </style:style>
    <style:style style:name="P92" style:family="paragraph" style:parent-style-name="Heading_20_1">
      <style:paragraph-properties fo:margin-left="0in" fo:margin-right="1in" fo:margin-top="0.3335in" fo:margin-bottom="0.0835in" style:contextual-spacing="false" fo:line-height="115%" fo:text-indent="0in" style:auto-text-indent="false" fo:break-before="page" style:writing-mode="lr-tb"/>
    </style:style>
    <style:style style:name="P93" style:family="paragraph" style:parent-style-name="Heading_20_1">
      <style:paragraph-properties fo:margin-left="0in" fo:margin-right="1in" fo:line-height="115%" fo:text-indent="0in" style:auto-text-indent="false" fo:break-before="page" style:writing-mode="lr-tb"/>
    </style:style>
    <style:style style:name="P94" style:family="paragraph" style:parent-style-name="Heading_20_1">
      <style:paragraph-properties fo:margin-left="0in" fo:margin-right="1in" fo:line-height="115%" fo:text-align="center" style:justify-single-word="false" fo:text-indent="0in" style:auto-text-indent="false" fo:break-before="page" style:writing-mode="lr-tb"/>
    </style:style>
    <style:style style:name="P95" style:family="paragraph" style:parent-style-name="Heading_20_1">
      <style:paragraph-properties fo:margin-left="0in" fo:margin-right="1in" fo:line-height="115%" fo:text-indent="0in" style:auto-text-indent="false" fo:break-before="auto" fo:break-after="auto" style:writing-mode="lr-tb"/>
    </style:style>
    <style:style style:name="P96" style:family="paragraph" style:parent-style-name="Heading_20_1">
      <style:paragraph-properties fo:margin-left="0in" fo:margin-right="1in" fo:margin-top="0.3335in" fo:margin-bottom="0in" style:contextual-spacing="false" fo:line-height="115%" fo:text-align="center" style:justify-single-word="false" fo:text-indent="0in" style:auto-text-indent="false" fo:break-before="auto" fo:break-after="auto" style:writing-mode="lr-tb"/>
    </style:style>
    <style:style style:name="P97" style:family="paragraph" style:parent-style-name="Heading_20_1">
      <style:paragraph-properties fo:margin-top="0.139in" fo:margin-bottom="0in" style:contextual-spacing="false" fo:line-height="115%" fo:break-before="page" style:writing-mode="lr-tb"/>
    </style:style>
    <style:style style:name="P98" style:family="paragraph" style:parent-style-name="Heading_20_1">
      <style:paragraph-properties fo:margin-top="0.139in" fo:margin-bottom="0in" style:contextual-spacing="false" fo:line-height="115%" fo:break-before="auto" fo:break-after="auto" style:writing-mode="lr-tb"/>
    </style:style>
    <style:style style:name="P99" style:family="paragraph" style:parent-style-name="Heading_20_1">
      <style:paragraph-properties fo:margin-left="0.111in" fo:margin-right="0.111in" fo:margin-top="0.3193in" fo:margin-bottom="0.2083in" style:contextual-spacing="false" fo:line-height="100%" fo:text-align="center" style:justify-single-word="false" fo:text-indent="0in" style:auto-text-indent="false" fo:break-before="page" style:writing-mode="lr-tb"/>
      <style:text-properties fo:font-size="27pt" style:font-size-asian="27pt" style:font-size-complex="27pt"/>
    </style:style>
    <style:style style:name="P100" style:family="paragraph" style:parent-style-name="Heading_20_1">
      <style:paragraph-properties fo:margin-top="0.3335in" fo:margin-bottom="0in" style:contextual-spacing="false" fo:line-height="115%" fo:break-before="page" style:writing-mode="lr-tb"/>
    </style:style>
    <style:style style:name="P101" style:family="paragraph" style:parent-style-name="Heading_20_3">
      <style:paragraph-properties fo:line-height="115%" fo:break-before="auto" fo:break-after="auto" style:writing-mode="lr-tb"/>
    </style:style>
    <style:style style:name="P102" style:family="paragraph" style:parent-style-name="Heading_20_3">
      <style:paragraph-properties fo:margin-left="0.5in" fo:margin-right="0in" fo:margin-top="0.111in" fo:margin-bottom="0in" style:contextual-spacing="false" fo:line-height="115%" fo:text-indent="0in" style:auto-text-indent="false" fo:break-before="auto" fo:break-after="auto" style:writing-mode="lr-tb"/>
    </style:style>
    <style:style style:name="P103" style:family="paragraph" style:parent-style-name="Heading_20_3">
      <style:paragraph-properties fo:margin-top="0.1945in" fo:margin-bottom="0.0555in" style:contextual-spacing="false" fo:line-height="115%" fo:break-before="auto" fo:break-after="auto" style:writing-mode="lr-tb"/>
      <style:text-properties fo:color="#000000" fo:font-size="14pt" style:font-size-asian="14pt" style:font-size-complex="14pt"/>
    </style:style>
    <style:style style:name="P104" style:family="paragraph" style:parent-style-name="Heading_20_3">
      <style:paragraph-properties fo:margin-top="0.1945in" fo:margin-bottom="0.0555in" style:contextual-spacing="false" fo:line-height="115%" fo:break-before="auto" fo:break-after="auto" style:writing-mode="lr-tb"/>
    </style:style>
    <style:style style:name="P105" style:family="paragraph" style:parent-style-name="Heading_20_3">
      <style:paragraph-properties fo:margin-top="0.1945in" fo:margin-bottom="0in" style:contextual-spacing="false" fo:line-height="115%" fo:break-before="auto" fo:break-after="auto" style:writing-mode="lr-tb"/>
    </style:style>
    <style:style style:name="P106" style:family="paragraph" style:parent-style-name="Heading_20_3">
      <style:paragraph-properties fo:margin-top="0.1945in" fo:margin-bottom="0in" style:contextual-spacing="false" fo:line-height="115%" fo:break-before="auto" fo:break-after="auto" style:writing-mode="lr-tb"/>
      <style:text-properties fo:color="#000000" fo:font-size="14pt" style:font-size-asian="14pt" style:font-size-complex="14pt"/>
    </style:style>
    <style:style style:name="P107" style:family="paragraph" style:parent-style-name="Heading_20_3">
      <style:paragraph-properties fo:margin-left="0in" fo:margin-right="0.1528in" fo:margin-top="0.1945in" fo:margin-bottom="0.0555in" style:contextual-spacing="false" fo:line-height="115%" fo:text-indent="0in" style:auto-text-indent="false" fo:break-before="auto" fo:break-after="auto" style:writing-mode="lr-tb"/>
    </style:style>
    <style:style style:name="P108" style:family="paragraph" style:parent-style-name="Standard" style:master-page-name="Standard">
      <style:paragraph-properties fo:line-height="115%" style:page-number="auto" fo:break-before="auto" fo:break-after="auto" style:writing-mode="lr-tb"/>
    </style:style>
    <style:style style:name="P109" style:family="paragraph" style:parent-style-name="Standard" style:list-style-name="LS1">
      <style:paragraph-properties fo:margin-top="0in" fo:margin-bottom="0in" style:contextual-spacing="false" fo:line-height="115%" fo:break-before="auto" fo:break-after="auto" style:writing-mode="lr-tb"/>
    </style:style>
    <style:style style:name="P110" style:family="paragraph" style:parent-style-name="Standard" style:list-style-name="LS2">
      <style:paragraph-properties fo:margin-top="0in" fo:margin-bottom="0in" style:contextual-spacing="false" fo:line-height="115%" fo:break-before="auto" fo:break-after="auto" style:writing-mode="lr-tb"/>
    </style:style>
    <style:style style:name="P111" style:family="paragraph" style:parent-style-name="Standard" style:list-style-name="LS14">
      <style:paragraph-properties fo:margin-top="0in" fo:margin-bottom="0in" style:contextual-spacing="false" fo:line-height="115%" fo:break-before="auto" fo:break-after="auto" style:writing-mode="lr-tb"/>
    </style:style>
    <style:style style:name="P112" style:family="paragraph" style:parent-style-name="Standard" style:list-style-name="LS31">
      <style:paragraph-properties fo:margin-top="0in" fo:margin-bottom="0in" style:contextual-spacing="false" fo:line-height="115%" fo:break-before="auto" fo:break-after="auto" style:writing-mode="lr-tb"/>
    </style:style>
    <style:style style:name="P113" style:family="paragraph" style:parent-style-name="Standard" style:list-style-name="LS33">
      <style:paragraph-properties fo:margin-top="0in" fo:margin-bottom="0in" style:contextual-spacing="false" fo:line-height="115%" fo:break-before="auto" fo:break-after="auto" style:writing-mode="lr-tb"/>
    </style:style>
    <style:style style:name="P114" style:family="paragraph" style:parent-style-name="Standard" style:list-style-name="LS34">
      <style:paragraph-properties fo:margin-top="0in" fo:margin-bottom="0in" style:contextual-spacing="false" fo:line-height="115%" fo:break-before="auto" fo:break-after="auto" style:writing-mode="lr-tb"/>
    </style:style>
    <style:style style:name="P115" style:family="paragraph" style:parent-style-name="Standard" style:list-style-name="LS36">
      <style:paragraph-properties fo:margin-top="0in" fo:margin-bottom="0in" style:contextual-spacing="false" fo:line-height="115%" fo:break-before="auto" fo:break-after="auto" style:writing-mode="lr-tb"/>
    </style:style>
    <style:style style:name="P116" style:family="paragraph" style:parent-style-name="Standard" style:list-style-name="LS37">
      <style:paragraph-properties fo:margin-top="0in" fo:margin-bottom="0in" style:contextual-spacing="false" fo:line-height="115%" fo:break-before="auto" fo:break-after="auto" style:writing-mode="lr-tb"/>
    </style:style>
    <style:style style:name="P117" style:family="paragraph" style:parent-style-name="Standard" style:list-style-name="LS38">
      <style:paragraph-properties fo:margin-top="0in" fo:margin-bottom="0in" style:contextual-spacing="false" fo:line-height="115%" fo:break-before="auto" fo:break-after="auto" style:writing-mode="lr-tb"/>
    </style:style>
    <style:style style:name="P118" style:family="paragraph" style:parent-style-name="Standard" style:list-style-name="LS39">
      <style:paragraph-properties fo:margin-top="0in" fo:margin-bottom="0in" style:contextual-spacing="false" fo:line-height="115%" fo:break-before="auto" fo:break-after="auto" style:writing-mode="lr-tb"/>
    </style:style>
    <style:style style:name="P119" style:family="paragraph" style:parent-style-name="Standard" style:list-style-name="LS44">
      <style:paragraph-properties fo:margin-top="0in" fo:margin-bottom="0in" style:contextual-spacing="false" fo:line-height="115%" fo:break-before="auto" fo:break-after="auto" style:writing-mode="lr-tb"/>
    </style:style>
    <style:style style:name="P120" style:family="paragraph" style:parent-style-name="Standard" style:list-style-name="LS45">
      <style:paragraph-properties fo:margin-top="0in" fo:margin-bottom="0in" style:contextual-spacing="false" fo:line-height="115%" fo:break-before="auto" fo:break-after="auto" style:writing-mode="lr-tb"/>
    </style:style>
    <style:style style:name="P121" style:family="paragraph" style:parent-style-name="Standard" style:list-style-name="LS46">
      <style:paragraph-properties fo:margin-top="0in" fo:margin-bottom="0in" style:contextual-spacing="false" fo:line-height="115%" fo:break-before="auto" fo:break-after="auto" style:writing-mode="lr-tb"/>
    </style:style>
    <style:style style:name="P122" style:family="paragraph" style:parent-style-name="Standard" style:list-style-name="LS47">
      <style:paragraph-properties fo:margin-top="0in" fo:margin-bottom="0in" style:contextual-spacing="false" fo:line-height="115%" fo:break-before="auto" fo:break-after="auto" style:writing-mode="lr-tb"/>
    </style:style>
    <style:style style:name="P123" style:family="paragraph" style:parent-style-name="Standard" style:list-style-name="LS49">
      <style:paragraph-properties fo:margin-top="0in" fo:margin-bottom="0in" style:contextual-spacing="false" fo:line-height="115%" fo:break-before="auto" fo:break-after="auto" style:writing-mode="lr-tb"/>
    </style:style>
    <style:style style:name="P124" style:family="paragraph" style:parent-style-name="Standard" style:list-style-name="LS50">
      <style:paragraph-properties fo:margin-top="0in" fo:margin-bottom="0in" style:contextual-spacing="false" fo:line-height="115%" fo:break-before="auto" fo:break-after="auto" style:writing-mode="lr-tb"/>
    </style:style>
    <style:style style:name="P125" style:family="paragraph" style:parent-style-name="Standard" style:list-style-name="LS52">
      <style:paragraph-properties fo:margin-top="0in" fo:margin-bottom="0in" style:contextual-spacing="false" fo:line-height="115%" fo:break-before="auto" fo:break-after="auto" style:writing-mode="lr-tb"/>
    </style:style>
    <style:style style:name="P126" style:family="paragraph" style:parent-style-name="Standard" style:list-style-name="LS53">
      <style:paragraph-properties fo:margin-top="0in" fo:margin-bottom="0in" style:contextual-spacing="false" fo:line-height="115%" fo:break-before="auto" fo:break-after="auto" style:writing-mode="lr-tb"/>
    </style:style>
    <style:style style:name="P127" style:family="paragraph" style:parent-style-name="Standard" style:list-style-name="LS59">
      <style:paragraph-properties fo:margin-top="0in" fo:margin-bottom="0in" style:contextual-spacing="false" fo:line-height="115%" fo:break-before="auto" fo:break-after="auto" style:writing-mode="lr-tb"/>
    </style:style>
    <style:style style:name="P128" style:family="paragraph" style:parent-style-name="Standard" style:list-style-name="LS60">
      <style:paragraph-properties fo:margin-top="0in" fo:margin-bottom="0in" style:contextual-spacing="false" fo:line-height="115%" fo:break-before="auto" fo:break-after="auto" style:writing-mode="lr-tb"/>
    </style:style>
    <style:style style:name="P129" style:family="paragraph" style:parent-style-name="Standard" style:list-style-name="LS61">
      <style:paragraph-properties fo:margin-top="0in" fo:margin-bottom="0in" style:contextual-spacing="false" fo:line-height="115%" fo:break-before="auto" fo:break-after="auto" style:writing-mode="lr-tb"/>
    </style:style>
    <style:style style:name="P130" style:family="paragraph" style:parent-style-name="Standard" style:list-style-name="LS63">
      <style:paragraph-properties fo:margin-top="0in" fo:margin-bottom="0in" style:contextual-spacing="false" fo:line-height="115%" fo:break-before="auto" fo:break-after="auto" style:writing-mode="lr-tb"/>
    </style:style>
    <style:style style:name="P131" style:family="paragraph" style:parent-style-name="Standard" style:list-style-name="LS64">
      <style:paragraph-properties fo:margin-top="0in" fo:margin-bottom="0in" style:contextual-spacing="false" fo:line-height="115%" fo:break-before="auto" fo:break-after="auto" style:writing-mode="lr-tb"/>
    </style:style>
    <style:style style:name="P132" style:family="paragraph" style:parent-style-name="Standard" style:list-style-name="LS65">
      <style:paragraph-properties fo:margin-top="0in" fo:margin-bottom="0in" style:contextual-spacing="false" fo:line-height="115%" fo:break-before="auto" fo:break-after="auto" style:writing-mode="lr-tb"/>
    </style:style>
    <style:style style:name="P133" style:family="paragraph" style:parent-style-name="Standard" style:list-style-name="LS66">
      <style:paragraph-properties fo:margin-top="0in" fo:margin-bottom="0in" style:contextual-spacing="false" fo:line-height="115%" fo:break-before="auto" fo:break-after="auto" style:writing-mode="lr-tb"/>
    </style:style>
    <style:style style:name="P134" style:family="paragraph" style:parent-style-name="Standard" style:list-style-name="LS67">
      <style:paragraph-properties fo:margin-top="0in" fo:margin-bottom="0in" style:contextual-spacing="false" fo:line-height="115%" fo:break-before="auto" fo:break-after="auto" style:writing-mode="lr-tb"/>
    </style:style>
    <style:style style:name="P135" style:family="paragraph" style:parent-style-name="Standard" style:list-style-name="LS68">
      <style:paragraph-properties fo:margin-top="0in" fo:margin-bottom="0in" style:contextual-spacing="false" fo:line-height="115%" fo:break-before="auto" fo:break-after="auto" style:writing-mode="lr-tb"/>
    </style:style>
    <style:style style:name="P136" style:family="paragraph" style:parent-style-name="Standard" style:list-style-name="LS75">
      <style:paragraph-properties fo:margin-top="0in" fo:margin-bottom="0in" style:contextual-spacing="false" fo:line-height="115%" fo:break-before="auto" fo:break-after="auto" style:writing-mode="lr-tb"/>
    </style:style>
    <style:style style:name="P137" style:family="paragraph" style:parent-style-name="Standard" style:list-style-name="LS1">
      <style:paragraph-properties fo:margin-top="0in" fo:margin-bottom="0in" style:contextual-spacing="false" fo:line-height="115%" fo:break-before="auto" fo:break-after="auto" style:writing-mode="lr-tb"/>
      <style:text-properties officeooo:rsid="001378ef" officeooo:paragraph-rsid="001378ef"/>
    </style:style>
    <style:style style:name="P138" style:family="paragraph" style:parent-style-name="Standard" style:list-style-name="LS1">
      <style:paragraph-properties fo:margin-top="0in" fo:margin-bottom="0in" style:contextual-spacing="false" fo:line-height="115%" fo:break-before="auto" fo:break-after="auto" style:writing-mode="lr-tb"/>
      <style:text-properties fo:font-weight="normal" style:font-weight-asian="normal" style:font-weight-complex="normal"/>
    </style:style>
    <style:style style:name="P139" style:family="paragraph" style:parent-style-name="Standard" style:list-style-name="LS1">
      <style:paragraph-properties fo:margin-top="0in" fo:margin-bottom="0in" style:contextual-spacing="false" fo:line-height="115%" fo:break-before="auto" fo:break-after="auto" style:writing-mode="lr-tb"/>
      <style:text-properties fo:color="#cc0000"/>
    </style:style>
    <style:style style:name="P140" style:family="paragraph" style:parent-style-name="Standard" style:list-style-name="LS62">
      <style:paragraph-properties fo:margin-top="0in" fo:margin-bottom="0in" style:contextual-spacing="false" fo:line-height="131%" fo:break-before="auto" fo:break-after="auto" style:writing-mode="lr-tb"/>
    </style:style>
    <style:style style:name="P141" style:family="paragraph" style:parent-style-name="Standard" style:list-style-name="LS1">
      <style:paragraph-properties fo:margin-top="0in" fo:margin-bottom="0in" style:contextual-spacing="false" fo:line-height="115%" fo:break-before="auto" fo:break-after="auto" style:writing-mode="lr-tb"/>
      <style:text-properties fo:color="#dc2300" officeooo:rsid="00321cd4" officeooo:paragraph-rsid="00321cd4"/>
    </style:style>
    <style:style style:name="P142" style:family="paragraph" style:parent-style-name="Standard" style:list-style-name="LS1">
      <style:paragraph-properties fo:margin-top="0in" fo:margin-bottom="0in" style:contextual-spacing="false" fo:line-height="115%" style:writing-mode="lr-tb"/>
    </style:style>
    <style:style style:name="P143" style:family="paragraph" style:parent-style-name="Standard" style:list-style-name="LS1">
      <style:paragraph-properties fo:margin-top="0in" fo:margin-bottom="0in" style:contextual-spacing="false" fo:line-height="115%" style:writing-mode="lr-tb"/>
      <style:text-properties officeooo:paragraph-rsid="0010c2ca"/>
    </style:style>
    <style:style style:name="P144" style:family="paragraph" style:parent-style-name="Standard" style:list-style-name="LS1">
      <style:paragraph-properties fo:margin-top="0in" fo:margin-bottom="0in" style:contextual-spacing="false" fo:line-height="115%" style:writing-mode="lr-tb"/>
      <style:text-properties officeooo:paragraph-rsid="0021c637"/>
    </style:style>
    <style:style style:name="P145" style:family="paragraph" style:parent-style-name="Standard" style:list-style-name="LS1">
      <style:paragraph-properties fo:margin-top="0in" fo:margin-bottom="0in" style:contextual-spacing="false" fo:line-height="115%" style:writing-mode="lr-tb"/>
      <style:text-properties officeooo:rsid="00154423" officeooo:paragraph-rsid="00154423"/>
    </style:style>
    <style:style style:name="P146" style:family="paragraph" style:parent-style-name="Standard" style:list-style-name="LS1">
      <style:paragraph-properties fo:margin-top="0in" fo:margin-bottom="0in" style:contextual-spacing="false" fo:line-height="115%" style:writing-mode="lr-tb"/>
      <style:text-properties officeooo:rsid="00154423" officeooo:paragraph-rsid="0021628d"/>
    </style:style>
    <style:style style:name="P147" style:family="paragraph" style:parent-style-name="Standard" style:list-style-name="LS1">
      <style:paragraph-properties fo:margin-top="0in" fo:margin-bottom="0in" style:contextual-spacing="false" fo:line-height="115%" style:writing-mode="lr-tb"/>
      <style:text-properties officeooo:rsid="00174cea" officeooo:paragraph-rsid="00321cd4"/>
    </style:style>
    <style:style style:name="P148" style:family="paragraph" style:parent-style-name="Standard" style:list-style-name="LS1">
      <style:paragraph-properties fo:margin-top="0in" fo:margin-bottom="0in" style:contextual-spacing="false" fo:line-height="115%" style:writing-mode="lr-tb"/>
      <style:text-properties officeooo:rsid="0017ac64" officeooo:paragraph-rsid="0017ac64"/>
    </style:style>
    <style:style style:name="P149" style:family="paragraph" style:parent-style-name="Standard" style:list-style-name="LS1">
      <style:paragraph-properties fo:margin-top="0in" fo:margin-bottom="0in" style:contextual-spacing="false" fo:line-height="115%" style:writing-mode="lr-tb"/>
      <style:text-properties officeooo:rsid="00188cc9" officeooo:paragraph-rsid="00188cc9"/>
    </style:style>
    <style:style style:name="P150" style:family="paragraph" style:parent-style-name="Standard" style:list-style-name="LS1">
      <style:paragraph-properties fo:margin-top="0in" fo:margin-bottom="0in" style:contextual-spacing="false" fo:line-height="115%" style:writing-mode="lr-tb"/>
      <style:text-properties officeooo:rsid="001a6afb" officeooo:paragraph-rsid="001a6afb"/>
    </style:style>
    <style:style style:name="P151" style:family="paragraph" style:parent-style-name="Standard" style:list-style-name="LS1">
      <style:paragraph-properties fo:margin-top="0in" fo:margin-bottom="0in" style:contextual-spacing="false" fo:line-height="115%" style:writing-mode="lr-tb"/>
      <style:text-properties officeooo:rsid="001bfd32" officeooo:paragraph-rsid="001bfd32"/>
    </style:style>
    <style:style style:name="P152" style:family="paragraph" style:parent-style-name="Standard" style:list-style-name="LS1">
      <style:paragraph-properties fo:margin-top="0in" fo:margin-bottom="0in" style:contextual-spacing="false" fo:line-height="115%" style:writing-mode="lr-tb"/>
      <style:text-properties officeooo:rsid="0021628d" officeooo:paragraph-rsid="0021628d"/>
    </style:style>
    <style:style style:name="P153" style:family="paragraph" style:parent-style-name="Standard" style:list-style-name="LS1">
      <style:paragraph-properties fo:margin-top="0in" fo:margin-bottom="0in" style:contextual-spacing="false" fo:line-height="115%" style:writing-mode="lr-tb"/>
      <style:text-properties officeooo:rsid="00286420" officeooo:paragraph-rsid="00286420"/>
    </style:style>
    <style:style style:name="P154" style:family="paragraph" style:parent-style-name="Standard" style:list-style-name="LS1">
      <style:paragraph-properties fo:margin-top="0in" fo:margin-bottom="0in" style:contextual-spacing="false" fo:line-height="115%" style:writing-mode="lr-tb"/>
      <style:text-properties officeooo:rsid="0029918b" officeooo:paragraph-rsid="0029918b"/>
    </style:style>
    <style:style style:name="P155" style:family="paragraph" style:parent-style-name="Standard" style:list-style-name="LS1">
      <style:paragraph-properties fo:margin-top="0in" fo:margin-bottom="0in" style:contextual-spacing="false" fo:line-height="115%" style:writing-mode="lr-tb"/>
      <style:text-properties officeooo:rsid="002b6d83" officeooo:paragraph-rsid="002b6d83"/>
    </style:style>
    <style:style style:name="P156" style:family="paragraph" style:parent-style-name="Standard" style:list-style-name="LS1">
      <style:paragraph-properties fo:margin-top="0in" fo:margin-bottom="0in" style:contextual-spacing="false" fo:line-height="115%" style:writing-mode="lr-tb"/>
      <style:text-properties officeooo:rsid="002d20ad" officeooo:paragraph-rsid="002d20ad"/>
    </style:style>
    <style:style style:name="P157" style:family="paragraph" style:parent-style-name="Standard" style:list-style-name="LS1">
      <style:paragraph-properties fo:margin-top="0in" fo:margin-bottom="0in" style:contextual-spacing="false" fo:line-height="115%" style:writing-mode="lr-tb"/>
      <style:text-properties officeooo:rsid="002d343d" officeooo:paragraph-rsid="002d343d"/>
    </style:style>
    <style:style style:name="P158" style:family="paragraph" style:parent-style-name="Standard" style:list-style-name="LS1">
      <style:paragraph-properties fo:margin-top="0in" fo:margin-bottom="0in" style:contextual-spacing="false" fo:line-height="115%" style:writing-mode="lr-tb"/>
      <style:text-properties fo:color="#dc2300" officeooo:rsid="002b6d83" officeooo:paragraph-rsid="002b6d83"/>
    </style:style>
    <style:style style:name="P159" style:family="paragraph" style:parent-style-name="Standard" style:list-style-name="LS1">
      <style:paragraph-properties fo:margin-top="0in" fo:margin-bottom="0in" style:contextual-spacing="false" fo:line-height="115%" style:writing-mode="lr-tb"/>
      <style:text-properties fo:color="#dc2300" officeooo:rsid="003a6d81" officeooo:paragraph-rsid="003a6d81"/>
    </style:style>
    <style:style style:name="P160" style:family="paragraph" style:parent-style-name="Standard" style:list-style-name="LS1">
      <style:paragraph-properties fo:margin-top="0in" fo:margin-bottom="0in" style:contextual-spacing="false" fo:line-height="115%" style:writing-mode="lr-tb"/>
      <style:text-properties officeooo:rsid="00321cd4" officeooo:paragraph-rsid="00321cd4"/>
    </style:style>
    <style:style style:name="P161" style:family="paragraph" style:parent-style-name="Standard" style:list-style-name="LS1">
      <style:paragraph-properties fo:margin-top="0in" fo:margin-bottom="0in" style:contextual-spacing="false" fo:line-height="115%" style:writing-mode="lr-tb"/>
      <style:text-properties officeooo:rsid="00321cd4" officeooo:paragraph-rsid="0033a584"/>
    </style:style>
    <style:style style:name="P162" style:family="paragraph" style:parent-style-name="Standard" style:list-style-name="LS1">
      <style:paragraph-properties fo:margin-top="0in" fo:margin-bottom="0in" style:contextual-spacing="false" fo:line-height="115%" style:writing-mode="lr-tb"/>
      <style:text-properties officeooo:rsid="0033a584" officeooo:paragraph-rsid="0033a584"/>
    </style:style>
    <style:style style:name="P163" style:family="paragraph" style:parent-style-name="Standard" style:list-style-name="LS1">
      <style:paragraph-properties fo:margin-top="0in" fo:margin-bottom="0in" style:contextual-spacing="false" fo:line-height="115%" style:writing-mode="lr-tb"/>
      <style:text-properties officeooo:rsid="0033d2a3" officeooo:paragraph-rsid="0033d2a3"/>
    </style:style>
    <style:style style:name="P164" style:family="paragraph" style:parent-style-name="Standard" style:list-style-name="LS1">
      <style:paragraph-properties fo:margin-top="0in" fo:margin-bottom="0in" style:contextual-spacing="false" fo:line-height="115%" style:writing-mode="lr-tb"/>
      <style:text-properties officeooo:rsid="0034be6e" officeooo:paragraph-rsid="001bfd32"/>
    </style:style>
    <style:style style:name="P165" style:family="paragraph" style:parent-style-name="Standard" style:list-style-name="LS1">
      <style:paragraph-properties fo:margin-top="0in" fo:margin-bottom="0in" style:contextual-spacing="false" fo:line-height="115%" style:writing-mode="lr-tb"/>
      <style:text-properties officeooo:rsid="00363e77" officeooo:paragraph-rsid="00363e77"/>
    </style:style>
    <style:style style:name="P166" style:family="paragraph" style:parent-style-name="Standard" style:list-style-name="LS1">
      <style:paragraph-properties fo:margin-top="0in" fo:margin-bottom="0in" style:contextual-spacing="false" fo:line-height="115%" style:writing-mode="lr-tb"/>
      <style:text-properties officeooo:rsid="003764e6" officeooo:paragraph-rsid="003764e6"/>
    </style:style>
    <style:style style:name="P167" style:family="paragraph" style:parent-style-name="Standard" style:list-style-name="LS1">
      <style:paragraph-properties fo:margin-top="0in" fo:margin-bottom="0in" style:contextual-spacing="false" fo:line-height="115%" style:writing-mode="lr-tb"/>
      <style:text-properties officeooo:rsid="003860bd" officeooo:paragraph-rsid="003860bd"/>
    </style:style>
    <style:style style:name="P168" style:family="paragraph" style:parent-style-name="Standard" style:list-style-name="LS1">
      <style:paragraph-properties fo:margin-top="0in" fo:margin-bottom="0in" style:contextual-spacing="false" fo:line-height="115%" style:writing-mode="lr-tb"/>
      <style:text-properties fo:color="#c5000b" officeooo:rsid="0021c637" officeooo:paragraph-rsid="0021c637"/>
    </style:style>
    <style:style style:name="P169" style:family="paragraph" style:parent-style-name="Standard" style:list-style-name="LS1">
      <style:paragraph-properties fo:margin-top="0in" fo:margin-bottom="0in" style:contextual-spacing="false" fo:line-height="115%" style:writing-mode="lr-tb"/>
      <style:text-properties fo:color="#c5000b" officeooo:rsid="00163546" officeooo:paragraph-rsid="00163546"/>
    </style:style>
    <style:style style:name="P170" style:family="paragraph" style:parent-style-name="Standard" style:list-style-name="LS1">
      <style:paragraph-properties fo:margin-top="0in" fo:margin-bottom="0in" style:contextual-spacing="false" fo:line-height="115%" style:writing-mode="lr-tb"/>
      <style:text-properties fo:color="#c5000b" officeooo:rsid="003860bd" officeooo:paragraph-rsid="003860bd"/>
    </style:style>
    <style:style style:name="P171"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2" style:family="paragraph" style:parent-style-name="Standard" style:list-style-name="LS3">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3" style:family="paragraph" style:parent-style-name="Standard" style:list-style-name="LS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4" style:family="paragraph" style:parent-style-name="Standard" style:list-style-name="LS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5" style:family="paragraph" style:parent-style-name="Standard" style:list-style-name="LS30">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6"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7"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8" style:family="paragraph" style:parent-style-name="Standard" style:list-style-name="LS5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9"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80"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81"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2" style:family="paragraph" style:parent-style-name="Standard" style:list-style-name="LS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3" style:family="paragraph" style:parent-style-name="Standard" style:list-style-name="LS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4" style:family="paragraph" style:parent-style-name="Standard" style:list-style-name="LS1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5" style:family="paragraph" style:parent-style-name="Standard" style:list-style-name="LS1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officeooo:paragraph-rsid="0026badc"/>
    </style:style>
    <style:style style:name="P186" style:family="paragraph" style:parent-style-name="Standard" style:list-style-name="LS1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7" style:family="paragraph" style:parent-style-name="Standard" style:list-style-name="LS1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8" style:family="paragraph" style:parent-style-name="Standard" style:list-style-name="LS1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9" style:family="paragraph" style:parent-style-name="Standard" style:list-style-name="LS20">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0" style:family="paragraph" style:parent-style-name="Standard" style:list-style-name="LS21">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1" style:family="paragraph" style:parent-style-name="Standard" style:list-style-name="LS22">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2" style:family="paragraph" style:parent-style-name="Standard" style:list-style-name="LS2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3" style:family="paragraph" style:parent-style-name="Standard" style:list-style-name="LS24">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4" style:family="paragraph" style:parent-style-name="Standard" style:list-style-name="LS2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5" style:family="paragraph" style:parent-style-name="Standard" style:list-style-name="LS2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6" style:family="paragraph" style:parent-style-name="Standard" style:list-style-name="LS2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7" style:family="paragraph" style:parent-style-name="Standard" style:list-style-name="LS2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8" style:family="paragraph" style:parent-style-name="Standard" style:list-style-name="LS2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9"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200"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officeooo:paragraph-rsid="0026badc"/>
    </style:style>
    <style:style style:name="P201" style:family="paragraph" style:parent-style-name="Standard" style:list-style-name="LS69">
      <style:paragraph-properties fo:margin-left="0in" fo:margin-right="0in" fo:margin-top="0in" fo:margin-bottom="0in" style:contextual-spacing="false" fo:line-height="115%" fo:text-indent="0in" style:auto-text-indent="false" fo:break-before="auto" fo:break-after="auto" style:writing-mode="lr-tb"/>
    </style:style>
    <style:style style:name="P202" style:family="paragraph" style:parent-style-name="Standard" style:list-style-name="LS70">
      <style:paragraph-properties fo:margin-left="0in" fo:margin-right="0in" fo:margin-top="0in" fo:margin-bottom="0in" style:contextual-spacing="false" fo:line-height="115%" fo:text-indent="0in" style:auto-text-indent="false" fo:break-before="auto" fo:break-after="auto" style:writing-mode="lr-tb"/>
    </style:style>
    <style:style style:name="P203" style:family="paragraph" style:parent-style-name="Standard" style:list-style-name="LS71">
      <style:paragraph-properties fo:margin-left="0in" fo:margin-right="0in" fo:margin-top="0in" fo:margin-bottom="0in" style:contextual-spacing="false" fo:line-height="115%" fo:text-indent="0in" style:auto-text-indent="false" fo:break-before="auto" fo:break-after="auto" style:writing-mode="lr-tb"/>
    </style:style>
    <style:style style:name="P204" style:family="paragraph" style:parent-style-name="Standard" style:list-style-name="LS72">
      <style:paragraph-properties fo:margin-left="0in" fo:margin-right="0in" fo:margin-top="0in" fo:margin-bottom="0in" style:contextual-spacing="false" fo:line-height="115%" fo:text-indent="0in" style:auto-text-indent="false" fo:break-before="auto" fo:break-after="auto" style:writing-mode="lr-tb"/>
    </style:style>
    <style:style style:name="P205" style:family="paragraph" style:parent-style-name="Standard" style:list-style-name="LS73">
      <style:paragraph-properties fo:margin-left="0in" fo:margin-right="0in" fo:margin-top="0in" fo:margin-bottom="0in" style:contextual-spacing="false" fo:line-height="115%" fo:text-indent="0in" style:auto-text-indent="false" fo:break-before="auto" fo:break-after="auto" style:writing-mode="lr-tb"/>
    </style:style>
    <style:style style:name="P206" style:family="paragraph" style:parent-style-name="Standard" style:list-style-name="LS74">
      <style:paragraph-properties fo:margin-left="0in" fo:margin-right="0in" fo:margin-top="0in" fo:margin-bottom="0in" style:contextual-spacing="false" fo:line-height="115%" fo:text-indent="0in" style:auto-text-indent="false" fo:break-before="auto" fo:break-after="auto" style:writing-mode="lr-tb"/>
    </style:style>
    <style:style style:name="P207"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8"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9"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0"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1"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2"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3"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officeooo:rsid="002f1cb0" style:font-name-asian="Arial" style:font-size-asian="11pt" style:font-style-asian="normal" style:font-weight-asian="normal" style:font-name-complex="Arial" style:font-size-complex="11pt" style:font-style-complex="normal" style:font-weight-complex="normal"/>
    </style:style>
    <style:style style:name="P214"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style>
    <style:style style:name="P215"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216"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style>
    <style:style style:name="P217"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officeooo:paragraph-rsid="0026badc"/>
    </style:style>
    <style:style style:name="P218"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style>
    <style:style style:name="P219" style:family="paragraph" style:parent-style-name="Standard" style:list-style-name="LS8">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0"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1"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2"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3"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4"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5"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26" style:family="paragraph" style:parent-style-name="Standard" style:list-style-name="LS13">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27"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28" style:family="paragraph" style:parent-style-name="Standard" style:list-style-name="LS51">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29" style:family="paragraph" style:parent-style-name="Standard" style:list-style-name="LS15">
      <style:paragraph-properties fo:margin-left="0in" fo:margin-right="1in" fo:margin-top="0in" fo:margin-bottom="0in" style:contextual-spacing="false" fo:line-height="115%" fo:text-indent="0in" style:auto-text-indent="false" fo:break-before="auto" fo:break-after="auto" style:writing-mode="lr-tb"/>
    </style:style>
    <style:style style:name="P230"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style>
    <style:style style:name="P231" style:family="paragraph" style:parent-style-name="Standard" style:list-style-name="LS35">
      <style:paragraph-properties fo:margin-left="0in" fo:margin-right="1in" fo:margin-top="0in" fo:margin-bottom="0in" style:contextual-spacing="false" fo:line-height="115%" fo:text-indent="0in" style:auto-text-indent="false" fo:break-before="auto" fo:break-after="auto" style:writing-mode="lr-tb"/>
    </style:style>
    <style:style style:name="P232" style:family="paragraph" style:parent-style-name="Standard" style:list-style-name="LS43">
      <style:paragraph-properties fo:margin-left="0in" fo:margin-right="1in" fo:margin-top="0in" fo:margin-bottom="0in" style:contextual-spacing="false" fo:line-height="115%" fo:text-indent="0in" style:auto-text-indent="false" fo:break-before="auto" fo:break-after="auto" style:writing-mode="lr-tb"/>
    </style:style>
    <style:style style:name="P233" style:family="paragraph" style:parent-style-name="Standard" style:list-style-name="LS47">
      <style:paragraph-properties fo:margin-left="0in" fo:margin-right="1in" fo:margin-top="0in" fo:margin-bottom="0in" style:contextual-spacing="false" fo:line-height="115%" fo:text-indent="0in" style:auto-text-indent="false" fo:break-before="auto" fo:break-after="auto" style:writing-mode="lr-tb"/>
    </style:style>
    <style:style style:name="P234" style:family="paragraph" style:parent-style-name="Standard" style:list-style-name="LS48">
      <style:paragraph-properties fo:margin-left="0in" fo:margin-right="1in" fo:margin-top="0in" fo:margin-bottom="0in" style:contextual-spacing="false" fo:line-height="115%" fo:text-indent="0in" style:auto-text-indent="false" fo:break-before="auto" fo:break-after="auto" style:writing-mode="lr-tb"/>
    </style:style>
    <style:style style:name="P235" style:family="paragraph" style:parent-style-name="Standard" style:list-style-name="LS50">
      <style:paragraph-properties fo:margin-left="0in" fo:margin-right="1in" fo:margin-top="0in" fo:margin-bottom="0in" style:contextual-spacing="false" fo:line-height="115%" fo:text-indent="0in" style:auto-text-indent="false" fo:break-before="auto" fo:break-after="auto" style:writing-mode="lr-tb"/>
    </style:style>
    <style:style style:name="P236" style:family="paragraph" style:parent-style-name="Standard" style:list-style-name="LS52">
      <style:paragraph-properties fo:margin-left="0in" fo:margin-right="1in" fo:margin-top="0in" fo:margin-bottom="0in" style:contextual-spacing="false" fo:line-height="115%" fo:text-indent="0in" style:auto-text-indent="false" fo:break-before="auto" fo:break-after="auto" style:writing-mode="lr-tb"/>
    </style:style>
    <style:style style:name="P237"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38"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39"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40"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41" style:family="paragraph" style:parent-style-name="Standard" style:list-style-name="LS4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42" style:family="paragraph" style:parent-style-name="Standard" style:list-style-name="LS4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43"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4"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text-line-through-style="solid"/>
    </style:style>
    <style:style style:name="P245"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style>
    <style:style style:name="P246" style:family="paragraph" style:parent-style-name="Standard" style:list-style-name="LS76">
      <style:paragraph-properties fo:margin-left="0in" fo:margin-right="0.1528in" fo:margin-top="0in" fo:margin-bottom="0in" style:contextual-spacing="false" fo:line-height="115%" fo:text-indent="0in" style:auto-text-indent="false" fo:break-before="auto" fo:break-after="auto" style:writing-mode="lr-tb"/>
    </style:style>
    <style:style style:name="P247" style:family="paragraph" style:parent-style-name="Standard" style:list-style-name="LS77">
      <style:paragraph-properties fo:margin-left="0in" fo:margin-right="0.1528in" fo:margin-top="0in" fo:margin-bottom="0in" style:contextual-spacing="false" fo:line-height="115%" fo:text-indent="0in" style:auto-text-indent="false" fo:break-before="auto" fo:break-after="auto" style:writing-mode="lr-tb"/>
    </style:style>
    <style:style style:name="P248" style:family="paragraph" style:parent-style-name="Standard" style:list-style-name="LS78">
      <style:paragraph-properties fo:margin-left="0in" fo:margin-right="0.1528in" fo:margin-top="0in" fo:margin-bottom="0in" style:contextual-spacing="false" fo:line-height="115%" fo:text-indent="0in" style:auto-text-indent="false" fo:break-before="auto" fo:break-after="auto" style:writing-mode="lr-tb"/>
    </style:style>
    <style:style style:name="P249" style:family="paragraph" style:parent-style-name="Standard" style:list-style-name="LS79">
      <style:paragraph-properties fo:margin-left="0in" fo:margin-right="0.1528in" fo:margin-top="0in" fo:margin-bottom="0in" style:contextual-spacing="false" fo:line-height="115%" fo:text-indent="0in" style:auto-text-indent="false" fo:break-before="auto" fo:break-after="auto" style:writing-mode="lr-tb"/>
    </style:style>
    <style:style style:name="P250" style:family="paragraph" style:parent-style-name="Standard" style:list-style-name="LS80">
      <style:paragraph-properties fo:margin-left="0in" fo:margin-right="0.1528in" fo:margin-top="0in" fo:margin-bottom="0in" style:contextual-spacing="false" fo:line-height="115%" fo:text-indent="0in" style:auto-text-indent="false" fo:break-before="auto" fo:break-after="auto" style:writing-mode="lr-tb"/>
    </style:style>
    <style:style style:name="P251" style:family="paragraph" style:parent-style-name="Standard" style:list-style-name="LS81">
      <style:paragraph-properties fo:margin-left="0in" fo:margin-right="0.1528in" fo:margin-top="0in" fo:margin-bottom="0in" style:contextual-spacing="false" fo:line-height="115%" fo:text-indent="0in" style:auto-text-indent="false" fo:break-before="auto" fo:break-after="auto" style:writing-mode="lr-tb"/>
    </style:style>
    <style:style style:name="P252"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style>
    <style:style style:name="P253" style:family="paragraph" style:parent-style-name="Standard" style:list-style-name="LS83">
      <style:paragraph-properties fo:margin-left="0in" fo:margin-right="0.1528in" fo:margin-top="0in" fo:margin-bottom="0in" style:contextual-spacing="false" fo:line-height="115%" fo:text-indent="0in" style:auto-text-indent="false" fo:break-before="auto" fo:break-after="auto" style:writing-mode="lr-tb"/>
    </style:style>
    <style:style style:name="P254" style:family="paragraph" style:parent-style-name="Standard" style:list-style-name="LS84">
      <style:paragraph-properties fo:margin-left="0in" fo:margin-right="0.1528in" fo:margin-top="0in" fo:margin-bottom="0in" style:contextual-spacing="false" fo:line-height="115%" fo:text-indent="0in" style:auto-text-indent="false" fo:break-before="auto" fo:break-after="auto" style:writing-mode="lr-tb"/>
    </style:style>
    <style:style style:name="P255" style:family="paragraph" style:parent-style-name="Standard" style:list-style-name="LS85">
      <style:paragraph-properties fo:margin-left="0in" fo:margin-right="0.1528in" fo:margin-top="0in" fo:margin-bottom="0in" style:contextual-spacing="false" fo:line-height="115%" fo:text-indent="0in" style:auto-text-indent="false" fo:break-before="auto" fo:break-after="auto" style:writing-mode="lr-tb"/>
    </style:style>
    <style:style style:name="P256"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style>
    <style:style style:name="P257" style:family="paragraph" style:parent-style-name="Standard" style:list-style-name="LS87">
      <style:paragraph-properties fo:margin-left="0in" fo:margin-right="0.1528in" fo:margin-top="0in" fo:margin-bottom="0in" style:contextual-spacing="false" fo:line-height="115%" fo:text-indent="0in" style:auto-text-indent="false" fo:break-before="auto" fo:break-after="auto" style:writing-mode="lr-tb"/>
    </style:style>
    <style:style style:name="P258" style:family="paragraph" style:parent-style-name="Standard" style:list-style-name="LS88">
      <style:paragraph-properties fo:margin-left="0in" fo:margin-right="0.1528in" fo:margin-top="0in" fo:margin-bottom="0in" style:contextual-spacing="false" fo:line-height="115%" fo:text-indent="0in" style:auto-text-indent="false" fo:break-before="auto" fo:break-after="auto" style:writing-mode="lr-tb"/>
    </style:style>
    <style:style style:name="P259" style:family="paragraph" style:parent-style-name="Standard" style:list-style-name="LS89">
      <style:paragraph-properties fo:margin-left="0in" fo:margin-right="0.1528in" fo:margin-top="0in" fo:margin-bottom="0in" style:contextual-spacing="false" fo:line-height="115%" fo:text-indent="0in" style:auto-text-indent="false" fo:break-before="auto" fo:break-after="auto" style:writing-mode="lr-tb"/>
    </style:style>
    <style:style style:name="P260"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61"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62" style:family="paragraph">
      <style:paragraph-properties fo:margin-left="0in" fo:margin-right="0in" fo:margin-top="0in" fo:margin-bottom="0in" fo:line-height="100%" fo:text-align="start" fo:text-indent="0in" style:writing-mode="lr-tb"/>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none" fo:font-weight="normal" officeooo:rsid="0026badc"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5"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7" style:family="text">
      <style:text-properties fo:color="#000000" style:text-line-through-style="solid"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color="#000000" fo:font-size="14pt" style:font-size-asian="14pt" style:font-size-complex="14pt"/>
    </style:style>
    <style:style style:name="T9" style:family="text">
      <style:text-properties fo:color="#000000" fo:font-size="9pt" fo:background-color="#ffffff" style:font-size-asian="9pt" style:font-size-complex="9pt"/>
    </style:style>
    <style:style style:name="T10" style:family="text">
      <style:text-properties fo:color="#000000" style:font-name="Verdana" fo:font-size="14pt" style:font-name-asian="Verdana" style:font-size-asian="14pt" style:font-name-complex="Verdana" style:font-size-complex="14pt"/>
    </style:style>
    <style:style style:name="T11" style:family="text">
      <style:text-properties fo:color="#1155cc" style:text-underline-style="solid" style:text-underline-width="auto" style:text-underline-color="font-color"/>
    </style:style>
    <style:style style:name="T12" style:family="text">
      <style:text-properties fo:color="#1155cc" fo:font-style="italic" style:text-underline-style="solid" style:text-underline-width="auto" style:text-underline-color="font-color" style:font-style-asian="italic" style:font-style-complex="italic"/>
    </style:style>
    <style:style style:name="T13" style:family="text">
      <style:text-properties fo:color="#1155cc" fo:font-size="12pt" style:text-underline-style="solid" style:text-underline-width="auto" style:text-underline-color="font-color" fo:background-color="#ffffff" style:font-size-asian="12pt" style:font-size-complex="12pt"/>
    </style:style>
    <style:style style:name="T14" style:family="text">
      <style:text-properties fo:color="#1155cc" fo:font-size="12pt" style:text-underline-style="solid" style:text-underline-width="auto" style:text-underline-color="font-color" fo:font-weight="bold" style:font-size-asian="12pt" style:font-weight-asian="bold" style:font-size-complex="12pt" style:font-weight-complex="bold"/>
    </style:style>
    <style:style style:name="T15" style:family="text">
      <style:text-properties fo:color="#1155cc" style:font-name="Consolas" fo:font-size="9pt" style:text-underline-style="solid" style:text-underline-width="auto" style:text-underline-color="font-color" style:font-name-asian="Consolas" style:font-size-asian="9pt" style:font-name-complex="Consolas" style:font-size-complex="9pt"/>
    </style:style>
    <style:style style:name="T16" style:family="text">
      <style:text-properties fo:color="#1155cc" fo:font-size="13pt" style:text-underline-style="solid" style:text-underline-width="auto" style:text-underline-color="font-color" style:font-size-asian="13pt" style:font-size-complex="13pt"/>
    </style:style>
    <style:style style:name="T17" style:family="text">
      <style:text-properties fo:color="#1155cc" fo:font-size="14pt" style:text-underline-style="solid" style:text-underline-width="auto" style:text-underline-color="font-color" style:font-size-asian="14pt" style:font-size-complex="14pt"/>
    </style:style>
    <style:style style:name="T18" style:family="text">
      <style:text-properties fo:color="#1155cc" fo:font-size="18pt" style:text-underline-style="solid" style:text-underline-width="auto" style:text-underline-color="font-color" style:font-size-asian="18pt" style:font-size-complex="18pt"/>
    </style:style>
    <style:style style:name="T19" style:family="text">
      <style:text-properties fo:font-weight="bold" style:font-weight-asian="bold" style:font-weight-complex="bold"/>
    </style:style>
    <style:style style:name="T20" style:family="text">
      <style:text-properties fo:color="#cc0000"/>
    </style:style>
    <style:style style:name="T21" style:family="text">
      <style:text-properties fo:color="#cc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2" style:family="text">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3" style:family="text">
      <style:text-properties fo:color="#cc0000" fo:font-weight="bold" style:font-weight-asian="bold" style:font-weight-complex="bold"/>
    </style:style>
    <style:style style:name="T24" style:family="text">
      <style:text-properties fo:color="#cc0000" officeooo:rsid="0010c2ca"/>
    </style:style>
    <style:style style:name="T25" style:family="text">
      <style:text-properties fo:color="#cc0000" officeooo:rsid="0011cb20"/>
    </style:style>
    <style:style style:name="T26" style:family="text">
      <style:text-properties fo:color="#606060" fo:font-size="8pt" style:font-size-asian="8pt" style:font-size-complex="8pt"/>
    </style:style>
    <style:style style:name="T27" style:family="text">
      <style:text-properties style:text-line-through-style="solid"/>
    </style:style>
    <style:style style:name="T28" style:family="text">
      <style:text-properties fo:font-size="8pt" style:font-size-asian="8pt" style:font-size-complex="8pt"/>
    </style:style>
    <style:style style:name="T29" style:family="text">
      <style:text-properties fo:font-size="8pt" fo:font-weight="bold" style:font-size-asian="8pt" style:font-weight-asian="bold" style:font-size-complex="8pt" style:font-weight-complex="bold"/>
    </style:style>
    <style:style style:name="T30" style:family="text">
      <style:text-properties fo:color="#222222" fo:font-size="8pt" fo:font-weight="bold" fo:background-color="#ffffff" style:font-size-asian="8pt" style:font-weight-asian="bold" style:font-size-complex="8pt" style:font-weight-complex="bold"/>
    </style:style>
    <style:style style:name="T31" style:family="text">
      <style:text-properties fo:color="#222222" fo:font-size="12pt" fo:background-color="#ffffff" style:font-size-asian="12pt" style:font-size-complex="12pt"/>
    </style:style>
    <style:style style:name="T32" style:family="text">
      <style:text-properties fo:font-style="italic" style:font-style-asian="italic" style:font-style-complex="italic"/>
    </style:style>
    <style:style style:name="T33" style:family="text">
      <style:text-properties fo:color="#204a87"/>
    </style:style>
    <style:style style:name="T34" style:family="text">
      <style:text-properties fo:color="#ff0000"/>
    </style:style>
    <style:style style:name="T35" style:family="text">
      <style:text-properties fo:color="#ff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6" style:family="text">
      <style:text-properties fo:color="#ff0000" style:text-line-through-style="solid"/>
    </style:style>
    <style:style style:name="T37" style:family="text">
      <style:text-properties fo:color="#ff0000" fo:font-weight="bold" style:font-weight-asian="bold" style:font-weight-complex="bold"/>
    </style:style>
    <style:style style:name="T38" style:family="text">
      <style:text-properties fo:color="#e0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9" style:family="text">
      <style:text-properties fo:color="#dd1144"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40" style:family="text">
      <style:text-properties fo:color="#dd1144" style:font-name="Consolas" fo:font-size="9pt" style:font-name-asian="Consolas" style:font-size-asian="9pt" style:font-name-complex="Consolas" style:font-size-complex="9pt"/>
    </style:style>
    <style:style style:name="T41" style:family="text">
      <style:text-properties fo:color="#333333"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42" style:family="text">
      <style:text-properties fo:color="#333333" style:text-line-through-style="none" style:font-name="Consolas" fo:font-size="9pt" fo:font-style="normal" style:text-underline-style="none" fo:font-weight="bold" style:font-name-asian="Consolas" style:font-size-asian="9pt" style:font-style-asian="normal" style:font-weight-asian="bold" style:font-name-complex="Consolas" style:font-size-complex="9pt" style:font-style-complex="normal" style:font-weight-complex="bold"/>
    </style:style>
    <style:style style:name="T43" style:family="text">
      <style:text-properties fo:color="#333333" style:font-name="Consolas" fo:font-size="9pt" fo:font-weight="bold" style:font-name-asian="Consolas" style:font-size-asian="9pt" style:font-weight-asian="bold" style:font-name-complex="Consolas" style:font-size-complex="9pt" style:font-weight-complex="bold"/>
    </style:style>
    <style:style style:name="T44" style:family="text">
      <style:text-properties fo:color="#333333" style:font-name="Consolas" fo:font-size="9pt" style:font-name-asian="Consolas" style:font-size-asian="9pt" style:font-name-complex="Consolas" style:font-size-complex="9pt"/>
    </style:style>
    <style:style style:name="T45" style:family="text">
      <style:text-properties fo:color="#333333" fo:font-size="8pt" fo:background-color="#ffffff" style:font-size-asian="8pt" style:font-size-complex="8pt"/>
    </style:style>
    <style:style style:name="T46" style:family="text">
      <style:text-properties fo:color="#a61c00"/>
    </style:style>
    <style:style style:name="T47" style:family="text">
      <style:text-properties fo:color="#666666"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8" style:family="text">
      <style:text-properties fo:color="#66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9" style:family="text">
      <style:text-properties fo:color="#666666"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50" style:family="text">
      <style:text-properties fo:color="#666666" fo:font-size="8pt" fo:background-color="#ffffff" style:font-size-asian="8pt" style:font-size-complex="8pt"/>
    </style:style>
    <style:style style:name="T51" style:family="text">
      <style:text-properties fo:color="#666666" fo:font-size="8pt" style:text-underline-style="solid" style:text-underline-width="auto" style:text-underline-color="font-color" fo:background-color="#ffffff" style:font-size-asian="8pt" style:font-size-complex="8pt"/>
    </style:style>
    <style:style style:name="T52" style:family="text">
      <style:text-properties fo:color="#1f497d" style:text-line-through-style="none" style:font-name="Calibri" fo:font-size="11pt" fo:font-style="normal" style:text-underline-style="none"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3" style:family="text">
      <style:text-properties fo:color="#0000cc" style:text-line-through-style="none" style:font-name="Calibri" fo:font-size="11pt" fo:font-style="normal" style:text-underline-style="solid" style:text-underline-width="auto" style:text-underline-color="font-color"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4" style:family="text">
      <style:text-properties fo:color="#980000"/>
    </style:style>
    <style:style style:name="T55" style:family="text">
      <style:text-properties fo:color="#656565" fo:background-color="#ffffff"/>
    </style:style>
    <style:style style:name="T56" style:family="text">
      <style:text-properties fo:color="#656565" style:text-underline-style="solid" style:text-underline-width="auto" style:text-underline-color="font-color" fo:background-color="#ffffff"/>
    </style:style>
    <style:style style:name="T57" style:family="text">
      <style:text-properties fo:font-size="24pt" style:font-size-asian="24pt" style:font-size-complex="24pt"/>
    </style:style>
    <style:style style:name="T58" style:family="text">
      <style:text-properties fo:color="#0088cc"/>
    </style:style>
    <style:style style:name="T59" style:family="text">
      <style:text-properties fo:font-size="10pt" fo:background-color="#ffffff" style:font-size-asian="10pt" style:font-size-complex="10pt"/>
    </style:style>
    <style:style style:name="T60" style:family="text">
      <style:text-properties fo:font-size="10pt" fo:font-weight="bold" style:font-size-asian="10pt" style:font-weight-asian="bold" style:font-size-complex="10pt" style:font-weight-complex="bold"/>
    </style:style>
    <style:style style:name="T61" style:family="text">
      <style:text-properties fo:font-size="10pt" style:font-size-asian="10pt" style:font-size-complex="10pt"/>
    </style:style>
    <style:style style:name="T62" style:family="text">
      <style:text-properties fo:font-size="10pt" fo:font-weight="normal" style:font-size-asian="10pt" style:font-weight-asian="normal" style:font-size-complex="10pt" style:font-weight-complex="normal"/>
    </style:style>
    <style:style style:name="T63" style:family="text">
      <style:text-properties fo:font-size="16pt" style:font-size-asian="16pt" style:font-size-complex="16pt"/>
    </style:style>
    <style:style style:name="T64" style:family="text">
      <style:text-properties fo:color="#000099" style:text-underline-style="solid" style:text-underline-width="auto" style:text-underline-color="font-color"/>
    </style:style>
    <style:style style:name="T65" style:family="text">
      <style:text-properties fo:color="#000099" style:text-underline-style="solid" style:text-underline-width="auto" style:text-underline-color="font-color" fo:font-weight="bold" style:font-weight-asian="bold" style:font-weight-complex="bold"/>
    </style:style>
    <style:style style:name="T66" style:family="text">
      <style:text-properties fo:color="#000099" style:font-name="Georgia" style:text-underline-style="solid" style:text-underline-width="auto" style:text-underline-color="font-color" style:font-name-asian="Georgia" style:font-name-complex="Georgia"/>
    </style:style>
    <style:style style:name="T67" style:family="text">
      <style:text-properties fo:color="#000099" fo:font-size="13pt" style:text-underline-style="solid" style:text-underline-width="auto" style:text-underline-color="font-color" style:font-size-asian="13pt" style:font-size-complex="13pt"/>
    </style:style>
    <style:style style:name="T68" style:family="text">
      <style:text-properties fo:color="#000099" fo:font-size="10pt" style:text-underline-style="solid" style:text-underline-width="auto" style:text-underline-color="font-color" style:font-size-asian="10pt" style:font-size-complex="10pt"/>
    </style:style>
    <style:style style:name="T69" style:family="text">
      <style:text-properties style:font-name="Georgia" style:font-name-asian="Georgia" style:font-name-complex="Georgia"/>
    </style:style>
    <style:style style:name="T70" style:family="text">
      <style:text-properties style:font-name="Georgia" fo:font-style="italic" style:font-name-asian="Georgia" style:font-style-asian="italic" style:font-name-complex="Georgia" style:font-style-complex="italic"/>
    </style:style>
    <style:style style:name="T71" style:family="text">
      <style:text-properties style:font-name="Verdana" fo:font-size="8pt" style:font-name-asian="Verdana" style:font-size-asian="8pt" style:font-name-complex="Verdana" style:font-size-complex="8pt"/>
    </style:style>
    <style:style style:name="T72" style:family="text">
      <style:text-properties style:font-name="Verdana" style:font-name-asian="Verdana" style:font-name-complex="Verdana"/>
    </style:style>
    <style:style style:name="T73" style:family="text">
      <style:text-properties style:font-name="Verdana" fo:font-size="10pt" style:font-name-asian="Verdana" style:font-size-asian="10pt" style:font-name-complex="Verdana" style:font-size-complex="10pt"/>
    </style:style>
    <style:style style:name="T74" style:family="text">
      <style:text-properties fo:font-size="13pt" fo:font-weight="bold" style:font-size-asian="13pt" style:font-weight-asian="bold" style:font-size-complex="13pt" style:font-weight-complex="bold"/>
    </style:style>
    <style:style style:name="T75" style:family="text">
      <style:text-properties fo:font-size="13pt" style:font-size-asian="13pt" style:font-size-complex="13pt"/>
    </style:style>
    <style:style style:name="T76" style:family="text">
      <style:text-properties fo:font-size="11pt" fo:font-weight="normal" style:font-size-asian="11pt" style:font-weight-asian="normal" style:font-size-complex="11pt" style:font-weight-complex="normal"/>
    </style:style>
    <style:style style:name="T77" style:family="text">
      <style:text-properties fo:color="#666699" style:font-name="Verdana" style:text-underline-style="solid" style:text-underline-width="auto" style:text-underline-color="font-color" fo:font-weight="bold" fo:background-color="#ffffff" style:font-name-asian="Verdana" style:font-weight-asian="bold" style:font-name-complex="Verdana" style:font-weight-complex="bold"/>
    </style:style>
    <style:style style:name="T78" style:family="text">
      <style:text-properties fo:color="#383838" style:font-name="Verdana" fo:font-size="10pt" fo:background-color="#ffffff" style:font-name-asian="Verdana" style:font-size-asian="10pt" style:font-name-complex="Verdana" style:font-size-complex="10pt"/>
    </style:style>
    <style:style style:name="T79" style:family="text">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T80" style:family="text">
      <style:text-properties fo:color="#45201e" style:font-name="Verdana" fo:font-size="10pt" style:text-underline-style="solid" style:text-underline-width="auto" style:text-underline-color="font-color" fo:font-weight="bold" fo:background-color="#ffffff" style:font-name-asian="Verdana" style:font-size-asian="10pt" style:font-weight-asian="bold" style:font-name-complex="Verdana" style:font-size-complex="10pt" style:font-weight-complex="bold"/>
    </style:style>
    <style:style style:name="T81" style:family="text">
      <style:text-properties fo:color="#45201e" style:font-name="Verdana" fo:font-size="10pt" style:text-underline-style="solid" style:text-underline-width="auto" style:text-underline-color="font-color" fo:background-color="#ffffff" style:font-name-asian="Verdana" style:font-size-asian="10pt" style:font-name-complex="Verdana" style:font-size-complex="10pt"/>
    </style:style>
    <style:style style:name="T82" style:family="text">
      <style:text-properties fo:font-size="14pt" fo:font-weight="bold" style:font-size-asian="14pt" style:font-weight-asian="bold" style:font-size-complex="14pt" style:font-weight-complex="bold"/>
    </style:style>
    <style:style style:name="T83" style:family="text">
      <style:text-properties fo:font-size="14pt" style:font-size-asian="14pt" style:font-size-complex="14pt"/>
    </style:style>
    <style:style style:name="T84" style:family="text">
      <style:text-properties fo:color="#000080" fo:font-size="12pt" style:text-underline-style="solid" style:text-underline-width="auto" style:text-underline-color="font-color" style:font-size-asian="12pt" style:font-size-complex="12pt"/>
    </style:style>
    <style:style style:name="T85" style:family="text">
      <style:text-properties fo:font-size="12pt" fo:font-weight="bold" style:font-size-asian="12pt" style:font-weight-asian="bold" style:font-size-complex="12pt" style:font-weight-complex="bold"/>
    </style:style>
    <style:style style:name="T86" style:family="text">
      <style:text-properties fo:font-size="18pt" fo:font-weight="bold" style:font-size-asian="18pt" style:font-weight-asian="bold" style:font-size-complex="18pt" style:font-weight-complex="bold"/>
    </style:style>
    <style:style style:name="T87" style:family="text">
      <style:text-properties fo:color="#551a8b" fo:font-size="14pt" style:text-underline-style="solid" style:text-underline-width="auto" style:text-underline-color="font-color" style:font-size-asian="14pt" style:font-size-complex="14pt"/>
    </style:style>
    <style:style style:name="T88" style:family="text">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T89" style:family="text">
      <style:text-properties fo:color="#232323" style:font-name="Georgia" fo:font-size="16pt" fo:font-weight="normal" style:font-name-asian="Georgia" style:font-size-asian="16pt" style:font-weight-asian="normal" style:font-name-complex="Georgia" style:font-size-complex="16pt" style:font-weight-complex="normal"/>
    </style:style>
    <style:style style:name="T90" style:family="text">
      <style:text-properties fo:color="#232323" style:font-name="Georgia" fo:font-size="16pt" style:font-name-asian="Georgia" style:font-size-asian="16pt" style:font-name-complex="Georgia" style:font-size-complex="16pt"/>
    </style:style>
    <style:style style:name="T91" style:family="text">
      <style:text-properties fo:color="#0645ad" fo:font-size="10pt" style:font-size-asian="10pt" style:font-size-complex="10pt"/>
    </style:style>
    <style:style style:name="T92" style:family="text">
      <style:text-properties fo:font-size="9pt" fo:font-weight="bold" fo:background-color="#ffffff" style:font-size-asian="9pt" style:font-weight-asian="bold" style:font-size-complex="9pt" style:font-weight-complex="bold"/>
    </style:style>
    <style:style style:name="T93" style:family="text">
      <style:text-properties fo:font-size="9pt" fo:background-color="#ffffff" style:font-size-asian="9pt" style:font-size-complex="9pt"/>
    </style:style>
    <style:style style:name="T94" style:family="text">
      <style:text-properties fo:font-size="9pt" fo:font-style="italic" fo:background-color="#ffffff" style:font-size-asian="9pt" style:font-style-asian="italic" style:font-size-complex="9pt" style:font-style-complex="italic"/>
    </style:style>
    <style:style style:name="T95" style:family="text">
      <style:text-properties fo:color="#3366cc" fo:font-size="9pt" style:text-underline-style="solid" style:text-underline-width="auto" style:text-underline-color="font-color" fo:font-weight="bold" fo:background-color="#ffffff" style:font-size-asian="9pt" style:font-weight-asian="bold" style:font-size-complex="9pt" style:font-weight-complex="bold"/>
    </style:style>
    <style:style style:name="T96" style:family="text">
      <style:text-properties fo:color="#3366cc" fo:font-size="9pt" style:text-underline-style="solid" style:text-underline-width="auto" style:text-underline-color="font-color" fo:background-color="#ffffff" style:font-size-asian="9pt" style:font-size-complex="9pt"/>
    </style:style>
    <style:style style:name="T97" style:family="text">
      <style:text-properties officeooo:rsid="0012b5f9"/>
    </style:style>
    <style:style style:name="T98" style:family="text">
      <style:text-properties officeooo:rsid="0017ac64"/>
    </style:style>
    <style:style style:name="T99" style:family="text">
      <style:text-properties fo:color="#ff420e"/>
    </style:style>
    <style:style style:name="T100" style:family="text">
      <style:text-properties fo:color="#ff420e" officeooo:rsid="0021c637"/>
    </style:style>
    <style:style style:name="T101" style:family="text">
      <style:text-properties fo:color="#ff420e" officeooo:rsid="0024657e"/>
    </style:style>
    <style:style style:name="T102" style:family="text">
      <style:text-properties style:use-window-font-color="true"/>
    </style:style>
    <style:style style:name="T103" style:family="text">
      <style:text-properties style:use-window-font-color="true" officeooo:rsid="0021c637"/>
    </style:style>
    <style:style style:name="T104" style:family="text">
      <style:text-properties officeooo:rsid="0024657e"/>
    </style:style>
    <style:style style:name="T105" style:family="text">
      <style:text-properties fo:color="#dc2300" officeooo:rsid="00321cd4"/>
    </style:style>
    <style:style style:name="T106" style:family="text">
      <style:text-properties officeooo:rsid="0033a584"/>
    </style:style>
    <style:style style:name="T107" style:family="text">
      <style:text-properties officeooo:rsid="003764e6"/>
    </style:style>
    <style:style style:name="T108" style:family="text">
      <style:text-properties officeooo:rsid="003860b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able:table table:name="Table1" table:style-name="Table1">
        <table:table-column table:style-name="Table1.A" table:number-columns-repeated="3"/>
        <table:table-row>
          <table:table-cell table:style-name="Table1.A1" office:value-type="string">
            <text:p text:style-name="P33"><text:span text:style-name="T1">Software Development</text:span></text:p>
          </table:table-cell>
          <table:table-cell table:style-name="Table1.A1" office:value-type="string">
            <text:p text:style-name="P35">Documentation</text:p>
          </table:table-cell>
          <table:table-cell table:style-name="Table1.A1" office:value-type="string">
            <text:p text:style-name="P33"><text:span text:style-name="T1">Usage and Training Examples</text:span></text:p>
          </table:table-cell>
        </table:table-row>
        <table:table-row>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
      <text:p text:style-name="P1"/>
      <text:p text:style-name="P1"/>
      <text:h text:style-name="P83" text:outline-level="10"><text:bookmark text:name="h.ub9qa2rs7vay"/>Immediate</text:h>
      <text:list xml:id="list7396584241079225414" text:style-name="LS1">
        <text:list-item>
          <text:p text:style-name="P141">Fix plugin view</text:p>
        </text:list-item>
        <text:list-item>
          <text:p text:style-name="P158">Focus bug when removing items</text:p>
        </text:list-item>
        <text:list-item>
          <text:p text:style-name="P159">Bug when creating first profile after authenticating on a new host</text:p>
        </text:list-item>
        <text:list-item>
          <text:p text:style-name="P157"><text:span text:style-name="T108">Endpoints for g</text:span>enerat<text:span text:style-name="T108">ing</text:span> DOT file for offline viewing (ex: Gephi)</text:p>
          <text:list>
            <text:list-item>
              <text:p text:style-name="P157">/<text:span text:style-name="T108">graph/skills/dot</text:span></text:p>
            </text:list-item>
            <text:list-item>
              <text:p text:style-name="P157">/<text:span text:style-name="T108">graph/skills/[:parentcategories]/dot</text:span></text:p>
            </text:list-item>
            <text:list-item>
              <text:p text:style-name="P157">/<text:span text:style-name="T108">graph</text:span>/<text:span text:style-name="T108">Can,Need,Not/dot</text:span></text:p>
            </text:list-item>
          </text:list>
        </text:list-item>
        <text:list-item>
          <text:p text:style-name="P155">Focus presets</text:p>
          <text:list>
            <text:list-item>
              <text:p text:style-name="P155">Needs</text:p>
            </text:list-item>
            <text:list-item>
              <text:p text:style-name="P155">Infrastructure</text:p>
            </text:list-item>
            <text:list-item>
              <text:p text:style-name="P165">Emotions</text:p>
            </text:list-item>
            <text:list-item>
              <text:p text:style-name="P165"/>
            </text:list-item>
          </text:list>
        </text:list-item>
        <text:list-item>
          <text:p text:style-name="P156">server can read client configuration by wrapping it as a callback? .. ther eis some way to do it. Necessary for disabling anonymous, or reverse where that config option appears</text:p>
        </text:list-item>
        <text:list-item>
          <text:p text:style-name="P151">cleanup old “plan” variables, add /user/:id/ endpoint</text:p>
        </text:list-item>
        <text:list-item>
          <text:p text:style-name="P164">move “? selected” to ActionMenu area</text:p>
        </text:list-item>
        <text:list-item>
          <text:p text:style-name="P152">KML</text:p>
          <text:list>
            <text:list-item>
              <text:p text:style-name="P146">Interest in KML file</text:p>
            </text:list-item>
            <text:list-item>
              <text:p text:style-name="P150">Security permission on /input/ endpoints</text:p>
            </text:list-item>
          </text:list>
        </text:list-item>
        <text:list-item>
          <text:p text:style-name="P147">Object <text:span text:style-name="T98">action </text:span>menu - <text:span text:style-name="T105">Popup Action menu activated by checkbox on each listed item</text:span></text:p>
          <text:list>
            <text:list-item>
              <text:p text:style-name="P160">[ACTION API: menu path, name, accepts(selection), run(selection)]</text:p>
            </text:list-item>
            <text:list-item>
              <text:p text:style-name="P160">Object</text:p>
              <text:list>
                <text:list-item>
                  <text:p text:style-name="P160">Clone... <text:span text:style-name="T107">(opens edit widget <text:s/>on new object)</text:span></text:p>
                </text:list-item>
                <text:list-item>
                  <text:p text:style-name="P160">Anonymi<text:span text:style-name="T106">ze</text:span></text:p>
                </text:list-item>
                <text:list-item>
                  <text:p text:style-name="P160">Merge</text:p>
                </text:list-item>
                <text:list-item>
                  <text:p text:style-name="P160">Touch</text:p>
                </text:list-item>
                <text:list-item>
                  <text:p text:style-name="P166">Encrypt...</text:p>
                </text:list-item>
                <text:list-item>
                  <text:p text:style-name="P166">Decrypt...</text:p>
                </text:list-item>
                <text:list-item>
                  <text:p text:style-name="P161">Delete</text:p>
                </text:list-item>
              </text:list>
            </text:list-item>
            <text:list-item>
              <text:p text:style-name="P166">Space</text:p>
              <text:list>
                <text:list-item>
                  <text:p text:style-name="P166"><text:soft-page-break/>Get Directions</text:p>
                </text:list-item>
                <text:list-item>
                  <text:p text:style-name="P166">Find Nearby...</text:p>
                </text:list-item>
              </text:list>
            </text:list-item>
            <text:list-item>
              <text:p text:style-name="P148">Text</text:p>
              <text:list>
                <text:list-item>
                  <text:p text:style-name="P148">Uppercase, Lowercase, MixedCase</text:p>
                </text:list-item>
                <text:list-item>
                  <text:p text:style-name="P149">Separate by line, Separate by paragraph</text:p>
                </text:list-item>
                <text:list-item>
                  <text:p text:style-name="P149">Translate</text:p>
                </text:list-item>
                <text:list-item>
                  <text:p text:style-name="P163">Hacker-text</text:p>
                </text:list-item>
                <text:list-item>
                  <text:p text:style-name="P163">Add spelling mistakes</text:p>
                </text:list-item>
              </text:list>
            </text:list-item>
            <text:list-item>
              <text:p text:style-name="P162">Tag</text:p>
              <text:list>
                <text:list-item>
                  <text:p text:style-name="P162">Favorite</text:p>
                </text:list-item>
                <text:list-item>
                  <text:p text:style-name="P162">Add...</text:p>
                </text:list-item>
                <text:list-item>
                  <text:p text:style-name="P162">Remove...</text:p>
                </text:list-item>
                <text:list-item>
                  <text:p text:style-name="P162">Remove All</text:p>
                </text:list-item>
              </text:list>
            </text:list-item>
            <text:list-item>
              <text:p text:style-name="P162">Meaning</text:p>
              <text:list>
                <text:list-item>
                  <text:p text:style-name="P160">Auto Tag</text:p>
                </text:list-item>
                <text:list-item>
                  <text:p text:style-name="P160">Identify Entities</text:p>
                </text:list-item>
                <text:list-item>
                  <text:p text:style-name="P160">...</text:p>
                </text:list-item>
              </text:list>
            </text:list-item>
            <text:list-item>
              <text:p text:style-name="P166">Analyze</text:p>
              <text:list>
                <text:list-item>
                  <text:p text:style-name="P166">Compare Tags</text:p>
                </text:list-item>
                <text:list-item>
                  <text:p text:style-name="P166">Timeline</text:p>
                </text:list-item>
                <text:list-item>
                  <text:p text:style-name="P166">Cost/Benefit Report (multi-currency)</text:p>
                </text:list-item>
                <text:list-item>
                  <text:p text:style-name="P167">Cortexit (applies to all contained URLs in the object)</text:p>
                </text:list-item>
              </text:list>
            </text:list-item>
            <text:list-item>
              <text:p text:style-name="P148">Image <text:span text:style-name="T108">(applies if content contains “&lt;img src”)</text:span></text:p>
              <text:list>
                <text:list-item>
                  <text:p text:style-name="P148">Raptcha-ize</text:p>
                </text:list-item>
                <text:list-item>
                  <text:p text:style-name="P167">OCR</text:p>
                </text:list-item>
                <text:list-item>
                  <text:p text:style-name="P167">Add from Image Search... (add image search results)</text:p>
                </text:list-item>
                <text:list-item>
                  <text:p text:style-name="P167">Crop</text:p>
                </text:list-item>
                <text:list-item>
                  <text:p text:style-name="P167">Scale</text:p>
                </text:list-item>
              </text:list>
            </text:list-item>
            <text:list-item>
              <text:p text:style-name="P148">Audio</text:p>
              <text:list>
                <text:list-item>
                  <text:p text:style-name="P148">Text to Speech</text:p>
                </text:list-item>
                <text:list-item>
                  <text:p text:style-name="P167">Add from Sound Search... (add sound search results)</text:p>
                </text:list-item>
              </text:list>
            </text:list-item>
            <text:list-item>
              <text:p text:style-name="P149">Send</text:p>
              <text:list>
                <text:list-item>
                  <text:p text:style-name="P167">To TeleHash</text:p>
                </text:list-item>
                <text:list-item>
                  <text:p text:style-name="P149">To Twitter</text:p>
                </text:list-item>
                <text:list-item>
                  <text:p text:style-name="P149">To Gplus</text:p>
                </text:list-item>
                <text:list-item>
                  <text:p text:style-name="P162">To Craigslist</text:p>
                </text:list-item>
                <text:list-item>
                  <text:p text:style-name="P162">To Facebook</text:p>
                </text:list-item>
                <text:list-item>
                  <text:p text:style-name="P166">To Blog</text:p>
                </text:list-item>
                <text:list-item>
                  <text:p text:style-name="P167">To Torrent</text:p>
                </text:list-item>
                <text:list-item>
                  <text:p text:style-name="P149">...</text:p>
                </text:list-item>
              </text:list>
            </text:list-item>
          </text:list>
        </text:list-item>
        <text:list-item>
          <text:p text:style-name="P154"><text:soft-page-break/>Goal view</text:p>
          <text:list>
            <text:list-item>
              <text:p text:style-name="P154">toggle between 'mine' and 'all'</text:p>
            </text:list-item>
          </text:list>
        </text:list-item>
        <text:list-item>
          <text:p text:style-name="P166">GoogleBot/[all search engine]* crawler detection results instead of AJAX'd UI</text:p>
        </text:list-item>
        <text:list-item>
          <text:p text:style-name="P145">Tag filter box in Browse view (each unique tag: +/-)</text:p>
        </text:list-item>
        <text:list-item>
          <text:p text:style-name="P168">authentication and profiles view <text:span text:style-name="T104">(LoadSplash)</text:span></text:p>
          <text:list>
            <text:list-item>
              <text:p text:style-name="P169">Login bug?: refresh all available profiles from server before ''identify'</text:p>
            </text:list-item>
            <text:list-item>
              <text:p text:style-name="P170">draw profiles as square buttons, and 'new profile' as the final right-most button</text:p>
            </text:list-item>
          </text:list>
        </text:list-item>
        <text:list-item>
          <text:p text:style-name="P153"><text:span text:style-name="T102">fix modified goals because they lose their 'when' time (use an nobject timepoint property for this instead)</text:span></text:p>
        </text:list-item>
        <text:list-item>
          <text:p text:style-name="P144"><text:span text:style-name="T103">Twitter share: </text:span><text:a xlink:type="simple" xlink:href="https://dev.twitter.com/docs/tweet-button#properties"><text:span text:style-name="T102">https://dev.twitter.com/docs/tweet-button#properties</text:span></text:a></text:p>
        </text:list-item>
        <text:list-item>
          <text:p text:style-name="P142"><text:span text:style-name="T97">Language selector and </text:span>translation plugin</text:p>
          <text:list>
            <text:list-item>
              <text:p text:style-name="P109">a set of tags for each language, that when added to an object, cause the translator to create a translated new object, and links the two</text:p>
            </text:list-item>
          </text:list>
        </text:list-item>
        <text:list-item>
          <text:p text:style-name="P137">Travel/Motion as parent of both Arrive and Depart</text:p>
        </text:list-item>
        <text:list-item>
          <text:p text:style-name="P142">presentation framework slide-slow browser view, which can be used to display pages from a PDF file. <text:s/>we can use this to embed the presentations as internal objects. <text:s/>each page is a nobject.</text:p>
          <text:list>
            <text:list-item>
              <text:p text:style-name="P109"><text:a xlink:type="simple" xlink:href="https://github.com/hakimel/reveal.js">https</text:a><text:a xlink:type="simple" xlink:href="https://github.com/hakimel/reveal.js">://</text:a><text:a xlink:type="simple" xlink:href="https://github.com/hakimel/reveal.js">github</text:a><text:a xlink:type="simple" xlink:href="https://github.com/hakimel/reveal.js">.</text:a><text:a xlink:type="simple" xlink:href="https://github.com/hakimel/reveal.js">com</text:a><text:a xlink:type="simple" xlink:href="https://github.com/hakimel/reveal.js">/</text:a><text:a xlink:type="simple" xlink:href="https://github.com/hakimel/reveal.js">hakimel</text:a><text:a xlink:type="simple" xlink:href="https://github.com/hakimel/reveal.js">/</text:a><text:a xlink:type="simple" xlink:href="https://github.com/hakimel/reveal.js">reveal</text:a><text:a xlink:type="simple" xlink:href="https://github.com/hakimel/reveal.js">.</text:a><text:a xlink:type="simple" xlink:href="https://github.com/hakimel/reveal.js">js</text:a></text:p>
            </text:list-item>
            <text:list-item>
              <text:p text:style-name="P109">pdf.js</text:p>
            </text:list-item>
            <text:list-item>
              <text:p text:style-name="P109">accordion menu (left) with tree (taxonomy) variable (ex: a JSON object)</text:p>
            </text:list-item>
            <text:list-item>
              <text:p text:style-name="P109">viewer framework (right) - find best js presentation from github &amp; rip it</text:p>
            </text:list-item>
          </text:list>
        </text:list-item>
        <text:list-item>
          <text:p text:style-name="P138">exercise-like behavior reminder</text:p>
        </text:list-item>
        <text:list-item>
          <text:p text:style-name="P109"><text:a xlink:type="simple" xlink:href="https://github.com/calvinmetcalf/catiline">https</text:a><text:a xlink:type="simple" xlink:href="https://github.com/calvinmetcalf/catiline">://</text:a><text:a xlink:type="simple" xlink:href="https://github.com/calvinmetcalf/catiline">github</text:a><text:a xlink:type="simple" xlink:href="https://github.com/calvinmetcalf/catiline">.</text:a><text:a xlink:type="simple" xlink:href="https://github.com/calvinmetcalf/catiline">com</text:a><text:a xlink:type="simple" xlink:href="https://github.com/calvinmetcalf/catiline">/</text:a><text:a xlink:type="simple" xlink:href="https://github.com/calvinmetcalf/catiline">calvinmetcalf</text:a><text:a xlink:type="simple" xlink:href="https://github.com/calvinmetcalf/catiline">/</text:a><text:a xlink:type="simple" xlink:href="https://github.com/calvinmetcalf/catiline">catiline</text:a></text:p>
        </text:list-item>
        <text:list-item>
          <text:p text:style-name="P109"><text:span text:style-name="T20">fix the mini map, it’s not choosing accurate location. make it more intuitive what is being selected. include ability to choose range by radius or polygon, or a simple path to indicate motion</text:span></text:p>
        </text:list-item>
        <text:list-item>
          <text:p text:style-name="P109"><text:span text:style-name="T20">netention server startup script on server boot</text:span></text:p>
          <text:list>
            <text:list-item>
              <text:p text:style-name="P109"><text:span text:style-name="T20">stick something in init.d and chmod a+x and set it on start and use su - user</text:span></text:p>
            </text:list-item>
          </text:list>
        </text:list-item>
        <text:list-item>
          <text:p text:style-name="P109"><text:span text:style-name="T20">‘schema loaded’ -&gt; ‘ontology ready’</text:span></text:p>
          <text:list>
            <text:list-item>
              <text:p text:style-name="P109">ghost ontology (client-side encrypted)</text:p>
            </text:list-item>
          </text:list>
        </text:list-item>
        <text:list-item>
          <text:p text:style-name="P143"><text:span text:style-name="T25">self-</text:span><text:span text:style-name="T24">inventory wizard: “</text:span><text:span text:style-name="T25">what do I have access to?”</text:span></text:p>
        </text:list-item>
        <text:list-item>
          <text:p text:style-name="P139">Documentation</text:p>
          <text:list>
            <text:list-item>
              <text:p text:style-name="P109">object action buttons for implementing object actions via a set of client plugins:</text:p>
              <text:list>
                <text:list-item>
                  <text:p text:style-name="P109">run/execute</text:p>
                  <text:list>
                    <text:list-item>
                      <text:p text:style-name="P109">embedded script (output is displayed into target innerHTML or popup dialog)</text:p>
                    </text:list-item>
                    <text:list-item>
                      <text:p text:style-name="P109">embedded css</text:p>
                    </text:list-item>
                  </text:list>
                </text:list-item>
                <text:list-item>
                  <text:p text:style-name="P109">display “neighborhood” relationships table/graph (with ‘add’ button for forming new relationships, as additional object properties)</text:p>
                </text:list-item>
                <text:list-item>
                  <text:p text:style-name="P109">private/public toggle</text:p>
                </text:list-item>
                <text:list-item>
                  <text:p text:style-name="P109">delete</text:p>
                </text:list-item>
                <text:list-item>
                  <text:p text:style-name="P109">reply</text:p>
                </text:list-item>
                <text:list-item>
                  <text:p text:style-name="P109">export</text:p>
                </text:list-item>
                <text:list-item>
                  <text:p text:style-name="P109">COPY (selection)</text:p>
                </text:list-item>
                <text:list-item>
                  <text:p text:style-name="P109"><text:soft-page-break/>LINK / GROUP (selection)</text:p>
                </text:list-item>
                <text:list-item>
                  <text:p text:style-name="P109">CLONE</text:p>
                </text:list-item>
                <text:list-item>
                  <text:p text:style-name="P109">MERGE (status notification dsplays selected objects), PASTE MERGE, NEW MERGE (status notification display undo)</text:p>
                </text:list-item>
                <text:list-item>
                  <text:p text:style-name="P109">bookmark presets, alternate focus modes</text:p>
                </text:list-item>
                <text:list-item>
                  <text:p text:style-name="P109">vary</text:p>
                </text:list-item>
                <text:list-item>
                  <text:p text:style-name="P109">split</text:p>
                  <text:list>
                    <text:list-item>
                      <text:p text:style-name="P109">sentence</text:p>
                    </text:list-item>
                    <text:list-item>
                      <text:p text:style-name="P109">word</text:p>
                    </text:list-item>
                    <text:list-item>
                      <text:p text:style-name="P109">paragraph</text:p>
                    </text:list-item>
                    <text:list-item>
                      <text:p text:style-name="P109">[other noticeable differentiation, by image, ex:]</text:p>
                    </text:list-item>
                  </text:list>
                </text:list-item>
                <text:list-item>
                  <text:p text:style-name="P109">imagine/real toggle</text:p>
                </text:list-item>
                <text:list-item>
                  <text:p text:style-name="P109">sentencize</text:p>
                </text:list-item>
                <text:list-item>
                  <text:p text:style-name="P109">speak text</text:p>
                </text:list-item>
                <text:list-item>
                  <text:p text:style-name="P109">speak metadata</text:p>
                </text:list-item>
                <text:list-item>
                  <text:p text:style-name="P109">maximize</text:p>
                </text:list-item>
                <text:list-item>
                  <text:p text:style-name="P109">visit link (open new browser tab)</text:p>
                </text:list-item>
                <text:list-item>
                  <text:p text:style-name="P109"><text:span text:style-name="T19">client plugin interface for others: </text:span></text:p>
                  <text:list>
                    <text:list-item>
                      <text:p text:style-name="P109">parameters displayed whether editable or not</text:p>
                    </text:list-item>
                    <text:list-item>
                      <text:p text:style-name="P109">icon</text:p>
                    </text:list-item>
                    <text:list-item>
                      <text:p text:style-name="P109">action function</text:p>
                    </text:list-item>
                    <text:list-item>
                      <text:p text:style-name="P109">popup menu function (returns displayed popup menu, or null)</text:p>
                    </text:list-item>
                    <text:list-item>
                      <text:p text:style-name="P109">enabled</text:p>
                    </text:list-item>
                    <text:list-item>
                      <text:p text:style-name="P109">plugin metadata</text:p>
                    </text:list-item>
                  </text:list>
                </text:list-item>
                <text:list-item>
                  <text:p text:style-name="P109">1-level deep menu for these buttons</text:p>
                  <text:list>
                    <text:list-item>
                      <text:p text:style-name="P109">do/</text:p>
                    </text:list-item>
                    <text:list-item>
                      <text:p text:style-name="P109">edit/</text:p>
                    </text:list-item>
                    <text:list-item>
                      <text:p text:style-name="P109">generate/</text:p>
                    </text:list-item>
                    <text:list-item>
                      <text:p text:style-name="P109">...</text:p>
                    </text:list-item>
                  </text:list>
                </text:list-item>
              </text:list>
            </text:list-item>
            <text:list-item>
              <text:p text:style-name="P109"><text:span text:style-name="T20">Netention Intro </text:span>presentation: <text:a xlink:type="simple" xlink:href="https://docs.google.com/presentation/d/156YzIeH-eoYFl9nMzFxofQ55KVoksqusS0pYYL4WVaA/edit#slide=id.g10f9440fd_165">https</text:a><text:a xlink:type="simple" xlink:href="https://docs.google.com/presentation/d/156YzIeH-eoYFl9nMzFxofQ55KVoksqusS0pYYL4WVaA/edit#slide=id.g10f9440fd_165">://</text:a><text:a xlink:type="simple" xlink:href="https://docs.google.com/presentation/d/156YzIeH-eoYFl9nMzFxofQ55KVoksqusS0pYYL4WVaA/edit#slide=id.g10f9440fd_165">docs</text:a><text:a xlink:type="simple" xlink:href="https://docs.google.com/presentation/d/156YzIeH-eoYFl9nMzFxofQ55KVoksqusS0pYYL4WVaA/edit#slide=id.g10f9440fd_165">.</text:a><text:a xlink:type="simple" xlink:href="https://docs.google.com/presentation/d/156YzIeH-eoYFl9nMzFxofQ55KVoksqusS0pYYL4WVaA/edit#slide=id.g10f9440fd_165">google</text:a><text:a xlink:type="simple" xlink:href="https://docs.google.com/presentation/d/156YzIeH-eoYFl9nMzFxofQ55KVoksqusS0pYYL4WVaA/edit#slide=id.g10f9440fd_165">.</text:a><text:a xlink:type="simple" xlink:href="https://docs.google.com/presentation/d/156YzIeH-eoYFl9nMzFxofQ55KVoksqusS0pYYL4WVaA/edit#slide=id.g10f9440fd_165">com</text:a><text:a xlink:type="simple" xlink:href="https://docs.google.com/presentation/d/156YzIeH-eoYFl9nMzFxofQ55KVoksqusS0pYYL4WVaA/edit#slide=id.g10f9440fd_165">/</text:a><text:a xlink:type="simple" xlink:href="https://docs.google.com/presentation/d/156YzIeH-eoYFl9nMzFxofQ55KVoksqusS0pYYL4WVaA/edit#slide=id.g10f9440fd_165">presentation</text:a><text:a xlink:type="simple" xlink:href="https://docs.google.com/presentation/d/156YzIeH-eoYFl9nMzFxofQ55KVoksqusS0pYYL4WVaA/edit#slide=id.g10f9440fd_165">/</text:a><text:a xlink:type="simple" xlink:href="https://docs.google.com/presentation/d/156YzIeH-eoYFl9nMzFxofQ55KVoksqusS0pYYL4WVaA/edit#slide=id.g10f9440fd_165">d</text:a><text:a xlink:type="simple" xlink:href="https://docs.google.com/presentation/d/156YzIeH-eoYFl9nMzFxofQ55KVoksqusS0pYYL4WVaA/edit#slide=id.g10f9440fd_165">/156</text:a><text:a xlink:type="simple" xlink:href="https://docs.google.com/presentation/d/156YzIeH-eoYFl9nMzFxofQ55KVoksqusS0pYYL4WVaA/edit#slide=id.g10f9440fd_165">YzIeH</text:a><text:a xlink:type="simple" xlink:href="https://docs.google.com/presentation/d/156YzIeH-eoYFl9nMzFxofQ55KVoksqusS0pYYL4WVaA/edit#slide=id.g10f9440fd_165">-</text:a><text:a xlink:type="simple" xlink:href="https://docs.google.com/presentation/d/156YzIeH-eoYFl9nMzFxofQ55KVoksqusS0pYYL4WVaA/edit#slide=id.g10f9440fd_165">eoYFl</text:a><text:a xlink:type="simple" xlink:href="https://docs.google.com/presentation/d/156YzIeH-eoYFl9nMzFxofQ55KVoksqusS0pYYL4WVaA/edit#slide=id.g10f9440fd_165">9</text:a><text:a xlink:type="simple" xlink:href="https://docs.google.com/presentation/d/156YzIeH-eoYFl9nMzFxofQ55KVoksqusS0pYYL4WVaA/edit#slide=id.g10f9440fd_165">nMzFxofQ</text:a><text:a xlink:type="simple" xlink:href="https://docs.google.com/presentation/d/156YzIeH-eoYFl9nMzFxofQ55KVoksqusS0pYYL4WVaA/edit#slide=id.g10f9440fd_165">55</text:a><text:a xlink:type="simple" xlink:href="https://docs.google.com/presentation/d/156YzIeH-eoYFl9nMzFxofQ55KVoksqusS0pYYL4WVaA/edit#slide=id.g10f9440fd_165">KVoksqusS</text:a><text:a xlink:type="simple" xlink:href="https://docs.google.com/presentation/d/156YzIeH-eoYFl9nMzFxofQ55KVoksqusS0pYYL4WVaA/edit#slide=id.g10f9440fd_165">0</text:a><text:a xlink:type="simple" xlink:href="https://docs.google.com/presentation/d/156YzIeH-eoYFl9nMzFxofQ55KVoksqusS0pYYL4WVaA/edit#slide=id.g10f9440fd_165">pYYL</text:a><text:a xlink:type="simple" xlink:href="https://docs.google.com/presentation/d/156YzIeH-eoYFl9nMzFxofQ55KVoksqusS0pYYL4WVaA/edit#slide=id.g10f9440fd_165">4</text:a><text:a xlink:type="simple" xlink:href="https://docs.google.com/presentation/d/156YzIeH-eoYFl9nMzFxofQ55KVoksqusS0pYYL4WVaA/edit#slide=id.g10f9440fd_165">WVaA</text:a><text:a xlink:type="simple" xlink:href="https://docs.google.com/presentation/d/156YzIeH-eoYFl9nMzFxofQ55KVoksqusS0pYYL4WVaA/edit#slide=id.g10f9440fd_165">/</text:a><text:a xlink:type="simple" xlink:href="https://docs.google.com/presentation/d/156YzIeH-eoYFl9nMzFxofQ55KVoksqusS0pYYL4WVaA/edit#slide=id.g10f9440fd_165">edit</text:a><text:a xlink:type="simple" xlink:href="https://docs.google.com/presentation/d/156YzIeH-eoYFl9nMzFxofQ55KVoksqusS0pYYL4WVaA/edit#slide=id.g10f9440fd_165">#</text:a><text:a xlink:type="simple" xlink:href="https://docs.google.com/presentation/d/156YzIeH-eoYFl9nMzFxofQ55KVoksqusS0pYYL4WVaA/edit#slide=id.g10f9440fd_165">slide</text:a><text:a xlink:type="simple" xlink:href="https://docs.google.com/presentation/d/156YzIeH-eoYFl9nMzFxofQ55KVoksqusS0pYYL4WVaA/edit#slide=id.g10f9440fd_165">=</text:a><text:a xlink:type="simple" xlink:href="https://docs.google.com/presentation/d/156YzIeH-eoYFl9nMzFxofQ55KVoksqusS0pYYL4WVaA/edit#slide=id.g10f9440fd_165">id</text:a><text:a xlink:type="simple" xlink:href="https://docs.google.com/presentation/d/156YzIeH-eoYFl9nMzFxofQ55KVoksqusS0pYYL4WVaA/edit#slide=id.g10f9440fd_165">.</text:a><text:a xlink:type="simple" xlink:href="https://docs.google.com/presentation/d/156YzIeH-eoYFl9nMzFxofQ55KVoksqusS0pYYL4WVaA/edit#slide=id.g10f9440fd_165">g</text:a><text:a xlink:type="simple" xlink:href="https://docs.google.com/presentation/d/156YzIeH-eoYFl9nMzFxofQ55KVoksqusS0pYYL4WVaA/edit#slide=id.g10f9440fd_165">10</text:a><text:a xlink:type="simple" xlink:href="https://docs.google.com/presentation/d/156YzIeH-eoYFl9nMzFxofQ55KVoksqusS0pYYL4WVaA/edit#slide=id.g10f9440fd_165">f</text:a><text:a xlink:type="simple" xlink:href="https://docs.google.com/presentation/d/156YzIeH-eoYFl9nMzFxofQ55KVoksqusS0pYYL4WVaA/edit#slide=id.g10f9440fd_165">9440</text:a><text:a xlink:type="simple" xlink:href="https://docs.google.com/presentation/d/156YzIeH-eoYFl9nMzFxofQ55KVoksqusS0pYYL4WVaA/edit#slide=id.g10f9440fd_165">fd</text:a><text:a xlink:type="simple" xlink:href="https://docs.google.com/presentation/d/156YzIeH-eoYFl9nMzFxofQ55KVoksqusS0pYYL4WVaA/edit#slide=id.g10f9440fd_165">_165</text:a></text:p>
            </text:list-item>
          </text:list>
        </text:list-item>
      </text:list>
      <text:p text:style-name="P45"><text:span text:style-name="T19">Introduction </text:span></text:p>
      <text:p text:style-name="P45">v2: google presentation</text:p>
      <text:p text:style-name="P45"><text:a xlink:type="simple" xlink:href="https://docs.google.com/presentation/d/156YzIeH-eoYFl9nMzFxofQ55KVoksqusS0pYYL4WVaA/edit?usp=sharing">https</text:a><text:a xlink:type="simple" xlink:href="https://docs.google.com/presentation/d/156YzIeH-eoYFl9nMzFxofQ55KVoksqusS0pYYL4WVaA/edit?usp=sharing">://</text:a><text:a xlink:type="simple" xlink:href="https://docs.google.com/presentation/d/156YzIeH-eoYFl9nMzFxofQ55KVoksqusS0pYYL4WVaA/edit?usp=sharing">docs</text:a><text:a xlink:type="simple" xlink:href="https://docs.google.com/presentation/d/156YzIeH-eoYFl9nMzFxofQ55KVoksqusS0pYYL4WVaA/edit?usp=sharing">.</text:a><text:a xlink:type="simple" xlink:href="https://docs.google.com/presentation/d/156YzIeH-eoYFl9nMzFxofQ55KVoksqusS0pYYL4WVaA/edit?usp=sharing">google</text:a><text:a xlink:type="simple" xlink:href="https://docs.google.com/presentation/d/156YzIeH-eoYFl9nMzFxofQ55KVoksqusS0pYYL4WVaA/edit?usp=sharing">.</text:a><text:a xlink:type="simple" xlink:href="https://docs.google.com/presentation/d/156YzIeH-eoYFl9nMzFxofQ55KVoksqusS0pYYL4WVaA/edit?usp=sharing">com</text:a><text:a xlink:type="simple" xlink:href="https://docs.google.com/presentation/d/156YzIeH-eoYFl9nMzFxofQ55KVoksqusS0pYYL4WVaA/edit?usp=sharing">/</text:a><text:a xlink:type="simple" xlink:href="https://docs.google.com/presentation/d/156YzIeH-eoYFl9nMzFxofQ55KVoksqusS0pYYL4WVaA/edit?usp=sharing">presentation</text:a><text:a xlink:type="simple" xlink:href="https://docs.google.com/presentation/d/156YzIeH-eoYFl9nMzFxofQ55KVoksqusS0pYYL4WVaA/edit?usp=sharing">/</text:a><text:a xlink:type="simple" xlink:href="https://docs.google.com/presentation/d/156YzIeH-eoYFl9nMzFxofQ55KVoksqusS0pYYL4WVaA/edit?usp=sharing">d</text:a><text:a xlink:type="simple" xlink:href="https://docs.google.com/presentation/d/156YzIeH-eoYFl9nMzFxofQ55KVoksqusS0pYYL4WVaA/edit?usp=sharing">/156</text:a><text:a xlink:type="simple" xlink:href="https://docs.google.com/presentation/d/156YzIeH-eoYFl9nMzFxofQ55KVoksqusS0pYYL4WVaA/edit?usp=sharing">YzIeH</text:a><text:a xlink:type="simple" xlink:href="https://docs.google.com/presentation/d/156YzIeH-eoYFl9nMzFxofQ55KVoksqusS0pYYL4WVaA/edit?usp=sharing">-</text:a><text:a xlink:type="simple" xlink:href="https://docs.google.com/presentation/d/156YzIeH-eoYFl9nMzFxofQ55KVoksqusS0pYYL4WVaA/edit?usp=sharing">eoYFl</text:a><text:a xlink:type="simple" xlink:href="https://docs.google.com/presentation/d/156YzIeH-eoYFl9nMzFxofQ55KVoksqusS0pYYL4WVaA/edit?usp=sharing">9</text:a><text:a xlink:type="simple" xlink:href="https://docs.google.com/presentation/d/156YzIeH-eoYFl9nMzFxofQ55KVoksqusS0pYYL4WVaA/edit?usp=sharing">nMzFxofQ</text:a><text:a xlink:type="simple" xlink:href="https://docs.google.com/presentation/d/156YzIeH-eoYFl9nMzFxofQ55KVoksqusS0pYYL4WVaA/edit?usp=sharing">55</text:a><text:a xlink:type="simple" xlink:href="https://docs.google.com/presentation/d/156YzIeH-eoYFl9nMzFxofQ55KVoksqusS0pYYL4WVaA/edit?usp=sharing">KVoksqusS</text:a><text:a xlink:type="simple" xlink:href="https://docs.google.com/presentation/d/156YzIeH-eoYFl9nMzFxofQ55KVoksqusS0pYYL4WVaA/edit?usp=sharing">0</text:a><text:a xlink:type="simple" xlink:href="https://docs.google.com/presentation/d/156YzIeH-eoYFl9nMzFxofQ55KVoksqusS0pYYL4WVaA/edit?usp=sharing">pYYL</text:a><text:a xlink:type="simple" xlink:href="https://docs.google.com/presentation/d/156YzIeH-eoYFl9nMzFxofQ55KVoksqusS0pYYL4WVaA/edit?usp=sharing">4</text:a><text:a xlink:type="simple" xlink:href="https://docs.google.com/presentation/d/156YzIeH-eoYFl9nMzFxofQ55KVoksqusS0pYYL4WVaA/edit?usp=sharing">WVaA</text:a><text:a xlink:type="simple" xlink:href="https://docs.google.com/presentation/d/156YzIeH-eoYFl9nMzFxofQ55KVoksqusS0pYYL4WVaA/edit?usp=sharing">/</text:a><text:a xlink:type="simple" xlink:href="https://docs.google.com/presentation/d/156YzIeH-eoYFl9nMzFxofQ55KVoksqusS0pYYL4WVaA/edit?usp=sharing">edit</text:a><text:a xlink:type="simple" xlink:href="https://docs.google.com/presentation/d/156YzIeH-eoYFl9nMzFxofQ55KVoksqusS0pYYL4WVaA/edit?usp=sharing">?</text:a><text:a xlink:type="simple" xlink:href="https://docs.google.com/presentation/d/156YzIeH-eoYFl9nMzFxofQ55KVoksqusS0pYYL4WVaA/edit?usp=sharing">usp</text:a><text:a xlink:type="simple" xlink:href="https://docs.google.com/presentation/d/156YzIeH-eoYFl9nMzFxofQ55KVoksqusS0pYYL4WVaA/edit?usp=sharing">=</text:a><text:a xlink:type="simple" xlink:href="https://docs.google.com/presentation/d/156YzIeH-eoYFl9nMzFxofQ55KVoksqusS0pYYL4WVaA/edit?usp=sharing">sharing</text:a></text:p>
      <text:p text:style-name="P45">v1: (openoffice format)</text:p>
      <text:p text:style-name="P45">https://github.com/automenta/netentionjs2/blob/master/doc/netention_introduction.odp </text:p>
      <text:p text:style-name="P45">v0: https://docs.google.com/presentation/d/1CwGqrWFNpmfr98FICXL8UDD6TcvGjx_5lyZzrw1R9tA/edit#slide=id.i120</text:p>
      <text:p text:style-name="P45"/>
      <text:p text:style-name="P45"><text:soft-page-break/>Global survival system (alternate, openoffice format)</text:p>
      <text:p text:style-name="P45"><text:a xlink:type="simple" xlink:href="https://github.com/automenta/netentionjs2/blob/master/doc/netention_global_survival_system.odp">https</text:a><text:a xlink:type="simple" xlink:href="https://github.com/automenta/netentionjs2/blob/master/doc/netention_global_survival_system.odp">://</text:a><text:a xlink:type="simple" xlink:href="https://github.com/automenta/netentionjs2/blob/master/doc/netention_global_survival_system.odp">github</text:a><text:a xlink:type="simple" xlink:href="https://github.com/automenta/netentionjs2/blob/master/doc/netention_global_survival_system.odp">.</text:a><text:a xlink:type="simple" xlink:href="https://github.com/automenta/netentionjs2/blob/master/doc/netention_global_survival_system.odp">com</text:a><text:a xlink:type="simple" xlink:href="https://github.com/automenta/netentionjs2/blob/master/doc/netention_global_survival_system.odp">/</text:a><text:a xlink:type="simple" xlink:href="https://github.com/automenta/netentionjs2/blob/master/doc/netention_global_survival_system.odp">automenta</text:a><text:a xlink:type="simple" xlink:href="https://github.com/automenta/netentionjs2/blob/master/doc/netention_global_survival_system.odp">/</text:a><text:a xlink:type="simple" xlink:href="https://github.com/automenta/netentionjs2/blob/master/doc/netention_global_survival_system.odp">netentionjs</text:a><text:a xlink:type="simple" xlink:href="https://github.com/automenta/netentionjs2/blob/master/doc/netention_global_survival_system.odp">2/</text:a><text:a xlink:type="simple" xlink:href="https://github.com/automenta/netentionjs2/blob/master/doc/netention_global_survival_system.odp">blob</text:a><text:a xlink:type="simple" xlink:href="https://github.com/automenta/netentionjs2/blob/master/doc/netention_global_survival_system.odp">/</text:a><text:a xlink:type="simple" xlink:href="https://github.com/automenta/netentionjs2/blob/master/doc/netention_global_survival_system.odp">master</text:a><text:a xlink:type="simple" xlink:href="https://github.com/automenta/netentionjs2/blob/master/doc/netention_global_survival_system.odp">/</text:a><text:a xlink:type="simple" xlink:href="https://github.com/automenta/netentionjs2/blob/master/doc/netention_global_survival_system.odp">doc</text:a><text:a xlink:type="simple" xlink:href="https://github.com/automenta/netentionjs2/blob/master/doc/netention_global_survival_system.odp">/</text:a><text:a xlink:type="simple" xlink:href="https://github.com/automenta/netentionjs2/blob/master/doc/netention_global_survival_system.odp">netention</text:a><text:a xlink:type="simple" xlink:href="https://github.com/automenta/netentionjs2/blob/master/doc/netention_global_survival_system.odp">_</text:a><text:a xlink:type="simple" xlink:href="https://github.com/automenta/netentionjs2/blob/master/doc/netention_global_survival_system.odp">global</text:a><text:a xlink:type="simple" xlink:href="https://github.com/automenta/netentionjs2/blob/master/doc/netention_global_survival_system.odp">_</text:a><text:a xlink:type="simple" xlink:href="https://github.com/automenta/netentionjs2/blob/master/doc/netention_global_survival_system.odp">survival</text:a><text:a xlink:type="simple" xlink:href="https://github.com/automenta/netentionjs2/blob/master/doc/netention_global_survival_system.odp">_</text:a><text:a xlink:type="simple" xlink:href="https://github.com/automenta/netentionjs2/blob/master/doc/netention_global_survival_system.odp">system</text:a><text:a xlink:type="simple" xlink:href="https://github.com/automenta/netentionjs2/blob/master/doc/netention_global_survival_system.odp">.</text:a><text:a xlink:type="simple" xlink:href="https://github.com/automenta/netentionjs2/blob/master/doc/netention_global_survival_system.odp">odp</text:a></text:p>
      <text:p text:style-name="P46"/>
      <text:p text:style-name="P45">Netention applications: https://docs.google.com/presentation/d/1PwmiWFJ5l7sfk5k61dYk_ocgSo5qhGBQWYnCtyuWOTw/edit?usp=sharing</text:p>
      <text:p text:style-name="P45"/>
      <text:p text:style-name="P45">Netention NASA <text:a xlink:type="simple" xlink:href="https://docs.google.com/presentation/d/1C2mOIn_UvswXBIVZBwPY6B-qamrqMT94QfzI6s9DRyA/edit?usp=sharing">https</text:a><text:a xlink:type="simple" xlink:href="https://docs.google.com/presentation/d/1C2mOIn_UvswXBIVZBwPY6B-qamrqMT94QfzI6s9DRyA/edit?usp=sharing">://</text:a><text:a xlink:type="simple" xlink:href="https://docs.google.com/presentation/d/1C2mOIn_UvswXBIVZBwPY6B-qamrqMT94QfzI6s9DRyA/edit?usp=sharing">docs</text:a><text:a xlink:type="simple" xlink:href="https://docs.google.com/presentation/d/1C2mOIn_UvswXBIVZBwPY6B-qamrqMT94QfzI6s9DRyA/edit?usp=sharing">.</text:a><text:a xlink:type="simple" xlink:href="https://docs.google.com/presentation/d/1C2mOIn_UvswXBIVZBwPY6B-qamrqMT94QfzI6s9DRyA/edit?usp=sharing">google</text:a><text:a xlink:type="simple" xlink:href="https://docs.google.com/presentation/d/1C2mOIn_UvswXBIVZBwPY6B-qamrqMT94QfzI6s9DRyA/edit?usp=sharing">.</text:a><text:a xlink:type="simple" xlink:href="https://docs.google.com/presentation/d/1C2mOIn_UvswXBIVZBwPY6B-qamrqMT94QfzI6s9DRyA/edit?usp=sharing">com</text:a><text:a xlink:type="simple" xlink:href="https://docs.google.com/presentation/d/1C2mOIn_UvswXBIVZBwPY6B-qamrqMT94QfzI6s9DRyA/edit?usp=sharing">/</text:a><text:a xlink:type="simple" xlink:href="https://docs.google.com/presentation/d/1C2mOIn_UvswXBIVZBwPY6B-qamrqMT94QfzI6s9DRyA/edit?usp=sharing">presentation</text:a><text:a xlink:type="simple" xlink:href="https://docs.google.com/presentation/d/1C2mOIn_UvswXBIVZBwPY6B-qamrqMT94QfzI6s9DRyA/edit?usp=sharing">/</text:a><text:a xlink:type="simple" xlink:href="https://docs.google.com/presentation/d/1C2mOIn_UvswXBIVZBwPY6B-qamrqMT94QfzI6s9DRyA/edit?usp=sharing">d</text:a><text:a xlink:type="simple" xlink:href="https://docs.google.com/presentation/d/1C2mOIn_UvswXBIVZBwPY6B-qamrqMT94QfzI6s9DRyA/edit?usp=sharing">/1</text:a><text:a xlink:type="simple" xlink:href="https://docs.google.com/presentation/d/1C2mOIn_UvswXBIVZBwPY6B-qamrqMT94QfzI6s9DRyA/edit?usp=sharing">C</text:a><text:a xlink:type="simple" xlink:href="https://docs.google.com/presentation/d/1C2mOIn_UvswXBIVZBwPY6B-qamrqMT94QfzI6s9DRyA/edit?usp=sharing">2</text:a><text:a xlink:type="simple" xlink:href="https://docs.google.com/presentation/d/1C2mOIn_UvswXBIVZBwPY6B-qamrqMT94QfzI6s9DRyA/edit?usp=sharing">mOIn</text:a><text:a xlink:type="simple" xlink:href="https://docs.google.com/presentation/d/1C2mOIn_UvswXBIVZBwPY6B-qamrqMT94QfzI6s9DRyA/edit?usp=sharing">_</text:a><text:a xlink:type="simple" xlink:href="https://docs.google.com/presentation/d/1C2mOIn_UvswXBIVZBwPY6B-qamrqMT94QfzI6s9DRyA/edit?usp=sharing">UvswXBIVZBwPY</text:a><text:a xlink:type="simple" xlink:href="https://docs.google.com/presentation/d/1C2mOIn_UvswXBIVZBwPY6B-qamrqMT94QfzI6s9DRyA/edit?usp=sharing">6</text:a><text:a xlink:type="simple" xlink:href="https://docs.google.com/presentation/d/1C2mOIn_UvswXBIVZBwPY6B-qamrqMT94QfzI6s9DRyA/edit?usp=sharing">B</text:a><text:a xlink:type="simple" xlink:href="https://docs.google.com/presentation/d/1C2mOIn_UvswXBIVZBwPY6B-qamrqMT94QfzI6s9DRyA/edit?usp=sharing">-</text:a><text:a xlink:type="simple" xlink:href="https://docs.google.com/presentation/d/1C2mOIn_UvswXBIVZBwPY6B-qamrqMT94QfzI6s9DRyA/edit?usp=sharing">qamrqMT</text:a><text:a xlink:type="simple" xlink:href="https://docs.google.com/presentation/d/1C2mOIn_UvswXBIVZBwPY6B-qamrqMT94QfzI6s9DRyA/edit?usp=sharing">94</text:a><text:a xlink:type="simple" xlink:href="https://docs.google.com/presentation/d/1C2mOIn_UvswXBIVZBwPY6B-qamrqMT94QfzI6s9DRyA/edit?usp=sharing">QfzI</text:a><text:a xlink:type="simple" xlink:href="https://docs.google.com/presentation/d/1C2mOIn_UvswXBIVZBwPY6B-qamrqMT94QfzI6s9DRyA/edit?usp=sharing">6</text:a><text:a xlink:type="simple" xlink:href="https://docs.google.com/presentation/d/1C2mOIn_UvswXBIVZBwPY6B-qamrqMT94QfzI6s9DRyA/edit?usp=sharing">s</text:a><text:a xlink:type="simple" xlink:href="https://docs.google.com/presentation/d/1C2mOIn_UvswXBIVZBwPY6B-qamrqMT94QfzI6s9DRyA/edit?usp=sharing">9</text:a><text:a xlink:type="simple" xlink:href="https://docs.google.com/presentation/d/1C2mOIn_UvswXBIVZBwPY6B-qamrqMT94QfzI6s9DRyA/edit?usp=sharing">DRyA</text:a><text:a xlink:type="simple" xlink:href="https://docs.google.com/presentation/d/1C2mOIn_UvswXBIVZBwPY6B-qamrqMT94QfzI6s9DRyA/edit?usp=sharing">/</text:a><text:a xlink:type="simple" xlink:href="https://docs.google.com/presentation/d/1C2mOIn_UvswXBIVZBwPY6B-qamrqMT94QfzI6s9DRyA/edit?usp=sharing">edit</text:a><text:a xlink:type="simple" xlink:href="https://docs.google.com/presentation/d/1C2mOIn_UvswXBIVZBwPY6B-qamrqMT94QfzI6s9DRyA/edit?usp=sharing">?</text:a><text:a xlink:type="simple" xlink:href="https://docs.google.com/presentation/d/1C2mOIn_UvswXBIVZBwPY6B-qamrqMT94QfzI6s9DRyA/edit?usp=sharing">usp</text:a><text:a xlink:type="simple" xlink:href="https://docs.google.com/presentation/d/1C2mOIn_UvswXBIVZBwPY6B-qamrqMT94QfzI6s9DRyA/edit?usp=sharing">=</text:a><text:a xlink:type="simple" xlink:href="https://docs.google.com/presentation/d/1C2mOIn_UvswXBIVZBwPY6B-qamrqMT94QfzI6s9DRyA/edit?usp=sharing">sharing</text:a></text:p>
      <text:p text:style-name="P45"/>
      <text:p text:style-name="P45">Semantic Business Intelligence</text:p>
      <text:p text:style-name="P45">https://docs.google.com/presentation/d/17LQVk5b3sSTVOttgBhI8EEseb_kicLJMQq-BlDtNwNo/edit?usp=sharing </text:p>
      <text:p text:style-name="P45"/>
      <text:p text:style-name="P45">Netention Neighborhood</text:p>
      <text:p text:style-name="P45">https://docs.google.com/presentation/d/12CqfvbSfnI5dWccktxjBNeGZS6_tZAvRzhUdB-1kdXg/edit?usp=sharing </text:p>
      <text:p text:style-name="P45"/>
      <text:p text:style-name="P45">Ouishare</text:p>
      <text:p text:style-name="P45">https://docs.google.com/presentation/d/1aT7PdK54zL70P-MlZuxgQ6ASYg6pdxn6_Fcc9AIwIKM/edit?usp=sharing </text:p>
      <text:p text:style-name="P45"/>
      <text:p text:style-name="P45">Global suvival system</text:p>
      <text:p text:style-name="P45">https://docs.google.com/presentation/d/12SYeqG2CmQbt8A76Z8r0PVYHja3Ju1oV3AFbQFq_zdc/edit?usp=sharing </text:p>
      <text:p text:style-name="P45"/>
      <text:p text:style-name="P45">Naked Mind Protocol</text:p>
      <text:p text:style-name="P45">https://docs.google.com/presentation/d/1Q98meEH7ojKp1KIHKK-Q0nVhIJAYb2FgD5L6X46oya0/edit?usp=sharing</text:p>
      <text:p text:style-name="P47"/>
      <text:list xml:id="list71" text:style-name="LS1">
        <text:list-item>
          <text:list>
            <text:list-item>
              <text:list>
                <text:list-item>
                  <text:p text:style-name="P109"><text:span text:style-name="T20">integrate original introduction to slides somewhere after slide #8</text:span></text:p>
                </text:list-item>
              </text:list>
            </text:list-item>
            <text:list-item>
              <text:p text:style-name="P109"><text:span text:style-name="T20">Netention Theory </text:span>presentation</text:p>
            </text:list-item>
            <text:list-item>
              <text:p text:style-name="P109"><text:span text:style-name="T20">Netention Systems </text:span>presentation</text:p>
            </text:list-item>
            <text:list-item>
              <text:p text:style-name="P109"><text:span text:style-name="T20">Netention Growth </text:span>presentation</text:p>
              <text:list>
                <text:list-item>
                  <text:p text:style-name="P139">crowdfunding</text:p>
                </text:list-item>
              </text:list>
            </text:list-item>
            <text:list-item>
              <text:p text:style-name="P109">earth beacon protocol presentation</text:p>
            </text:list-item>
            <text:list-item>
              <text:p text:style-name="P109">avatar soundboard / video remix presentation</text:p>
              <text:list>
                <text:list-item>
                  <text:p text:style-name="P109">personal agents</text:p>
                </text:list-item>
                <text:list-item>
                  <text:p text:style-name="P109">artificial art</text:p>
                </text:list-item>
                <text:list-item>
                  <text:p text:style-name="P109">education entertainment (adhd)</text:p>
                </text:list-item>
              </text:list>
            </text:list-item>
            <text:list-item>
              <text:p text:style-name="P109">federated cyber militia presentation (w/ eric’s organization patterns)</text:p>
              <text:list>
                <text:list-item>
                  <text:p text:style-name="P109"><text:a xlink:type="simple" xlink:href="http://www.scribd.com/doc/170284138/Trade-and-Law-Matrix">http</text:a><text:a xlink:type="simple" xlink:href="http://www.scribd.com/doc/170284138/Trade-and-Law-Matrix">://</text:a><text:a xlink:type="simple" xlink:href="http://www.scribd.com/doc/170284138/Trade-and-Law-Matrix">www</text:a><text:a xlink:type="simple" xlink:href="http://www.scribd.com/doc/170284138/Trade-and-Law-Matrix">.</text:a><text:a xlink:type="simple" xlink:href="http://www.scribd.com/doc/170284138/Trade-and-Law-Matrix">scribd</text:a><text:a xlink:type="simple" xlink:href="http://www.scribd.com/doc/170284138/Trade-and-Law-Matrix">.</text:a><text:a xlink:type="simple" xlink:href="http://www.scribd.com/doc/170284138/Trade-and-Law-Matrix">com</text:a><text:a xlink:type="simple" xlink:href="http://www.scribd.com/doc/170284138/Trade-and-Law-Matrix">/</text:a><text:a xlink:type="simple" xlink:href="http://www.scribd.com/doc/170284138/Trade-and-Law-Matrix">doc</text:a><text:a xlink:type="simple" xlink:href="http://www.scribd.com/doc/170284138/Trade-and-Law-Matrix">/170284138/</text:a><text:a xlink:type="simple" xlink:href="http://www.scribd.com/doc/170284138/Trade-and-Law-Matrix">Trade</text:a><text:a xlink:type="simple" xlink:href="http://www.scribd.com/doc/170284138/Trade-and-Law-Matrix">-</text:a><text:a xlink:type="simple" xlink:href="http://www.scribd.com/doc/170284138/Trade-and-Law-Matrix">and</text:a><text:a xlink:type="simple" xlink:href="http://www.scribd.com/doc/170284138/Trade-and-Law-Matrix">-</text:a><text:a xlink:type="simple" xlink:href="http://www.scribd.com/doc/170284138/Trade-and-Law-Matrix">Law</text:a><text:a xlink:type="simple" xlink:href="http://www.scribd.com/doc/170284138/Trade-and-Law-Matrix">-</text:a><text:a xlink:type="simple" xlink:href="http://www.scribd.com/doc/170284138/Trade-and-Law-Matrix">Matrix</text:a></text:p>
                </text:list-item>
                <text:list-item>
                  <text:p text:style-name="P109"><text:soft-page-break/><text:a xlink:type="simple" xlink:href="http://buildfreedom.com/tl/tl07a.shtml">http</text:a><text:a xlink:type="simple" xlink:href="http://buildfreedom.com/tl/tl07a.shtml">://</text:a><text:a xlink:type="simple" xlink:href="http://buildfreedom.com/tl/tl07a.shtml">buildfreedom</text:a><text:a xlink:type="simple" xlink:href="http://buildfreedom.com/tl/tl07a.shtml">.</text:a><text:a xlink:type="simple" xlink:href="http://buildfreedom.com/tl/tl07a.shtml">com</text:a><text:a xlink:type="simple" xlink:href="http://buildfreedom.com/tl/tl07a.shtml">/</text:a><text:a xlink:type="simple" xlink:href="http://buildfreedom.com/tl/tl07a.shtml">tl</text:a><text:a xlink:type="simple" xlink:href="http://buildfreedom.com/tl/tl07a.shtml">/</text:a><text:a xlink:type="simple" xlink:href="http://buildfreedom.com/tl/tl07a.shtml">tl</text:a><text:a xlink:type="simple" xlink:href="http://buildfreedom.com/tl/tl07a.shtml">07</text:a><text:a xlink:type="simple" xlink:href="http://buildfreedom.com/tl/tl07a.shtml">a</text:a><text:a xlink:type="simple" xlink:href="http://buildfreedom.com/tl/tl07a.shtml">.</text:a><text:a xlink:type="simple" xlink:href="http://buildfreedom.com/tl/tl07a.shtml">shtml</text:a></text:p>
                </text:list-item>
                <text:list-item>
                  <text:p text:style-name="P109"><text:a xlink:type="simple" xlink:href="https://github.com/automenta/reasonable_policy">https</text:a><text:a xlink:type="simple" xlink:href="https://github.com/automenta/reasonable_policy">://</text:a><text:a xlink:type="simple" xlink:href="https://github.com/automenta/reasonable_policy">github</text:a><text:a xlink:type="simple" xlink:href="https://github.com/automenta/reasonable_policy">.</text:a><text:a xlink:type="simple" xlink:href="https://github.com/automenta/reasonable_policy">com</text:a><text:a xlink:type="simple" xlink:href="https://github.com/automenta/reasonable_policy">/</text:a><text:a xlink:type="simple" xlink:href="https://github.com/automenta/reasonable_policy">automenta</text:a><text:a xlink:type="simple" xlink:href="https://github.com/automenta/reasonable_policy">/</text:a><text:a xlink:type="simple" xlink:href="https://github.com/automenta/reasonable_policy">reasonable</text:a><text:a xlink:type="simple" xlink:href="https://github.com/automenta/reasonable_policy">_</text:a><text:a xlink:type="simple" xlink:href="https://github.com/automenta/reasonable_policy">policy</text:a></text:p>
                </text:list-item>
                <text:list-item>
                  <text:p text:style-name="P109">first earth battalion</text:p>
                </text:list-item>
              </text:list>
            </text:list-item>
            <text:list-item>
              <text:p text:style-name="P109">biosphere / noosphere optimization presentation</text:p>
            </text:list-item>
          </text:list>
        </text:list-item>
        <text:list-item>
          <text:p text:style-name="P109"><text:span text:style-name="T20">content area scroll issue (on macOSX) in Team View</text:span></text:p>
        </text:list-item>
        <text:list-item>
          <text:p text:style-name="P109"><text:span text:style-name="T20">fix new user bug</text:span></text:p>
          <text:list>
            <text:list-item>
              <text:p text:style-name="P109"><text:span text:style-name="T20">update profile selector when new profiles are added (via backbone event)</text:span></text:p>
            </text:list-item>
            <text:list-item>
              <text:p text:style-name="P109"><text:span text:style-name="T20">final part: after creating a new profile, reload so that the ‘team’ view and other views involving selves is refreshed</text:span></text:p>
            </text:list-item>
          </text:list>
        </text:list-item>
        <text:list-item>
          <text:p text:style-name="P109"><text:span text:style-name="T20">chat view to be aware of profile changes (via backbone event)</text:span></text:p>
        </text:list-item>
        <text:list-item>
          <text:p text:style-name="P109"><text:span text:style-name="T20">add ‘deleted.’ notification to an object edtior (ex: in a popup window) that has been deleted. otherwise it’s confusing to see it on the screen unchanged</text:span></text:p>
        </text:list-item>
        <text:list-item>
          <text:p text:style-name="P109"><text:span text:style-name="T20">make sure that file upload form works if multiple object edits are instantiated</text:span></text:p>
          <text:list>
            <text:list-item>
              <text:p text:style-name="P109"><text:span text:style-name="T20">file upload form should disable the ‘Upload’ button after an upload, since clicking on it will take them to a different page</text:span></text:p>
            </text:list-item>
          </text:list>
        </text:list-item>
        <text:list-item>
          <text:p text:style-name="P109"><text:span text:style-name="T20">extra tabs:</text:span></text:p>
          <text:list>
            <text:list-item>
              <text:p text:style-name="P139">FAVORITE</text:p>
            </text:list-item>
            <text:list-item>
              <text:p text:style-name="P109"><text:span text:style-name="T20">READ_LATER</text:span></text:p>
            </text:list-item>
            <text:list-item>
              <text:p text:style-name="P139">BULLSHIT</text:p>
            </text:list-item>
            <text:list-item>
              <text:p text:style-name="P139">FUNNY</text:p>
            </text:list-item>
            <text:list-item>
              <text:p text:style-name="P139">THEORY</text:p>
            </text:list-item>
            <text:list-item>
              <text:p text:style-name="P139">WARNING</text:p>
            </text:list-item>
            <text:list-item>
              <text:p text:style-name="P109"><text:span text:style-name="T20">…[more from GLP, ATSNN, beforeitsnews.com, and others]</text:span></text:p>
            </text:list-item>
            <text:list-item>
              <text:p text:style-name="P109"><text:span text:style-name="T20">Couchsurfing:</text:span><text:a xlink:type="simple" xlink:href="https://www.couchsurfing.org/editprofile.html?edit=general"> <text:s/></text:a><text:a xlink:type="simple" xlink:href="https://www.couchsurfing.org/editprofile.html?edit=general">General</text:a><text:a xlink:type="simple" xlink:href="https://www.couchsurfing.org/editprofile.html?edit=general"> <text:s/></text:a><text:a xlink:type="simple" xlink:href="https://www.couchsurfing.org/editprofile.html?edit=location"><text:s text:c="2"/></text:a><text:a xlink:type="simple" xlink:href="https://www.couchsurfing.org/editprofile.html?edit=location">Location</text:a><text:a xlink:type="simple" xlink:href="https://www.couchsurfing.org/editprofile.html?edit=location"> <text:s/></text:a><text:a xlink:type="simple" xlink:href="https://www.couchsurfing.org/editprofile.html?edit=travels"><text:s text:c="2"/></text:a><text:a xlink:type="simple" xlink:href="https://www.couchsurfing.org/editprofile.html?edit=travels">Travels</text:a><text:a xlink:type="simple" xlink:href="https://www.couchsurfing.org/editprofile.html?edit=travels"> <text:s/></text:a><text:a xlink:type="simple" xlink:href="https://www.couchsurfing.org/editprofile.html?edit=languages"><text:s text:c="2"/></text:a><text:a xlink:type="simple" xlink:href="https://www.couchsurfing.org/editprofile.html?edit=languages">Languages</text:a><text:a xlink:type="simple" xlink:href="https://www.couchsurfing.org/editprofile.html?edit=languages"> <text:s/></text:a><text:a xlink:type="simple" xlink:href="https://www.couchsurfing.org/editprofile.html?edit=description"><text:s text:c="2"/></text:a><text:a xlink:type="simple" xlink:href="https://www.couchsurfing.org/editprofile.html?edit=description">Description</text:a><text:a xlink:type="simple" xlink:href="https://www.couchsurfing.org/editprofile.html?edit=description"> <text:s/></text:a><text:a xlink:type="simple" xlink:href="https://www.couchsurfing.org/editprofile.html?edit=photo"><text:s text:c="2"/></text:a><text:a xlink:type="simple" xlink:href="https://www.couchsurfing.org/editprofile.html?edit=photo">Photos</text:a><text:a xlink:type="simple" xlink:href="https://www.couchsurfing.org/editprofile.html?edit=photo"> <text:s/></text:a><text:a xlink:type="simple" xlink:href="https://www.couchsurfing.org/editprofile.html?edit=couch"><text:s text:c="2"/></text:a><text:a xlink:type="simple" xlink:href="https://www.couchsurfing.org/editprofile.html?edit=couch">Couch</text:a><text:a xlink:type="simple" xlink:href="https://www.couchsurfing.org/editprofile.html?edit=couch"> <text:s/></text:a><text:a xlink:type="simple" xlink:href="https://www.couchsurfing.org/editprofile.html?edit=volunteer"><text:s text:c="2"/></text:a><text:a xlink:type="simple" xlink:href="https://www.couchsurfing.org/editprofile.html?edit=volunteer">Get</text:a><text:a xlink:type="simple" xlink:href="https://www.couchsurfing.org/editprofile.html?edit=volunteer"> </text:a><text:a xlink:type="simple" xlink:href="https://www.couchsurfing.org/editprofile.html?edit=volunteer">Involved</text:a><text:a xlink:type="simple" xlink:href="https://www.couchsurfing.org/editprofile.html?edit=volunteer">! <text:s/></text:a><text:a xlink:type="simple" xlink:href="https://www.couchsurfing.org/editprofile.html?edit=preferences"><text:s text:c="2"/></text:a><text:a xlink:type="simple" xlink:href="https://www.couchsurfing.org/editprofile.html?edit=preferences">Preferences</text:a><text:a xlink:type="simple" xlink:href="https://www.couchsurfing.org/editprofile.html?edit=preferences"> <text:s/></text:a><text:a xlink:type="simple" xlink:href="https://www.couchsurfing.org/editprofile.html?edit=privacy"><text:s text:c="2"/></text:a><text:a xlink:type="simple" xlink:href="https://www.couchsurfing.org/editprofile.html?edit=privacy">Privacy</text:a><text:a xlink:type="simple" xlink:href="https://www.couchsurfing.org/editprofile.html?edit=privacy"> <text:s/></text:a><text:a xlink:type="simple" xlink:href="https://www.couchsurfing.org/editprofile.html?edit=im"><text:s text:c="2"/></text:a><text:a xlink:type="simple" xlink:href="https://www.couchsurfing.org/editprofile.html?edit=im">IM</text:a><text:a xlink:type="simple" xlink:href="https://www.couchsurfing.org/editprofile.html?edit=im"> <text:s/></text:a><text:a xlink:type="simple" xlink:href="https://www.couchsurfing.org/editprofile.html?edit=delete"><text:s text:c="2"/></text:a><text:a xlink:type="simple" xlink:href="https://www.couchsurfing.org/editprofile.html?edit=delete">Delete</text:a><text:a xlink:type="simple" xlink:href="https://www.couchsurfing.org/editprofile.html?edit=delete"> <text:s/></text:a><text:span text:style-name="T20"><text:s text:c="2"/></text:span></text:p>
            </text:list-item>
          </text:list>
        </text:list-item>
        <text:list-item>
          <text:p text:style-name="P109"><text:span text:style-name="T20">fix duplicate upload bug - attached UUID to end of filename?</text:span></text:p>
        </text:list-item>
        <text:list-item>
          <text:p text:style-name="P109"><text:span text:style-name="T20">force or suggest client’s self.clear() when server DB reset or changed</text:span></text:p>
        </text:list-item>
        <text:list-item>
          <text:p text:style-name="P109"><text:span text:style-name="T20">&lt;time&gt; update immediate, it seems to take 60 sec for first refresh</text:span></text:p>
          <text:list>
            <text:list-item>
              <text:p text:style-name="P109"><text:span text:style-name="T20"><text:s text:c="4"/>$('body').timeago('refresh');</text:span></text:p>
            </text:list-item>
          </text:list>
        </text:list-item>
        <text:list-item>
          <text:p text:style-name="P109"><text:span text:style-name="T20">filtering when unidentified</text:span></text:p>
        </text:list-item>
      </text:list>
      <text:list xml:id="list645957702358392924" text:style-name="LS2">
        <text:list-item>
          <text:p text:style-name="P110">multivariate unit/currency/measurement support for real (scalar) quantities</text:p>
        </text:list-item>
        <text:list-item>
          <text:p text:style-name="P110">public mode <text:span text:style-name="T27">special read-only URL that doesnt involve a login process, or conversely a special read-write URL that requires a login</text:span></text:p>
          <text:list>
            <text:list-item>
              <text:p text:style-name="P110">disable creation of objects when un-identified; open login screen</text:p>
            </text:list-item>
          </text:list>
        </text:list-item>
        <text:list-item>
          <text:p text:style-name="P110">CLIENT CONFIGURATION PARAMETERS</text:p>
          <text:list>
            <text:list-item>
              <text:p text:style-name="P110">configuration.public.js (specifies client behavior)</text:p>
            </text:list-item>
            <text:list-item>
              <text:p text:style-name="P110">configuration.private.js (only known by server)</text:p>
            </text:list-item>
            <text:list-item>
              <text:p text:style-name="P110">set Talk widget optional (by configuration parameter) </text:p>
              <text:list>
                <text:list-item>
                  <text:p text:style-name="P110">lazyload its .js when first clicked? <text:s/>this may have side-effects</text:p>
                </text:list-item>
              </text:list>
            </text:list-item>
            <text:list-item>
              <text:p text:style-name="P110">static - disable login completely, and use as particular URL as startup data</text:p>
            </text:list-item>
            <text:list-item>
              <text:p text:style-name="P110">server reads client configuration to HARD disable certain features</text:p>
            </text:list-item>
          </text:list>
        </text:list-item>
        <text:list-item>
          <text:p text:style-name="P110">escape key to toggle avatarmenu</text:p>
        </text:list-item>
        <text:list-item>
          <text:p text:style-name="P110">object-oriented nobject API <text:s/>(util.js)</text:p>
        </text:list-item>
        <text:list-item>
          <text:p text:style-name="P110"><text:soft-page-break/><text:span text:style-name="T27">tag and keyword filter to select relevancy</text:span></text:p>
          <text:list>
            <text:list-item>
              <text:p text:style-name="P110">finish time focus to choose time relevancy</text:p>
            </text:list-item>
            <text:list-item>
              <text:p text:style-name="P110">adjust url to contain keyword or time focus</text:p>
            </text:list-item>
          </text:list>
        </text:list-item>
        <text:list-item>
          <text:p text:style-name="P110">goal view</text:p>
          <text:list>
            <text:list-item>
              <text:p text:style-name="P110">unify plan / goal view / plugins that repeats</text:p>
            </text:list-item>
            <text:list-item>
              <text:p text:style-name="P110">alternate time views:</text:p>
              <text:list>
                <text:list-item>
                  <text:p text:style-name="P110">hourly (without reference to date, but adjust for daylight savings and timezone. mostly rely on unixtime)</text:p>
                </text:list-item>
                <text:list-item>
                  <text:p text:style-name="P110">weekly</text:p>
                </text:list-item>
                <text:list-item>
                  <text:p text:style-name="P110">monthly</text:p>
                </text:list-item>
                <text:list-item>
                  <text:p text:style-name="P110">add ability to set alternate destination location for any given ‘want to’ item. but default to current location</text:p>
                </text:list-item>
                <text:list-item>
                  <text:p text:style-name="P110">allow an activity to be marked as ‘completed’ or ‘delayed’</text:p>
                </text:list-item>
                <text:list-item>
                  <text:p text:style-name="P110">if an activity is repetitive, see the repetition metadata collected below and organize into a single panel where it can all be controlled</text:p>
                </text:list-item>
                <text:list-item>
                  <text:p text:style-name="P110">optional picture or video can be attached to each ‘want to’</text:p>
                </text:list-item>
                <text:list-item>
                  <text:p text:style-name="P110">classes are similar to ‘want to’ items but their main purpose is to</text:p>
                  <text:list>
                    <text:list-item>
                      <text:p text:style-name="P110">generate ‘want to’ in the future, at some learning pace</text:p>
                    </text:list-item>
                    <text:list-item>
                      <text:p text:style-name="P110">track the completion of the course</text:p>
                    </text:list-item>
                    <text:list-item>
                      <text:p text:style-name="P110">act as a virtual teacher that can instruct beyond the pre-programmed behavior of the software</text:p>
                    </text:list-item>
                  </text:list>
                </text:list-item>
              </text:list>
            </text:list-item>
          </text:list>
        </text:list-item>
        <text:list-item>
          <text:p text:style-name="P110">unify auth/ID screen</text:p>
        </text:list-item>
        <text:list-item>
          <text:p text:style-name="P110">map layers: custom map layers defined by an image (ex: floorplan diagram), like tidepool</text:p>
        </text:list-item>
        <text:list-item>
          <text:p text:style-name="P110">‘favorites’ tag widget (star)</text:p>
        </text:list-item>
        <text:list-item>
          <text:p text:style-name="P110">optional tab switcher in object editor for each tag</text:p>
        </text:list-item>
        <text:list-item>
          <text:p text:style-name="P110">‘scan’ button add end of list/grid that queries server for more data</text:p>
          <text:list>
            <text:list-item>
              <text:p text:style-name="P110">allow bulletin board mode where grid items can be post-it notes arbitrarily placed on a virtual canvas that gets saved and can facilitate drawing connections</text:p>
            </text:list-item>
          </text:list>
        </text:list-item>
        <text:list-item>
          <text:p text:style-name="P110">list display and sort options as sub-avatarbuttons (beneath)</text:p>
        </text:list-item>
        <text:list-item>
          <text:p text:style-name="P110">middle click on map to set focus to that location</text:p>
        </text:list-item>
        <text:list-item>
          <text:p text:style-name="P110">test object values</text:p>
        </text:list-item>
        <text:list-item>
          <text:p text:style-name="P110">plugin control objects</text:p>
        </text:list-item>
        <text:list-item>
          <text:p text:style-name="P110">drawing value input widget</text:p>
        </text:list-item>
        <text:list-item>
          <text:p text:style-name="P110"/>
        </text:list-item>
        <text:list-item>
          <text:p text:style-name="P110">explain adaptive ontology system</text:p>
        </text:list-item>
        <text:list-item>
          <text:p text:style-name="P110">client-only mode w/ static datasource</text:p>
        </text:list-item>
        <text:list-item>
          <text:p text:style-name="P110">JSON-DL</text:p>
        </text:list-item>
        <text:list-item>
          <text:p text:style-name="P110">server sends extra data when focus changes</text:p>
        </text:list-item>
        <text:list-item>
          <text:p text:style-name="P110">indicators while loading, can appear paused on slow connections or when much data is sent</text:p>
        </text:list-item>
        <text:list-item>
          <text:p text:style-name="P110">GRAPH view</text:p>
          <text:list>
            <text:list-item>
              <text:p text:style-name="P110">submenu</text:p>
              <text:list>
                <text:list-item>
                  <text:p text:style-name="P110">layout buttons activated on-demand</text:p>
                </text:list-item>
              </text:list>
            </text:list-item>
            <text:list-item>
              <text:p text:style-name="P110">increase mousewheel zoom speed</text:p>
            </text:list-item>
            <text:list-item>
              <text:p text:style-name="P110"><text:soft-page-break/>icon on nodes</text:p>
            </text:list-item>
            <text:list-item>
              <text:p text:style-name="P110">circle shape for types</text:p>
            </text:list-item>
            <text:list-item>
              <text:p text:style-name="P110">edge arrows</text:p>
            </text:list-item>
            <text:list-item>
              <text:p text:style-name="P110">edge labels</text:p>
            </text:list-item>
            <text:list-item>
              <text:p text:style-name="P110">‘lock updates’ button</text:p>
            </text:list-item>
            <text:list-item>
              <text:p text:style-name="P110">‘lock all in place’ button</text:p>
            </text:list-item>
            <text:list-item>
              <text:p text:style-name="P110">‘layout’ button</text:p>
            </text:list-item>
            <text:list-item>
              <text:p text:style-name="P110">edge toggles</text:p>
            </text:list-item>
            <text:list-item>
              <text:p text:style-name="P110">timeline view</text:p>
            </text:list-item>
            <text:list-item>
              <text:p text:style-name="P110">“tag for 'Fungi' and 'Application software' are actually stored as separate objects. <text:s/>but i will add the explicit linking for contextual objects such as those.” thanks for the reminder</text:p>
            </text:list-item>
            <text:list-item>
              <text:p text:style-name="P110">“I added a link from Bob to Fungi, but it did not persist (next visit to the Graph view, it was gone). right, we'll need to add this event handler. <text:s/>but i want to add a sketch control where the links can be drawn freehand”</text:p>
            </text:list-item>
          </text:list>
        </text:list-item>
      </text:list>
      <text:p text:style-name="P48"/>
      <text:list xml:id="list170" text:style-name="LS2">
        <text:list-item>
          <text:p text:style-name="P110">Android app</text:p>
          <text:list>
            <text:list-item>
              <text:p text:style-name="P110">start with: github.com/automenta/curiosume_android -&gt; netention_andoid</text:p>
            </text:list-item>
          </text:list>
        </text:list-item>
        <text:list-item>
          <text:p text:style-name="P110">including other data sources (in the systems documentation doc?) in this doc so everything is all in one place. <text:s/>those data will eventually appear in appropriate plugins</text:p>
        </text:list-item>
        <text:list-item>
          <text:p text:style-name="P110">openstreetmaps link for lat/lon in HTML view of profile export</text:p>
        </text:list-item>
        <text:list-item>
          <text:p text:style-name="P110">RSS refresh at interval</text:p>
        </text:list-item>
        <text:list-item>
          <text:p text:style-name="P110">Context / Operator Tags</text:p>
          <text:list>
            <text:list-item>
              <text:p text:style-name="P110">field that specifies to which object this refers to. <text:s/>for tagging a person, these would be context=[userid]</text:p>
            </text:list-item>
            <text:list-item>
              <text:p text:style-name="P110"><text:tab/>then use this to select all a user’s contextual tags: get all user tags</text:p>
            </text:list-item>
            <text:list-item>
              <text:p text:style-name="P110">Compare</text:p>
              <text:list>
                <text:list-item>
                  <text:p text:style-name="P110">Union</text:p>
                </text:list-item>
                <text:list-item>
                  <text:p text:style-name="P110">Intersection</text:p>
                </text:list-item>
              </text:list>
            </text:list-item>
            <text:list-item>
              <text:p text:style-name="P110">Match (Best Matches for a given user)</text:p>
              <text:list>
                <text:list-item>
                  <text:p text:style-name="P110">Best Teachers</text:p>
                </text:list-item>
                <text:list-item>
                  <text:p text:style-name="P110">Best Students</text:p>
                </text:list-item>
                <text:list-item>
                  <text:p text:style-name="P110">Best Collaborators</text:p>
                </text:list-item>
                <text:list-item>
                  <text:p text:style-name="P110">Nearest (ignores geolocation)</text:p>
                </text:list-item>
              </text:list>
            </text:list-item>
            <text:list-item>
              <text:p text:style-name="P110">transmit all user-context objects (optional by client.js configuration option on load), ex: can,need,not,[skills]</text:p>
            </text:list-item>
          </text:list>
        </text:list-item>
        <text:list-item>
          <text:p text:style-name="P110">Ripple integration</text:p>
          <text:list>
            <text:list-item>
              <text:p text:style-name="P110">Show user’s wallet status (when ID known)</text:p>
            </text:list-item>
            <text:list-item>
              <text:p text:style-name="P110">Payment action</text:p>
            </text:list-item>
          </text:list>
        </text:list-item>
        <text:list-item>
          <text:p text:style-name="P110">refactor ontology format so that:</text:p>
          <text:list>
            <text:list-item>
              <text:p text:style-name="P110">uri -&gt; id</text:p>
            </text:list-item>
            <text:list-item>
              <text:p text:style-name="P110">tag -&gt; type</text:p>
            </text:list-item>
          </text:list>
        </text:list-item>
        <text:list-item>
          <text:p text:style-name="P110">optional periodic updates for un-connected clients</text:p>
        </text:list-item>
        <text:list-item>
          <text:p text:style-name="P110">unnamed objectviews can not be popped up since title is effecdtively invisible</text:p>
        </text:list-item>
        <text:list-item>
          <text:p text:style-name="P110">Re-Arrange Furniture Plugins</text:p>
        </text:list-item>
        <text:list-item>
          <text:p text:style-name="P110"><text:soft-page-break/></text:p>
        </text:list-item>
      </text:list>
      <text:p text:style-name="P3"/>
      <text:p text:style-name="P3"><text:tab/></text:p>
      <text:p text:style-name="P3"/>
      <text:h text:style-name="P84" text:outline-level="10"><text:bookmark text:name="h.4q20dau8aikf"/>Personas</text:h>
      <text:p text:style-name="P51"><text:span text:style-name="T28">just attach ‘User’ tag to an object and ‘Become’ button appears</text:span></text:p>
      <text:p text:style-name="P52"/>
      <text:p text:style-name="P51"><text:span text:style-name="T29">SWITCH PERSONA TEST<text:line-break/></text:span><text:span text:style-name="T30">-Other personas may be just object creation with uri ? (additional options, as previously discussed could be : future self, team/group, project, concept, abstract, imaginary... (will try to find something simple))<text:line-break/>-switching persona doesn't update the self page<text:line-break/>-Instead of “Create profile”, i’d prefer something like <text:line-break/>“create new” <text:line-break/>+Self (individual or collective)<text:line-break/>+resource<text:line-break/>+project<text:line-break/>which basically create a new object with a self (user/human), resource or project tag.</text:span><text:span text:style-name="T29"><text:line-break/><text:line-break/><text:line-break/>-Delete button should be much more discrete and smaller, like a cross, and i even think it shouldn’t be there but in the semantic explorer.</text:span></text:p>
      <text:p text:style-name="P51"><text:span text:style-name="T29">I found it misleading to select an object to then switch to it or delete it.<text:line-break/>This is may lead to lots of mistakes and full personas deleted accidentally.<text:line-break/><text:line-break/><text:line-break/>-Instead of now, it could be interesting to use “focus” as a terminology, then to chose between “Selves Focuses” (groups, teams, individuals, resources, everything that is material), and “Semantic Focuses” (future selves, projects, concepts, semiotics, etc)<text:line-break/><text:line-break/>-If i cancel a persona creation, it seems to create an empty human object which is added in the persona list as “undefined”.<text:line-break/><text:line-break/>-Also, things i couldn’t tell, are personas shareable between users ?<text:line-break/>So that it can be edited by multiple users.<text:line-break/>If so a level of privacy would be useful : <text:line-break/>share with Selves (inidividuals or teams), <text:line-break/>or Server,<text:line-break/>or other Servers, Meta-servers...<text:line-break/><text:line-break/>-Finally, clicking on the persona name on the left menu to get back to the self page works randomly if not at all.</text:span></text:p>
      <text:h text:style-name="P85" text:outline-level="10"><text:bookmark text:name="h.kg3m52dj5emw"/>Unidentified (Public) Access</text:h>
      <table:table table:name="Table2" table:style-name="Table2">
        <table:table-column table:style-name="Table2.A" table:number-columns-repeated="2"/>
        <table:table-row>
          <table:table-cell table:style-name="Table2.A1" office:value-type="string">
            <text:p text:style-name="P33"><text:span text:style-name="T3">What Works</text:span></text:p>
          </table:table-cell>
          <table:table-cell table:style-name="Table2.A1" office:value-type="string">
            <text:p text:style-name="P33"><text:span text:style-name="T3">What Doesn’t Work Yet</text:span></text:p>
          </table:table-cell>
        </table:table-row>
        <table:table-row>
          <table:table-cell table:style-name="Table2.A1" office:value-type="string">
            <text:list xml:id="list4710821190341313902" text:style-name="LS3">
              <text:list-item>
                <text:p text:style-name="P172"><text:span text:style-name="T1">The default mode, if enabled via client option, allows a client to access the site witihout identification. <text:s/>A Login link appears if the user wishes to identify themselves at a later time.</text:span></text:p>
              </text:list-item>
            </text:list>
          </table:table-cell>
          <table:table-cell table:style-name="Table2.A1" office:value-type="string">
            <text:p text:style-name="P35"/>
          </table:table-cell>
        </table:table-row>
      </table:table>
      <text:p text:style-name="P53"/>
      <text:p text:style-name="P53"/>
      <text:h text:style-name="P86" text:outline-level="10"><text:bookmark text:name="h.u1mi77pq8xk5"/>Anonymous Access</text:h>
      <table:table table:name="Table3" table:style-name="Table3">
        <table:table-column table:style-name="Table3.A" table:number-columns-repeated="2"/>
        <table:table-row>
          <table:table-cell table:style-name="Table3.A1" office:value-type="string">
            <text:p text:style-name="P33"><text:span text:style-name="T3">What Works</text:span></text:p>
          </table:table-cell>
          <table:table-cell table:style-name="Table3.A1" office:value-type="string">
            <text:p text:style-name="P33"><text:span text:style-name="T3">What Doesn’t Work Yet</text:span></text:p>
          </table:table-cell>
        </table:table-row>
        <table:table-row>
          <table:table-cell table:style-name="Table3.A1" office:value-type="string">
            <text:list xml:id="list198" text:style-name="LS3">
              <text:list-item>
                <text:p text:style-name="P172"><text:span text:style-name="T1">one click anonymous access</text:span></text:p>
              </text:list-item>
              <text:list-item>
                <text:p text:style-name="P172"><text:span text:style-name="T1">anonymous authentication shares a set of profiles created by anonymous users.</text:span></text:p>
              </text:list-item>
              <text:list-item>
                <text:p text:style-name="P172"><text:span text:style-name="T1">select profile after anonymous login: allowing you to choose an anonymous profile, create a new one, or delete one</text:span></text:p>
              </text:list-item>
            </text:list>
          </table:table-cell>
          <table:table-cell table:style-name="Table3.A1" office:value-type="string">
            <text:list xml:id="list4321692401179188304" text:style-name="LS4">
              <text:list-item>
                <text:p text:style-name="P173"><text:span text:style-name="T1">server permission to deny anonymous access (?), including /anonymous URL</text:span></text:p>
              </text:list-item>
            </text:list>
          </table:table-cell>
        </table:table-row>
      </table:table>
      <text:p text:style-name="P42"/>
      <text:h text:style-name="P87" text:outline-level="10"><text:bookmark text:name="h.p14oxcvzt3rx"/>Chat</text:h>
      <table:table table:name="Table4" table:style-name="Table4">
        <table:table-column table:style-name="Table4.A" table:number-columns-repeated="2"/>
        <table:table-row>
          <table:table-cell table:style-name="Table4.A1" office:value-type="string">
            <text:p text:style-name="P33"><text:span text:style-name="T3">What Works</text:span></text:p>
          </table:table-cell>
          <table:table-cell table:style-name="Table4.A1" office:value-type="string">
            <text:p text:style-name="P33"><text:span text:style-name="T3">What Doesn’t Work Yet</text:span></text:p>
          </table:table-cell>
        </table:table-row>
        <table:table-row>
          <table:table-cell table:style-name="Table4.A1" office:value-type="string">
            <text:list xml:id="list202" text:style-name="LS3">
              <text:list-item>
                <text:p text:style-name="P172"><text:span text:style-name="T1">press enter to send message</text:span></text:p>
              </text:list-item>
              <text:list-item>
                <text:p text:style-name="P172"><text:span text:style-name="T1">roster visible</text:span></text:p>
              </text:list-item>
              <text:list-item>
                <text:p text:style-name="P172"><text:span text:style-name="T1">message filtering via focus</text:span></text:p>
              </text:list-item>
            </text:list>
          </table:table-cell>
          <table:table-cell table:style-name="Table4.A1" office:value-type="string">
            <text:list xml:id="list1760827149050863484" text:style-name="LS5">
              <text:list-item>
                <text:p text:style-name="P182"><text:span text:style-name="T1">alternate message object renderer than what’s currently used in the list and grid views</text:span></text:p>
              </text:list-item>
              <text:list-item>
                <text:p text:style-name="P182"><text:span text:style-name="T7">tag channel switch, +create channels (select tags)</text:span></text:p>
              </text:list-item>
              <text:list-item>
                <text:p text:style-name="P182"><text:span text:style-name="T1">message tags inline with text, ex:</text:span></text:p>
                <text:list>
                  <text:list-item>
                    <text:p text:style-name="P182"><text:span text:style-name="T1">i [#NEED] to get that</text:span></text:p>
                  </text:list-item>
                </text:list>
              </text:list-item>
              <text:list-item>
                <text:p text:style-name="P182"><text:span text:style-name="T1">integration with focus (toggled by a button) to display only messages that are relevant to current Focus</text:span></text:p>
              </text:list-item>
            </text:list>
          </table:table-cell>
        </table:table-row>
      </table:table>
      <text:p text:style-name="P53"/>
      <text:p text:style-name="P1"/>
      <text:p text:style-name="P54"><text:line-break/><text:span text:style-name="T19"><text:line-break/></text:span></text:p>
      <text:p text:style-name="P54"/>
      <text:p text:style-name="P3"><text:line-break/></text:p>
      <text:p text:style-name="P1"><text:span text:style-name="T19"><text:line-break/>centroid tag normalization</text:span></text:p>
      <text:p text:style-name="P3"/>
      <text:p text:style-name="P1">make popup link explicit</text:p>
      <text:p text:style-name="P49">It doesn't do anything when i click on driverless car, under your driverless car "post"</text:p>
      <text:p text:style-name="P49">and when I click on something in a pop up it pops up another of the same popup.</text:p>
      <text:p text:style-name="P3"/>
      <text:p text:style-name="P1"/>
      <text:p text:style-name="P3"/>
      <text:p text:style-name="P1">a little blurb on the pop up?</text:p>
      <text:p text:style-name="P54">something at either end to make it clearer. </text:p>
      <text:p text:style-name="P49">like one side student the other teacher</text:p>
      <text:p text:style-name="P1"/>
      <text:p text:style-name="P1"/>
      <text:h text:style-name="P83" text:outline-level="10"><text:bookmark text:name="h.drowjkrnnact"/>Wikitagger</text:h>
      <text:p text:style-name="P1"><text:span text:style-name="T32">A widget for quickly selecting one or more Wikipedia tags for use in defining objects.</text:span></text:p>
      <text:p text:style-name="P4"><text:soft-page-break/></text:p>
      <table:table table:name="Table5" table:style-name="Table5">
        <table:table-column table:style-name="Table5.A" table:number-columns-repeated="2"/>
        <table:table-row>
          <table:table-cell table:style-name="Table5.A1" office:value-type="string">
            <text:p text:style-name="P33"><text:span text:style-name="T3">What Works</text:span></text:p>
          </table:table-cell>
          <table:table-cell table:style-name="Table5.A1" office:value-type="string">
            <text:p text:style-name="P33"><text:span text:style-name="T3">What Doesn’t Work Yet</text:span></text:p>
          </table:table-cell>
        </table:table-row>
        <table:table-row>
          <table:table-cell table:style-name="Table5.A1" office:value-type="string">
            <text:list xml:id="list8233833660200047013" text:style-name="LS6">
              <text:list-item>
                <text:p text:style-name="P174"><text:span text:style-name="T1">widget for harvesting tags from any wikipedia/mediawiki page</text:span></text:p>
              </text:list-item>
            </text:list>
          </table:table-cell>
          <table:table-cell table:style-name="Table5.A1" office:value-type="string">
            <text:list xml:id="list4285381205902855971" text:style-name="LS7">
              <text:list-item>
                <text:p text:style-name="P183"><text:span text:style-name="T1">back button</text:span></text:p>
              </text:list-item>
              <text:list-item>
                <text:p text:style-name="P183"><text:span text:style-name="T1">handle anchors on the same page</text:span></text:p>
              </text:list-item>
              <text:list-item>
                <text:p text:style-name="P183"><text:span text:style-name="T21">Smush upper/lowercase wikipages</text:span></text:p>
              </text:list-item>
            </text:list>
          </table:table-cell>
        </table:table-row>
      </table:table>
      <text:p text:style-name="P53"/>
      <text:p text:style-name="P3"/>
      <text:p text:style-name="P1"/>
      <text:p text:style-name="P50"/>
      <text:p text:style-name="P1"><text:span text:style-name="T20">do not show save button when only one set of tags in the popup tagger</text:span></text:p>
      <text:p text:style-name="P54">that box with the scale should go away when you select something.</text:p>
      <text:p text:style-name="P54">vs having to click save.</text:p>
      <text:p text:style-name="P1"/>
      <text:p text:style-name="P1">buttons that allow easier changing up and down the scale</text:p>
      <text:p text:style-name="P1"/>
      <text:p text:style-name="P1">make popup buttons more clear</text:p>
      <text:p text:style-name="P54">you have to hover over the bottom left area</text:p>
      <text:p text:style-name="P1"/>
      <text:p text:style-name="P1">remove popup when its object is deleted</text:p>
      <text:p text:style-name="P55"/>
      <text:p text:style-name="P1"><text:span text:style-name="T19">right, mainly i wanted to be able to borrow parts of other people's profiles to include <text:s/><text:line-break/>(an "add to me" button next to each tag)</text:span></text:p>
      <text:p text:style-name="P3"/>
      <text:p text:style-name="P3"/>
      <text:p text:style-name="P3"/>
      <text:p text:style-name="P1">object summary view</text:p>
      <text:p text:style-name="P54">show avatar icons for a user object</text:p>
      <text:p text:style-name="P54">specified by an ‘icon’ property?</text:p>
      <text:p text:style-name="P3"><text:line-break/></text:p>
      <text:p text:style-name="P1">time templates</text:p>
      <text:p text:style-name="P1"><text:tab/>create future schedules parametrically from templates with parameters</text:p>
      <text:p text:style-name="P5"/>
      <text:p text:style-name="P1">estimate of the completeness of your profile</text:p>
      <text:p text:style-name="P54"><text:span text:style-name="T33">ex:</text:span> your profile is X % more or less complete than the average user<text:span text:style-name="T19"><text:line-break/></text:span></text:p>
      <text:p text:style-name="P1">share button</text:p>
      <text:p text:style-name="P1"/>
      <text:p text:style-name="P1">cesium</text:p>
      <text:p text:style-name="P1"/>
      <text:p text:style-name="P1">openlayers3</text:p>
      <text:p text:style-name="P1"/>
      <text:p text:style-name="P1">spacetime skill matching documentation</text:p>
      <text:p text:style-name="P1"/>
      <text:p text:style-name="P1">activity calendar / specify time for activities when tagging item</text:p>
      <text:p text:style-name="P1"/>
      <text:p text:style-name="P1">click an object’s lat/lon field to go to map</text:p>
      <text:p text:style-name="P1"/>
      <text:p text:style-name="P1"><text:soft-page-break/>popup info on clicked tags and properties</text:p>
      <text:p text:style-name="P1"/>
      <text:p text:style-name="P1">Other Focus Templates?</text:p>
      <text:p text:style-name="P49">time, space, diagrams, emotion, etc..</text:p>
      <text:p text:style-name="P49"><text:a xlink:type="simple" xlink:href="http://resiliencemaps.org/">http</text:a><text:a xlink:type="simple" xlink:href="http://resiliencemaps.org/">://</text:a><text:a xlink:type="simple" xlink:href="http://resiliencemaps.org/">resiliencemaps</text:a><text:a xlink:type="simple" xlink:href="http://resiliencemaps.org/">.</text:a><text:a xlink:type="simple" xlink:href="http://resiliencemaps.org/">org</text:a><text:a xlink:type="simple" xlink:href="http://resiliencemaps.org/">/</text:a> - ways to die</text:p>
      <text:p text:style-name="P49"/>
      <text:p text:style-name="P1">indexeddb to avoid serializing attention[] to localStorage</text:p>
      <text:p text:style-name="P1"/>
      <text:p text:style-name="P1">add user’s objects to self view</text:p>
      <text:p text:style-name="P1"/>
      <text:p text:style-name="P1">Can’s description as “can provide”</text:p>
      <text:p text:style-name="P1"/>
      <text:p text:style-name="P1">able to edit the tags of an already tagged item (an extra button next to the link)</text:p>
      <text:p text:style-name="P7"/>
      <text:p text:style-name="P1"><text:span text:style-name="T19"><text:line-break/></text:span><text:span text:style-name="T23">wikirequest HTTP bug</text:span></text:p>
      <text:p text:style-name="P1"><text:span text:style-name="T23"><text:tab/></text:span>try an alternative HTTP fetch method and i think it might be encoding<text:span text:style-name="T19"><text:line-break/></text:span></text:p>
      <text:p text:style-name="P1"><text:span text:style-name="T20"><text:line-break/>intro wizard </text:span>runs you through everything you need for a complete profile</text:p>
      <text:p text:style-name="P1">an actual step by step walk through, a guided questionaire<text:span text:style-name="T19"><text:line-break/></text:span></text:p>
      <text:p text:style-name="P1"><text:span text:style-name="T19">another button would be 'clone' so that one could copy a persona (either one's own or anothers) and edit it. <text:s/>and an 'add all from...' to copy another object's contents into another's, which can later support OOP-like inheritance of personas.</text:span></text:p>
      <text:p text:style-name="P1"><text:span text:style-name="T19"><text:line-break/>yes, creating "imaginary people". <text:s/>i imagine labelling them with job opportunities, "My Ideal Assistant" or "Help Needed" etc.. <text:s/>when we add persona comparisons, these would allow matching and identifying the closest matches. <text:s/>combine this with the plan view and a payment system and this would be an AI recruiting / staffing agency and much more.</text:span></text:p>
      <text:p text:style-name="P6"/>
      <text:p text:style-name="P1"><text:span text:style-name="T19">tagger</text:span> (‘What?’ button)</text:p>
      <text:p text:style-name="P49">with tag search</text:p>
      <text:p text:style-name="P49"/>
      <text:p text:style-name="P1">iframe External Links</text:p>
      <text:p text:style-name="P6"/>
      <text:h text:style-name="P90" text:outline-level="10"><text:bookmark text:name="h.koqjkwwd79kw"/>Documentation</text:h>
      <table:table table:name="Table6" table:style-name="Table6">
        <table:table-column table:style-name="Table6.A"/>
        <table:table-column table:style-name="Table6.B"/>
        <table:table-row>
          <table:table-cell table:style-name="Table6.A1" office:value-type="string">
            <text:p text:style-name="P56"><text:span text:style-name="T3">What it Does</text:span></text:p>
          </table:table-cell>
          <table:table-cell table:style-name="Table6.A1" office:value-type="string">
            <text:p text:style-name="P56"><text:span text:style-name="T3">What it Doesn’t (yet)</text:span></text:p>
          </table:table-cell>
        </table:table-row>
        <text:soft-page-break/>
        <table:table-row>
          <table:table-cell table:style-name="Table6.A1" office:value-type="string">
            <text:p text:style-name="P57"><text:span text:style-name="T1">Installation Instructions</text:span></text:p>
            <text:list xml:id="list8844757691790704984" text:style-name="LS8">
              <text:list-item>
                <text:p text:style-name="P219">Linux</text:p>
              </text:list-item>
            </text:list>
            <text:p text:style-name="P58"/>
            <text:p text:style-name="P57"><text:span text:style-name="T1">Installation Videos</text:span></text:p>
          </table:table-cell>
          <table:table-cell table:style-name="Table6.A1" office:value-type="string">
            <text:p text:style-name="P61"><text:span text:style-name="T1">Installation Instructions</text:span></text:p>
            <text:list xml:id="list4174829692447698792" text:style-name="LS9">
              <text:list-item>
                <text:p text:style-name="P225"><text:span text:style-name="T1">Windows (partially ready)</text:span></text:p>
              </text:list-item>
              <text:list-item>
                <text:p text:style-name="P223">Android</text:p>
              </text:list-item>
              <text:list-item>
                <text:p text:style-name="P223">OSX</text:p>
              </text:list-item>
              <text:list-item>
                <text:p text:style-name="P223">AppFog</text:p>
              </text:list-item>
              <text:list-item>
                <text:p text:style-name="P223">Heroku</text:p>
              </text:list-item>
            </text:list>
            <text:p text:style-name="P59"/>
            <text:p text:style-name="P61"><text:span text:style-name="T1">Documentation available from within Netention as statically provided objects</text:span></text:p>
          </table:table-cell>
        </table:table-row>
      </table:table>
      <text:h text:style-name="P90" text:outline-level="10"/>
      <text:h text:style-name="P84" text:outline-level="10"><text:bookmark text:name="h.m354s1yfxc7h"/><text:bookmark text:name="h.tijibf5ympv5"/>Server</text:h>
      <text:p text:style-name="P64">Web server providing authenticated &amp; anonymous access via HTTP/HTTPS (AJAJ, REST) and WebSockets. <text:s/>Serves static content (HTML, JS, CSS, images, etc...) for client applications, and also stores &amp; provides uploaded content. Also serves object descriptions as <text:s/>JSON, XML and other (KML? GSS?) serialized file formats, fetched from the database by means of an assortment of REST API requests.</text:p>
      <text:h text:style-name="P75" text:outline-level="10"><text:bookmark text:name="h.9ckh54nxrva3"/>100% Open-Source Architecture</text:h>
      <table:table table:name="Table7" table:style-name="Table7">
        <table:table-column table:style-name="Table7.A"/>
        <table:table-column table:style-name="Table7.B"/>
        <table:table-row>
          <table:table-cell table:style-name="Table7.A1" office:value-type="string">
            <text:p text:style-name="P56"><text:span text:style-name="T3">What it Does</text:span></text:p>
          </table:table-cell>
          <table:table-cell table:style-name="Table7.A1" office:value-type="string">
            <text:p text:style-name="P56"><text:span text:style-name="T3">What it Doesn’t (yet)</text:span></text:p>
          </table:table-cell>
        </table:table-row>
        <table:table-row>
          <table:table-cell table:style-name="Table7.A1" office:value-type="string">
            <text:list xml:id="list7641774668878073534" text:style-name="LS10">
              <text:list-item>
                <text:p text:style-name="P220">Components</text:p>
                <text:list>
                  <text:list-item>
                    <text:p text:style-name="P237"><text:span text:style-name="T1">Node.JS</text:span></text:p>
                    <text:list>
                      <text:list-item>
                        <text:p text:style-name="P237"><text:span text:style-name="T1">[npm’s]</text:span></text:p>
                      </text:list-item>
                    </text:list>
                  </text:list-item>
                  <text:list-item>
                    <text:p text:style-name="P220">MongoDB</text:p>
                  </text:list-item>
                </text:list>
              </text:list-item>
              <text:list-item>
                <text:p text:style-name="P237"><text:span text:style-name="T1">License: GPL</text:span></text:p>
              </text:list-item>
            </text:list>
          </table:table-cell>
          <table:table-cell table:style-name="Table7.A1" office:value-type="string">
            <text:list xml:id="list3839923508863396889" text:style-name="LS11">
              <text:list-item>
                <text:p text:style-name="P238"><text:span text:style-name="T1">Complete installation instructions for all platforms</text:span></text:p>
              </text:list-item>
            </text:list>
          </table:table-cell>
        </table:table-row>
      </table:table>
      <text:p text:style-name="P65"/>
      <text:h text:style-name="P75" text:outline-level="10"><text:bookmark text:name="h.ez4cl1dejtpj"/>Real-time Secure, Private, and Anonymous Access</text:h>
      <table:table table:name="Table8" table:style-name="Table8">
        <table:table-column table:style-name="Table8.A"/>
        <table:table-column table:style-name="Table8.B"/>
        <table:table-row>
          <table:table-cell table:style-name="Table8.A1" office:value-type="string">
            <text:p text:style-name="P56"><text:span text:style-name="T3">What it Does</text:span></text:p>
          </table:table-cell>
          <table:table-cell table:style-name="Table8.A1" office:value-type="string">
            <text:p text:style-name="P56"><text:span text:style-name="T3">What it Doesn’t (yet)</text:span></text:p>
          </table:table-cell>
        </table:table-row>
        <table:table-row>
          <table:table-cell table:style-name="Table8.A1" office:value-type="string">
            <text:list xml:id="list226" text:style-name="LS10">
              <text:list-item>
                <text:p text:style-name="P237"><text:span text:style-name="T1">HTTP REST + Websockets</text:span></text:p>
              </text:list-item>
            </text:list>
            <text:list xml:id="list2524567929152214544" text:style-name="LS12">
              <text:list-item>
                <text:p text:style-name="P239"><text:span text:style-name="T1">Authenticated Login</text:span></text:p>
                <text:list>
                  <text:list-item>
                    <text:p text:style-name="P221">OpenID</text:p>
                  </text:list-item>
                  <text:list-item>
                    <text:p text:style-name="P239"><text:span text:style-name="T1">Google Accounts</text:span></text:p>
                  </text:list-item>
                </text:list>
              </text:list-item>
              <text:list-item>
                <text:p text:style-name="P221">Logout</text:p>
              </text:list-item>
              <text:list-item>
                <text:p text:style-name="P239"><text:span text:style-name="T1">Publish objects (new and edits to existing)</text:span></text:p>
              </text:list-item>
              <text:list-item>
                <text:p text:style-name="P239"><text:span text:style-name="T1">Delete objects</text:span></text:p>
              </text:list-item>
              <text:list-item>
                <text:p text:style-name="P239"><text:span text:style-name="T1">Persona Switching</text:span><text:span text:style-name="T5"> </text:span></text:p>
                <text:list>
                  <text:list-item>
                    <text:p text:style-name="P239"><text:span text:style-name="T5">for role-playing / modeling of other entities <text:s/>(people, groups, companies, etc..) other than one's self</text:span></text:p>
                  </text:list-item>
                </text:list>
              </text:list-item>
            </text:list>
            <text:p text:style-name="P58"/>
          </table:table-cell>
          <table:table-cell table:style-name="Table8.A1" office:value-type="string">
            <text:list xml:id="list1073615720838103268" text:style-name="LS13">
              <text:list-item>
                <text:p text:style-name="P226"><text:span text:style-name="T35">require authentication to prevent a non-authenticated user from editing an authenticated user’s objects</text:span></text:p>
              </text:list-item>
              <text:list-item>
                <text:p text:style-name="P226"><text:span text:style-name="T1">authentication instructions, more intuitive, hide either the login or logout menu item at a time. <text:s/>no separate login/logout page, just use items in main menu </text:span></text:p>
              </text:list-item>
              <text:list-item>
                <text:p text:style-name="P226"><text:span text:style-name="T1">display status of connection and current action with visible icon/label. <text:s/>visible on application initializing also to show the current startup stage</text:span></text:p>
              </text:list-item>
              <text:list-item>
                <text:p text:style-name="P226"><text:span text:style-name="T38">prevent spoofing of clientID by adding ‘requiresAuthentication’ to a User upon first authentication. this will cause the server to disregard access to that User URI while unauthenticated. <text:s/>they will only be able to authenticate when the MD5(authenticationKey) = that self</text:span></text:p>
              </text:list-item>
              <text:list-item>
                <text:p text:style-name="P226"><text:span text:style-name="T1">client-side crypto</text:span></text:p>
              </text:list-item>
              <text:list-item>
                <text:p text:style-name="P226"><text:span text:style-name="T1">public key crypto for private message</text:span></text:p>
              </text:list-item>
              <text:list-item>
                <text:p text:style-name="P226"><text:span text:style-name="T1">HTTPS Setup Instructions</text:span></text:p>
              </text:list-item>
              <text:list-item>
                <text:p text:style-name="P226"><text:span text:style-name="T1">FB, Twitter Authentication</text:span></text:p>
              </text:list-item>
              <text:list-item>
                <text:p text:style-name="P226"><text:span text:style-name="T1">Documented Web API for 3rd party tools &amp; apps</text:span></text:p>
              </text:list-item>
              <text:list-item>
                <text:p text:style-name="P226"><text:span text:style-name="T35">private messages</text:span></text:p>
                <text:list>
                  <text:list-item>
                    <text:p text:style-name="P226"><text:span text:style-name="T1">notifications of replies to own objects, or another reply to an object one has replied to</text:span></text:p>
                  </text:list-item>
                </text:list>
              </text:list-item>
              <text:list-item>
                <text:p text:style-name="P184"><text:span text:style-name="T1">Admin level permissions: disable plugins except for admin</text:span></text:p>
              </text:list-item>
            </text:list>
          </table:table-cell>
        </table:table-row>
      </table:table>
      <text:p text:style-name="P64"/>
      <text:h text:style-name="P93" text:outline-level="10"><text:bookmark text:name="h.w6weupxg4c8c"/>Object Data and Metadata</text:h>
      <text:p text:style-name="P1">The most common serialization for Netention objects is JSON.</text:p>
      <text:p text:style-name="P1"/>
      <text:list xml:id="list3450782966445683063" text:style-name="LS14">
        <text:list-item>
          <text:p text:style-name="P111">name</text:p>
        </text:list-item>
        <text:list-item>
          <text:p text:style-name="P111">description</text:p>
        </text:list-item>
        <text:list-item>
          <text:p text:style-name="P111">geolocation</text:p>
        </text:list-item>
        <text:list-item>
          <text:p text:style-name="P111">tags, tagStrength</text:p>
        </text:list-item>
        <text:list-item>
          <text:p text:style-name="P111">creation date</text:p>
        </text:list-item>
        <text:list-item>
          <text:p text:style-name="P111">author</text:p>
        </text:list-item>
        <text:list-item>
          <text:p text:style-name="P111">replyTo</text:p>
        </text:list-item>
        <text:list-item>
          <text:p text:style-name="P111">deleted?</text:p>
        </text:list-item>
      </text:list>
      <text:p text:style-name="P1"/>
      <text:p text:style-name="P68">TODO</text:p>
      <text:list xml:id="list765431137169802988" text:style-name="LS15">
        <text:list-item>
          <text:p text:style-name="P229">revision history</text:p>
        </text:list-item>
        <text:list-item>
          <text:p text:style-name="P229">modification date (separate from creation date)</text:p>
        </text:list-item>
        <text:list-item>
          <text:p text:style-name="P229">hidden?</text:p>
        </text:list-item>
        <text:list-item>
          <text:p text:style-name="P229">favoriteOf</text:p>
        </text:list-item>
      </text:list>
      <text:h text:style-name="P92" text:outline-level="10"><text:bookmark text:name="h.8m1db7qhttg4"/>REST Object API</text:h>
      <text:p text:style-name="P1">HTTP Object requests by URL designators / selectors / routes / paths</text:p>
      <text:p text:style-name="P1"/>
      <table:table table:name="Table9" table:style-name="Table9">
        <table:table-column table:style-name="Table9.A"/>
        <table:table-column table:style-name="Table9.B"/>
        <table:table-row>
          <table:table-cell table:style-name="Table9.A1" office:value-type="string">
            <text:p text:style-name="P56"><text:span text:style-name="T3">What it Does</text:span></text:p>
          </table:table-cell>
          <table:table-cell table:style-name="Table9.A1" office:value-type="string">
            <text:p text:style-name="P56"><text:span text:style-name="T3">What it Doesn’t (yet)</text:span></text:p>
          </table:table-cell>
        </table:table-row>
        <table:table-row>
          <table:table-cell table:style-name="Table9.A1" office:value-type="string">
            <text:p text:style-name="P40"><text:span text:style-name="T1">/object/</text:span><text:span text:style-name="T4">:uri</text:span><text:span text:style-name="T1">/json</text:span></text:p>
            <text:list xml:id="list5095335376040794328" text:style-name="LS16">
              <text:list-item>
                <text:p text:style-name="P185"><text:span text:style-name="T1">the object (if any) with an ‘id’ value <text:s/>that is equivalent to the specified :uri; returns json hash</text:span></text:p>
              </text:list-item>
            </text:list>
            <text:p text:style-name="P200"><text:span text:style-name="T1"/></text:p>
            <text:p text:style-name="P217"><text:span text:style-name="T1">/object/latest/</text:span><text:span text:style-name="T4">:num</text:span><text:span text:style-name="T1">/json</text:span></text:p>
            <text:list xml:id="list8425758157672752740" text:style-name="LS17">
              <text:list-item>
                <text:p text:style-name="P186"><text:span text:style-name="T1">the most recent objects added to the database, up to as many as specified by :num; returns json hash</text:span></text:p>
              </text:list-item>
            </text:list>
            <text:p text:style-name="P40"><text:span text:style-name="T1"/></text:p>
            <text:p text:style-name="P216"><text:span text:style-name="T1">/attention</text:span></text:p>
            <text:list xml:id="list4436595785427069332" text:style-name="LS18">
              <text:list-item>
                <text:p text:style-name="P187"><text:span text:style-name="T1">lists the tag counts of all objects on server</text:span></text:p>
              </text:list-item>
            </text:list>
            <text:p text:style-name="P40"><text:span text:style-name="T1"/></text:p>
            <text:p text:style-name="P216"><text:span text:style-name="T1">/tag/:tag/json</text:span></text:p>
            <text:list xml:id="list2154887181340960785" text:style-name="LS19">
              <text:list-item>
                <text:p text:style-name="P188"><text:span text:style-name="T1">array of all objects of a given tag. <text:s/>tag can be a simple string tag or a comma-separated list of tags</text:span></text:p>
              </text:list-item>
            </text:list>
            <text:p text:style-name="P40"><text:span text:style-name="T1"/></text:p>
            <text:p text:style-name="P216"><text:span text:style-name="T1">/users/json</text:span></text:p>
            <text:list xml:id="list6081579050189061970" text:style-name="LS20">
              <text:list-item>
                <text:p text:style-name="P189"><text:span text:style-name="T1">all user profiles</text:span></text:p>
              </text:list-item>
            </text:list>
            <text:p text:style-name="P40"><text:span text:style-name="T1"/></text:p>
            <text:p text:style-name="P216"><text:span text:style-name="T1">/users/tag/rdf</text:span></text:p>
            <text:list xml:id="list231670408366457571" text:style-name="LS21">
              <text:list-item>
                <text:p text:style-name="P190"><text:span text:style-name="T1">rdf of all users self tags, one complete RDF graph with foaf:name strings</text:span></text:p>
              </text:list-item>
            </text:list>
            <text:p text:style-name="P40"><text:span text:style-name="T1"/></text:p>
            <text:p text:style-name="P216"><text:span text:style-name="T1">/</text:span><text:span text:style-name="T2">ontology</text:span><text:span text:style-name="T1">/json</text:span></text:p>
            <text:list xml:id="list4503022086394662464" text:style-name="LS22">
              <text:list-item>
                <text:p text:style-name="P191"><text:span text:style-name="T1">entire server </text:span><text:span text:style-name="T2">ontology ( </text:span><text:span text:style-name="T1">tags &amp; properties </text:span><text:span text:style-name="T2">)</text:span></text:p>
              </text:list-item>
            </text:list>
            <text:p text:style-name="P40"><text:span text:style-name="T1"/></text:p>
            <text:p text:style-name="P216"><text:span text:style-name="T1">/wiki/search/:query</text:span></text:p>
            <text:list xml:id="list7925644719228838982" text:style-name="LS23">
              <text:list-item>
                <text:p text:style-name="P192"><text:span text:style-name="T1">returns wikipedia HTML result for a given query</text:span></text:p>
              </text:list-item>
            </text:list>
            <text:p text:style-name="P40"><text:span text:style-name="T1"/></text:p>
            <text:p text:style-name="P216"><text:span text:style-name="T1">/wiki/:tag/html</text:span></text:p>
            <text:list xml:id="list8232778560984176022" text:style-name="LS24">
              <text:list-item>
                <text:p text:style-name="P193"><text:span text:style-name="T1">returns wikipedia HTML result for a specific wikipage</text:span></text:p>
              </text:list-item>
            </text:list>
            <text:p text:style-name="P40"><text:span text:style-name="T1"/></text:p>
            <text:p text:style-name="P216"><text:span text:style-name="T1">/users/plan</text:span></text:p>
            <text:list xml:id="list3995761211880549632" text:style-name="LS25">
              <text:list-item>
                <text:p text:style-name="P194"><text:soft-page-break/><text:span text:style-name="T1">JSON output of users plans (soon deprecated)</text:span></text:p>
              </text:list-item>
            </text:list>
            <text:p text:style-name="P213"/>
          </table:table-cell>
          <table:table-cell table:style-name="Table9.A1" office:value-type="string">
            <text:p text:style-name="P40"><text:span text:style-name="T1">/object/latest/</text:span><text:span text:style-name="T4">:tagID</text:span><text:span text:style-name="T1">/</text:span><text:span text:style-name="T4">:num</text:span><text:span text:style-name="T1">/json</text:span></text:p>
            <text:list xml:id="list7118601267355414941" text:style-name="LS26">
              <text:list-item>
                <text:p text:style-name="P195"><text:span text:style-name="T1">Returns the most recent objects added to the database, each having at least one tag with an ‘id’ that is equivalent to :tagID, up to as many objects as specified by :num; returns json hash</text:span></text:p>
              </text:list-item>
            </text:list>
            <text:p text:style-name="P40"><text:span text:style-name="T1"/></text:p>
            <text:p text:style-name="P216"><text:span text:style-name="T1">/object/near/</text:span><text:span text:style-name="T4">:lat</text:span><text:span text:style-name="T1">/</text:span><text:span text:style-name="T4">:lon</text:span><text:span text:style-name="T1">/</text:span><text:span text:style-name="T4">:rad</text:span><text:span text:style-name="T1">/json</text:span></text:p>
            <text:list xml:id="list270" text:style-name="LS26">
              <text:list-item>
                <text:p text:style-name="P195"><text:span text:style-name="T1">Returns the objects nearest to the geo coordinates specified by :lat and :lon, with a maximum distance from these coordinates specified by :rad, up to as many objects as specified by :num; returns json hash</text:span></text:p>
              </text:list-item>
            </text:list>
            <text:p text:style-name="P40"><text:span text:style-name="T1"/></text:p>
            <text:p text:style-name="P216"><text:span text:style-name="T1">/user/:userid/skill/rdf</text:span></text:p>
            <text:list xml:id="list6716096543993706826" text:style-name="LS27">
              <text:list-item>
                <text:p text:style-name="P196"><text:span text:style-name="T1">skill RDF graph</text:span></text:p>
              </text:list-item>
            </text:list>
            <text:p text:style-name="P40"><text:span text:style-name="T1"/></text:p>
            <text:p text:style-name="P216"><text:span text:style-name="T1">/user/:userid/json</text:span></text:p>
            <text:list xml:id="list4521669787428206100" text:style-name="LS28">
              <text:list-item>
                <text:p text:style-name="P197"><text:span text:style-name="T1">all objects by author userid</text:span></text:p>
              </text:list-item>
            </text:list>
            <text:p text:style-name="P40"><text:span text:style-name="T1"/></text:p>
            <text:p text:style-name="P216"><text:span text:style-name="T1">/user/skill/rdf</text:span></text:p>
            <text:list xml:id="list6970442505913632625" text:style-name="LS29">
              <text:list-item>
                <text:p text:style-name="P198"><text:span text:style-name="T1">all agent skills in RDF</text:span></text:p>
              </text:list-item>
            </text:list>
            <text:p text:style-name="P40"><text:span text:style-name="T1"/></text:p>
            <text:p text:style-name="P216"><text:span text:style-name="T1">/user/latest/:num/json</text:span></text:p>
            <text:list xml:id="list274" text:style-name="LS29">
              <text:list-item>
                <text:p text:style-name="P198"><text:span text:style-name="T1">latest :num objects authored by by users</text:span></text:p>
              </text:list-item>
            </text:list>
            <text:p text:style-name="P33"><text:span text:style-name="T1"/></text:p>
            <text:p text:style-name="P218"><text:span text:style-name="T1">/wiki/:wikitags/links/rdf</text:span></text:p>
            <text:list xml:id="list2680674875717769199" text:style-name="LS30">
              <text:list-item>
                <text:p text:style-name="P175"><text:span text:style-name="T1">wikilink graph in RDF surround wikitags (separated by commas)</text:span></text:p>
              </text:list-item>
            </text:list>
          </table:table-cell>
        </table:table-row>
      </table:table>
      <text:h text:style-name="P76" text:outline-level="10"><text:bookmark text:name="h.ug416edvfoqb"/></text:h>
      <text:p text:style-name="P1"/>
      <text:p text:style-name="P1"/>
      <text:h text:style-name="P83" text:outline-level="10"><text:bookmark text:name="h.x879zxpyy1o2"/>RDF Mapping</text:h>
      <table:table table:name="Table10" table:style-name="Table10">
        <table:table-column table:style-name="Table10.A" table:number-columns-repeated="2"/>
        <table:table-row>
          <table:table-cell table:style-name="Table10.A1" office:value-type="string">
            <text:p text:style-name="P33"><text:span text:style-name="T3">RDF Literal Types</text:span></text:p>
          </table:table-cell>
          <table:table-cell table:style-name="Table10.A1" office:value-type="string">
            <text:p text:style-name="P33"><text:span text:style-name="T3">Netention Data Values</text:span></text:p>
          </table:table-cell>
        </table:table-row>
        <table:table-row>
          <table:table-cell table:style-name="Table10.A1" office:value-type="string">
            <text:p text:style-name="P41"><text:span text:style-name="T39">"http://www.w3.org/2001/XMLSchema#integer"</text:span><text:span text:style-name="T41"> </text:span><text:span text:style-name="T42">||</text:span></text:p>
            <text:p text:style-name="P41"><text:span text:style-name="T39">"http://www.w3.org/2001/XMLSchema#decimal"</text:span><text:span text:style-name="T41"> </text:span><text:span text:style-name="T42">||</text:span></text:p>
            <text:p text:style-name="P41"><text:span text:style-name="T39">"http://www.w3.org/2001/XMLSchema#double"</text:span><text:span text:style-name="T41"> </text:span><text:span text:style-name="T42">||</text:span></text:p>
            <text:p text:style-name="P41"><text:span text:style-name="T39">"http://www.w3.org/2001/XMLSchema#nonPositiveInteger"</text:span><text:span text:style-name="T41"> </text:span><text:span text:style-name="T42">||</text:span></text:p>
            <text:p text:style-name="P41"><text:span text:style-name="T39">"http://www.w3.org/2001/XMLSchema#negativeInteger"</text:span><text:span text:style-name="T41"> </text:span><text:span text:style-name="T42">||</text:span></text:p>
            <text:p text:style-name="P41"><text:span text:style-name="T39">"http://www.w3.org/2001/XMLSchema#long"</text:span><text:span text:style-name="T41"> </text:span><text:span text:style-name="T42">||</text:span></text:p>
            <text:p text:style-name="P41"><text:span text:style-name="T39">"http://www.w3.org/2001/XMLSchema#int"</text:span><text:span text:style-name="T41"> </text:span><text:span text:style-name="T42">||</text:span></text:p>
            <text:p text:style-name="P41"><text:span text:style-name="T39">"http://www.w3.org/2001/XMLSchema#short"</text:span><text:span text:style-name="T41"> </text:span><text:span text:style-name="T42">||</text:span></text:p>
            <text:p text:style-name="P41"><text:span text:style-name="T39">"http://www.w3.org/2001/XMLSchema#byte"</text:span><text:span text:style-name="T41"> </text:span><text:span text:style-name="T42">||</text:span></text:p>
            <text:p text:style-name="P41"><text:span text:style-name="T39">"http://www.w3.org/2001/XMLSchema#nonNegativeInteger"</text:span><text:span text:style-name="T41"> </text:span><text:span text:style-name="T42">||</text:span></text:p>
            <text:p text:style-name="P41"><text:span text:style-name="T39">"http://www.w3.org/2001/XMLSchema#unsignedLong"</text:span><text:span text:style-name="T41"> </text:span><text:span text:style-name="T42">||</text:span></text:p>
            <text:p text:style-name="P41"><text:span text:style-name="T39">"http://www.w3.org/2001/XMLSchema#unsignedInt"</text:span><text:span text:style-name="T41"> </text:span><text:span text:style-name="T42">||</text:span></text:p>
            <text:p text:style-name="P41"><text:span text:style-name="T39">"http://www.w3.org/2001/XMLSchema#unsignedShort"</text:span><text:span text:style-name="T41"> </text:span><text:span text:style-name="T42">||</text:span></text:p>
            <text:p text:style-name="P41"><text:span text:style-name="T39">"http://www.w3.org/2001/XMLSchema#unsignedByte"</text:span><text:span text:style-name="T41"> </text:span><text:span text:style-name="T42">||</text:span></text:p>
            <text:p text:style-name="P41"><text:span text:style-name="T39">"http://www.w3.org/2001/XMLSchema#positiveInteger"</text:span><text:span text:style-name="T41"> ) {</text:span></text:p>
            <text:p text:style-name="P41"><text:span text:style-name="T39">"http://www.w3.org/2001/XMLSchema#boolean"</text:span><text:span text:style-name="T41">){</text:span></text:p>
            <text:p text:style-name="P41"><text:span text:style-name="T39">"http://www.w3.org/2001/XMLSchema#string"</text:span><text:span text:style-name="T41">){</text:span></text:p>
            <text:p text:style-name="P41"><text:span text:style-name="T39">"http://www.w3.org/2001/XMLSchema#dateTime"</text:span><text:span text:style-name="T41">){</text:span></text:p>
          </table:table-cell>
          <table:table-cell table:style-name="Table10.A1" office:value-type="string">
            <text:p text:style-name="P37">integer</text:p>
            <text:p text:style-name="P37">real</text:p>
            <text:p text:style-name="P37">boolean</text:p>
            <text:p text:style-name="P37">string</text:p>
            <text:p text:style-name="P37">url</text:p>
            <text:p text:style-name="P37">spacepoint</text:p>
            <text:p text:style-name="P37">timepoint</text:p>
            <text:p text:style-name="P37">timerange</text:p>
            <text:p text:style-name="P37">media</text:p>
            <text:p text:style-name="P37">...</text:p>
          </table:table-cell>
        </table:table-row>
      </table:table>
      <text:p text:style-name="P1"/>
      <text:p text:style-name="P1">see: https://github.com/antoniogarrote/rdfstore-js/blob/master/dist/rdf_interface_api/browser/rdf_interface_api.js</text:p>
      <text:p text:style-name="P1"/>
      <text:p text:style-name="P1"/>
      <text:p text:style-name="P1"/>
      <text:p text:style-name="P1"/>
      <text:p text:style-name="P1"/>
      <text:p text:style-name="P1"><text:soft-page-break/></text:p>
      <text:p text:style-name="P1"/>
      <text:h text:style-name="P95" text:outline-level="10"><text:bookmark text:name="h.bvo4xecr3i9t"/>Ontology</text:h>
      <text:p text:style-name="P1">Collection of <text:span text:style-name="T19">tags</text:span> and <text:span text:style-name="T19">properties </text:span>providing a common semantic vocabulary for describing reality and imagination. <text:s/>Each tag consists of a set of properties with type:</text:p>
      <text:list xml:id="list6184986118088939829" text:style-name="LS31">
        <text:list-item>
          <text:p text:style-name="P112">real</text:p>
        </text:list-item>
        <text:list-item>
          <text:p text:style-name="P112">integer</text:p>
        </text:list-item>
        <text:list-item>
          <text:p text:style-name="P112">boolean</text:p>
        </text:list-item>
        <text:list-item>
          <text:p text:style-name="P112">geopoint</text:p>
        </text:list-item>
        <text:list-item>
          <text:p text:style-name="P112">timepoint</text:p>
        </text:list-item>
        <text:list-item>
          <text:p text:style-name="P112">timerange</text:p>
        </text:list-item>
        <text:list-item>
          <text:p text:style-name="P112">text</text:p>
        </text:list-item>
        <text:list-item>
          <text:p text:style-name="P112">BigText</text:p>
        </text:list-item>
        <text:list-item>
          <text:p text:style-name="P112">Object&lt;tag&gt;</text:p>
        </text:list-item>
        <text:list-item>
          <text:p text:style-name="P112">...</text:p>
        </text:list-item>
      </text:list>
      <text:p text:style-name="P1"/>
      <text:p text:style-name="P3">TODO</text:p>
      <text:list xml:id="list286" text:style-name="LS13">
        <text:list-item>
          <text:p text:style-name="P230">Extra Data types</text:p>
          <text:list>
            <text:list-item>
              <text:p text:style-name="P230">[see Semantic view]</text:p>
            </text:list-item>
            <text:list-item>
              <text:p text:style-name="P230"><text:a xlink:type="simple" xlink:href="http://developers.facebook.com/docs/technical-guides/opengraph/simple-object-types/">http</text:a><text:a xlink:type="simple" xlink:href="http://developers.facebook.com/docs/technical-guides/opengraph/simple-object-types/">://</text:a><text:a xlink:type="simple" xlink:href="http://developers.facebook.com/docs/technical-guides/opengraph/simple-object-types/">developers</text:a><text:a xlink:type="simple" xlink:href="http://developers.facebook.com/docs/technical-guides/opengraph/simple-object-types/">.</text:a><text:a xlink:type="simple" xlink:href="http://developers.facebook.com/docs/technical-guides/opengraph/simple-object-types/">facebook</text:a><text:a xlink:type="simple" xlink:href="http://developers.facebook.com/docs/technical-guides/opengraph/simple-object-types/">.</text:a><text:a xlink:type="simple" xlink:href="http://developers.facebook.com/docs/technical-guides/opengraph/simple-object-types/">com</text:a><text:a xlink:type="simple" xlink:href="http://developers.facebook.com/docs/technical-guides/opengraph/simple-object-types/">/</text:a><text:a xlink:type="simple" xlink:href="http://developers.facebook.com/docs/technical-guides/opengraph/simple-object-types/">docs</text:a><text:a xlink:type="simple" xlink:href="http://developers.facebook.com/docs/technical-guides/opengraph/simple-object-types/">/</text:a><text:a xlink:type="simple" xlink:href="http://developers.facebook.com/docs/technical-guides/opengraph/simple-object-types/">technical</text:a><text:a xlink:type="simple" xlink:href="http://developers.facebook.com/docs/technical-guides/opengraph/simple-object-types/">-</text:a><text:a xlink:type="simple" xlink:href="http://developers.facebook.com/docs/technical-guides/opengraph/simple-object-types/">guides</text:a><text:a xlink:type="simple" xlink:href="http://developers.facebook.com/docs/technical-guides/opengraph/simple-object-types/">/</text:a><text:a xlink:type="simple" xlink:href="http://developers.facebook.com/docs/technical-guides/opengraph/simple-object-types/">opengraph</text:a><text:a xlink:type="simple" xlink:href="http://developers.facebook.com/docs/technical-guides/opengraph/simple-object-types/">/</text:a><text:a xlink:type="simple" xlink:href="http://developers.facebook.com/docs/technical-guides/opengraph/simple-object-types/">simple</text:a><text:a xlink:type="simple" xlink:href="http://developers.facebook.com/docs/technical-guides/opengraph/simple-object-types/">-</text:a><text:a xlink:type="simple" xlink:href="http://developers.facebook.com/docs/technical-guides/opengraph/simple-object-types/">object</text:a><text:a xlink:type="simple" xlink:href="http://developers.facebook.com/docs/technical-guides/opengraph/simple-object-types/">-</text:a><text:a xlink:type="simple" xlink:href="http://developers.facebook.com/docs/technical-guides/opengraph/simple-object-types/">types</text:a><text:a xlink:type="simple" xlink:href="http://developers.facebook.com/docs/technical-guides/opengraph/simple-object-types/">/</text:a></text:p>
            </text:list-item>
            <text:list-item>
              <text:p text:style-name="P230">Measurement units: <text:a xlink:type="simple" xlink:href="http://developers.facebook.com/docs/technical-guides/opengraph/complex-object-types/#quantity">http</text:a><text:a xlink:type="simple" xlink:href="http://developers.facebook.com/docs/technical-guides/opengraph/complex-object-types/#quantity">://</text:a><text:a xlink:type="simple" xlink:href="http://developers.facebook.com/docs/technical-guides/opengraph/complex-object-types/#quantity">developers</text:a><text:a xlink:type="simple" xlink:href="http://developers.facebook.com/docs/technical-guides/opengraph/complex-object-types/#quantity">.</text:a><text:a xlink:type="simple" xlink:href="http://developers.facebook.com/docs/technical-guides/opengraph/complex-object-types/#quantity">facebook</text:a><text:a xlink:type="simple" xlink:href="http://developers.facebook.com/docs/technical-guides/opengraph/complex-object-types/#quantity">.</text:a><text:a xlink:type="simple" xlink:href="http://developers.facebook.com/docs/technical-guides/opengraph/complex-object-types/#quantity">com</text:a><text:a xlink:type="simple" xlink:href="http://developers.facebook.com/docs/technical-guides/opengraph/complex-object-types/#quantity">/</text:a><text:a xlink:type="simple" xlink:href="http://developers.facebook.com/docs/technical-guides/opengraph/complex-object-types/#quantity">docs</text:a><text:a xlink:type="simple" xlink:href="http://developers.facebook.com/docs/technical-guides/opengraph/complex-object-types/#quantity">/</text:a><text:a xlink:type="simple" xlink:href="http://developers.facebook.com/docs/technical-guides/opengraph/complex-object-types/#quantity">technical</text:a><text:a xlink:type="simple" xlink:href="http://developers.facebook.com/docs/technical-guides/opengraph/complex-object-types/#quantity">-</text:a><text:a xlink:type="simple" xlink:href="http://developers.facebook.com/docs/technical-guides/opengraph/complex-object-types/#quantity">guides</text:a><text:a xlink:type="simple" xlink:href="http://developers.facebook.com/docs/technical-guides/opengraph/complex-object-types/#quantity">/</text:a><text:a xlink:type="simple" xlink:href="http://developers.facebook.com/docs/technical-guides/opengraph/complex-object-types/#quantity">opengraph</text:a><text:a xlink:type="simple" xlink:href="http://developers.facebook.com/docs/technical-guides/opengraph/complex-object-types/#quantity">/</text:a><text:a xlink:type="simple" xlink:href="http://developers.facebook.com/docs/technical-guides/opengraph/complex-object-types/#quantity">complex</text:a><text:a xlink:type="simple" xlink:href="http://developers.facebook.com/docs/technical-guides/opengraph/complex-object-types/#quantity">-</text:a><text:a xlink:type="simple" xlink:href="http://developers.facebook.com/docs/technical-guides/opengraph/complex-object-types/#quantity">object</text:a><text:a xlink:type="simple" xlink:href="http://developers.facebook.com/docs/technical-guides/opengraph/complex-object-types/#quantity">-</text:a><text:a xlink:type="simple" xlink:href="http://developers.facebook.com/docs/technical-guides/opengraph/complex-object-types/#quantity">types</text:a><text:a xlink:type="simple" xlink:href="http://developers.facebook.com/docs/technical-guides/opengraph/complex-object-types/#quantity">/#</text:a><text:a xlink:type="simple" xlink:href="http://developers.facebook.com/docs/technical-guides/opengraph/complex-object-types/#quantity">quantity</text:a></text:p>
            </text:list-item>
          </text:list>
        </text:list-item>
        <text:list-item>
          <text:p text:style-name="P230">alert messages for when tags are added, ex. rss instructions</text:p>
        </text:list-item>
        <text:list-item>
          <text:p text:style-name="P230">object values</text:p>
          <text:list>
            <text:list-item>
              <text:p text:style-name="P230"><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text:p>
            </text:list-item>
          </text:list>
        </text:list-item>
        <text:list-item>
          <text:p text:style-name="P230">tag and property creation and editing</text:p>
        </text:list-item>
        <text:list-item>
          <text:p text:style-name="P230">property inheritance</text:p>
        </text:list-item>
        <text:list-item>
          <text:p text:style-name="P230">max property arity (default=unlimited &amp; not required)</text:p>
        </text:list-item>
        <text:list-item>
          <text:p text:style-name="P230">subtag matches in relevancy heuristic</text:p>
        </text:list-item>
        <text:list-item>
          <text:p text:style-name="P230">icons for tags and properties</text:p>
          <text:list>
            <text:list-item>
              <text:p text:style-name="P230"><text:span text:style-name="T20">in tag menus</text:span></text:p>
            </text:list-item>
            <text:list-item>
              <text:p text:style-name="P230"><text:span text:style-name="T20">default icon?</text:span></text:p>
            </text:list-item>
            <text:list-item>
              <text:p text:style-name="P230"><text:span text:style-name="T20">icon grow on hover?</text:span></text:p>
            </text:list-item>
          </text:list>
        </text:list-item>
        <text:list-item>
          <text:p text:style-name="P230">tag actions (ex: popup notice)</text:p>
        </text:list-item>
        <text:list-item>
          <text:p text:style-name="P230">hidden tags and properties (ex: for system use, not humans)</text:p>
        </text:list-item>
        <text:list-item>
          <text:p text:style-name="P230"><text:a xlink:type="simple" xlink:href="https://npmjs.org/package/nools">https</text:a><text:a xlink:type="simple" xlink:href="https://npmjs.org/package/nools">://</text:a><text:a xlink:type="simple" xlink:href="https://npmjs.org/package/nools">npmjs</text:a><text:a xlink:type="simple" xlink:href="https://npmjs.org/package/nools">.</text:a><text:a xlink:type="simple" xlink:href="https://npmjs.org/package/nools">org</text:a><text:a xlink:type="simple" xlink:href="https://npmjs.org/package/nools">/</text:a><text:a xlink:type="simple" xlink:href="https://npmjs.org/package/nools">package</text:a><text:a xlink:type="simple" xlink:href="https://npmjs.org/package/nools">/</text:a><text:a xlink:type="simple" xlink:href="https://npmjs.org/package/nools">nools</text:a></text:p>
        </text:list-item>
      </text:list>
      <text:h text:style-name="P75" text:outline-level="10"><text:bookmark text:name="h.j7im06bt87g"/>Inter-Server Communication</text:h>
      <table:table table:name="Table11" table:style-name="Table11">
        <table:table-column table:style-name="Table11.A"/>
        <table:table-column table:style-name="Table11.B"/>
        <table:table-row>
          <table:table-cell table:style-name="Table11.A1" office:value-type="string">
            <text:p text:style-name="P56"><text:span text:style-name="T3">What it Does</text:span></text:p>
          </table:table-cell>
          <table:table-cell table:style-name="Table11.A1" office:value-type="string">
            <text:p text:style-name="P56"><text:span text:style-name="T3">What it Doesn’t (yet)</text:span></text:p>
          </table:table-cell>
        </table:table-row>
        <table:table-row>
          <table:table-cell table:style-name="Table11.A1" office:value-type="string">
            <text:p text:style-name="P58"/>
          </table:table-cell>
          <table:table-cell table:style-name="Table11.A1" office:value-type="string">
            <text:list xml:id="list6483928017110973036" text:style-name="LS32">
              <text:list-item>
                <text:p text:style-name="P227"><text:span text:style-name="T1">Import and Export JSON dump</text:span></text:p>
              </text:list-item>
              <text:list-item>
                <text:p text:style-name="P227"><text:span text:style-name="T1">dht.js</text:span></text:p>
              </text:list-item>
              <text:list-item>
                <text:p text:style-name="P224">Telehash</text:p>
              </text:list-item>
              <text:list-item>
                <text:p text:style-name="P227"><text:span text:style-name="T1">Kademlia </text:span><text:span text:style-name="T7">Kadoh (Kademlia for node.js)</text:span></text:p>
              </text:list-item>
              <text:list-item>
                <text:p text:style-name="P224">XMPP</text:p>
              </text:list-item>
            </text:list>
          </table:table-cell>
        </table:table-row>
      </table:table>
      <text:h text:style-name="P75" text:outline-level="10"/>
      <text:h text:style-name="P75" text:outline-level="10"><text:bookmark text:name="h.acm67hexqo1v"/><text:bookmark text:name="h.pi2xtqgacjcx"/>Remote URL Cache</text:h>
      <text:p text:style-name="P1"/>
      <text:p text:style-name="P3">TODO</text:p>
      <text:list xml:id="list913291083591058025" text:style-name="LS33">
        <text:list-item>
          <text:p text:style-name="P113">stores files</text:p>
        </text:list-item>
        <text:list-item>
          <text:p text:style-name="P113">unzips .zip, .kmz (and adjusts &lt;link&gt; url’s), etc..</text:p>
        </text:list-item>
        <text:list-item>
          <text:p text:style-name="P113">hosts on webserver as static content</text:p>
        </text:list-item>
        <text:list-item>
          <text:p text:style-name="P113">.gitignore’d</text:p>
        </text:list-item>
      </text:list>
      <text:h text:style-name="P93" text:outline-level="10"><text:bookmark text:name="h.6k4c8f25pdrn"/><text:bookmark text:name="h.uq0jcsjdroj"/>HTML5/Javascript Client</text:h>
      <text:list xml:id="list5572793170916694782" text:style-name="LS34">
        <text:list-item>
          <text:p text:style-name="P114">Themes</text:p>
          <text:list>
            <text:list-item>
              <text:p text:style-name="P114">Bright</text:p>
              <text:list>
                <text:list-item>
                  <text:p text:style-name="P114">[Bright derivatives]</text:p>
                </text:list-item>
              </text:list>
            </text:list-item>
            <text:list-item>
              <text:p text:style-name="P114">Dark</text:p>
              <text:list>
                <text:list-item>
                  <text:p text:style-name="P114">[Dark derivatives]</text:p>
                </text:list-item>
              </text:list>
            </text:list-item>
          </text:list>
        </text:list-item>
      </text:list>
      <text:p text:style-name="P1"/>
      <text:h text:style-name="P95" text:outline-level="10"><text:bookmark text:name="h.a886s3tvq5dg"/>Accessibility</text:h>
      <text:list xml:id="list2481347465977539824" text:style-name="LS35">
        <text:list-item>
          <text:p text:style-name="P231">Blind</text:p>
        </text:list-item>
        <text:list-item>
          <text:p text:style-name="P231">Deaf</text:p>
        </text:list-item>
        <text:list-item>
          <text:p text:style-name="P231">Pre-Symbolic / Non-Verbal / Gestural (Children, Paralyzed, Animals)</text:p>
        </text:list-item>
      </text:list>
      <text:p text:style-name="P64"/>
      <text:p text:style-name="P64"/>
      <text:h text:style-name="P95" text:outline-level="10"><text:bookmark text:name="h.3omxf95f0a25"/>Internationalization</text:h>
      <text:p text:style-name="P64">...</text:p>
      <text:p text:style-name="P64"/>
      <text:p text:style-name="P50"/>
      <text:h text:style-name="P95" text:outline-level="10"><text:bookmark text:name="h.fsfqvsiyxhl"/>Desktop and Mobile Browser Compatibility</text:h>
      <table:table table:name="Table12" table:style-name="Table12">
        <table:table-column table:style-name="Table12.A"/>
        <table:table-column table:style-name="Table12.B"/>
        <table:table-row>
          <table:table-cell table:style-name="Table12.A1" office:value-type="string">
            <text:p text:style-name="P56"><text:span text:style-name="T3">What it Does</text:span></text:p>
          </table:table-cell>
          <table:table-cell table:style-name="Table12.A1" office:value-type="string">
            <text:p text:style-name="P56"><text:span text:style-name="T3">What it Doesn’t (yet)</text:span></text:p>
          </table:table-cell>
        </table:table-row>
        <table:table-row>
          <table:table-cell table:style-name="Table12.A1" office:value-type="string">
            <text:list xml:id="list321" text:style-name="LS10">
              <text:list-item>
                <text:p text:style-name="P220">Chrome</text:p>
              </text:list-item>
              <text:list-item>
                <text:p text:style-name="P220">Firefox</text:p>
              </text:list-item>
            </text:list>
          </table:table-cell>
          <table:table-cell table:style-name="Table12.A1" office:value-type="string">
            <text:list xml:id="list323" text:style-name="LS11">
              <text:list-item>
                <text:p text:style-name="P243">Android</text:p>
              </text:list-item>
              <text:list-item>
                <text:p text:style-name="P238"><text:span text:style-name="T1">Internet Explorer</text:span></text:p>
              </text:list-item>
            </text:list>
          </table:table-cell>
        </table:table-row>
      </table:table>
      <text:h text:style-name="P95" text:outline-level="10"/>
      <text:h text:style-name="P93" text:outline-level="10"><text:bookmark text:name="h.mmml1pxn2ui7"/><text:bookmark text:name="h.f7sg7t9yg0qh"/>Client Memory</text:h>
      <text:list xml:id="list8168677409690874322" text:style-name="LS36">
        <text:list-item>
          <text:p text:style-name="P115">Stores objects as indexed keys.</text:p>
          <text:list>
            <text:list-item>
              <text:p text:style-name="P115">Limited to localStorage quota which is quite small</text:p>
            </text:list-item>
          </text:list>
        </text:list-item>
      </text:list>
      <text:p text:style-name="P1"/>
      <text:p text:style-name="P3">TODO</text:p>
      <text:list xml:id="list327" text:style-name="LS13">
        <text:list-item>
          <text:p text:style-name="P230"><text:span text:style-name="T46">indexedDB support - enables larger client-side datastore</text:span></text:p>
          <text:list>
            <text:list-item>
              <text:p text:style-name="P230"><text:span text:style-name="T46">with WARNING when quota may be near exceeded</text:span></text:p>
            </text:list-item>
          </text:list>
        </text:list-item>
        <text:list-item>
          <text:p text:style-name="P230">attention vector : map&lt;object,interest&gt;</text:p>
        </text:list-item>
        <text:list-item>
          <text:p text:style-name="P230">forgetting: keeps total # of objects in server and client within range (ex: &lt; 10k) based on attention</text:p>
        </text:list-item>
        <text:list-item>
          <text:p text:style-name="P230">spreading</text:p>
        </text:list-item>
        <text:list-item>
          <text:p text:style-name="P230">importance classifier: classifies incoming objects according to its features to predict the user’s interest in it (0..1.0)</text:p>
          <text:list>
            <text:list-item>
              <text:p text:style-name="P230">author, age, etc..</text:p>
            </text:list-item>
            <text:list-item>
              <text:p text:style-name="P230">use an encog component to automatically learn user’s classification parameters</text:p>
            </text:list-item>
            <text:list-item>
              <text:p text:style-name="P230">this is analogous to google’s important inbox feature</text:p>
            </text:list-item>
          </text:list>
        </text:list-item>
      </text:list>
      <text:h text:style-name="P93" text:outline-level="10"><text:bookmark text:name="h.fwk8vwlhvkx6"/>ObjectView</text:h>
      <text:p text:style-name="P1">An ObjectView is a widget that displays essential information about an object.</text:p>
      <text:p text:style-name="P1"/>
      <text:list xml:id="list513724135281408136" text:style-name="LS37">
        <text:list-item>
          <text:p text:style-name="P116">Name</text:p>
        </text:list-item>
        <text:list-item>
          <text:p text:style-name="P116">Tags</text:p>
        </text:list-item>
        <text:list-item>
          <text:p text:style-name="P116">Description</text:p>
        </text:list-item>
        <text:list-item>
          <text:p text:style-name="P116">Geolocation</text:p>
        </text:list-item>
        <text:list-item>
          <text:p text:style-name="P116">Age</text:p>
        </text:list-item>
        <text:list-item>
          <text:p text:style-name="P116">...</text:p>
        </text:list-item>
      </text:list>
      <text:p text:style-name="P43">It also includes actions which may be displayed as buttons, or in a pulldown menu:</text:p>
      <text:list xml:id="list4360116897692597747" text:style-name="LS38">
        <text:list-item>
          <text:p text:style-name="P117">Reply</text:p>
        </text:list-item>
        <text:list-item>
          <text:p text:style-name="P117">Delete</text:p>
        </text:list-item>
        <text:list-item>
          <text:p text:style-name="P117">..</text:p>
        </text:list-item>
      </text:list>
      <text:p text:style-name="P43"/>
      <text:p text:style-name="P44">TODO</text:p>
      <text:list xml:id="list345" text:style-name="LS13">
        <text:list-item>
          <text:p text:style-name="P230">inline editing of properties by clicking on them when one has edit permission, clicked label -&gt; text input -&gt; label</text:p>
        </text:list-item>
      </text:list>
      <text:list xml:id="list6072944859743710067" text:style-name="LS39">
        <text:list-item>
          <text:p text:style-name="P118">Parameters to customize rendering</text:p>
        </text:list-item>
        <text:list-item>
          <text:p text:style-name="P118">Add favorite (‘star’ button) aka Bookmark</text:p>
        </text:list-item>
        <text:list-item>
          <text:p text:style-name="P118">“User” Action Buttons</text:p>
          <text:list>
            <text:list-item>
              <text:p text:style-name="P118">Text Chat (button)</text:p>
            </text:list-item>
            <text:list-item>
              <text:p text:style-name="P118">Video Chat (button)</text:p>
            </text:list-item>
            <text:list-item>
              <text:p text:style-name="P118">Pay (button)</text:p>
              <text:list>
                <text:list-item>
                  <text:p text:style-name="P118">Bitcoin</text:p>
                </text:list-item>
                <text:list-item>
                  <text:p text:style-name="P118">Paypal</text:p>
                </text:list-item>
              </text:list>
            </text:list-item>
          </text:list>
        </text:list-item>
        <text:list-item>
          <text:p text:style-name="P118">Optimize rendering with templates</text:p>
        </text:list-item>
      </text:list>
      <text:h text:style-name="P93" text:outline-level="10"><text:bookmark text:name="h.hutcc0a4svdh"/>Object Editor</text:h>
      <table:table table:name="Table13" table:style-name="Table13">
        <table:table-column table:style-name="Table13.A"/>
        <table:table-column table:style-name="Table13.B"/>
        <table:table-row>
          <table:table-cell table:style-name="Table13.A1" office:value-type="string">
            <text:p text:style-name="P56"><text:span text:style-name="T3">What it Does</text:span></text:p>
          </table:table-cell>
          <table:table-cell table:style-name="Table13.A1" office:value-type="string">
            <text:p text:style-name="P56"><text:span text:style-name="T3">What it Doesn’t (yet)</text:span></text:p>
          </table:table-cell>
        </table:table-row>
        <table:table-row>
          <table:table-cell table:style-name="Table13.A1" office:value-type="string">
            <text:p text:style-name="P57"><text:span text:style-name="T1">View-only Mode</text:span></text:p>
            <text:p text:style-name="P58"/>
            <text:p text:style-name="P57"><text:span text:style-name="T1">Add Tags</text:span></text:p>
            <text:p text:style-name="P57"><text:span text:style-name="T1">Add [suggested] Properties</text:span></text:p>
            <text:p text:style-name="P57"><text:span text:style-name="T1">File Upload</text:span></text:p>
            <text:p text:style-name="P58"/>
            <text:p text:style-name="P58">Export</text:p>
            <text:p text:style-name="P58">Save</text:p>
            <text:p text:style-name="P58"/>
            <text:p text:style-name="P57"><text:span text:style-name="T4">[add other features]</text:span></text:p>
          </table:table-cell>
          <table:table-cell table:style-name="Table13.A1" office:value-type="string">
            <text:p text:style-name="P59"/>
          </table:table-cell>
        </table:table-row>
      </table:table>
      <text:h text:style-name="P90" text:outline-level="10"><text:bookmark text:name="h.btblmb9yq2zj"/></text:h>
      <text:h text:style-name="P93" text:outline-level="10"><text:bookmark text:name="h.2kuql1rml8n8"/><text:bookmark text:name="h.o1lly9i28uwh"/>Map</text:h>
      <table:table table:name="Table14" table:style-name="Table14">
        <table:table-column table:style-name="Table14.A"/>
        <table:table-column table:style-name="Table14.B"/>
        <table:table-row>
          <table:table-cell table:style-name="Table14.A1" office:value-type="string">
            <text:p text:style-name="P56"><text:span text:style-name="T3">What it Does</text:span></text:p>
          </table:table-cell>
          <table:table-cell table:style-name="Table14.A1" office:value-type="string">
            <text:p text:style-name="P56"><text:span text:style-name="T3">What it Doesn’t (yet)</text:span></text:p>
          </table:table-cell>
        </table:table-row>
        <table:table-row>
          <table:table-cell table:style-name="Table14.A1" office:value-type="string">
            <text:list xml:id="list6595254554661603631" text:style-name="LS40">
              <text:list-item>
                <text:p text:style-name="P240"><text:span text:style-name="T1">OpenLayers 2 (2D)</text:span></text:p>
                <text:list>
                  <text:list-item>
                    <text:p text:style-name="P222">OpenStreetMaps</text:p>
                  </text:list-item>
                  <text:list-item>
                    <text:p text:style-name="P240"><text:span text:style-name="T1">Bing Aerial Layers</text:span></text:p>
                  </text:list-item>
                </text:list>
              </text:list-item>
              <text:list-item>
                <text:p text:style-name="P240"><text:span text:style-name="T1">Cesium (3D)</text:span></text:p>
              </text:list-item>
              <text:list-item>
                <text:p text:style-name="P240"><text:span text:style-name="T1">Displays objects, applying icons where appropriate. <text:s/>Includes clickable vector layer of arbitrary radius</text:span></text:p>
              </text:list-item>
            </text:list>
            <text:list xml:id="list8333799040127414153" text:style-name="LS41">
              <text:list-item>
                <text:p text:style-name="P241"><text:span text:style-name="T1">Right click to add new content</text:span></text:p>
              </text:list-item>
            </text:list>
            <text:p text:style-name="P58"/>
            <text:p text:style-name="P57"><text:span text:style-name="T1">Mini and Large (full-window) Modes</text:span></text:p>
          </table:table-cell>
          <table:table-cell table:style-name="Table14.A1" office:value-type="string">
            <text:list xml:id="list4383995663742188702" text:style-name="LS42">
              <text:list-item>
                <text:p text:style-name="P242"><text:span text:style-name="T22">Location detection, tracking, and manual repositioning (even without Map view)</text:span></text:p>
              </text:list-item>
              <text:list-item>
                <text:p text:style-name="P242"><text:span text:style-name="T22">Multiple planets</text:span></text:p>
              </text:list-item>
              <text:list-item>
                <text:p text:style-name="P242"><text:span text:style-name="T22">Embedded map layers (ex: floorplans)</text:span></text:p>
              </text:list-item>
            </text:list>
          </table:table-cell>
        </table:table-row>
      </table:table>
      <text:h text:style-name="P93" text:outline-level="10"/>
      <text:h text:style-name="P92" text:outline-level="10"><text:bookmark text:name="h.62ysruk9plet"/><text:bookmark text:name="h.pqlz49q0qmnd"/>Focus</text:h>
      <text:p text:style-name="P64">Each <text:span text:style-name="T19">focus </text:span>is a method of describing what one is thinking about. <text:s/>It functions as a semantic analog-to-digital converter for expressing one’s mental state in a machine-readable data structure. <text:s/>What one enters into a focus may be used to:</text:p>
      <text:list xml:id="list6124836322312163682" text:style-name="LS43">
        <text:list-item>
          <text:p text:style-name="P232">compare relevancy with known data objects, or</text:p>
        </text:list-item>
        <text:list-item>
          <text:p text:style-name="P232">to create a new (prototype) data object which may be stored for future use and/or shared with others.</text:p>
        </text:list-item>
      </text:list>
      <text:p text:style-name="P64"/>
      <text:p text:style-name="P69"><text:bookmark text:name="h.1hmckjwzzp6g"/></text:p>
      <text:h text:style-name="P76" text:outline-level="10"><text:bookmark text:name="h.g4z3dt1dcfro"/>Memory Focus</text:h>
      <text:p text:style-name="P68">TODO</text:p>
      <text:list xml:id="list366" text:style-name="LS13">
        <text:list-item>
          <text:p text:style-name="P230">represents the memory w/ relative attention as a selectable list</text:p>
        </text:list-item>
        <text:list-item>
          <text:p text:style-name="P230">type whitelist/blacklist filter (at top, as a popup)</text:p>
        </text:list-item>
        <text:list-item>
          <text:p text:style-name="P230">allow mouse drag to select included objects, which updates a “includeURI” predicate in the focus object used by view filters</text:p>
        </text:list-item>
      </text:list>
      <text:p text:style-name="P64"/>
      <text:h text:style-name="P75" text:outline-level="10"><text:bookmark text:name="h.io61jshh13ud"/>Semantic Focus</text:h>
      <text:list xml:id="list2887130652214859597" text:style-name="LS44">
        <text:list-item>
          <text:p text:style-name="P119">Creates new or edits existing object</text:p>
        </text:list-item>
        <text:list-item>
          <text:p text:style-name="P119">Name field</text:p>
          <text:list>
            <text:list-item>
              <text:p text:style-name="P119">with voice input (on Chrome browsers)</text:p>
            </text:list-item>
          </text:list>
        </text:list-item>
        <text:list-item>
          <text:p text:style-name="P119">Optional Description field</text:p>
        </text:list-item>
        <text:list-item>
          <text:p text:style-name="P119">Optional Geolocation field (clickable map)</text:p>
        </text:list-item>
        <text:list-item>
          <text:p text:style-name="P119">Optional File Upload widget</text:p>
        </text:list-item>
        <text:list-item>
          <text:p text:style-name="P119">Add tags from dialog popup</text:p>
        </text:list-item>
        <text:list-item>
          <text:p text:style-name="P119">Add auto-suggested tags from enterd text in Name field</text:p>
        </text:list-item>
        <text:list-item>
          <text:p text:style-name="P119">Add properties from Tag pulldown menus</text:p>
        </text:list-item>
        <text:list-item>
          <text:p text:style-name="P119">Edit properties</text:p>
        </text:list-item>
        <text:list-item>
          <text:p text:style-name="P119">Export to JSON</text:p>
        </text:list-item>
        <text:list-item>
          <text:p text:style-name="P119">proportional tagging (ex: 75% A, 50% B, 25% C)</text:p>
        </text:list-item>
        <text:list-item>
          <text:p text:style-name="P119">...</text:p>
        </text:list-item>
      </text:list>
      <text:p text:style-name="P1"/>
      <text:p text:style-name="P3">TODO</text:p>
      <text:list xml:id="list382" text:style-name="LS13">
        <text:list-item>
          <text:p text:style-name="P230">display marker on clicked map location</text:p>
        </text:list-item>
        <text:list-item>
          <text:p text:style-name="P230">“interview” mode for answering required fields as they become necessary. activated by a flashing button?</text:p>
        </text:list-item>
        <text:list-item>
          <text:p text:style-name="P230">ctrl-enter to send/create</text:p>
        </text:list-item>
        <text:list-item>
          <text:p text:style-name="P230">property widgets for types:</text:p>
          <text:list>
            <text:list-item>
              <text:list>
                <text:list-item>
                  <text:p text:style-name="P230">timepoint (1 calendar with time input)</text:p>
                </text:list-item>
                <text:list-item>
                  <text:p text:style-name="P230">timesegment (2 calendars with time input)</text:p>
                </text:list-item>
                <text:list-item>
                  <text:p text:style-name="P230">real:unit</text:p>
                  <text:list>
                    <text:list-item>
                      <text:p text:style-name="P230">seconds</text:p>
                    </text:list-item>
                    <text:list-item>
                      <text:p text:style-name="P230">meters</text:p>
                    </text:list-item>
                    <text:list-item>
                      <text:p text:style-name="P230">kilograms</text:p>
                    </text:list-item>
                    <text:list-item>
                      <text:p text:style-name="P230">celsius</text:p>
                    </text:list-item>
                    <text:list-item>
                      <text:p text:style-name="P230">joules, watts</text:p>
                    </text:list-item>
                    <text:list-item>
                      <text:p text:style-name="P230">[all SI units]</text:p>
                    </text:list-item>
                    <text:list-item>
                      <text:p text:style-name="P230">...</text:p>
                    </text:list-item>
                  </text:list>
                </text:list-item>
                <text:list-item>
                  <text:p text:style-name="P230">texthash</text:p>
                </text:list-item>
                <text:list-item>
                  <text:p text:style-name="P230">object:tag with dynamic combobox selector of all tags, by package or hierarchy</text:p>
                </text:list-item>
                <text:list-item>
                  <text:p text:style-name="P230">object:[tag] with dynamic combobox selector of all instances of a specific tag</text:p>
                </text:list-item>
                <text:list-item>
                  <text:p text:style-name="P230">livetext (a realtime collaborative text editor via ShareJS)</text:p>
                </text:list-item>
                <text:list-item>
                  <text:p text:style-name="P230">[other datatypes...]</text:p>
                </text:list-item>
              </text:list>
            </text:list-item>
          </text:list>
        </text:list-item>
      </text:list>
      <text:p text:style-name="P69"/>
      <text:h text:style-name="P77" text:outline-level="10"><text:bookmark text:name="h.x3cy6cj05bsq"/>Deprecated Focuses</text:h>
      <text:h text:style-name="P101" text:outline-level="10"><text:bookmark text:name="h.xgv3tekhdy36"/>Tag Focus </text:h>
      <table:table table:name="Table15" table:style-name="Table15">
        <table:table-column table:style-name="Table15.A" table:number-columns-repeated="2"/>
        <table:table-row>
          <table:table-cell table:style-name="Table15.A1" office:value-type="string">
            <text:p text:style-name="P56"><text:span text:style-name="T47">What it Does</text:span></text:p>
          </table:table-cell>
          <table:table-cell table:style-name="Table15.A1" office:value-type="string">
            <text:p text:style-name="P56"><text:span text:style-name="T47">What it Doesn’t (yet)</text:span></text:p>
          </table:table-cell>
        </table:table-row>
        <table:table-row>
          <table:table-cell table:style-name="Table15.A1" office:value-type="string">
            <text:p text:style-name="P57"><text:span text:style-name="T48">Dynamically filter by tags (checkboxes)</text:span></text:p>
          </table:table-cell>
          <table:table-cell table:style-name="Table15.A1" office:value-type="string">
            <text:list xml:id="list401" text:style-name="LS13">
              <text:list-item>
                <text:p text:style-name="P226"><text:span text:style-name="T48">highlight currently selected tag(s)</text:span></text:p>
              </text:list-item>
              <text:list-item>
                <text:p text:style-name="P226"><text:span text:style-name="T48">allow multiple tag selection</text:span></text:p>
              </text:list-item>
              <text:list-item>
                <text:p text:style-name="P226"><text:span text:style-name="T48">allow strength-based tag selection</text:span></text:p>
              </text:list-item>
              <text:list-item>
                <text:p text:style-name="P226"><text:span text:style-name="T48">order by most tags</text:span></text:p>
              </text:list-item>
              <text:list-item>
                <text:p text:style-name="P226"><text:span text:style-name="T48">show other information about each tag, live update where necessary</text:span></text:p>
              </text:list-item>
              <text:list-item>
                <text:p text:style-name="P226"><text:span text:style-name="T48">alternate </text:span><text:a xlink:type="simple" xlink:href="http://mbostock.github.com/d3/talk/20111018/tree.html">“</text:a><text:a xlink:type="simple" xlink:href="http://mbostock.github.com/d3/talk/20111018/tree.html">tree</text:a><text:a xlink:type="simple" xlink:href="http://mbostock.github.com/d3/talk/20111018/tree.html">” </text:a><text:span text:style-name="T48">views:</text:span></text:p>
                <text:list>
                  <text:list-item>
                    <text:p text:style-name="P226"><text:a xlink:type="simple" xlink:href="http://mbostock.github.com/d3/talk/20111018/tree.html">http</text:a><text:a xlink:type="simple" xlink:href="http://mbostock.github.com/d3/talk/20111018/tree.html">://</text:a><text:a xlink:type="simple" xlink:href="http://mbostock.github.com/d3/talk/20111018/tree.html">mbostock</text:a><text:a xlink:type="simple" xlink:href="http://mbostock.github.com/d3/talk/20111018/tree.html">.</text:a><text:a xlink:type="simple" xlink:href="http://mbostock.github.com/d3/talk/20111018/tree.html">github</text:a><text:a xlink:type="simple" xlink:href="http://mbostock.github.com/d3/talk/20111018/tree.html">.</text:a><text:a xlink:type="simple" xlink:href="http://mbostock.github.com/d3/talk/20111018/tree.html">com</text:a><text:a xlink:type="simple" xlink:href="http://mbostock.github.com/d3/talk/20111018/tree.html">/</text:a><text:a xlink:type="simple" xlink:href="http://mbostock.github.com/d3/talk/20111018/tree.html">d</text:a><text:a xlink:type="simple" xlink:href="http://mbostock.github.com/d3/talk/20111018/tree.html">3/</text:a><text:a xlink:type="simple" xlink:href="http://mbostock.github.com/d3/talk/20111018/tree.html">talk</text:a><text:a xlink:type="simple" xlink:href="http://mbostock.github.com/d3/talk/20111018/tree.html">/20111018/</text:a><text:a xlink:type="simple" xlink:href="http://mbostock.github.com/d3/talk/20111018/tree.html">tree</text:a><text:a xlink:type="simple" xlink:href="http://mbostock.github.com/d3/talk/20111018/tree.html">.</text:a><text:a xlink:type="simple" xlink:href="http://mbostock.github.com/d3/talk/20111018/tree.html">html</text:a></text:p>
                  </text:list-item>
                  <text:list-item>
                    <text:p text:style-name="P226"><text:a xlink:type="simple" xlink:href="http://mbostock.github.com/d3/talk/20111116/pack-hierarchy.html">http</text:a><text:a xlink:type="simple" xlink:href="http://mbostock.github.com/d3/talk/20111116/pack-hierarchy.html">://</text:a><text:a xlink:type="simple" xlink:href="http://mbostock.github.com/d3/talk/20111116/pack-hierarchy.html">mbostock</text:a><text:a xlink:type="simple" xlink:href="http://mbostock.github.com/d3/talk/20111116/pack-hierarchy.html">.</text:a><text:a xlink:type="simple" xlink:href="http://mbostock.github.com/d3/talk/20111116/pack-hierarchy.html">github</text:a><text:a xlink:type="simple" xlink:href="http://mbostock.github.com/d3/talk/20111116/pack-hierarchy.html">.</text:a><text:a xlink:type="simple" xlink:href="http://mbostock.github.com/d3/talk/20111116/pack-hierarchy.html">com</text:a><text:a xlink:type="simple" xlink:href="http://mbostock.github.com/d3/talk/20111116/pack-hierarchy.html">/</text:a><text:a xlink:type="simple" xlink:href="http://mbostock.github.com/d3/talk/20111116/pack-hierarchy.html">d</text:a><text:a xlink:type="simple" xlink:href="http://mbostock.github.com/d3/talk/20111116/pack-hierarchy.html">3/</text:a><text:a xlink:type="simple" xlink:href="http://mbostock.github.com/d3/talk/20111116/pack-hierarchy.html">talk</text:a><text:a xlink:type="simple" xlink:href="http://mbostock.github.com/d3/talk/20111116/pack-hierarchy.html">/20111116/</text:a><text:a xlink:type="simple" xlink:href="http://mbostock.github.com/d3/talk/20111116/pack-hierarchy.html">pack</text:a><text:a xlink:type="simple" xlink:href="http://mbostock.github.com/d3/talk/20111116/pack-hierarchy.html">-</text:a><text:a xlink:type="simple" xlink:href="http://mbostock.github.com/d3/talk/20111116/pack-hierarchy.html">hierarchy</text:a><text:a xlink:type="simple" xlink:href="http://mbostock.github.com/d3/talk/20111116/pack-hierarchy.html">.</text:a><text:a xlink:type="simple" xlink:href="http://mbostock.github.com/d3/talk/20111116/pack-hierarchy.html">html</text:a></text:p>
                  </text:list-item>
                </text:list>
              </text:list-item>
            </text:list>
          </table:table-cell>
        </table:table-row>
      </table:table>
      <text:h text:style-name="P95" text:outline-level="10"><text:bookmark text:name="h.s7n5aqjpud95"/></text:h>
      <text:h text:style-name="P95" text:outline-level="10"><text:bookmark text:name="h.jw15k9k3fsa7"/>Favorite Tagger</text:h>
      <text:p text:style-name="P3">TODO</text:p>
      <text:list xml:id="list4535602324681285073" text:style-name="LS45">
        <text:list-item>
          <text:p text:style-name="P120">Show added favorites</text:p>
        </text:list-item>
      </text:list>
      <text:h text:style-name="P83" text:outline-level="10"><text:bookmark text:name="h.hxyi8iclvbjx"/>Emotion Tagger</text:h>
      <text:p text:style-name="P1">Displays emotion chart and allows creation of an emotion state vector.</text:p>
      <text:p text:style-name="P1"/>
      <text:p text:style-name="P3">TODO</text:p>
      <text:list xml:id="list4143557812607672812" text:style-name="LS46">
        <text:list-item>
          <text:p text:style-name="P121">quick publish current emotion (button)</text:p>
        </text:list-item>
      </text:list>
      <text:h text:style-name="P95" text:outline-level="10"><text:bookmark text:name="h.e0k9y4n8cgyw"/>Other Taggers</text:h>
      <text:p text:style-name="P3">TODO</text:p>
      <text:list xml:id="list411" text:style-name="LS13">
        <text:list-item>
          <text:p text:style-name="P230"><text:soft-page-break/><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list-item>
        <text:list-item>
          <text:p text:style-name="P230">ivan’s circle menu</text:p>
        </text:list-item>
        <text:list-item>
          <text:p text:style-name="P230">metamaps spinning carousel menu</text:p>
        </text:list-item>
        <text:list-item>
          <text:p text:style-name="P230"><text:span text:style-name="T19">Dashboard/Home screen</text:span></text:p>
        </text:list-item>
      </text:list>
      <text:h text:style-name="P94" text:outline-level="10"><text:bookmark text:name="h.llcovc97lhwp"/>View</text:h>
      <text:p text:style-name="P2">Each view is a different method of depicting a set of objects.</text:p>
      <text:h text:style-name="P92" text:outline-level="10"><text:bookmark text:name="h.1o97g53jalwv"/>Team View</text:h>
      <text:p text:style-name="P44">TODO</text:p>
      <text:list xml:id="list415" text:style-name="LS39">
        <text:list-item>
          <text:p text:style-name="P118">Filter by ‘User’ type (not Human)</text:p>
        </text:list-item>
        <text:list-item>
          <text:p text:style-name="P118">Summarize activity stats (ex: # messages / second @ 5m, 1hr, … intervals</text:p>
        </text:list-item>
      </text:list>
      <text:list xml:id="list417" text:style-name="LS13">
        <text:list-item>
          <text:p text:style-name="P230">Sort by distance | last activity</text:p>
        </text:list-item>
      </text:list>
      <text:h text:style-name="P95" text:outline-level="10"><text:bookmark text:name="h.r8m7vi6s1sfs"/>Focus Keyword</text:h>
      <text:p text:style-name="P43"><text:span text:style-name="T19">TODO</text:span> Filtering by keyword.</text:p>
      <text:h text:style-name="P83" text:outline-level="10"><text:bookmark text:name="h.k1jvsv5q5trx"/><office:annotation><dc:date>0000-00-00T00:00:00</dc:date><text:p text:style-name="P262"><text:span text:style-name="T1">Dorotea Mar:</text:span></text:p><text:p text:style-name="P262"><text:span text:style-name="T1">i like the name :) maybe let's put some examples, also for the needs tagger</text:span></text:p></office:annotation>Human Body Tagger</text:h>
      <text:h text:style-name="P95" text:outline-level="10"><text:bookmark text:name="h.aac4785y2hq4"/>Needs Tagger</text:h>
      <text:h text:style-name="P93" text:outline-level="10"><text:bookmark text:name="h.2c74luo8gpyj"/><text:bookmark text:name="h.ttrlqfxiy928"/>Home View</text:h>
      <text:p text:style-name="P3">TODO</text:p>
      <text:list xml:id="list418" text:style-name="LS13">
        <text:list-item>
          <text:p text:style-name="P230">includes map, recent items, and stats</text:p>
        </text:list-item>
        <text:list-item>
          <text:p text:style-name="P230">requests fullsize</text:p>
        </text:list-item>
      </text:list>
      <text:h text:style-name="P93" text:outline-level="10"><text:bookmark text:name="h.jo9fzqnx04h3"/>Cortexit View</text:h>
      <text:p text:style-name="P1"><text:a xlink:type="simple" xlink:href="https://github.com/automenta/cortexitweb">https</text:a><text:a xlink:type="simple" xlink:href="https://github.com/automenta/cortexitweb">://</text:a><text:a xlink:type="simple" xlink:href="https://github.com/automenta/cortexitweb">github</text:a><text:a xlink:type="simple" xlink:href="https://github.com/automenta/cortexitweb">.</text:a><text:a xlink:type="simple" xlink:href="https://github.com/automenta/cortexitweb">com</text:a><text:a xlink:type="simple" xlink:href="https://github.com/automenta/cortexitweb">/</text:a><text:a xlink:type="simple" xlink:href="https://github.com/automenta/cortexitweb">automenta</text:a><text:a xlink:type="simple" xlink:href="https://github.com/automenta/cortexitweb">/</text:a><text:a xlink:type="simple" xlink:href="https://github.com/automenta/cortexitweb">cortexitweb</text:a></text:p>
      <text:p text:style-name="P49"><text:span text:style-name="T32">“Disperse large paragraphs of text, where words seem to blend together, into easily digestible chunks.<text:line-break/> * In large fonts, filling the screen<text:line-break/> * Fluid navigation<text:line-break/> * Read at your own pace<text:line-break/> * Focus on one sentence or word at a time.<text:line-break/> * Helps those with ADD, Dyslexia, and Vision problems<text:line-break/><text:line-break/>Now you can adjust, and maybe improve the rate and quality of how you absorb information.<text:line-break/><text:line-break/>You are no longer at the mercy of web designers and authors that insist on writing impenetrably dense paragraphs in small fonts.”</text:span></text:p>
      <text:p text:style-name="P49"/>
      <text:p text:style-name="P3">TODO</text:p>
      <text:list xml:id="list1953725012054100347" text:style-name="LS47">
        <text:list-item>
          <text:p text:style-name="P233">jQuery plugin, with demonstrated multi-instantiability on single document OK</text:p>
        </text:list-item>
        <text:list-item>
          <text:p text:style-name="P233">Sentencizing OK</text:p>
        </text:list-item>
        <text:list-item>
          <text:p text:style-name="P233">Text-to-speech</text:p>
        </text:list-item>
        <text:list-item>
          <text:p text:style-name="P233">Preserve links and images in frames</text:p>
        </text:list-item>
        <text:list-item>
          <text:p text:style-name="P233">Image Search</text:p>
        </text:list-item>
        <text:list-item>
          <text:p text:style-name="P233">Add current sentence to attention set (as # anchor to the base page URL)</text:p>
        </text:list-item>
        <text:list-item>
          <text:p text:style-name="P122">jQuery Mobile Dragging for next/prev and font-size</text:p>
        </text:list-item>
      </text:list>
      <text:list xml:id="list8178664735396195236" text:style-name="LS48">
        <text:list-item>
          <text:p text:style-name="P234">Rapid presentation mode: “Neuro Download”</text:p>
        </text:list-item>
      </text:list>
      <text:h text:style-name="P93" text:outline-level="10"><text:bookmark text:name="h.e4dxek95zlgo"/>Table View</text:h>
      <text:p text:style-name="P3">TODO</text:p>
      <text:list xml:id="list428" text:style-name="LS13">
        <text:list-item>
          <text:p text:style-name="P230">ex: jquery-table</text:p>
        </text:list-item>
      </text:list>
      <text:h text:style-name="P93" text:outline-level="10"><text:bookmark text:name="h.ae0g9vmfjx0g"/>List View</text:h>
      <text:p text:style-name="P3">TODO</text:p>
      <text:list xml:id="list429" text:style-name="LS13">
        <text:list-item>
          <text:p text:style-name="P230">pin pinned objects to the top</text:p>
        </text:list-item>
        <text:list-item>
          <text:p text:style-name="P230">exclude / include by tag</text:p>
        </text:list-item>
        <text:list-item>
          <text:p text:style-name="P230">replies, threaded replies</text:p>
        </text:list-item>
        <text:list-item>
          <text:p text:style-name="P230">clone it or save as a self-contained report object which can be shared</text:p>
        </text:list-item>
        <text:list-item>
          <text:p text:style-name="P230">correct pagination</text:p>
        </text:list-item>
      </text:list>
      <text:h text:style-name="P93" text:outline-level="10"><text:bookmark text:name="h.tvp6rwgtqmzm"/>Grid View</text:h>
      <text:p text:style-name="P3">TODO</text:p>
      <text:list xml:id="list434" text:style-name="LS13">
        <text:list-item>
          <text:p text:style-name="P230">Use <text:a xlink:type="simple" xlink:href="http://masonry.desandro.com/">http</text:a><text:a xlink:type="simple" xlink:href="http://masonry.desandro.com/">://</text:a><text:a xlink:type="simple" xlink:href="http://masonry.desandro.com/">masonry</text:a><text:a xlink:type="simple" xlink:href="http://masonry.desandro.com/">.</text:a><text:a xlink:type="simple" xlink:href="http://masonry.desandro.com/">desandro</text:a><text:a xlink:type="simple" xlink:href="http://masonry.desandro.com/">.</text:a><text:a xlink:type="simple" xlink:href="http://masonry.desandro.com/">com</text:a><text:a xlink:type="simple" xlink:href="http://masonry.desandro.com/">/</text:a> or similar</text:p>
        </text:list-item>
      </text:list>
      <text:h text:style-name="P93" text:outline-level="10"><text:bookmark text:name="h.6qlgccl764yf"/>Graph View</text:h>
      <text:p text:style-name="P3">TODO</text:p>
      <text:list xml:id="list435" text:style-name="LS13">
        <text:list-item>
          <text:p text:style-name="P230">create new object properties between visible items</text:p>
          <text:list>
            <text:list-item>
              <text:p text:style-name="P230">drag and draw a line</text:p>
            </text:list-item>
            <text:list-item>
              <text:p text:style-name="P230">select them in sequence (1st and 2nd)</text:p>
            </text:list-item>
          </text:list>
        </text:list-item>
        <text:list-item>
          <text:p text:style-name="P230">handle graph streaming</text:p>
        </text:list-item>
        <text:list-item>
          <text:p text:style-name="P230">save and restore current graph view</text:p>
        </text:list-item>
      </text:list>
      <text:p text:style-name="P64"/>
      <text:h text:style-name="P93" text:outline-level="10"><text:bookmark text:name="h.8okwt5xgyzoj"/>Map View</text:h>
      <text:p text:style-name="P1">Displays all objects containing geographic metadata.</text:p>
      <text:list xml:id="list7477093204846200606" text:style-name="LS49">
        <text:list-item>
          <text:p text:style-name="P123">OpenLayers with OpenStreetMaps layers</text:p>
        </text:list-item>
        <text:list-item>
          <text:p text:style-name="P123">Bitmap icon (visible from any scale) + Vector polygon (scales, and clickable)</text:p>
        </text:list-item>
        <text:list-item>
          <text:p text:style-name="P123">Remembers center position &amp; zoom</text:p>
        </text:list-item>
        <text:list-item>
          <text:p text:style-name="P123">Displays icon for 1st tag of geolocated object</text:p>
        </text:list-item>
      </text:list>
      <text:p text:style-name="P1"/>
      <text:p text:style-name="P3">TODO</text:p>
      <text:list xml:id="list444" text:style-name="LS13">
        <text:list-item>
          <text:p text:style-name="P230">Extra OpenLayers layers: Google, Bing, etc..</text:p>
        </text:list-item>
        <text:list-item>
          <text:p text:style-name="P230">Self Marker</text:p>
          <text:list>
            <text:list-item>
              <text:p text:style-name="P230">Draggable (sets Self geolocation)</text:p>
            </text:list-item>
            <text:list-item>
              <text:p text:style-name="P230">with Avatar Icon</text:p>
            </text:list-item>
          </text:list>
        </text:list-item>
        <text:list-item>
          <text:p text:style-name="P230">animated map markers to indicate indefinite sphere of influence (min/max radii)</text:p>
          <text:list>
            <text:list-item>
              <text:p text:style-name="P230">You change the geometry of a feature and then you have to redraw the feature<text:line-break/>feature.geometry.rotate(angle, origin); feature.layer.drawFeature(feature);</text:p>
            </text:list-item>
          </text:list>
        </text:list-item>
        <text:list-item>
          <text:p text:style-name="P230">clustering: </text:p>
          <text:list>
            <text:list-item>
              <text:p text:style-name="P230"><text:a xlink:type="simple" xlink:href="http://openlayers.org/dev/examples/strategy-cluster.html">http</text:a><text:a xlink:type="simple" xlink:href="http://openlayers.org/dev/examples/strategy-cluster.html">://</text:a><text:a xlink:type="simple" xlink:href="http://openlayers.org/dev/examples/strategy-cluster.html">openlayers</text:a><text:a xlink:type="simple" xlink:href="http://openlayers.org/dev/examples/strategy-cluster.html">.</text:a><text:a xlink:type="simple" xlink:href="http://openlayers.org/dev/examples/strategy-cluster.html">org</text:a><text:a xlink:type="simple" xlink:href="http://openlayers.org/dev/examples/strategy-cluster.html">/</text:a><text:a xlink:type="simple" xlink:href="http://openlayers.org/dev/examples/strategy-cluster.html">dev</text:a><text:a xlink:type="simple" xlink:href="http://openlayers.org/dev/examples/strategy-cluster.html">/</text:a><text:a xlink:type="simple" xlink:href="http://openlayers.org/dev/examples/strategy-cluster.html">examples</text:a><text:a xlink:type="simple" xlink:href="http://openlayers.org/dev/examples/strategy-cluster.html">/</text:a><text:a xlink:type="simple" xlink:href="http://openlayers.org/dev/examples/strategy-cluster.html">strategy</text:a><text:a xlink:type="simple" xlink:href="http://openlayers.org/dev/examples/strategy-cluster.html">-</text:a><text:a xlink:type="simple" xlink:href="http://openlayers.org/dev/examples/strategy-cluster.html">cluster</text:a><text:a xlink:type="simple" xlink:href="http://openlayers.org/dev/examples/strategy-cluster.html">.</text:a><text:a xlink:type="simple" xlink:href="http://openlayers.org/dev/examples/strategy-cluster.html">html</text:a></text:p>
            </text:list-item>
            <text:list-item>
              <text:p text:style-name="P230"><text:a xlink:type="simple" xlink:href="http://openlayers.org/dev/examples/strategy-cluster-threshold.html">http</text:a><text:a xlink:type="simple" xlink:href="http://openlayers.org/dev/examples/strategy-cluster-threshold.html">://</text:a><text:a xlink:type="simple" xlink:href="http://openlayers.org/dev/examples/strategy-cluster-threshold.html">openlayers</text:a><text:a xlink:type="simple" xlink:href="http://openlayers.org/dev/examples/strategy-cluster-threshold.html">.</text:a><text:a xlink:type="simple" xlink:href="http://openlayers.org/dev/examples/strategy-cluster-threshold.html">org</text:a><text:a xlink:type="simple" xlink:href="http://openlayers.org/dev/examples/strategy-cluster-threshold.html">/</text:a><text:a xlink:type="simple" xlink:href="http://openlayers.org/dev/examples/strategy-cluster-threshold.html">dev</text:a><text:a xlink:type="simple" xlink:href="http://openlayers.org/dev/examples/strategy-cluster-threshold.html">/</text:a><text:a xlink:type="simple" xlink:href="http://openlayers.org/dev/examples/strategy-cluster-threshold.html">examples</text:a><text:a xlink:type="simple" xlink:href="http://openlayers.org/dev/examples/strategy-cluster-threshold.html">/</text:a><text:a xlink:type="simple" xlink:href="http://openlayers.org/dev/examples/strategy-cluster-threshold.html">strategy</text:a><text:a xlink:type="simple" xlink:href="http://openlayers.org/dev/examples/strategy-cluster-threshold.html">-</text:a><text:a xlink:type="simple" xlink:href="http://openlayers.org/dev/examples/strategy-cluster-threshold.html">cluster</text:a><text:a xlink:type="simple" xlink:href="http://openlayers.org/dev/examples/strategy-cluster-threshold.html">-</text:a><text:a xlink:type="simple" xlink:href="http://openlayers.org/dev/examples/strategy-cluster-threshold.html">threshold</text:a><text:a xlink:type="simple" xlink:href="http://openlayers.org/dev/examples/strategy-cluster-threshold.html">.</text:a><text:a xlink:type="simple" xlink:href="http://openlayers.org/dev/examples/strategy-cluster-threshold.html">html</text:a></text:p>
            </text:list-item>
            <text:list-item>
              <text:p text:style-name="P230"><text:a xlink:type="simple" xlink:href="http://stackoverflow.com/questions/6641919/openlayers-nice-marker-clustering">http</text:a><text:a xlink:type="simple" xlink:href="http://stackoverflow.com/questions/6641919/openlayers-nice-marker-clustering">://</text:a><text:a xlink:type="simple" xlink:href="http://stackoverflow.com/questions/6641919/openlayers-nice-marker-clustering">stackoverflow</text:a><text:a xlink:type="simple" xlink:href="http://stackoverflow.com/questions/6641919/openlayers-nice-marker-clustering">.</text:a><text:a xlink:type="simple" xlink:href="http://stackoverflow.com/questions/6641919/openlayers-nice-marker-clustering">com</text:a><text:a xlink:type="simple" xlink:href="http://stackoverflow.com/questions/6641919/openlayers-nice-marker-clustering">/</text:a><text:a xlink:type="simple" xlink:href="http://stackoverflow.com/questions/6641919/openlayers-nice-marker-clustering">questions</text:a><text:a xlink:type="simple" xlink:href="http://stackoverflow.com/questions/6641919/openlayers-nice-marker-clustering">/6641919/</text:a><text:a xlink:type="simple" xlink:href="http://stackoverflow.com/questions/6641919/openlayers-nice-marker-clustering">openlayers</text:a><text:a xlink:type="simple" xlink:href="http://stackoverflow.com/questions/6641919/openlayers-nice-marker-clustering">-</text:a><text:a xlink:type="simple" xlink:href="http://stackoverflow.com/questions/6641919/openlayers-nice-marker-clustering">nice</text:a><text:a xlink:type="simple" xlink:href="http://stackoverflow.com/questions/6641919/openlayers-nice-marker-clustering">-</text:a><text:a xlink:type="simple" xlink:href="http://stackoverflow.com/questions/6641919/openlayers-nice-marker-clustering">marker</text:a><text:a xlink:type="simple" xlink:href="http://stackoverflow.com/questions/6641919/openlayers-nice-marker-clustering">-</text:a><text:a xlink:type="simple" xlink:href="http://stackoverflow.com/questions/6641919/openlayers-nice-marker-clustering">clustering</text:a></text:p>
            </text:list-item>
            <text:list-item>
              <text:p text:style-name="P230"><text:a xlink:type="simple" xlink:href="http://acuriousanimal.com/code/animatedCluster/">http</text:a><text:a xlink:type="simple" xlink:href="http://acuriousanimal.com/code/animatedCluster/">://</text:a><text:a xlink:type="simple" xlink:href="http://acuriousanimal.com/code/animatedCluster/">acuriousanimal</text:a><text:a xlink:type="simple" xlink:href="http://acuriousanimal.com/code/animatedCluster/">.</text:a><text:a xlink:type="simple" xlink:href="http://acuriousanimal.com/code/animatedCluster/">com</text:a><text:a xlink:type="simple" xlink:href="http://acuriousanimal.com/code/animatedCluster/">/</text:a><text:a xlink:type="simple" xlink:href="http://acuriousanimal.com/code/animatedCluster/">code</text:a><text:a xlink:type="simple" xlink:href="http://acuriousanimal.com/code/animatedCluster/">/</text:a><text:a xlink:type="simple" xlink:href="http://acuriousanimal.com/code/animatedCluster/">animatedCluster</text:a><text:a xlink:type="simple" xlink:href="http://acuriousanimal.com/code/animatedCluster/">/</text:a></text:p>
            </text:list-item>
          </text:list>
        </text:list-item>
        <text:list-item>
          <text:p text:style-name="P230">Scan</text:p>
          <text:list>
            <text:list-item>
              <text:p text:style-name="P230">get local results from server</text:p>
            </text:list-item>
          </text:list>
        </text:list-item>
        <text:list-item>
          <text:p text:style-name="P230">set current location</text:p>
        </text:list-item>
        <text:list-item>
          <text:p text:style-name="P230">optimized distance nearness function that can return false early in the computation (ex: already too far if dx &gt; maxDist^2)</text:p>
        </text:list-item>
        <text:list-item>
          <text:p text:style-name="P230">create new object at location</text:p>
        </text:list-item>
        <text:list-item>
          <text:p text:style-name="P230">create new object of specific radius</text:p>
        </text:list-item>
        <text:list-item>
          <text:p text:style-name="P230">create new object of specific polygon</text:p>
        </text:list-item>
        <text:list-item>
          <text:p text:style-name="P230">calculate routes for map line</text:p>
        </text:list-item>
        <text:list-item>
          <text:p text:style-name="P230">cesium map <text:a xlink:type="simple" xlink:href="http://cesium.agi.com/">http</text:a><text:a xlink:type="simple" xlink:href="http://cesium.agi.com/">://</text:a><text:a xlink:type="simple" xlink:href="http://cesium.agi.com/">cesium</text:a><text:a xlink:type="simple" xlink:href="http://cesium.agi.com/">.</text:a><text:a xlink:type="simple" xlink:href="http://cesium.agi.com/">agi</text:a><text:a xlink:type="simple" xlink:href="http://cesium.agi.com/">.</text:a><text:a xlink:type="simple" xlink:href="http://cesium.agi.com/">com</text:a> as alternate to openlayers 2 (openlayers 3 will integrate them!)</text:p>
        </text:list-item>
        <text:list-item>
          <text:p text:style-name="P230">timeslider to adjust current time to compare ‘recent’ to</text:p>
        </text:list-item>
        <text:list-item>
          <text:p text:style-name="P230">Animation</text:p>
          <text:list>
            <text:list-item>
              <text:p text:style-name="P230">Cyclical Zoom-in / Zoom-out</text:p>
            </text:list-item>
          </text:list>
        </text:list-item>
        <text:list-item>
          <text:p text:style-name="P230">Display all tag icons for a given object</text:p>
          <text:list>
            <text:list-item>
              <text:p text:style-name="P230">periodically changing to next one</text:p>
            </text:list-item>
          </text:list>
        </text:list-item>
        <text:list-item>
          <text:p text:style-name="P230">semantic heatmap</text:p>
          <text:list>
            <text:list-item>
              <text:p text:style-name="P230"><text:soft-page-break/>calculate semantic relevancy (Ex: by keyword, tags, etc...) for each geo-pixel on a map to arbitrary resolution. <text:s/>each tag is its own heatmap of intensity.. hotspots (local maxima or minima) in the map of each tag can be identified and plotted too</text:p>
            </text:list-item>
          </text:list>
        </text:list-item>
        <text:list-item>
          <text:p text:style-name="P230">geolocate: find location by name</text:p>
          <text:list>
            <text:list-item>
              <text:p text:style-name="P230"><text:a xlink:type="simple" xlink:href="http://wiki.openstreetmap.org/wiki/Nominatim">http</text:a><text:a xlink:type="simple" xlink:href="http://wiki.openstreetmap.org/wiki/Nominatim">://</text:a><text:a xlink:type="simple" xlink:href="http://wiki.openstreetmap.org/wiki/Nominatim">wiki</text:a><text:a xlink:type="simple" xlink:href="http://wiki.openstreetmap.org/wiki/Nominatim">.</text:a><text:a xlink:type="simple" xlink:href="http://wiki.openstreetmap.org/wiki/Nominatim">openstreetmap</text:a><text:a xlink:type="simple" xlink:href="http://wiki.openstreetmap.org/wiki/Nominatim">.</text:a><text:a xlink:type="simple" xlink:href="http://wiki.openstreetmap.org/wiki/Nominatim">org</text:a><text:a xlink:type="simple" xlink:href="http://wiki.openstreetmap.org/wiki/Nominatim">/</text:a><text:a xlink:type="simple" xlink:href="http://wiki.openstreetmap.org/wiki/Nominatim">wiki</text:a><text:a xlink:type="simple" xlink:href="http://wiki.openstreetmap.org/wiki/Nominatim">/</text:a><text:a xlink:type="simple" xlink:href="http://wiki.openstreetmap.org/wiki/Nominatim">Nominatim</text:a></text:p>
            </text:list-item>
          </text:list>
        </text:list-item>
        <text:list-item>
          <text:p text:style-name="P230"><text:a xlink:type="simple" xlink:href="http://cesium.agi.com/"><text:span text:style-name="T11">Cesium</text:span></text:a> as alternative to OpenLayers</text:p>
        </text:list-item>
      </text:list>
      <text:h text:style-name="P93" text:outline-level="10"><text:bookmark text:name="h.ahn8fu1jybmm"/>Timeline View</text:h>
      <text:p text:style-name="P3">TODO</text:p>
      <text:list xml:id="list474" text:style-name="LS13">
        <text:list-item>
          <text:p text:style-name="P230">event labels, icons, colors</text:p>
        </text:list-item>
        <text:list-item>
          <text:p text:style-name="P230">category filters</text:p>
        </text:list-item>
        <text:list-item>
          <text:p text:style-name="P230">input: focus history</text:p>
        </text:list-item>
        <text:list-item>
          <text:p text:style-name="P230">demo: stock data</text:p>
        </text:list-item>
        <text:list-item>
          <text:p text:style-name="P230">demo: fukushima timeplot data</text:p>
        </text:list-item>
      </text:list>
      <text:p text:style-name="P60"/>
      <text:h text:style-name="P93" text:outline-level="10"><text:bookmark text:name="h.os3nowd9a4kh"/>Analytics View</text:h>
      <text:p text:style-name="P3">TODO</text:p>
      <text:list xml:id="list479" text:style-name="LS13">
        <text:list-item>
          <text:p text:style-name="P230">avg # of properties per object</text:p>
        </text:list-item>
        <text:list-item>
          <text:p text:style-name="P230">avg # of tags per object</text:p>
        </text:list-item>
        <text:list-item>
          <text:p text:style-name="P230">avg # of supertags &amp; subtags</text:p>
        </text:list-item>
        <text:list-item>
          <text:p text:style-name="P230"># of instances of each property</text:p>
        </text:list-item>
        <text:list-item>
          <text:p text:style-name="P230"># of instances of each tag</text:p>
        </text:list-item>
        <text:list-item>
          <text:p text:style-name="P230">Download as JSON</text:p>
        </text:list-item>
        <text:list-item>
          <text:p text:style-name="P230">Relationships between combinations of Interests</text:p>
        </text:list-item>
        <text:list-item>
          <text:p text:style-name="P230">Focus History</text:p>
          <text:list>
            <text:list-item>
              <text:p text:style-name="P230">discrete totals (ex: each 1s, 5s) , computed locally &amp; on server</text:p>
              <text:list>
                <text:list-item>
                  <text:p text:style-name="P230">Time-sampled Individual History (client-collected)</text:p>
                </text:list-item>
                <text:list-item>
                  <text:p text:style-name="P230">Time-sampled Team History (server-collected)</text:p>
                </text:list-item>
              </text:list>
            </text:list-item>
            <text:list-item>
              <text:p text:style-name="P230">Interest Timeline, Line Chart</text:p>
            </text:list-item>
            <text:list-item>
              <text:p text:style-name="P230">FB-style Timeline</text:p>
            </text:list-item>
            <text:list-item>
              <text:p text:style-name="P230">Cortexitized Narrative</text:p>
            </text:list-item>
            <text:list-item>
              <text:p text:style-name="P230">Load, Save, Share</text:p>
            </text:list-item>
            <text:list-item>
              <text:p text:style-name="P230">Import</text:p>
              <text:list>
                <text:list-item>
                  <text:p text:style-name="P230">Facebook likes, G+ “+1”’s, ...</text:p>
                </text:list-item>
              </text:list>
            </text:list-item>
          </text:list>
        </text:list-item>
      </text:list>
      <text:h text:style-name="P92" text:outline-level="10"><text:bookmark text:name="h.7x7x2o6lhotb"/>Server Plugins</text:h>
      <text:p text:style-name="P60">Server plugins can be enabled by administrators to expand the server’s functionality.</text:p>
      <text:p text:style-name="P60"/>
      <text:p text:style-name="P62">TODO</text:p>
      <text:list xml:id="list496" text:style-name="LS13">
        <text:list-item>
          <text:p text:style-name="P230">Server plugins provide Focus modes to client</text:p>
        </text:list-item>
      </text:list>
      <text:h text:style-name="P75" text:outline-level="10"><text:bookmark text:name="h.sluvipli6v5q"/>Facetime Plugin</text:h>
      <text:p text:style-name="P3">TODO</text:p>
      <text:list xml:id="list497" text:style-name="LS13">
        <text:list-item>
          <text:p text:style-name="P230">identify people in close proximity that you can explore “face time” with (sent as private messages)</text:p>
        </text:list-item>
      </text:list>
      <text:h text:style-name="P75" text:outline-level="10"><text:bookmark text:name="h.normqaweovxl"/>Jam Plugin</text:h>
      <text:p text:style-name="P3">TODO</text:p>
      <text:list xml:id="list498" text:style-name="LS13">
        <text:list-item>
          <text:p text:style-name="P230">identify people with musical instruments in close proximity that can form bands</text:p>
        </text:list-item>
      </text:list>
      <text:h text:style-name="P75" text:outline-level="10"><text:bookmark text:name="h.ut5oul5ze08w"/>Emotion Detector Plugin</text:h>
      <text:p text:style-name="P3">TODO</text:p>
      <text:list xml:id="list499" text:style-name="LS13">
        <text:list-item>
          <text:p text:style-name="P230">clarify emotional context of previously authored objects using one or more sentiment analysis algorithms</text:p>
        </text:list-item>
      </text:list>
      <text:h text:style-name="P75" text:outline-level="10"><text:bookmark text:name="h.9zfnabqb4yf5"/>Craigslist Plugin</text:h>
      <text:p text:style-name="P3">TODO</text:p>
      <text:list xml:id="list500" text:style-name="LS13">
        <text:list-item>
          <text:p text:style-name="P230">get craigslist items from appropriate RSS feed, and apply relevant tags</text:p>
        </text:list-item>
        <text:list-item>
          <text:p text:style-name="P230">craigslist enhancements</text:p>
        </text:list-item>
      </text:list>
      <text:h text:style-name="P75" text:outline-level="10"><text:bookmark text:name="h.549nhwcbra60"/>Other Plugins</text:h>
      <text:p text:style-name="P3">TODO</text:p>
      <text:list xml:id="list502" text:style-name="LS13">
        <text:list-item>
          <text:list>
            <text:list-item>
              <text:p text:style-name="P230">“happy &lt;-&gt; sad” / “rich &lt;-&gt; poor” @afxdeadcode bot functionality</text:p>
            </text:list-item>
            <text:list-item>
              <text:p text:style-name="P230"><text:span text:style-name="T19">rational product sales bot</text:span>: explains all ads with reasons inferred about you and your environment, ex: raining -&gt; buy umbrella, why? because precipitation &gt; 80% for the next 8 hours”) not just on presence of phenomena but also the lack of it, for ex: buy first aid kit because you are 230km away from the nearest hospital or pharmacy”. <text:s/>this can be hooked into amazon affiliate marketing to allow anyone to instantly generate money. in-person delivery can be added to local customers as a value-added bonus</text:p>
            </text:list-item>
          </text:list>
        </text:list-item>
      </text:list>
      <text:list xml:id="list8134753038038498124" text:style-name="LS50">
        <text:list-item>
          <text:p text:style-name="P235">Environment-dependent (relevance predicate)</text:p>
        </text:list-item>
        <text:list-item>
          <text:p text:style-name="P235">Chat Bots</text:p>
        </text:list-item>
        <text:list-item>
          <text:p text:style-name="P235">Administrator “add new product” pages, with environment simulation</text:p>
        </text:list-item>
        <text:list-item>
          <text:p text:style-name="P124">Implemented as Support for an Intention</text:p>
        </text:list-item>
      </text:list>
      <text:list xml:id="list508" text:style-name="LS13">
        <text:list-item>
          <text:list>
            <text:list-item>
              <text:p text:style-name="P230">demographics reports: produce data reports of analyzed trends, sentiments, etc.. useful for selling to marketing business.</text:p>
            </text:list-item>
            <text:list-item>
              <text:p text:style-name="P230">product wars: incite fights between consumers of competing products</text:p>
            </text:list-item>
            <text:list-item>
              <text:p text:style-name="P230">twitter local tweets:</text:p>
              <text:list>
                <text:list-item>
                  <text:p text:style-name="P230">eliminate searches that are too close. if 2 users are too close their searches might be redundant. <text:s/>this is a simple threshold optimization</text:p>
                </text:list-item>
              </text:list>
            </text:list-item>
            <text:list-item>
              <text:p text:style-name="P230">twitter output : transmits objects that have ‘SendToTwitter’ tag (replaces with SentToTwitter, or replaces with “TooLargeForTwitter” if too large). <text:s/></text:p>
              <text:list>
                <text:list-item>
                  <text:p text:style-name="P230">SendToTwitter(username=...) if multiple bots are registered on the server</text:p>
                </text:list-item>
                <text:list-item>
                  <text:p text:style-name="P230">attempt to send pending replies to messages previously received from twitter</text:p>
                </text:list-item>
              </text:list>
            </text:list-item>
            <text:list-item>
              <text:p text:style-name="P230">OSM: interest (“curiosity”) in amenities for a given location is noticed by the plugin to yield the OSM amenity data</text:p>
            </text:list-item>
            <text:list-item>
              <text:p text:style-name="P230">RSS: created post objects inherit all other tags of the (creating) feed</text:p>
            </text:list-item>
            <text:list-item>
              <text:p text:style-name="P230">“perfect match” : attempt to match any objects of similar types that have predicate-matched (ex: 3 bike gears ~~ less than 5 bike gears) properties and provide a summary to each object as a reply. <text:s/>serves as an innocent introduction to more powerful matching algorithms that can be added later. <text:s/>should prioritize “best” matches first and avoid commenting on poor matches (most # of properties matched, most “special” properties (inversely proportional to known usage popularity of that property’s) )</text:p>
            </text:list-item>
          </text:list>
        </text:list-item>
      </text:list>
      <text:h text:style-name="P93" text:outline-level="10"><text:bookmark text:name="h.9daridstim51"/>ClimateViewer</text:h>
      <text:p text:style-name="P60">Facebook meets 3D map, toggle overlays from individuals, networks and services</text:p>
      <text:p text:style-name="P60"/>
      <table:table table:name="Table16" table:style-name="Table16">
        <table:table-column table:style-name="Table16.A"/>
        <table:table-column table:style-name="Table16.B"/>
        <table:table-row>
          <table:table-cell table:style-name="Table16.A1" office:value-type="string">
            <text:p text:style-name="P56"><text:span text:style-name="T3">What it Does</text:span></text:p>
          </table:table-cell>
          <table:table-cell table:style-name="Table16.A1" office:value-type="string">
            <text:p text:style-name="P56"><text:span text:style-name="T3">What it Doesn’t (yet)</text:span></text:p>
          </table:table-cell>
        </table:table-row>
        <table:table-row>
          <table:table-cell table:style-name="Table16.A1" office:value-type="string">
            <text:p text:style-name="P58"/>
          </table:table-cell>
          <table:table-cell table:style-name="Table16.A1" office:value-type="string">
            <text:list xml:id="list751980364099098831" text:style-name="LS51">
              <text:list-item>
                <text:p text:style-name="P228"><office:annotation><dc:date>0000-00-00T00:00:00</dc:date><text:p text:style-name="P262"><text:span text:style-name="T1">Eimhin David:</text:span></text:p><text:p text:style-name="P262"><text:span text:style-name="T1">HI guys, here at the map bit I'm re-iterating the importance of an information filter applicable to areas of the map within selected time filters also. (e.g Poland-Culture and the arts- dance- warsaw- june 12th to jul 15th 2014) <text:s/>So Location Filter, Time Filter- Content Type Descriptor - Refined to Specific Content descriptor - and possibly then an offer/require add on.</text:span></text:p></office:annotation><text:span text:style-name="T52">Create groups, have global/group/local chat rooms, ability to friend/subscribe to users.</text:span></text:p>
              </text:list-item>
              <text:list-item>
                <text:p text:style-name="P228"><text:span text:style-name="T52">Post photo/video/audio clips to map markers with time stamps, and the ability to view the content in a popup balloon or rss feed.</text:span></text:p>
              </text:list-item>
              <text:list-item>
                <text:p text:style-name="P228"><text:span text:style-name="T52">Share your map marker data using url’s and social sharing (</text:span><text:a xlink:type="simple" xlink:href="http://server.com/dome.php?1239382902">http</text:a><text:a xlink:type="simple" xlink:href="http://server.com/dome.php?1239382902">://</text:a><text:a xlink:type="simple" xlink:href="http://server.com/dome.php?1239382902">server</text:a><text:a xlink:type="simple" xlink:href="http://server.com/dome.php?1239382902">.</text:a><text:a xlink:type="simple" xlink:href="http://server.com/dome.php?1239382902">com</text:a><text:a xlink:type="simple" xlink:href="http://server.com/dome.php?1239382902">/</text:a><text:a xlink:type="simple" xlink:href="http://server.com/dome.php?1239382902">dome</text:a><text:a xlink:type="simple" xlink:href="http://server.com/dome.php?1239382902">.</text:a><text:a xlink:type="simple" xlink:href="http://server.com/dome.php?1239382902">php</text:a><text:a xlink:type="simple" xlink:href="http://server.com/dome.php?1239382902">?1239382902</text:a><text:span text:style-name="T52"> = your post)</text:span></text:p>
              </text:list-item>
              <text:list-item>
                <text:p text:style-name="P228"><text:span text:style-name="T52">Subscribe to text/sms/email updates for events you predefine (environmental pollution, 50 mile radius from my home, email me or tsunami alert/earthquake/tornado)</text:span></text:p>
              </text:list-item>
              <text:list-item>
                <text:p text:style-name="P228"><text:span text:style-name="T52">Zoom in/out on timeline at bottom of screen which will toggle display of visible icons (which were defined in the sidebar) Example: earthquakes checked, zoom in/out to increase/decrease number of quakes on map.</text:span></text:p>
              </text:list-item>
              <text:list-item>
                <text:p text:style-name="P228"><text:span text:style-name="T52">Post polygon data with html content similar to </text:span><text:a xlink:type="simple" xlink:href="http://wikimapia.org/">wikimapia</text:a><text:a xlink:type="simple" xlink:href="http://wikimapia.org/">.</text:a><text:a xlink:type="simple" xlink:href="http://wikimapia.org/">org</text:a><text:span text:style-name="T52">.</text:span></text:p>
              </text:list-item>
              <text:list-item>
                <text:p text:style-name="P228"><text:span text:style-name="T52">Post anonymous content, which is private and encrypted (long term goal)</text:span></text:p>
              </text:list-item>
              <text:list-item>
                <text:p text:style-name="P228"><text:span text:style-name="T52">Use all features above on mobile devices in 2D, and 3D on PC, Mac, and Linux.</text:span></text:p>
              </text:list-item>
            </text:list>
          </table:table-cell>
        </table:table-row>
      </table:table>
      <text:p text:style-name="P63"><text:s/></text:p>
      <text:h text:style-name="P93" text:outline-level="10"><text:bookmark text:name="h.b9e7du3qbsae"/>GeoSemantic Chat</text:h>
      <text:p text:style-name="P3">TODO</text:p>
      <text:list xml:id="list6404482717325509308" text:style-name="LS52">
        <text:list-item>
          <text:p text:style-name="P236">geographic nearness and interest matching heuristic</text:p>
        </text:list-item>
        <text:list-item>
          <text:p text:style-name="P236">roster: show team (members of semantic space)</text:p>
        </text:list-item>
        <text:list-item>
          <text:p text:style-name="P236">incoming message stream, see: wireclub.com</text:p>
        </text:list-item>
        <text:list-item>
          <text:p text:style-name="P125">page-close behavior (log-out from chat)</text:p>
        </text:list-item>
      </text:list>
      <text:h text:style-name="P93" text:outline-level="10"><text:bookmark text:name="h.2jwhi7jmn84t"/>Android App</text:h>
      <text:p text:style-name="P3">TODO</text:p>
      <text:list xml:id="list7303334607211801800" text:style-name="LS53">
        <text:list-item>
          <text:p text:style-name="P126">Wraps client functionality as an Android app enabling higher-frequency interaction and direct access to mobile device features such as Camera, GPS, Bluetooth, etc..</text:p>
        </text:list-item>
        <text:list-item>
          <text:p text:style-name="P126">A first version may simply consist of a WebView component linking to a remote web server’s page. <text:s/>Possibly with list of known servers to choose from on startup</text:p>
        </text:list-item>
      </text:list>
      <text:h text:style-name="P93" text:outline-level="10"><text:bookmark text:name="h.ofhrwq7rq2t5"/>Notes<text:line-break/></text:h>
      <text:p text:style-name="P64">backbone</text:p>
      <text:p text:style-name="P64"><text:a xlink:type="simple" xlink:href="http://backbonejs.org/#introduction">http</text:a><text:a xlink:type="simple" xlink:href="http://backbonejs.org/#introduction">://</text:a><text:a xlink:type="simple" xlink:href="http://backbonejs.org/#introduction">backbonejs</text:a><text:a xlink:type="simple" xlink:href="http://backbonejs.org/#introduction">.</text:a><text:a xlink:type="simple" xlink:href="http://backbonejs.org/#introduction">org</text:a><text:a xlink:type="simple" xlink:href="http://backbonejs.org/#introduction">/#</text:a><text:a xlink:type="simple" xlink:href="http://backbonejs.org/#introduction">introduction</text:a></text:p>
      <text:p text:style-name="P70"><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64"><text:tab/><text:a xlink:type="simple" xlink:href="https://github.com/davidgtonge/backbone_query">https</text:a><text:a xlink:type="simple" xlink:href="https://github.com/davidgtonge/backbone_query">://</text:a><text:a xlink:type="simple" xlink:href="https://github.com/davidgtonge/backbone_query">github</text:a><text:a xlink:type="simple" xlink:href="https://github.com/davidgtonge/backbone_query">.</text:a><text:a xlink:type="simple" xlink:href="https://github.com/davidgtonge/backbone_query">com</text:a><text:a xlink:type="simple" xlink:href="https://github.com/davidgtonge/backbone_query">/</text:a><text:a xlink:type="simple" xlink:href="https://github.com/davidgtonge/backbone_query">davidgtonge</text:a><text:a xlink:type="simple" xlink:href="https://github.com/davidgtonge/backbone_query">/</text:a><text:a xlink:type="simple" xlink:href="https://github.com/davidgtonge/backbone_query">backbone</text:a><text:a xlink:type="simple" xlink:href="https://github.com/davidgtonge/backbone_query">_</text:a><text:a xlink:type="simple" xlink:href="https://github.com/davidgtonge/backbone_query">query</text:a></text:p>
      <text:p text:style-name="P64"><text:line-break/><text:line-break/><text:a xlink:type="simple" xlink:href="http://twitter.github.com/bootstrap/">http</text:a><text:a xlink:type="simple" xlink:href="http://twitter.github.com/bootstrap/">://</text:a><text:a xlink:type="simple" xlink:href="http://twitter.github.com/bootstrap/">twitter</text:a><text:a xlink:type="simple" xlink:href="http://twitter.github.com/bootstrap/">.</text:a><text:a xlink:type="simple" xlink:href="http://twitter.github.com/bootstrap/">github</text:a><text:a xlink:type="simple" xlink:href="http://twitter.github.com/bootstrap/">.</text:a><text:a xlink:type="simple" xlink:href="http://twitter.github.com/bootstrap/">com</text:a><text:a xlink:type="simple" xlink:href="http://twitter.github.com/bootstrap/">/</text:a><text:a xlink:type="simple" xlink:href="http://twitter.github.com/bootstrap/">bootstrap</text:a></text:p>
      <text:p text:style-name="P64"><text:a xlink:type="simple" xlink:href="https://github.com/epeli/underscore.string#readme">https</text:a><text:a xlink:type="simple" xlink:href="https://github.com/epeli/underscore.string#readme">://</text:a><text:a xlink:type="simple" xlink:href="https://github.com/epeli/underscore.string#readme">github</text:a><text:a xlink:type="simple" xlink:href="https://github.com/epeli/underscore.string#readme">.</text:a><text:a xlink:type="simple" xlink:href="https://github.com/epeli/underscore.string#readme">com</text:a><text:a xlink:type="simple" xlink:href="https://github.com/epeli/underscore.string#readme">/</text:a><text:a xlink:type="simple" xlink:href="https://github.com/epeli/underscore.string#readme">epeli</text:a><text:a xlink:type="simple" xlink:href="https://github.com/epeli/underscore.string#readme">/</text:a><text:a xlink:type="simple" xlink:href="https://github.com/epeli/underscore.string#readme">underscore</text:a><text:a xlink:type="simple" xlink:href="https://github.com/epeli/underscore.string#readme">.</text:a><text:a xlink:type="simple" xlink:href="https://github.com/epeli/underscore.string#readme">string</text:a><text:a xlink:type="simple" xlink:href="https://github.com/epeli/underscore.string#readme">#</text:a><text:a xlink:type="simple" xlink:href="https://github.com/epeli/underscore.string#readme">readme</text:a></text:p>
      <text:p text:style-name="P64"/>
      <text:p text:style-name="P64">rte: <text:a xlink:type="simple" xlink:href="http://jhollingworth.github.com/bootstrap-wysihtml5/">http</text:a><text:a xlink:type="simple" xlink:href="http://jhollingworth.github.com/bootstrap-wysihtml5/">://</text:a><text:a xlink:type="simple" xlink:href="http://jhollingworth.github.com/bootstrap-wysihtml5/">jhollingworth</text:a><text:a xlink:type="simple" xlink:href="http://jhollingworth.github.com/bootstrap-wysihtml5/">.</text:a><text:a xlink:type="simple" xlink:href="http://jhollingworth.github.com/bootstrap-wysihtml5/">github</text:a><text:a xlink:type="simple" xlink:href="http://jhollingworth.github.com/bootstrap-wysihtml5/">.</text:a><text:a xlink:type="simple" xlink:href="http://jhollingworth.github.com/bootstrap-wysihtml5/">com</text:a><text:a xlink:type="simple" xlink:href="http://jhollingworth.github.com/bootstrap-wysihtml5/">/</text:a><text:a xlink:type="simple" xlink:href="http://jhollingworth.github.com/bootstrap-wysihtml5/">bootstrap</text:a><text:a xlink:type="simple" xlink:href="http://jhollingworth.github.com/bootstrap-wysihtml5/">-</text:a><text:a xlink:type="simple" xlink:href="http://jhollingworth.github.com/bootstrap-wysihtml5/">wysihtml</text:a><text:a xlink:type="simple" xlink:href="http://jhollingworth.github.com/bootstrap-wysihtml5/">5/</text:a></text:p>
      <text:p text:style-name="P64"><text:a xlink:type="simple" xlink:href="http://bootboxjs.com/">http</text:a><text:a xlink:type="simple" xlink:href="http://bootboxjs.com/">://</text:a><text:a xlink:type="simple" xlink:href="http://bootboxjs.com/">bootboxjs</text:a><text:a xlink:type="simple" xlink:href="http://bootboxjs.com/">.</text:a><text:a xlink:type="simple" xlink:href="http://bootboxjs.com/">com</text:a><text:a xlink:type="simple" xlink:href="http://bootboxjs.com/">/</text:a></text:p>
      <text:p text:style-name="P64">https://github.com/po wmedia/backbone-forms</text:p>
      <text:p text:style-name="P64"><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64"><text:a xlink:type="simple" xlink:href="http://bruth.github.com/synapse/docs/">http</text:a><text:a xlink:type="simple" xlink:href="http://bruth.github.com/synapse/docs/">://</text:a><text:a xlink:type="simple" xlink:href="http://bruth.github.com/synapse/docs/">bruth</text:a><text:a xlink:type="simple" xlink:href="http://bruth.github.com/synapse/docs/">.</text:a><text:a xlink:type="simple" xlink:href="http://bruth.github.com/synapse/docs/">github</text:a><text:a xlink:type="simple" xlink:href="http://bruth.github.com/synapse/docs/">.</text:a><text:a xlink:type="simple" xlink:href="http://bruth.github.com/synapse/docs/">com</text:a><text:a xlink:type="simple" xlink:href="http://bruth.github.com/synapse/docs/">/</text:a><text:a xlink:type="simple" xlink:href="http://bruth.github.com/synapse/docs/">synapse</text:a><text:a xlink:type="simple" xlink:href="http://bruth.github.com/synapse/docs/">/</text:a><text:a xlink:type="simple" xlink:href="http://bruth.github.com/synapse/docs/">docs</text:a><text:a xlink:type="simple" xlink:href="http://bruth.github.com/synapse/docs/">/</text:a></text:p>
      <text:p text:style-name="P64"/>
      <text:p text:style-name="P64"><text:a xlink:type="simple" xlink:href="http://wiki.iks-project.eu/index.php/VIE">http</text:a><text:a xlink:type="simple" xlink:href="http://wiki.iks-project.eu/index.php/VIE">://</text:a><text:a xlink:type="simple" xlink:href="http://wiki.iks-project.eu/index.php/VIE">wiki</text:a><text:a xlink:type="simple" xlink:href="http://wiki.iks-project.eu/index.php/VIE">.</text:a><text:a xlink:type="simple" xlink:href="http://wiki.iks-project.eu/index.php/VIE">iks</text:a><text:a xlink:type="simple" xlink:href="http://wiki.iks-project.eu/index.php/VIE">-</text:a><text:a xlink:type="simple" xlink:href="http://wiki.iks-project.eu/index.php/VIE">project</text:a><text:a xlink:type="simple" xlink:href="http://wiki.iks-project.eu/index.php/VIE">.</text:a><text:a xlink:type="simple" xlink:href="http://wiki.iks-project.eu/index.php/VIE">eu</text:a><text:a xlink:type="simple" xlink:href="http://wiki.iks-project.eu/index.php/VIE">/</text:a><text:a xlink:type="simple" xlink:href="http://wiki.iks-project.eu/index.php/VIE">index</text:a><text:a xlink:type="simple" xlink:href="http://wiki.iks-project.eu/index.php/VIE">.</text:a><text:a xlink:type="simple" xlink:href="http://wiki.iks-project.eu/index.php/VIE">php</text:a><text:a xlink:type="simple" xlink:href="http://wiki.iks-project.eu/index.php/VIE">/</text:a><text:a xlink:type="simple" xlink:href="http://wiki.iks-project.eu/index.php/VIE">VIE</text:a></text:p>
      <text:p text:style-name="P64"/>
      <text:p text:style-name="P64"><text:a xlink:type="simple" xlink:href="https://github.com/kendagriff/backbone.analytics">https</text:a><text:a xlink:type="simple" xlink:href="https://github.com/kendagriff/backbone.analytics">://</text:a><text:a xlink:type="simple" xlink:href="https://github.com/kendagriff/backbone.analytics">github</text:a><text:a xlink:type="simple" xlink:href="https://github.com/kendagriff/backbone.analytics">.</text:a><text:a xlink:type="simple" xlink:href="https://github.com/kendagriff/backbone.analytics">com</text:a><text:a xlink:type="simple" xlink:href="https://github.com/kendagriff/backbone.analytics">/</text:a><text:a xlink:type="simple" xlink:href="https://github.com/kendagriff/backbone.analytics">kendagriff</text:a><text:a xlink:type="simple" xlink:href="https://github.com/kendagriff/backbone.analytics">/</text:a><text:a xlink:type="simple" xlink:href="https://github.com/kendagriff/backbone.analytics">backbone</text:a><text:a xlink:type="simple" xlink:href="https://github.com/kendagriff/backbone.analytics">.</text:a><text:a xlink:type="simple" xlink:href="https://github.com/kendagriff/backbone.analytics">analytics</text:a></text:p>
      <text:p text:style-name="P64"/>
      <text:p text:style-name="P64"><text:a xlink:type="simple" xlink:href="https://github.com/mlanza/thingy-client">https</text:a><text:a xlink:type="simple" xlink:href="https://github.com/mlanza/thingy-client">://</text:a><text:a xlink:type="simple" xlink:href="https://github.com/mlanza/thingy-client">github</text:a><text:a xlink:type="simple" xlink:href="https://github.com/mlanza/thingy-client">.</text:a><text:a xlink:type="simple" xlink:href="https://github.com/mlanza/thingy-client">com</text:a><text:a xlink:type="simple" xlink:href="https://github.com/mlanza/thingy-client">/</text:a><text:a xlink:type="simple" xlink:href="https://github.com/mlanza/thingy-client">mlanza</text:a><text:a xlink:type="simple" xlink:href="https://github.com/mlanza/thingy-client">/</text:a><text:a xlink:type="simple" xlink:href="https://github.com/mlanza/thingy-client">thingy</text:a><text:a xlink:type="simple" xlink:href="https://github.com/mlanza/thingy-client">-</text:a><text:a xlink:type="simple" xlink:href="https://github.com/mlanza/thingy-client">client</text:a></text:p>
      <text:p text:style-name="P64"><text:a xlink:type="simple" xlink:href="http://treeline.bellz.org/download.html">http</text:a><text:a xlink:type="simple" xlink:href="http://treeline.bellz.org/download.html">://</text:a><text:a xlink:type="simple" xlink:href="http://treeline.bellz.org/download.html">treeline</text:a><text:a xlink:type="simple" xlink:href="http://treeline.bellz.org/download.html">.</text:a><text:a xlink:type="simple" xlink:href="http://treeline.bellz.org/download.html">bellz</text:a><text:a xlink:type="simple" xlink:href="http://treeline.bellz.org/download.html">.</text:a><text:a xlink:type="simple" xlink:href="http://treeline.bellz.org/download.html">org</text:a><text:a xlink:type="simple" xlink:href="http://treeline.bellz.org/download.html">/</text:a><text:a xlink:type="simple" xlink:href="http://treeline.bellz.org/download.html">download</text:a><text:a xlink:type="simple" xlink:href="http://treeline.bellz.org/download.html">.</text:a><text:a xlink:type="simple" xlink:href="http://treeline.bellz.org/download.html">html</text:a></text:p>
      <text:p text:style-name="P64"/>
      <text:p text:style-name="P64">https://github.com/bry4n/backbone-shortcuts</text:p>
      <text:p text:style-name="P64"><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p text:style-name="P64"><text:a xlink:type="simple" xlink:href="http://semantic-mediawiki.org/wiki/Semantic_MediaWiki_Plus">http</text:a><text:a xlink:type="simple" xlink:href="http://semantic-mediawiki.org/wiki/Semantic_MediaWiki_Plus">://</text:a><text:a xlink:type="simple" xlink:href="http://semantic-mediawiki.org/wiki/Semantic_MediaWiki_Plus">semantic</text:a><text:a xlink:type="simple" xlink:href="http://semantic-mediawiki.org/wiki/Semantic_MediaWiki_Plus">-</text:a><text:a xlink:type="simple" xlink:href="http://semantic-mediawiki.org/wiki/Semantic_MediaWiki_Plus">mediawiki</text:a><text:a xlink:type="simple" xlink:href="http://semantic-mediawiki.org/wiki/Semantic_MediaWiki_Plus">.</text:a><text:a xlink:type="simple" xlink:href="http://semantic-mediawiki.org/wiki/Semantic_MediaWiki_Plus">org</text:a><text:a xlink:type="simple" xlink:href="http://semantic-mediawiki.org/wiki/Semantic_MediaWiki_Plus">/</text:a><text:a xlink:type="simple" xlink:href="http://semantic-mediawiki.org/wiki/Semantic_MediaWiki_Plus">wiki</text:a><text:a xlink:type="simple" xlink:href="http://semantic-mediawiki.org/wiki/Semantic_MediaWiki_Plus">/</text:a><text:a xlink:type="simple" xlink:href="http://semantic-mediawiki.org/wiki/Semantic_MediaWiki_Plus">Semantic</text:a><text:a xlink:type="simple" xlink:href="http://semantic-mediawiki.org/wiki/Semantic_MediaWiki_Plus">_</text:a><text:a xlink:type="simple" xlink:href="http://semantic-mediawiki.org/wiki/Semantic_MediaWiki_Plus">MediaWiki</text:a><text:a xlink:type="simple" xlink:href="http://semantic-mediawiki.org/wiki/Semantic_MediaWiki_Plus">_</text:a><text:a xlink:type="simple" xlink:href="http://semantic-mediawiki.org/wiki/Semantic_MediaWiki_Plus">Plus</text:a></text:p>
      <text:p text:style-name="P64"/>
      <text:p text:style-name="P64">Combobox</text:p>
      <text:p text:style-name="P70"><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 multi-value select boxes -&gt; pills</text:p>
      <text:p text:style-name="P70"/>
      <text:p text:style-name="P64">Keyboard shortcuts</text:p>
      <text:p text:style-name="P64"><text:tab/><text:a xlink:type="simple" xlink:href="http://craig.is/killing/mice">http</text:a><text:a xlink:type="simple" xlink:href="http://craig.is/killing/mice">://</text:a><text:a xlink:type="simple" xlink:href="http://craig.is/killing/mice">craig</text:a><text:a xlink:type="simple" xlink:href="http://craig.is/killing/mice">.</text:a><text:a xlink:type="simple" xlink:href="http://craig.is/killing/mice">is</text:a><text:a xlink:type="simple" xlink:href="http://craig.is/killing/mice">/</text:a><text:a xlink:type="simple" xlink:href="http://craig.is/killing/mice">killing</text:a><text:a xlink:type="simple" xlink:href="http://craig.is/killing/mice">/</text:a><text:a xlink:type="simple" xlink:href="http://craig.is/killing/mice">mice</text:a></text:p>
      <text:p text:style-name="P64"><text:line-break/></text:p>
      <text:p text:style-name="P64"/>
      <text:p text:style-name="P64"/>
      <text:h text:style-name="P95" text:outline-level="10"><text:bookmark text:name="h.ayrt18kl2rsa"/><text:soft-page-break/>Github Development Flow</text:h>
      <text:p text:style-name="P64"><text:a xlink:type="simple" xlink:href="http://scottchacon.com/2011/08/31/github-flow.html">http</text:a><text:a xlink:type="simple" xlink:href="http://scottchacon.com/2011/08/31/github-flow.html">://</text:a><text:a xlink:type="simple" xlink:href="http://scottchacon.com/2011/08/31/github-flow.html">scottchacon</text:a><text:a xlink:type="simple" xlink:href="http://scottchacon.com/2011/08/31/github-flow.html">.</text:a><text:a xlink:type="simple" xlink:href="http://scottchacon.com/2011/08/31/github-flow.html">com</text:a><text:a xlink:type="simple" xlink:href="http://scottchacon.com/2011/08/31/github-flow.html">/2011/08/31/</text:a><text:a xlink:type="simple" xlink:href="http://scottchacon.com/2011/08/31/github-flow.html">github</text:a><text:a xlink:type="simple" xlink:href="http://scottchacon.com/2011/08/31/github-flow.html">-</text:a><text:a xlink:type="simple" xlink:href="http://scottchacon.com/2011/08/31/github-flow.html">flow</text:a><text:a xlink:type="simple" xlink:href="http://scottchacon.com/2011/08/31/github-flow.html">.</text:a><text:a xlink:type="simple" xlink:href="http://scottchacon.com/2011/08/31/github-flow.html">html</text:a></text:p>
      <text:p text:style-name="P66"/>
      <text:p text:style-name="P64"><text:span text:style-name="T31">From the post:</text:span></text:p>
      <text:p text:style-name="P67"/>
      <text:p text:style-name="P71"><text:span text:style-name="T31">* Anything in the master branch is deployable</text:span></text:p>
      <text:p text:style-name="P71"><text:span text:style-name="T31">* To work on something new, create a descriptively named branch off of master (ie: new-oauth2-scopes)</text:span></text:p>
      <text:p text:style-name="P71"><text:span text:style-name="T31">* Commit to that branch locally and regularly push your work to the same named branch on the server</text:span></text:p>
      <text:p text:style-name="P71"><text:span text:style-name="T31">* When you need feedback or help, or you think the branch is ready for merging, open a pull request</text:span></text:p>
      <text:p text:style-name="P71"><text:span text:style-name="T31">* After someone else has reviewed and signed off on the feature, you can merge it into master</text:span></text:p>
      <text:p text:style-name="P71"><text:span text:style-name="T31">* Once it is merged and pushed to ‘master’, you can and should deploy immediately</text:span></text:p>
      <text:p text:style-name="P64"/>
      <text:h text:style-name="P92" text:outline-level="10"><text:bookmark text:name="h.mp3m83ristpl"/>Blank</text:h>
      <table:table table:name="Table17" table:style-name="Table17">
        <table:table-column table:style-name="Table17.A"/>
        <table:table-column table:style-name="Table17.B"/>
        <table:table-row>
          <table:table-cell table:style-name="Table17.A1" office:value-type="string">
            <text:p text:style-name="P56"><text:span text:style-name="T3">What it Does</text:span></text:p>
          </table:table-cell>
          <table:table-cell table:style-name="Table17.A1" office:value-type="string">
            <text:p text:style-name="P56"><text:span text:style-name="T3">What it Doesn’t (yet)</text:span></text:p>
          </table:table-cell>
        </table:table-row>
        <table:table-row>
          <table:table-cell table:style-name="Table17.A1" office:value-type="string">
            <text:p text:style-name="P58"/>
          </table:table-cell>
          <table:table-cell table:style-name="Table17.A1" office:value-type="string">
            <text:p text:style-name="P59"/>
          </table:table-cell>
        </table:table-row>
      </table:table>
      <text:p text:style-name="P64"/>
      <text:p text:style-name="P64"/>
      <text:p text:style-name="P64"/>
      <text:p text:style-name="P50"/>
      <text:p text:style-name="P1"/>
      <text:h text:style-name="P96" text:outline-level="10"><text:bookmark text:name="h.krl7qrkwpknw"/>Old, but may content relevant items: </text:h>
      <text:h text:style-name="P91" text:outline-level="10"><text:bookmark text:name="h.pzkbx7cz0f5"/>Possible Changes Prior to Major Refactorings, Uncategorized</text:h>
      <text:p text:style-name="P1"/>
      <text:list xml:id="list532" text:style-name="LS13">
        <text:list-item>
          <text:list>
            <text:list-item>
              <text:p text:style-name="P230"><text:span text:style-name="T34">send essential objects on connect:</text:span></text:p>
              <text:list>
                <text:list-item>
                  <text:p text:style-name="P230"><text:span text:style-name="T36">user’s own objects “mine”</text:span></text:p>
                </text:list-item>
                <text:list-item>
                  <text:p text:style-name="P244">tags</text:p>
                </text:list-item>
                <text:list-item>
                  <text:p text:style-name="P230"><text:span text:style-name="T34">most recent</text:span></text:p>
                </text:list-item>
              </text:list>
            </text:list-item>
            <text:list-item>
              <text:p text:style-name="P245">getGeolocation</text:p>
              <text:list>
                <text:list-item>
                  <text:p text:style-name="P230"><text:span text:style-name="T34">consider both primitive spacepoint property and first property with it</text:span></text:p>
                </text:list-item>
              </text:list>
            </text:list-item>
            <text:list-item>
              <text:p text:style-name="P230"><text:span text:style-name="T34">fix relevant not updating when /tag/ accessed</text:span></text:p>
            </text:list-item>
            <text:list-item>
              <text:p text:style-name="P230"><text:span text:style-name="T34">add primitive tag</text:span></text:p>
            </text:list-item>
            <text:list-item>
              <text:p text:style-name="P230"><text:span text:style-name="T34">add color primitive data type</text:span></text:p>
            </text:list-item>
            <text:list-item>
              <text:p text:style-name="P230"><text:span text:style-name="T34">add tag property, with type select (requires new meta-primitive)</text:span></text:p>
            </text:list-item>
            <text:list-item>
              <text:p text:style-name="P230"><text:span text:style-name="T34">db stores involved tags as cache for fast index queries; removes the cache property from retrieved DB object</text:span></text:p>
            </text:list-item>
            <text:list-item>
              <text:p text:style-name="P230"><text:span text:style-name="T34">CompleteObject loaded from menu/url</text:span></text:p>
            </text:list-item>
            <text:list-item>
              <text:p text:style-name="P230"><text:span text:style-name="T34">complete object manipulation unit tests</text:span></text:p>
            </text:list-item>
            <text:list-item>
              <text:p text:style-name="P230"><text:span text:style-name="T31">fix the matching plugins, for basic object matching</text:span></text:p>
              <text:list>
                <text:list-item>
                  <text:p text:style-name="P230"><text:span text:style-name="T31">human age match</text:span></text:p>
                </text:list-item>
                <text:list-item>
                  <text:p text:style-name="P230"><text:span text:style-name="T31">musical instrument match</text:span></text:p>
                </text:list-item>
              </text:list>
            </text:list-item>
            <text:list-item>
              <text:p text:style-name="P230"><text:span text:style-name="T34">obey min/max property arity, affects tag display and property adding behavior</text:span></text:p>
            </text:list-item>
            <text:list-item>
              <text:p text:style-name="P230">on startup, download all of a user’s objects first, then get other objects according to interests and recency. </text:p>
              <text:list>
                <text:list-item>
                  <text:p text:style-name="P230"><text:s/>interest modes:</text:p>
                  <text:list>
                    <text:list-item>
                      <text:p text:style-name="P230">geolocation</text:p>
                    </text:list-item>
                    <text:list-item>
                      <text:p text:style-name="P230">tag vector</text:p>
                    </text:list-item>
                    <text:list-item>
                      <text:p text:style-name="P230"/>
                    </text:list-item>
                  </text:list>
                </text:list-item>
              </text:list>
            </text:list-item>
            <text:list-item>
              <text:p text:style-name="P230">add a restartEvery parameter to plugins to have them stopped and restarted at periodic intervals</text:p>
            </text:list-item>
            <text:list-item>
              <text:p text:style-name="P230">tag recommendations:</text:p>
              <text:list>
                <text:list-item>
                  <text:p text:style-name="P230">stemming on english words</text:p>
                  <text:list>
                    <text:list-item>
                      <text:p text:style-name="P230"><text:a xlink:type="simple" xlink:href="https://github.com/kristopolous/Porter-Stemmer">https</text:a><text:a xlink:type="simple" xlink:href="https://github.com/kristopolous/Porter-Stemmer">://</text:a><text:a xlink:type="simple" xlink:href="https://github.com/kristopolous/Porter-Stemmer">github</text:a><text:a xlink:type="simple" xlink:href="https://github.com/kristopolous/Porter-Stemmer">.</text:a><text:a xlink:type="simple" xlink:href="https://github.com/kristopolous/Porter-Stemmer">com</text:a><text:a xlink:type="simple" xlink:href="https://github.com/kristopolous/Porter-Stemmer">/</text:a><text:a xlink:type="simple" xlink:href="https://github.com/kristopolous/Porter-Stemmer">kristopolous</text:a><text:a xlink:type="simple" xlink:href="https://github.com/kristopolous/Porter-Stemmer">/</text:a><text:a xlink:type="simple" xlink:href="https://github.com/kristopolous/Porter-Stemmer">Porter</text:a><text:a xlink:type="simple" xlink:href="https://github.com/kristopolous/Porter-Stemmer">-</text:a><text:a xlink:type="simple" xlink:href="https://github.com/kristopolous/Porter-Stemmer">Stemmer</text:a></text:p>
                    </text:list-item>
                  </text:list>
                </text:list-item>
                <text:list-item>
                  <text:p text:style-name="P230">variable score result 0..1.0, indicated with sort order and font size</text:p>
                </text:list-item>
                <text:list-item>
                  <text:p text:style-name="P230">display in bottom section below all tags</text:p>
                </text:list-item>
                <text:list-item>
                  <text:p text:style-name="P230">mouseover indicates reason for selection (can be just “matched keyword” but grow to cover future inference abilities)</text:p>
                </text:list-item>
              </text:list>
            </text:list-item>
            <text:list-item>
              <text:p text:style-name="P230"><text:soft-page-break/><text:span text:style-name="T34">find relevant (geographically near) objects when only a spacepoint is in (edited) focus</text:span></text:p>
            </text:list-item>
            <text:list-item>
              <text:p text:style-name="P230"><text:span text:style-name="T34">indicate when the DB isnt running</text:span></text:p>
            </text:list-item>
            <text:list-item>
              <text:p text:style-name="P230"><text:span text:style-name="T34">merge properties from duplicate tags on ontology loads</text:span></text:p>
            </text:list-item>
            <text:list-item>
              <text:p text:style-name="P230">outer space aware</text:p>
              <text:list>
                <text:list-item>
                  <text:p text:style-name="P230">time delta + space distance direction altitude</text:p>
                </text:list-item>
                <text:list-item>
                  <text:p text:style-name="P230">example: <text:span text:style-name="T19">1 day ago | 3.2 km NW up 16.1m</text:span></text:p>
                </text:list-item>
              </text:list>
            </text:list-item>
            <text:list-item>
              <text:p text:style-name="P230"><text:span text:style-name="T54">user IP -&gt; becomes a known IP object that can become geo-IP resolved as a “location of interest” to ponder inference results</text:span></text:p>
            </text:list-item>
            <text:list-item>
              <text:p text:style-name="P230"><text:span text:style-name="T54">mousewheel on applied Tag to adjust strength; adjusts font-size of displayed applied tag</text:span></text:p>
            </text:list-item>
            <text:list-item>
              <text:p text:style-name="P230"><text:span text:style-name="T54">loaded and unloaded plugins reified as objects themselves</text:span></text:p>
            </text:list-item>
            <text:list-item>
              <text:p text:style-name="P230"><text:span text:style-name="T54">“Forecast” tag modeled after Foresight Engine</text:span></text:p>
              <text:list>
                <text:list-item>
                  <text:p text:style-name="P230"><text:a xlink:type="simple" xlink:href="http://foresight.breakthroughstocures.org/about">http</text:a><text:a xlink:type="simple" xlink:href="http://foresight.breakthroughstocures.org/about">://</text:a><text:a xlink:type="simple" xlink:href="http://foresight.breakthroughstocures.org/about">foresight</text:a><text:a xlink:type="simple" xlink:href="http://foresight.breakthroughstocures.org/about">.</text:a><text:a xlink:type="simple" xlink:href="http://foresight.breakthroughstocures.org/about">breakthroughstocures</text:a><text:a xlink:type="simple" xlink:href="http://foresight.breakthroughstocures.org/about">.</text:a><text:a xlink:type="simple" xlink:href="http://foresight.breakthroughstocures.org/about">org</text:a><text:a xlink:type="simple" xlink:href="http://foresight.breakthroughstocures.org/about">/</text:a><text:a xlink:type="simple" xlink:href="http://foresight.breakthroughstocures.org/about">about</text:a></text:p>
                </text:list-item>
                <text:list-item>
                  <text:p text:style-name="P230"><text:span text:style-name="T55">Then they play cards: Twitter-length forecasts (140 characters or less) that represent their best thinking. They can start a chain of cards or they can build on cards that others play. </text:span></text:p>
                </text:list-item>
                <text:list-item>
                  <text:p text:style-name="P230"><text:span text:style-name="T55">A card is an idea about the future. Your first card is either “positive imagination” — something good that we could do in the future scenario — or “dark imagination” — a challenge or obstacle that might stand in our way. If you’re optimistic, play a positive imagination card. If you’re pessimistic, play a dark imagination card. And if you can picture both positive and dark outcomes, then play one of each!</text:span></text:p>
                </text:list-item>
                <text:list-item>
                  <text:p text:style-name="P230"><text:span text:style-name="T55">Check out </text:span><text:a xlink:type="simple" xlink:href="http://foresight.breakthroughstocures.org/dashboard">the</text:a><text:a xlink:type="simple" xlink:href="http://foresight.breakthroughstocures.org/dashboard"> </text:a><text:a xlink:type="simple" xlink:href="http://foresight.breakthroughstocures.org/dashboard">ideas</text:a><text:a xlink:type="simple" xlink:href="http://foresight.breakthroughstocures.org/dashboard"> </text:a><text:a xlink:type="simple" xlink:href="http://foresight.breakthroughstocures.org/dashboard">created</text:a><text:a xlink:type="simple" xlink:href="http://foresight.breakthroughstocures.org/dashboard"> </text:a><text:a xlink:type="simple" xlink:href="http://foresight.breakthroughstocures.org/dashboard">by</text:a><text:a xlink:type="simple" xlink:href="http://foresight.breakthroughstocures.org/dashboard"> </text:a><text:a xlink:type="simple" xlink:href="http://foresight.breakthroughstocures.org/dashboard">other</text:a><text:a xlink:type="simple" xlink:href="http://foresight.breakthroughstocures.org/dashboard"> </text:a><text:a xlink:type="simple" xlink:href="http://foresight.breakthroughstocures.org/dashboard">players</text:a><text:a xlink:type="simple" xlink:href="http://foresight.breakthroughstocures.org/dashboard">!</text:a><text:span text:style-name="T55"> Look for cards that really catch your eye — and then take them one step further, in one of four possible directions.</text:span></text:p>
                  <text:list>
                    <text:list-item>
                      <text:p text:style-name="P230"><text:span text:style-name="T55">No way!” If you disagree, play an antagonism card.</text:span></text:p>
                    </text:list-item>
                    <text:list-item>
                      <text:p text:style-name="P230"><text:span text:style-name="T55">“Yes! And…” If you agree, play a momentum card.</text:span></text:p>
                    </text:list-item>
                    <text:list-item>
                      <text:p text:style-name="P230"><text:span text:style-name="T55">“Yes! But…” If you agree, but if you can imagine the idea playing out differently in your field or part of the world, play an adaptation card.</text:span></text:p>
                    </text:list-item>
                    <text:list-item>
                      <text:p text:style-name="P230"><text:span text:style-name="T55">“Hmmm…” If you have a follow-up question, play an investigation card.</text:span></text:p>
                    </text:list-item>
                  </text:list>
                </text:list-item>
              </text:list>
            </text:list-item>
            <text:list-item>
              <text:p text:style-name="P230"><text:span text:style-name="T54">make cortexit.js optional using try/catch on module require</text:span></text:p>
            </text:list-item>
            <text:list-item>
              <text:p text:style-name="P230"><text:span text:style-name="T54">completely modularize the focus and view system, to include a ‘canView(x)’ function to determine whether view is applicable to focused object, whether it is a single object or a collection (array)</text:span></text:p>
            </text:list-item>
            <text:list-item>
              <text:p text:style-name="P230">object properties</text:p>
              <text:list>
                <text:list-item>
                  <text:p text:style-name="P230">shown in graph view as edges</text:p>
                </text:list-item>
              </text:list>
            </text:list-item>
            <text:list-item>
              <text:p text:style-name="P230"><text:span text:style-name="T34">remove text display of name in message, just add ‘title=’ to displayed avatar icon</text:span></text:p>
            </text:list-item>
            <text:list-item>
              <text:p text:style-name="P230"><text:span text:style-name="T34">add ‘(Me)’ to a displayed Self object that matches clientID</text:span></text:p>
            </text:list-item>
            <text:list-item>
              <text:p text:style-name="P230"><text:span text:style-name="T34">team focus w/ filter for individual authors</text:span></text:p>
              <text:list>
                <text:list-item>
                  <text:p text:style-name="P230"><text:span text:style-name="T34">private message</text:span></text:p>
                </text:list-item>
                <text:list-item>
                  <text:p text:style-name="P230"><text:span text:style-name="T34">private video conference</text:span></text:p>
                </text:list-item>
                <text:list-item>
                  <text:p text:style-name="P230"><text:span text:style-name="T34">“pay...”</text:span></text:p>
                </text:list-item>
                <text:list-item>
                  <text:p text:style-name="P230"><text:span text:style-name="T34">trust: unknown</text:span></text:p>
                </text:list-item>
                <text:list-item>
                  <text:p text:style-name="P230"><text:span text:style-name="T34">last activity: unknown</text:span></text:p>
                </text:list-item>
              </text:list>
            </text:list-item>
            <text:list-item>
              <text:p text:style-name="P230"><text:span text:style-name="T34">cloning adds ‘clonedFrom:’ field</text:span></text:p>
            </text:list-item>
            <text:list-item>
              <text:p text:style-name="P230"><text:span text:style-name="T34">“Understand” focus - natural language input w/ iterative disambiguation per sentence</text:span></text:p>
            </text:list-item>
            <text:list-item>
              <text:p text:style-name="P230"><text:soft-page-break/><text:span text:style-name="T34">initMiniMap() - should use self’s geolocation as default starting position</text:span></text:p>
            </text:list-item>
            <text:list-item>
              <text:p text:style-name="P230"><text:a xlink:type="simple" xlink:href="http://www.appelsiini.net/projects/jeditable">http</text:a><text:a xlink:type="simple" xlink:href="http://www.appelsiini.net/projects/jeditable">://</text:a><text:a xlink:type="simple" xlink:href="http://www.appelsiini.net/projects/jeditable">www</text:a><text:a xlink:type="simple" xlink:href="http://www.appelsiini.net/projects/jeditable">.</text:a><text:a xlink:type="simple" xlink:href="http://www.appelsiini.net/projects/jeditable">appelsiini</text:a><text:a xlink:type="simple" xlink:href="http://www.appelsiini.net/projects/jeditable">.</text:a><text:a xlink:type="simple" xlink:href="http://www.appelsiini.net/projects/jeditable">net</text:a><text:a xlink:type="simple" xlink:href="http://www.appelsiini.net/projects/jeditable">/</text:a><text:a xlink:type="simple" xlink:href="http://www.appelsiini.net/projects/jeditable">projects</text:a><text:a xlink:type="simple" xlink:href="http://www.appelsiini.net/projects/jeditable">/</text:a><text:a xlink:type="simple" xlink:href="http://www.appelsiini.net/projects/jeditable">jeditable</text:a> in-place editing</text:p>
            </text:list-item>
            <text:list-item>
              <text:p text:style-name="P230">proxy file request caching to avoid refetching on repeated or same requests from multiple people</text:p>
            </text:list-item>
            <text:list-item>
              <text:p text:style-name="P230">use default view on startup, don’t leave blank</text:p>
            </text:list-item>
            <text:list-item>
              <text:p text:style-name="P230">“see relevant” item in focus save menu (underneath ‘export’) -&gt; set list semantics to relevance, etc.. update view</text:p>
            </text:list-item>
            <text:list-item>
              <text:p text:style-name="P230">“team” main menu link = relevant to “user” = /tag/general.User</text:p>
            </text:list-item>
            <text:list-item>
              <text:p text:style-name="P230">tag cloud in report with links to /tag/*</text:p>
            </text:list-item>
            <text:list-item>
              <text:p text:style-name="P230">layouts:</text:p>
              <text:list>
                <text:list-item>
                  <text:p text:style-name="P230">hide / minimize / maximize (like blogger) focus section</text:p>
                </text:list-item>
              </text:list>
            </text:list-item>
            <text:list-item>
              <text:p text:style-name="P230">themes</text:p>
              <text:list>
                <text:list-item>
                  <text:p text:style-name="P230">styling of tag buttons both in focus editor and in object view to resemble each other</text:p>
                </text:list-item>
                <text:list-item>
                  <text:p text:style-name="P230">...automatically download and install css/bootstrap themes?</text:p>
                </text:list-item>
                <text:list-item>
                  <text:p text:style-name="P230">sounds?</text:p>
                </text:list-item>
              </text:list>
            </text:list-item>
            <text:list-item>
              <text:p text:style-name="P230">ontology search: include matches for tags and properties, their names and descriptions</text:p>
            </text:list-item>
            <text:list-item>
              <text:p text:style-name="P230">“traveling mode“ and advanced location settings, including basic location selector modal dialog</text:p>
            </text:list-item>
            <text:list-item>
              <text:p text:style-name="P230">_.extend() objects with utility methods</text:p>
            </text:list-item>
            <text:list-item>
              <text:p text:style-name="P230">focus/popup a specific object, fullscreen</text:p>
            </text:list-item>
            <text:list-item>
              <text:p text:style-name="P230">{Live update | Pagination} modes</text:p>
            </text:list-item>
            <text:list-item>
              <text:p text:style-name="P230">Relevance highlights tag button widgets (which are used in both focus editor and object viewer)</text:p>
            </text:list-item>
            <text:list-item>
              <text:p text:style-name="P230">fontsize adjust slider(s)</text:p>
            </text:list-item>
            <text:list-item>
              <text:p text:style-name="P230"><text:a xlink:type="simple" xlink:href="https://github.com/jquery/globalize">https</text:a><text:a xlink:type="simple" xlink:href="https://github.com/jquery/globalize">://</text:a><text:a xlink:type="simple" xlink:href="https://github.com/jquery/globalize">github</text:a><text:a xlink:type="simple" xlink:href="https://github.com/jquery/globalize">.</text:a><text:a xlink:type="simple" xlink:href="https://github.com/jquery/globalize">com</text:a><text:a xlink:type="simple" xlink:href="https://github.com/jquery/globalize">/</text:a><text:a xlink:type="simple" xlink:href="https://github.com/jquery/globalize">jquery</text:a><text:a xlink:type="simple" xlink:href="https://github.com/jquery/globalize">/</text:a><text:a xlink:type="simple" xlink:href="https://github.com/jquery/globalize">globalize</text:a></text:p>
            </text:list-item>
            <text:list-item>
              <text:p text:style-name="P230">text-to-speech</text:p>
            </text:list-item>
            <text:list-item>
              <text:p text:style-name="P230">plugin dependencies</text:p>
            </text:list-item>
            <text:list-item>
              <text:p text:style-name="P230">mobile site (extensive use of modal dialogs and sliding/toggling modes)</text:p>
            </text:list-item>
            <text:list-item>
              <text:p text:style-name="P230">node-inspector for debugging and profiling of node.js server <text:a xlink:type="simple" xlink:href="https://github.com/dannycoates/node-inspector">https</text:a><text:a xlink:type="simple" xlink:href="https://github.com/dannycoates/node-inspector">://</text:a><text:a xlink:type="simple" xlink:href="https://github.com/dannycoates/node-inspector">github</text:a><text:a xlink:type="simple" xlink:href="https://github.com/dannycoates/node-inspector">.</text:a><text:a xlink:type="simple" xlink:href="https://github.com/dannycoates/node-inspector">com</text:a><text:a xlink:type="simple" xlink:href="https://github.com/dannycoates/node-inspector">/</text:a><text:a xlink:type="simple" xlink:href="https://github.com/dannycoates/node-inspector">dannycoates</text:a><text:a xlink:type="simple" xlink:href="https://github.com/dannycoates/node-inspector">/</text:a><text:a xlink:type="simple" xlink:href="https://github.com/dannycoates/node-inspector">node</text:a><text:a xlink:type="simple" xlink:href="https://github.com/dannycoates/node-inspector">-</text:a><text:a xlink:type="simple" xlink:href="https://github.com/dannycoates/node-inspector">inspector</text:a></text:p>
            </text:list-item>
            <text:list-item>
              <text:p text:style-name="P230">popup/tooltip wikipedia mobile view for annotated terms. ex: “Food” -&gt; en.wikipedia.org/wiki/Food</text:p>
            </text:list-item>
            <text:list-item>
              <text:p text:style-name="P230">modify timeago plugin to display “1.3 days ago” (extra decimal place for increased accuracy) instead of just “1 day ago” and similarly for other larger-than-insignificant measurements</text:p>
            </text:list-item>
            <text:list-item>
              <text:p text:style-name="P230">favorites: keeps attention “pinned” for certain objects at varying levels; ensures they wont be forgotten</text:p>
            </text:list-item>
            <text:list-item>
              <text:p text:style-name="P230"><text:a xlink:type="simple" xlink:href="https://github.com/niftylettuce/express-cdn#how">https</text:a><text:a xlink:type="simple" xlink:href="https://github.com/niftylettuce/express-cdn#how">://</text:a><text:a xlink:type="simple" xlink:href="https://github.com/niftylettuce/express-cdn#how">github</text:a><text:a xlink:type="simple" xlink:href="https://github.com/niftylettuce/express-cdn#how">.</text:a><text:a xlink:type="simple" xlink:href="https://github.com/niftylettuce/express-cdn#how">com</text:a><text:a xlink:type="simple" xlink:href="https://github.com/niftylettuce/express-cdn#how">/</text:a><text:a xlink:type="simple" xlink:href="https://github.com/niftylettuce/express-cdn#how">niftylettuce</text:a><text:a xlink:type="simple" xlink:href="https://github.com/niftylettuce/express-cdn#how">/</text:a><text:a xlink:type="simple" xlink:href="https://github.com/niftylettuce/express-cdn#how">express</text:a><text:a xlink:type="simple" xlink:href="https://github.com/niftylettuce/express-cdn#how">-</text:a><text:a xlink:type="simple" xlink:href="https://github.com/niftylettuce/express-cdn#how">cdn</text:a><text:a xlink:type="simple" xlink:href="https://github.com/niftylettuce/express-cdn#how">#</text:a><text:a xlink:type="simple" xlink:href="https://github.com/niftylettuce/express-cdn#how">how</text:a> CDN </text:p>
            </text:list-item>
          </text:list>
        </text:list-item>
      </text:list>
      <text:h text:style-name="P97" text:outline-level="10"><text:bookmark text:name="h.e6ktshop07yc"/><text:bookmark text:name="h.ag1474oxgekq"/><text:bookmark text:name="id.x8lrndfsfwth"/><text:span text:style-name="T57">Survival Planner</text:span></text:h>
      <text:p text:style-name="P1"/>
      <text:p text:style-name="P1"><text:span text:style-name="T37">deprecated: see protogoals.js</text:span></text:p>
      <table:table table:name="Table18" table:style-name="Table18">
        <table:table-column table:style-name="Table18.A" table:number-columns-repeated="2"/>
        <table:table-row>
          <table:table-cell table:style-name="Table18.A1" office:value-type="string">
            <text:p text:style-name="P36">INPUTS</text:p>
            <text:p text:style-name="P34"><text:span text:style-name="T4">none are required. many are inferred from sensors</text:span></text:p>
          </table:table-cell>
          <table:table-cell table:style-name="Table18.A1" office:value-type="string">
            <text:p text:style-name="P36">OUTPUTS</text:p>
          </table:table-cell>
        </table:table-row>
        <table:table-row>
          <table:table-cell table:style-name="Table18.A1" office:value-type="string">
            <text:p text:style-name="P33"><text:span text:style-name="T3">Personal Conditions</text:span></text:p>
            <text:list xml:id="list5914315984733224399" text:style-name="LS54">
              <text:list-item>
                <text:p text:style-name="P207">Biometrics</text:p>
                <text:list>
                  <text:list-item>
                    <text:p text:style-name="P207">Age</text:p>
                  </text:list-item>
                  <text:list-item>
                    <text:p text:style-name="P207">Weight</text:p>
                  </text:list-item>
                  <text:list-item>
                    <text:p text:style-name="P207">Height</text:p>
                  </text:list-item>
                  <text:list-item>
                    <text:p text:style-name="P207">Gender</text:p>
                  </text:list-item>
                  <text:list-item>
                    <text:p text:style-name="P207">Temperature</text:p>
                  </text:list-item>
                  <text:list-item>
                    <text:p text:style-name="P207">Ethnicity</text:p>
                  </text:list-item>
                  <text:list-item>
                    <text:p text:style-name="P214"><text:span text:style-name="T1">Blood type</text:span></text:p>
                  </text:list-item>
                  <text:list-item>
                    <text:p text:style-name="P207">Genetics</text:p>
                  </text:list-item>
                  <text:list-item>
                    <text:p text:style-name="P214"><text:span text:style-name="T1">Pulse Rate &amp; Variability</text:span></text:p>
                  </text:list-item>
                  <text:list-item>
                    <text:p text:style-name="P214"><text:span text:style-name="T1">Blood Pressure</text:span></text:p>
                  </text:list-item>
                  <text:list-item>
                    <text:p text:style-name="P214"><text:span text:style-name="T1">Breathing Rate</text:span></text:p>
                  </text:list-item>
                  <text:list-item>
                    <text:p text:style-name="P207">...</text:p>
                  </text:list-item>
                </text:list>
              </text:list-item>
              <text:list-item>
                <text:p text:style-name="P214"><text:span text:style-name="T1">Hunger / Thirst</text:span></text:p>
                <text:list>
                  <text:list-item>
                    <text:p text:style-name="P207">...</text:p>
                  </text:list-item>
                </text:list>
              </text:list-item>
              <text:list-item>
                <text:p text:style-name="P207">Memory</text:p>
              </text:list-item>
              <text:list-item>
                <text:p text:style-name="P208">Focus</text:p>
              </text:list-item>
              <text:list-item>
                <text:p text:style-name="P208">Mood</text:p>
                <text:list>
                  <text:list-item>
                    <text:p text:style-name="P208">Stability</text:p>
                  </text:list-item>
                  <text:list-item>
                    <text:p text:style-name="P176"><text:span text:style-name="T1">Presence of Depression</text:span></text:p>
                  </text:list-item>
                  <text:list-item>
                    <text:p text:style-name="P176"><text:span text:style-name="T1">Presence of Euphoria</text:span></text:p>
                  </text:list-item>
                </text:list>
              </text:list-item>
              <text:list-item>
                <text:p text:style-name="P208">Energy</text:p>
              </text:list-item>
              <text:list-item>
                <text:p text:style-name="P208">Relax</text:p>
              </text:list-item>
              <text:list-item>
                <text:p text:style-name="P176"><text:span text:style-name="T1">Athletic Performance</text:span></text:p>
              </text:list-item>
              <text:list-item>
                <text:p text:style-name="P208">Illness</text:p>
              </text:list-item>
              <text:list-item>
                <text:p text:style-name="P208">Injury</text:p>
                <text:list>
                  <text:list-item>
                    <text:p text:style-name="P176"><text:span text:style-name="T1">[per body part]</text:span></text:p>
                  </text:list-item>
                </text:list>
              </text:list-item>
              <text:list-item>
                <text:p text:style-name="P176"><text:span text:style-name="T1">Need to Detox and Stop...</text:span></text:p>
                <text:list>
                  <text:list-item>
                    <text:p text:style-name="P176"><text:span text:style-name="T1">Alcohol Addiction</text:span></text:p>
                  </text:list-item>
                  <text:list-item>
                    <text:p text:style-name="P176"><text:span text:style-name="T1">Opiate Addiction</text:span></text:p>
                  </text:list-item>
                  <text:list-item>
                    <text:p text:style-name="P176"><text:span text:style-name="T1">Cocaine / Amphetamine Addiction</text:span></text:p>
                  </text:list-item>
                  <text:list-item>
                    <text:p text:style-name="P176"><text:span text:style-name="T1">Benzodiazepine Addiction</text:span></text:p>
                  </text:list-item>
                  <text:list-item>
                    <text:p text:style-name="P176"><text:span text:style-name="T1">Other Addictions and their cravings</text:span></text:p>
                  </text:list-item>
                </text:list>
              </text:list-item>
            </text:list>
            <text:p text:style-name="P35"/>
            <text:p text:style-name="P33"><text:span text:style-name="T3">Environment Conditions</text:span></text:p>
            <text:list xml:id="list1879454414448822322" text:style-name="LS55">
              <text:list-item>
                <text:p text:style-name="P177"><text:span text:style-name="T1">Time </text:span></text:p>
                <text:list>
                  <text:list-item>
                    <text:p text:style-name="P177"><text:span text:style-name="T1">of Day</text:span></text:p>
                  </text:list-item>
                  <text:list-item>
                    <text:p text:style-name="P177"><text:soft-page-break/><text:span text:style-name="T1">of Year</text:span></text:p>
                  </text:list-item>
                </text:list>
              </text:list-item>
              <text:list-item>
                <text:p text:style-name="P209">Weather</text:p>
                <text:list>
                  <text:list-item>
                    <text:p text:style-name="P177"><text:span text:style-name="T1">Rain Storm</text:span></text:p>
                  </text:list-item>
                  <text:list-item>
                    <text:p text:style-name="P209">Snow</text:p>
                  </text:list-item>
                  <text:list-item>
                    <text:p text:style-name="P177"><text:span text:style-name="T1">Tropical Storm</text:span></text:p>
                  </text:list-item>
                  <text:list-item>
                    <text:p text:style-name="P209">Hurricane</text:p>
                  </text:list-item>
                  <text:list-item>
                    <text:p text:style-name="P209">Tornado</text:p>
                  </text:list-item>
                  <text:list-item>
                    <text:p text:style-name="P209">Tsunami</text:p>
                  </text:list-item>
                  <text:list-item>
                    <text:p text:style-name="P209">..</text:p>
                  </text:list-item>
                </text:list>
              </text:list-item>
              <text:list-item>
                <text:p text:style-name="P209">Pollution</text:p>
                <text:list>
                  <text:list-item>
                    <text:p text:style-name="P177"><text:span text:style-name="T1">Air/Water Quality</text:span></text:p>
                  </text:list-item>
                  <text:list-item>
                    <text:p text:style-name="P209">Radiation</text:p>
                  </text:list-item>
                  <text:list-item>
                    <text:p text:style-name="P209">Electrosmog</text:p>
                  </text:list-item>
                  <text:list-item>
                    <text:p text:style-name="P209">...</text:p>
                  </text:list-item>
                </text:list>
              </text:list-item>
              <text:list-item>
                <text:p text:style-name="P209">Crime</text:p>
              </text:list-item>
              <text:list-item>
                <text:p text:style-name="P209">Economic</text:p>
              </text:list-item>
              <text:list-item>
                <text:p text:style-name="P209">Sociopolitical</text:p>
                <text:list>
                  <text:list-item>
                    <text:p text:style-name="P209">Vote</text:p>
                  </text:list-item>
                  <text:list-item>
                    <text:p text:style-name="P209">Taxes</text:p>
                  </text:list-item>
                  <text:list-item>
                    <text:p text:style-name="P209">...</text:p>
                  </text:list-item>
                </text:list>
              </text:list-item>
              <text:list-item>
                <text:p text:style-name="P209">Cultural</text:p>
                <text:list>
                  <text:list-item>
                    <text:p text:style-name="P209">Holidays</text:p>
                  </text:list-item>
                </text:list>
              </text:list-item>
              <text:list-item>
                <text:p text:style-name="P177"><text:span text:style-name="T1">Farming / Plant Maintenance</text:span></text:p>
              </text:list-item>
            </text:list>
            <text:p text:style-name="P35"/>
            <text:p text:style-name="P33"><text:span text:style-name="T3">Resource Inventory</text:span></text:p>
            <text:list xml:id="list3547267695668249155" text:style-name="LS56">
              <text:list-item>
                <text:p text:style-name="P178"><text:span text:style-name="T1">[Item, Quantity]</text:span></text:p>
              </text:list-item>
              <text:list-item>
                <text:p text:style-name="P178"><text:span text:style-name="T1">Cash [Currency, Quantity]</text:span></text:p>
              </text:list-item>
            </text:list>
            <text:p text:style-name="P35"/>
            <text:p text:style-name="P33"><text:span text:style-name="T3">Social Conditions</text:span></text:p>
            <text:list xml:id="list5030843934062972316" text:style-name="LS57">
              <text:list-item>
                <text:p text:style-name="P179"><text:span text:style-name="T1">Relationship Quality</text:span></text:p>
                <text:list>
                  <text:list-item>
                    <text:p text:style-name="P179"><text:span text:style-name="T1">Animals / Pets</text:span></text:p>
                  </text:list-item>
                  <text:list-item>
                    <text:p text:style-name="P210">Strangers</text:p>
                  </text:list-item>
                  <text:list-item>
                    <text:p text:style-name="P210">Coworker</text:p>
                  </text:list-item>
                  <text:list-item>
                    <text:p text:style-name="P179"><text:span text:style-name="T1">Student / Teacher</text:span></text:p>
                  </text:list-item>
                  <text:list-item>
                    <text:p text:style-name="P210">Friend</text:p>
                  </text:list-item>
                  <text:list-item>
                    <text:p text:style-name="P210">Family</text:p>
                  </text:list-item>
                  <text:list-item>
                    <text:p text:style-name="P210">Roommate</text:p>
                  </text:list-item>
                  <text:list-item>
                    <text:p text:style-name="P179"><text:span text:style-name="T1">Boyfriend/Girlfriend</text:span></text:p>
                  </text:list-item>
                  <text:list-item>
                    <text:p text:style-name="P210">Spouse</text:p>
                  </text:list-item>
                </text:list>
              </text:list-item>
            </text:list>
          </table:table-cell>
          <table:table-cell table:style-name="Table18.A1" office:value-type="string">
            <text:p text:style-name="P33"><text:span text:style-name="T3">Suggested Actions</text:span><text:span text:style-name="T1"> (always includes a list one or more logical reasons supported by objective measurements, ontology of activity)</text:span></text:p>
            <text:p text:style-name="P35"/>
            <text:p text:style-name="P33"><text:span text:style-name="T1">any number of actions can be suggested at a given time, prioritized by varying strengths</text:span></text:p>
            <text:p text:style-name="P35"/>
            <text:list xml:id="list5316706730569660904" text:style-name="LS58">
              <text:list-item>
                <text:p text:style-name="P180"><text:span text:style-name="T1">Acquire Item (ex: store purchase or borrow/trade)</text:span></text:p>
              </text:list-item>
              <text:list-item>
                <text:p text:style-name="P180"><text:span text:style-name="T1">Consume Item</text:span></text:p>
                <text:list>
                  <text:list-item>
                    <text:p text:style-name="P180"><text:span text:style-name="T1">Quantity Range (Dose)</text:span></text:p>
                  </text:list-item>
                  <text:list-item>
                    <text:p text:style-name="P211">Frequency</text:p>
                  </text:list-item>
                  <text:list-item>
                    <text:p text:style-name="P180"><text:span text:style-name="T1">Ingestion Method</text:span></text:p>
                    <text:list>
                      <text:list-item>
                        <text:p text:style-name="P211">Orally</text:p>
                      </text:list-item>
                      <text:list-item>
                        <text:p text:style-name="P211">Sublingually</text:p>
                      </text:list-item>
                      <text:list-item>
                        <text:p text:style-name="P211">IV</text:p>
                      </text:list-item>
                      <text:list-item>
                        <text:p text:style-name="P211">…</text:p>
                      </text:list-item>
                    </text:list>
                  </text:list-item>
                  <text:list-item>
                    <text:p text:style-name="P180"><text:span text:style-name="T1">Ingestion Activity (dose response curves vs. time, for warning when a drug is biologically effective or ineffective)</text:span></text:p>
                  </text:list-item>
                  <text:list-item>
                    <text:p text:style-name="P180"><text:span text:style-name="T1">Contraindications/Indications</text:span></text:p>
                  </text:list-item>
                </text:list>
              </text:list-item>
              <text:list-item>
                <text:p text:style-name="P180"><text:span text:style-name="T1">Gather / Ready / Deploy / Attend_to Item (get it ready for use)</text:span></text:p>
                <text:list>
                  <text:list-item>
                    <text:p text:style-name="P180"><text:span text:style-name="T1">saving minutes in the case of an emergency could save a life</text:span></text:p>
                  </text:list-item>
                </text:list>
              </text:list-item>
              <text:list-item>
                <text:p text:style-name="P180"><text:span text:style-name="T1">Share Item</text:span></text:p>
              </text:list-item>
              <text:list-item>
                <text:p text:style-name="P211">Travel</text:p>
              </text:list-item>
              <text:list-item>
                <text:p text:style-name="P211">Contact</text:p>
              </text:list-item>
              <text:list-item>
                <text:p text:style-name="P180"><text:span text:style-name="T1">Relax / Do Nothing / Be Patient</text:span></text:p>
              </text:list-item>
              <text:list-item>
                <text:p text:style-name="P211">...</text:p>
              </text:list-item>
            </text:list>
          </table:table-cell>
        </table:table-row>
      </table:table>
      <text:p text:style-name="P1"/>
      <text:p text:style-name="P1"/>
      <text:p text:style-name="P1"/>
      <text:h text:style-name="P98" text:outline-level="10"><text:bookmark text:name="h.mi4164yixn5y"/><text:soft-page-break/><text:span text:style-name="T57">Netention Intellectual Property Pre-Emptive Defense Theming<text:line-break/></text:span></text:h>
      <text:p text:style-name="P1">A set of themes (including stylized web content) that makes the software appear as if it were a product developed by various “companies”. <text:s/>This not only pre-empts any intellectual property theft, but satirizes the fact that they should have already been harvesting intellectual property. <text:s/>The theme goes to the extent of completely emulating the work of a specific developer so as to confuse a user that it may have actually originated from there. <text:s/>It illustrates how a specific developer may have intended the product to be used, demonstrating the ubiquity and adaptability of the system. <text:s/>This leaves a user to wonder who actually developed the software, since it appears to have originated from any number of possible sources.</text:p>
      <text:p text:style-name="P1"/>
      <text:p text:style-name="P1">Themes:</text:p>
      <text:list xml:id="list2391067186660439355" text:style-name="LS59">
        <text:list-item>
          <text:p text:style-name="P127">Google</text:p>
        </text:list-item>
        <text:list-item>
          <text:p text:style-name="P127">Facebook</text:p>
        </text:list-item>
        <text:list-item>
          <text:p text:style-name="P127">Microsoft</text:p>
        </text:list-item>
        <text:list-item>
          <text:p text:style-name="P127">Apple</text:p>
        </text:list-item>
        <text:list-item>
          <text:p text:style-name="P127">Ubuntu</text:p>
        </text:list-item>
        <text:list-item>
          <text:p text:style-name="P127">Anonymous</text:p>
        </text:list-item>
        <text:list-item>
          <text:p text:style-name="P127">Whitehouse.gov</text:p>
        </text:list-item>
        <text:list-item>
          <text:p text:style-name="P127">CIA</text:p>
        </text:list-item>
        <text:list-item>
          <text:p text:style-name="P127">NSA</text:p>
        </text:list-item>
        <text:list-item>
          <text:p text:style-name="P127">DARPA</text:p>
        </text:list-item>
        <text:list-item>
          <text:p text:style-name="P127">…</text:p>
        </text:list-item>
      </text:list>
      <text:p text:style-name="P1"/>
      <text:h text:style-name="P98" text:outline-level="10"><text:bookmark text:name="h.d2dlw35sspwu"/><text:span text:style-name="T57">“The Yes Men” Approach</text:span></text:h>
      <text:p text:style-name="P1"><text:a xlink:type="simple" xlink:href="http://en.wikipedia.org/wiki/The_Yes_Men">http</text:a><text:a xlink:type="simple" xlink:href="http://en.wikipedia.org/wiki/The_Yes_Men">://</text:a><text:a xlink:type="simple" xlink:href="http://en.wikipedia.org/wiki/The_Yes_Men">en</text:a><text:a xlink:type="simple" xlink:href="http://en.wikipedia.org/wiki/The_Yes_Men">.</text:a><text:a xlink:type="simple" xlink:href="http://en.wikipedia.org/wiki/The_Yes_Men">wikipedia</text:a><text:a xlink:type="simple" xlink:href="http://en.wikipedia.org/wiki/The_Yes_Men">.</text:a><text:a xlink:type="simple" xlink:href="http://en.wikipedia.org/wiki/The_Yes_Men">org</text:a><text:a xlink:type="simple" xlink:href="http://en.wikipedia.org/wiki/The_Yes_Men">/</text:a><text:a xlink:type="simple" xlink:href="http://en.wikipedia.org/wiki/The_Yes_Men">wiki</text:a><text:a xlink:type="simple" xlink:href="http://en.wikipedia.org/wiki/The_Yes_Men">/</text:a><text:a xlink:type="simple" xlink:href="http://en.wikipedia.org/wiki/The_Yes_Men">The</text:a><text:a xlink:type="simple" xlink:href="http://en.wikipedia.org/wiki/The_Yes_Men">_</text:a><text:a xlink:type="simple" xlink:href="http://en.wikipedia.org/wiki/The_Yes_Men">Yes</text:a><text:a xlink:type="simple" xlink:href="http://en.wikipedia.org/wiki/The_Yes_Men">_</text:a><text:a xlink:type="simple" xlink:href="http://en.wikipedia.org/wiki/The_Yes_Men">Men</text:a></text:p>
      <text:p text:style-name="P1"/>
      <text:p text:style-name="P50"/>
      <text:p text:style-name="P1"/>
      <text:h text:style-name="P98" text:outline-level="10"><text:bookmark text:name="h.txb1lq6sy6vp"/><text:span text:style-name="T57">Netention Android App</text:span></text:h>
      <text:p text:style-name="P1"/>
      <text:p text:style-name="P1">Curiosume Tasks (screens)</text:p>
      <text:list xml:id="list7481138297943828310" text:style-name="LS60">
        <text:list-item>
          <text:p text:style-name="P128">Team</text:p>
          <text:list>
            <text:list-item>
              <text:p text:style-name="P128">combo box selection of known persons, including self</text:p>
            </text:list-item>
            <text:list-item>
              <text:p text:style-name="P128">display area of all tagged items.</text:p>
              <text:list>
                <text:list-item>
                  <text:p text:style-name="P128">if self, then they can be deleted, marked public/private</text:p>
                </text:list-item>
                <text:list-item>
                  <text:p text:style-name="P128">if self, can set location</text:p>
                </text:list-item>
              </text:list>
            </text:list-item>
          </text:list>
        </text:list-item>
        <text:list-item>
          <text:p text:style-name="P128">Browse</text:p>
          <text:list>
            <text:list-item>
              <text:p text:style-name="P128">wikitagger</text:p>
            </text:list-item>
            <text:list-item>
              <text:p text:style-name="P128">search box</text:p>
            </text:list-item>
          </text:list>
        </text:list-item>
        <text:list-item>
          <text:p text:style-name="P128">Match</text:p>
          <text:list>
            <text:list-item>
              <text:p text:style-name="P128">transmit (public components of) inventory to network or bluetooth or email</text:p>
            </text:list-item>
            <text:list-item>
              <text:p text:style-name="P128">receive matches</text:p>
            </text:list-item>
          </text:list>
        </text:list-item>
      </text:list>
      <text:p text:style-name="P1"/>
      <text:p text:style-name="P50"/>
      <text:p text:style-name="P1"/>
      <text:p text:style-name="P1"/>
      <text:p text:style-name="P1"><text:span text:style-name="T19">What would it be like if you woke up one morning and a miracle had happened—your life had become exactly what you wanted it to be?</text:span></text:p>
      <text:p text:style-name="P1"/>
      <text:p text:style-name="P1">Do it now. <text:s/>Stop and vividly imagine it.</text:p>
      <text:list xml:id="list3901746855484717699" text:style-name="LS61">
        <text:list-item>
          <text:p text:style-name="P129">How would you know that the miracle had occurred?</text:p>
        </text:list-item>
        <text:list-item>
          <text:p text:style-name="P129">What would you see?</text:p>
        </text:list-item>
        <text:list-item>
          <text:p text:style-name="P129">What would you hear?</text:p>
        </text:list-item>
        <text:list-item>
          <text:p text:style-name="P129">What would you feel inside?</text:p>
        </text:list-item>
        <text:list-item>
          <text:p text:style-name="P129">What changes would have happened in your career? </text:p>
        </text:list-item>
        <text:list-item>
          <text:p text:style-name="P129">In your relationships?</text:p>
        </text:list-item>
        <text:list-item>
          <text:p text:style-name="P129">Your finances?</text:p>
        </text:list-item>
        <text:list-item>
          <text:p text:style-name="P129">Your health?</text:p>
        </text:list-item>
      </text:list>
      <text:p text:style-name="P1"/>
      <text:p text:style-name="P1">This software can help your dreams come true, simply relax and allow the system to clarify your thoughts</text:p>
      <text:p text:style-name="P1"/>
      <text:p text:style-name="P1">Just as a gardener plants seeds and patiently waits for them to grow, every time you work with this software, you're developing positive suggestions in your mind that will grow into powerful new ways to operate the world's most advanced biocomputer — your brain!</text:p>
      <text:p text:style-name="P1"/>
      <text:p text:style-name="P50"/>
      <text:p text:style-name="P1"><text:a xlink:type="simple" xlink:href="http://quantifiedself.com/guide/tag/android">http</text:a><text:a xlink:type="simple" xlink:href="http://quantifiedself.com/guide/tag/android">://</text:a><text:a xlink:type="simple" xlink:href="http://quantifiedself.com/guide/tag/android">quantifiedself</text:a><text:a xlink:type="simple" xlink:href="http://quantifiedself.com/guide/tag/android">.</text:a><text:a xlink:type="simple" xlink:href="http://quantifiedself.com/guide/tag/android">com</text:a><text:a xlink:type="simple" xlink:href="http://quantifiedself.com/guide/tag/android">/</text:a><text:a xlink:type="simple" xlink:href="http://quantifiedself.com/guide/tag/android">guide</text:a><text:a xlink:type="simple" xlink:href="http://quantifiedself.com/guide/tag/android">/</text:a><text:a xlink:type="simple" xlink:href="http://quantifiedself.com/guide/tag/android">tag</text:a><text:a xlink:type="simple" xlink:href="http://quantifiedself.com/guide/tag/android">/</text:a><text:a xlink:type="simple" xlink:href="http://quantifiedself.com/guide/tag/android">android</text:a></text:p>
      <text:p text:style-name="P50"/>
      <text:p text:style-name="P1"><text:a xlink:type="simple" xlink:href="https://github.com/davidk01/quantified_self/blob/master/qs.html">https</text:a><text:a xlink:type="simple" xlink:href="https://github.com/davidk01/quantified_self/blob/master/qs.html">://</text:a><text:a xlink:type="simple" xlink:href="https://github.com/davidk01/quantified_self/blob/master/qs.html">github</text:a><text:a xlink:type="simple" xlink:href="https://github.com/davidk01/quantified_self/blob/master/qs.html">.</text:a><text:a xlink:type="simple" xlink:href="https://github.com/davidk01/quantified_self/blob/master/qs.html">com</text:a><text:a xlink:type="simple" xlink:href="https://github.com/davidk01/quantified_self/blob/master/qs.html">/</text:a><text:a xlink:type="simple" xlink:href="https://github.com/davidk01/quantified_self/blob/master/qs.html">davidk</text:a><text:a xlink:type="simple" xlink:href="https://github.com/davidk01/quantified_self/blob/master/qs.html">01/</text:a><text:a xlink:type="simple" xlink:href="https://github.com/davidk01/quantified_self/blob/master/qs.html">quantified</text:a><text:a xlink:type="simple" xlink:href="https://github.com/davidk01/quantified_self/blob/master/qs.html">_</text:a><text:a xlink:type="simple" xlink:href="https://github.com/davidk01/quantified_self/blob/master/qs.html">self</text:a><text:a xlink:type="simple" xlink:href="https://github.com/davidk01/quantified_self/blob/master/qs.html">/</text:a><text:a xlink:type="simple" xlink:href="https://github.com/davidk01/quantified_self/blob/master/qs.html">blob</text:a><text:a xlink:type="simple" xlink:href="https://github.com/davidk01/quantified_self/blob/master/qs.html">/</text:a><text:a xlink:type="simple" xlink:href="https://github.com/davidk01/quantified_self/blob/master/qs.html">master</text:a><text:a xlink:type="simple" xlink:href="https://github.com/davidk01/quantified_self/blob/master/qs.html">/</text:a><text:a xlink:type="simple" xlink:href="https://github.com/davidk01/quantified_self/blob/master/qs.html">qs</text:a><text:a xlink:type="simple" xlink:href="https://github.com/davidk01/quantified_self/blob/master/qs.html">.</text:a><text:a xlink:type="simple" xlink:href="https://github.com/davidk01/quantified_self/blob/master/qs.html">html</text:a></text:p>
      <text:p text:style-name="P8"><text:span text:style-name="T43">var</text:span><text:span text:style-name="T44"> scaleMetrics </text:span><text:span text:style-name="T43">=</text:span><text:span text:style-name="T44"> [</text:span><text:span text:style-name="T40">'happiness'</text:span><text:span text:style-name="T44">, </text:span><text:span text:style-name="T40">'anger'</text:span><text:span text:style-name="T44">, </text:span><text:span text:style-name="T40">'boredom'</text:span><text:span text:style-name="T44">,</text:span></text:p>
      <text:p text:style-name="P8"><text:span text:style-name="T44"><text:s text:c="2"/></text:span><text:span text:style-name="T40">'motivation'</text:span><text:span text:style-name="T44">, </text:span><text:span text:style-name="T40">'loneliness'</text:span><text:span text:style-name="T44">, </text:span><text:span text:style-name="T40">'guilt'</text:span><text:span text:style-name="T44">, </text:span><text:span text:style-name="T40">'frustration'</text:span><text:span text:style-name="T44">,</text:span></text:p>
      <text:p text:style-name="P8"><text:span text:style-name="T44"><text:s text:c="2"/></text:span><text:span text:style-name="T40">'irritation'</text:span><text:span text:style-name="T44">, </text:span><text:span text:style-name="T40">'anxiety'</text:span><text:span text:style-name="T44">, </text:span><text:span text:style-name="T40">'panic'</text:span><text:span text:style-name="T44">, </text:span><text:span text:style-name="T40">'nervousness'</text:span><text:span text:style-name="T44">,</text:span></text:p>
      <text:p text:style-name="P8"><text:span text:style-name="T44"><text:s text:c="2"/></text:span><text:span text:style-name="T40">'concentration'</text:span><text:span text:style-name="T44">, </text:span><text:span text:style-name="T40">'fatigue'</text:span><text:span text:style-name="T44">, </text:span><text:span text:style-name="T40">'hunger'</text:span><text:span text:style-name="T44">, </text:span><text:span text:style-name="T40">'appetite'</text:span><text:span text:style-name="T44">,</text:span></text:p>
      <text:p text:style-name="P8"><text:span text:style-name="T44"><text:s text:c="2"/></text:span><text:span text:style-name="T40">'cold tolerance'</text:span><text:span text:style-name="T44">, </text:span><text:span text:style-name="T40">'noise tolerance'</text:span><text:span text:style-name="T44">, </text:span><text:span text:style-name="T40">'pain tolerance'</text:span><text:span text:style-name="T44">,</text:span></text:p>
      <text:p text:style-name="P8"><text:span text:style-name="T44"><text:s text:c="2"/></text:span><text:span text:style-name="T40">'tension'</text:span></text:p>
      <text:p text:style-name="P9">];<text:tab/><text:tab/></text:p>
      <text:p text:style-name="P8"><text:span text:style-name="T43">var</text:span><text:span text:style-name="T44"> binaryChecks </text:span><text:span text:style-name="T43">=</text:span><text:span text:style-name="T44"> [</text:span><text:span text:style-name="T40">'exercise'</text:span><text:span text:style-name="T44">, </text:span><text:span text:style-name="T40">'tea'</text:span><text:span text:style-name="T44">, </text:span><text:span text:style-name="T40">'coffee'</text:span><text:span text:style-name="T44">,</text:span></text:p>
      <text:p text:style-name="P8"><text:span text:style-name="T44"><text:s text:c="2"/></text:span><text:span text:style-name="T40">'2 meals'</text:span><text:span text:style-name="T44">, </text:span><text:span text:style-name="T40">'3 meals'</text:span><text:span text:style-name="T44">, </text:span><text:span text:style-name="T40">'digestive issues'</text:span></text:p>
      <text:p text:style-name="P9">];</text:p>
      <text:p text:style-name="P9"/>
      <text:p text:style-name="P8"><text:a xlink:type="simple" xlink:href="http://quantifiedawesome.com/record_categories.json?all=1">http</text:a><text:a xlink:type="simple" xlink:href="http://quantifiedawesome.com/record_categories.json?all=1">://</text:a><text:a xlink:type="simple" xlink:href="http://quantifiedawesome.com/record_categories.json?all=1">quantifiedawesome</text:a><text:a xlink:type="simple" xlink:href="http://quantifiedawesome.com/record_categories.json?all=1">.</text:a><text:a xlink:type="simple" xlink:href="http://quantifiedawesome.com/record_categories.json?all=1">com</text:a><text:a xlink:type="simple" xlink:href="http://quantifiedawesome.com/record_categories.json?all=1">/</text:a><text:a xlink:type="simple" xlink:href="http://quantifiedawesome.com/record_categories.json?all=1">record</text:a><text:a xlink:type="simple" xlink:href="http://quantifiedawesome.com/record_categories.json?all=1">_</text:a><text:a xlink:type="simple" xlink:href="http://quantifiedawesome.com/record_categories.json?all=1">categories</text:a><text:a xlink:type="simple" xlink:href="http://quantifiedawesome.com/record_categories.json?all=1">.</text:a><text:a xlink:type="simple" xlink:href="http://quantifiedawesome.com/record_categories.json?all=1">json</text:a><text:a xlink:type="simple" xlink:href="http://quantifiedawesome.com/record_categories.json?all=1">?</text:a><text:a xlink:type="simple" xlink:href="http://quantifiedawesome.com/record_categories.json?all=1">all</text:a><text:a xlink:type="simple" xlink:href="http://quantifiedawesome.com/record_categories.json?all=1">=1</text:a></text:p>
      <text:p text:style-name="P8"><text:a xlink:type="simple" xlink:href="https://github.com/sachac/quantified-android/blob/master/quantified-android/Quantified%20Awesome/src/com/sachachua/quantified/tasks/LoadRecordCategoriesTask.java">http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githu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blo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master</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20</text:a><text:a xlink:type="simple" xlink:href="https://github.com/sachac/quantified-android/blob/master/quantified-android/Quantified%20Awesome/src/com/sachachua/quantified/tasks/LoadRecordCategoriesTask.java">Awesome</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r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hua</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task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LoadRecordCategoriesTask</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java</text:a></text:p>
      <text:p text:style-name="P9"/>
      <text:p text:style-name="P1"><text:a xlink:type="simple" xlink:href="http://skout.com/">http</text:a><text:a xlink:type="simple" xlink:href="http://skout.com/">://</text:a><text:a xlink:type="simple" xlink:href="http://skout.com/">skout</text:a><text:a xlink:type="simple" xlink:href="http://skout.com/">.</text:a><text:a xlink:type="simple" xlink:href="http://skout.com/">com</text:a></text:p>
      <text:p text:style-name="P1"/>
      <text:p text:style-name="P1"/>
      <text:h text:style-name="P99" text:outline-level="10"><text:bookmark text:name="h.vev9uwrkbk8z"/>Mood</text:h>
      <text:p text:style-name="P1">A collection of sixteen mood descriptions, from the Brief Mood Introspection Scale (BMIS), a free-ware mood scale.</text:p>
      <text:p text:style-name="P1"/>
      <text:p text:style-name="P1">Based on <text:a xlink:type="simple" xlink:href="http://www.unh.edu/emotional_intelligence/EI%20Assets/Reprints...Mood%20Meas%20and%20Mood%20Cong/MCMayerGaschke1988.pdf">The</text:a><text:a xlink:type="simple" xlink:href="http://www.unh.edu/emotional_intelligence/EI%20Assets/Reprints...Mood%20Meas%20and%20Mood%20Cong/MCMayerGaschke1988.pdf"> </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and</text:a><text:a xlink:type="simple" xlink:href="http://www.unh.edu/emotional_intelligence/EI%20Assets/Reprints...Mood%20Meas%20and%20Mood%20Cong/MCMayerGaschke1988.pdf"> </text:a><text:a xlink:type="simple" xlink:href="http://www.unh.edu/emotional_intelligence/EI%20Assets/Reprints...Mood%20Meas%20and%20Mood%20Cong/MCMayerGaschke1988.pdf">meta</text:a><text:a xlink:type="simple" xlink:href="http://www.unh.edu/emotional_intelligence/EI%20Assets/Reprints...Mood%20Meas%20and%20Mood%20Cong/MCMayerGaschke1988.pdf">-</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of</text:a><text:a xlink:type="simple" xlink:href="http://www.unh.edu/emotional_intelligence/EI%20Assets/Reprints...Mood%20Meas%20and%20Mood%20Cong/MCMayerGaschke1988.pdf"> </text:a><text:a xlink:type="simple" xlink:href="http://www.unh.edu/emotional_intelligence/EI%20Assets/Reprints...Mood%20Meas%20and%20Mood%20Cong/MCMayerGaschke1988.pdf">mood</text:a><text:a xlink:type="simple" xlink:href="http://www.unh.edu/emotional_intelligence/EI%20Assets/Reprints...Mood%20Meas%20and%20Mood%20Cong/MCMayerGaschke1988.pdf">.</text:a>Journal of Personality and Social Psychology, 55, 102-111. Mayer, J. D., &amp; Gaschke, Y. N. (1988).</text:p>
      <table:table table:name="Table19" table:style-name="Table19">
        <table:table-column table:style-name="Table19.A"/>
        <table:table-row>
          <table:table-cell table:style-name="Table19.A1" office:value-type="string">
            <text:p text:style-name="P35">Active</text:p>
          </table:table-cell>
        </table:table-row>
        <table:table-row>
          <table:table-cell table:style-name="Table19.A1" office:value-type="string">
            <text:p text:style-name="P35">Calm</text:p>
          </table:table-cell>
        </table:table-row>
        <table:table-row>
          <table:table-cell table:style-name="Table19.A1" office:value-type="string">
            <text:p text:style-name="P35">Caring</text:p>
          </table:table-cell>
        </table:table-row>
        <table:table-row>
          <table:table-cell table:style-name="Table19.A1" office:value-type="string">
            <text:p text:style-name="P35">Content</text:p>
          </table:table-cell>
        </table:table-row>
        <table:table-row>
          <table:table-cell table:style-name="Table19.A1" office:value-type="string">
            <text:p text:style-name="P35">Drowsy</text:p>
          </table:table-cell>
        </table:table-row>
        <table:table-row>
          <table:table-cell table:style-name="Table19.A1" office:value-type="string">
            <text:p text:style-name="P33"><text:span text:style-name="T1">Fed up</text:span></text:p>
          </table:table-cell>
        </table:table-row>
        <table:table-row>
          <table:table-cell table:style-name="Table19.A1" office:value-type="string">
            <text:p text:style-name="P35">Gloomy</text:p>
          </table:table-cell>
        </table:table-row>
        <table:table-row>
          <table:table-cell table:style-name="Table19.A1" office:value-type="string">
            <text:p text:style-name="P35">Grouchy</text:p>
          </table:table-cell>
        </table:table-row>
        <table:table-row>
          <table:table-cell table:style-name="Table19.A1" office:value-type="string">
            <text:p text:style-name="P35">Happy</text:p>
          </table:table-cell>
        </table:table-row>
        <table:table-row>
          <table:table-cell table:style-name="Table19.A1" office:value-type="string">
            <text:p text:style-name="P35">Jittery</text:p>
          </table:table-cell>
        </table:table-row>
        <table:table-row>
          <table:table-cell table:style-name="Table19.A1" office:value-type="string">
            <text:p text:style-name="P35">Lively</text:p>
          </table:table-cell>
        </table:table-row>
        <table:table-row>
          <table:table-cell table:style-name="Table19.A1" office:value-type="string">
            <text:p text:style-name="P35">Loving</text:p>
          </table:table-cell>
        </table:table-row>
        <table:table-row>
          <table:table-cell table:style-name="Table19.A1" office:value-type="string">
            <text:p text:style-name="P35">Nervous</text:p>
          </table:table-cell>
        </table:table-row>
        <table:table-row>
          <table:table-cell table:style-name="Table19.A1" office:value-type="string">
            <text:p text:style-name="P35">Peppy</text:p>
          </table:table-cell>
        </table:table-row>
        <table:table-row>
          <table:table-cell table:style-name="Table19.A1" office:value-type="string">
            <text:p text:style-name="P35">Sad</text:p>
          </table:table-cell>
        </table:table-row>
        <table:table-row>
          <table:table-cell table:style-name="Table19.A16" office:value-type="string">
            <text:p text:style-name="P35">Tired</text:p>
          </table:table-cell>
        </table:table-row>
      </table:table>
      <text:p text:style-name="P1"/>
      <text:p text:style-name="P1"><text:span text:style-name="T19">Maslow's list of Metaneeds:</text:span></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list xml:id="list7227682150333133896" text:style-name="LS62">
        <text:list-item>
          <text:p text:style-name="P140"><text:soft-page-break/><text:span text:style-name="T59">Wholeness (unity)</text:span></text:p>
        </text:list-item>
        <text:list-item>
          <text:p text:style-name="P140"><text:span text:style-name="T59">Perfection (balance and harmony)</text:span></text:p>
        </text:list-item>
        <text:list-item>
          <text:p text:style-name="P140"><text:span text:style-name="T59">Completion (ending)</text:span></text:p>
        </text:list-item>
        <text:list-item>
          <text:p text:style-name="P140"><text:span text:style-name="T59">Justice (fairness)</text:span></text:p>
        </text:list-item>
        <text:list-item>
          <text:p text:style-name="P140"><text:span text:style-name="T59">Richness (complexity)</text:span></text:p>
        </text:list-item>
        <text:list-item>
          <text:p text:style-name="P140"><text:span text:style-name="T59">Simplicity (essence)</text:span></text:p>
        </text:list-item>
        <text:list-item>
          <text:p text:style-name="P140"><text:span text:style-name="T59">Liveliness (spontaneity)</text:span></text:p>
        </text:list-item>
        <text:list-item>
          <text:p text:style-name="P140"><text:span text:style-name="T59">Beauty (rightness of form)</text:span></text:p>
        </text:list-item>
        <text:list-item>
          <text:p text:style-name="P140"><text:span text:style-name="T59">Goodness (benevolence)</text:span></text:p>
        </text:list-item>
        <text:list-item>
          <text:p text:style-name="P140"><text:span text:style-name="T59">Uniqueness (individuality)</text:span></text:p>
        </text:list-item>
        <text:list-item>
          <text:p text:style-name="P140"><text:span text:style-name="T59">Playfulness (ease)</text:span></text:p>
        </text:list-item>
        <text:list-item>
          <text:p text:style-name="P140"><text:span text:style-name="T59">Truth (reality)</text:span></text:p>
        </text:list-item>
        <text:list-item>
          <text:p text:style-name="P140"><text:span text:style-name="T59">Autonomy (self-sufficiency)</text:span></text:p>
        </text:list-item>
        <text:list-item>
          <text:p text:style-name="P140"><text:span text:style-name="T59">Meaningfulness (values).</text:span></text:p>
        </text:list-item>
      </text:list>
      <text:p text:style-name="P50"/>
      <text:p text:style-name="P1"/>
      <text:p text:style-name="P1"/>
      <text:p text:style-name="P1"/>
      <text:h text:style-name="P98" text:outline-level="10"><text:bookmark text:name="h.fv0zf5fz5ost"/><text:span text:style-name="T57">The Original Idea</text:span></text:h>
      <text:p text:style-name="P1"><text:a xlink:type="simple" xlink:href="http://blog.automenta.com/2011/09/global-survival-system-online-store.html">http</text:a><text:a xlink:type="simple" xlink:href="http://blog.automenta.com/2011/09/global-survival-system-online-store.html">://</text:a><text:a xlink:type="simple" xlink:href="http://blog.automenta.com/2011/09/global-survival-system-online-store.html">blog</text:a><text:a xlink:type="simple" xlink:href="http://blog.automenta.com/2011/09/global-survival-system-online-store.html">.</text:a><text:a xlink:type="simple" xlink:href="http://blog.automenta.com/2011/09/global-survival-system-online-store.html">automenta</text:a><text:a xlink:type="simple" xlink:href="http://blog.automenta.com/2011/09/global-survival-system-online-store.html">.</text:a><text:a xlink:type="simple" xlink:href="http://blog.automenta.com/2011/09/global-survival-system-online-store.html">com</text:a><text:a xlink:type="simple" xlink:href="http://blog.automenta.com/2011/09/global-survival-system-online-store.html">/2011/09/</text:a><text:a xlink:type="simple" xlink:href="http://blog.automenta.com/2011/09/global-survival-system-online-store.html">global</text:a><text:a xlink:type="simple" xlink:href="http://blog.automenta.com/2011/09/global-survival-system-online-store.html">-</text:a><text:a xlink:type="simple" xlink:href="http://blog.automenta.com/2011/09/global-survival-system-online-store.html">survival</text:a><text:a xlink:type="simple" xlink:href="http://blog.automenta.com/2011/09/global-survival-system-online-store.html">-</text:a><text:a xlink:type="simple" xlink:href="http://blog.automenta.com/2011/09/global-survival-system-online-store.html">system</text:a><text:a xlink:type="simple" xlink:href="http://blog.automenta.com/2011/09/global-survival-system-online-store.html">-</text:a><text:a xlink:type="simple" xlink:href="http://blog.automenta.com/2011/09/global-survival-system-online-store.html">online</text:a><text:a xlink:type="simple" xlink:href="http://blog.automenta.com/2011/09/global-survival-system-online-store.html">-</text:a><text:a xlink:type="simple" xlink:href="http://blog.automenta.com/2011/09/global-survival-system-online-store.html">store</text:a><text:a xlink:type="simple" xlink:href="http://blog.automenta.com/2011/09/global-survival-system-online-store.html">.</text:a><text:a xlink:type="simple" xlink:href="http://blog.automenta.com/2011/09/global-survival-system-online-store.html">html</text:a></text:p>
      <text:h text:style-name="P102" text:outline-level="10"><text:span text:style-name="T63">Global Survival System / Online Store</text:span></text:h>
      <text:p text:style-name="P49">One planned feature for GSS is a dynamic product catalog / e-store that suggests products which may be helpful in present and future situations. <text:s/>("What may I need?" button)</text:p>
      <text:p text:style-name="P49"/>
      <text:p text:style-name="P49">Originally I thought it would recommend products &amp; services which are directly related to current conditions (ex: preparedness for the presence of natural disasters)...</text:p>
      <text:p text:style-name="P49"/>
      <text:p text:style-name="P49">But recently I realized that it should also include recommendation rules which are triggered due to the LACK of certain conditions. <text:s/>(ex: if you are "far" from any hospitals, then you ought to have at least a first-aid kit)</text:p>
      <text:p text:style-name="P49"/>
      <text:p text:style-name="P49">What system should we program "recommendation rules" ? <text:s/>Basically it's a set of CONDITION -&gt; ACTION rules. <text:s/>Considered in reverse, it's basically a list of "reasons" for purchasing a certain product ... and when one's current situation (as identified geographically or literally/semantically) intersects with a reason, that product is recommendable. <text:s/></text:p>
      <text:p text:style-name="P49"/>
      <text:p text:style-name="P49">It would consist of a set of predicate operators like "nearest(feature)" or "count(feature, withinRadius)" which evaluate to a boolean (include product in the displayed catalog) or a comparable score for ranking (0..1.0). <text:s/>"Feature" would match specific amenities (ex: hospitals or telephones) or events (ex: disasters).</text:p>
      <text:p text:style-name="P49"/>
      <text:p text:style-name="P49">Maybe "product" is the wrong word because the suggestions could also include freely offered services..</text:p>
      <text:p text:style-name="P49"/>
      <text:p text:style-name="P49">I can't think of a reason why an e-store like Amazon wouldn't be interested in this... <text:s/>it wouldnt require their permission -- affiliate marketing programs encourage and reward bloggers to advertise products they choose (using an embedded referral code).</text:p>
      <text:p text:style-name="P49"/>
      <text:p text:style-name="P49">Any thoughts? </text:p>
      <text:p text:style-name="P1"/>
      <text:p text:style-name="P1"/>
      <text:p text:style-name="P50"/>
      <text:h text:style-name="P78" text:outline-level="10"><text:bookmark text:name="h.t6qbxl1t96nk"/>Goal</text:h>
      <text:list xml:id="list49202897194470409" text:style-name="LS63">
        <text:list-item>
          <text:p text:style-name="P130">expires (single shot) | recycles (repeating)</text:p>
          <text:list>
            <text:list-item>
              <text:p text:style-name="P130">mean period duration</text:p>
            </text:list-item>
            <text:list-item>
              <text:p text:style-name="P130">stay activated until dismiss?</text:p>
              <text:list>
                <text:list-item>
                  <text:p text:style-name="P130">useful for important tasks</text:p>
                </text:list-item>
              </text:list>
            </text:list-item>
            <text:list-item>
              <text:p text:style-name="P130">activation window</text:p>
              <text:list>
                <text:list-item>
                  <text:p text:style-name="P130">determines punctuality (how close to the appointed time it must occur, 0 = anytime, 1 = specifically only at that time)</text:p>
                </text:list-item>
              </text:list>
            </text:list-item>
          </text:list>
        </text:list-item>
        <text:list-item>
          <text:p text:style-name="P130">phase</text:p>
        </text:list-item>
        <text:list-item>
          <text:p text:style-name="P130">synchronous | asynchronous</text:p>
          <text:list>
            <text:list-item>
              <text:p text:style-name="P130">synchronous goals repeat at precise intervals</text:p>
            </text:list-item>
            <text:list-item>
              <text:p text:style-name="P130">asynchronous goals repeat sometime after they are completed</text:p>
            </text:list-item>
          </text:list>
        </text:list-item>
        <text:list-item>
          <text:p text:style-name="P130">repeatsRemaining</text:p>
          <text:list>
            <text:list-item>
              <text:p text:style-name="P130">-1=forever (default)</text:p>
            </text:list-item>
          </text:list>
        </text:list-item>
        <text:list-item>
          <text:p text:style-name="P130">suggested strength</text:p>
        </text:list-item>
        <text:list-item>
          <text:p text:style-name="P130">active?</text:p>
        </text:list-item>
        <text:list-item>
          <text:p text:style-name="P130">onActivate()</text:p>
        </text:list-item>
        <text:list-item>
          <text:p text:style-name="P130">onDeactivate()</text:p>
        </text:list-item>
        <text:list-item>
          <text:p text:style-name="P130">lastCompletedAt</text:p>
        </text:list-item>
      </text:list>
      <text:p text:style-name="P1"/>
      <text:h text:style-name="P78" text:outline-level="10"><text:bookmark text:name="h.sxb2vsldp9e"/>Goals View</text:h>
      <text:p text:style-name="P1"><text:a xlink:type="simple" xlink:href="https://docs.google.com/presentation/d/1gNXoyNvW70IkjfQPXEn_0kJ_3XpfJl0PugNNNMnIORk/edit#slide=id.g118eddb77_016">https</text:a><text:a xlink:type="simple" xlink:href="https://docs.google.com/presentation/d/1gNXoyNvW70IkjfQPXEn_0kJ_3XpfJl0PugNNNMnIORk/edit#slide=id.g118eddb77_016">://</text:a><text:a xlink:type="simple" xlink:href="https://docs.google.com/presentation/d/1gNXoyNvW70IkjfQPXEn_0kJ_3XpfJl0PugNNNMnIORk/edit#slide=id.g118eddb77_016">docs</text:a><text:a xlink:type="simple" xlink:href="https://docs.google.com/presentation/d/1gNXoyNvW70IkjfQPXEn_0kJ_3XpfJl0PugNNNMnIORk/edit#slide=id.g118eddb77_016">.</text:a><text:a xlink:type="simple" xlink:href="https://docs.google.com/presentation/d/1gNXoyNvW70IkjfQPXEn_0kJ_3XpfJl0PugNNNMnIORk/edit#slide=id.g118eddb77_016">google</text:a><text:a xlink:type="simple" xlink:href="https://docs.google.com/presentation/d/1gNXoyNvW70IkjfQPXEn_0kJ_3XpfJl0PugNNNMnIORk/edit#slide=id.g118eddb77_016">.</text:a><text:a xlink:type="simple" xlink:href="https://docs.google.com/presentation/d/1gNXoyNvW70IkjfQPXEn_0kJ_3XpfJl0PugNNNMnIORk/edit#slide=id.g118eddb77_016">com</text:a><text:a xlink:type="simple" xlink:href="https://docs.google.com/presentation/d/1gNXoyNvW70IkjfQPXEn_0kJ_3XpfJl0PugNNNMnIORk/edit#slide=id.g118eddb77_016">/</text:a><text:a xlink:type="simple" xlink:href="https://docs.google.com/presentation/d/1gNXoyNvW70IkjfQPXEn_0kJ_3XpfJl0PugNNNMnIORk/edit#slide=id.g118eddb77_016">presentation</text:a><text:a xlink:type="simple" xlink:href="https://docs.google.com/presentation/d/1gNXoyNvW70IkjfQPXEn_0kJ_3XpfJl0PugNNNMnIORk/edit#slide=id.g118eddb77_016">/</text:a><text:a xlink:type="simple" xlink:href="https://docs.google.com/presentation/d/1gNXoyNvW70IkjfQPXEn_0kJ_3XpfJl0PugNNNMnIORk/edit#slide=id.g118eddb77_016">d</text:a><text:a xlink:type="simple" xlink:href="https://docs.google.com/presentation/d/1gNXoyNvW70IkjfQPXEn_0kJ_3XpfJl0PugNNNMnIORk/edit#slide=id.g118eddb77_016">/1</text:a><text:a xlink:type="simple" xlink:href="https://docs.google.com/presentation/d/1gNXoyNvW70IkjfQPXEn_0kJ_3XpfJl0PugNNNMnIORk/edit#slide=id.g118eddb77_016">gNXoyNvW</text:a><text:a xlink:type="simple" xlink:href="https://docs.google.com/presentation/d/1gNXoyNvW70IkjfQPXEn_0kJ_3XpfJl0PugNNNMnIORk/edit#slide=id.g118eddb77_016">70</text:a><text:a xlink:type="simple" xlink:href="https://docs.google.com/presentation/d/1gNXoyNvW70IkjfQPXEn_0kJ_3XpfJl0PugNNNMnIORk/edit#slide=id.g118eddb77_016">IkjfQPXEn</text:a><text:a xlink:type="simple" xlink:href="https://docs.google.com/presentation/d/1gNXoyNvW70IkjfQPXEn_0kJ_3XpfJl0PugNNNMnIORk/edit#slide=id.g118eddb77_016">_0</text:a><text:a xlink:type="simple" xlink:href="https://docs.google.com/presentation/d/1gNXoyNvW70IkjfQPXEn_0kJ_3XpfJl0PugNNNMnIORk/edit#slide=id.g118eddb77_016">kJ</text:a><text:a xlink:type="simple" xlink:href="https://docs.google.com/presentation/d/1gNXoyNvW70IkjfQPXEn_0kJ_3XpfJl0PugNNNMnIORk/edit#slide=id.g118eddb77_016">_3</text:a><text:a xlink:type="simple" xlink:href="https://docs.google.com/presentation/d/1gNXoyNvW70IkjfQPXEn_0kJ_3XpfJl0PugNNNMnIORk/edit#slide=id.g118eddb77_016">XpfJl</text:a><text:a xlink:type="simple" xlink:href="https://docs.google.com/presentation/d/1gNXoyNvW70IkjfQPXEn_0kJ_3XpfJl0PugNNNMnIORk/edit#slide=id.g118eddb77_016">0</text:a><text:a xlink:type="simple" xlink:href="https://docs.google.com/presentation/d/1gNXoyNvW70IkjfQPXEn_0kJ_3XpfJl0PugNNNMnIORk/edit#slide=id.g118eddb77_016">PugNNNMnIORk</text:a><text:a xlink:type="simple" xlink:href="https://docs.google.com/presentation/d/1gNXoyNvW70IkjfQPXEn_0kJ_3XpfJl0PugNNNMnIORk/edit#slide=id.g118eddb77_016">/</text:a><text:a xlink:type="simple" xlink:href="https://docs.google.com/presentation/d/1gNXoyNvW70IkjfQPXEn_0kJ_3XpfJl0PugNNNMnIORk/edit#slide=id.g118eddb77_016">edit</text:a><text:a xlink:type="simple" xlink:href="https://docs.google.com/presentation/d/1gNXoyNvW70IkjfQPXEn_0kJ_3XpfJl0PugNNNMnIORk/edit#slide=id.g118eddb77_016">#</text:a><text:a xlink:type="simple" xlink:href="https://docs.google.com/presentation/d/1gNXoyNvW70IkjfQPXEn_0kJ_3XpfJl0PugNNNMnIORk/edit#slide=id.g118eddb77_016">slide</text:a><text:a xlink:type="simple" xlink:href="https://docs.google.com/presentation/d/1gNXoyNvW70IkjfQPXEn_0kJ_3XpfJl0PugNNNMnIORk/edit#slide=id.g118eddb77_016">=</text:a><text:a xlink:type="simple" xlink:href="https://docs.google.com/presentation/d/1gNXoyNvW70IkjfQPXEn_0kJ_3XpfJl0PugNNNMnIORk/edit#slide=id.g118eddb77_016">id</text:a><text:a xlink:type="simple" xlink:href="https://docs.google.com/presentation/d/1gNXoyNvW70IkjfQPXEn_0kJ_3XpfJl0PugNNNMnIORk/edit#slide=id.g118eddb77_016">.</text:a><text:a xlink:type="simple" xlink:href="https://docs.google.com/presentation/d/1gNXoyNvW70IkjfQPXEn_0kJ_3XpfJl0PugNNNMnIORk/edit#slide=id.g118eddb77_016">g</text:a><text:a xlink:type="simple" xlink:href="https://docs.google.com/presentation/d/1gNXoyNvW70IkjfQPXEn_0kJ_3XpfJl0PugNNNMnIORk/edit#slide=id.g118eddb77_016">118</text:a><text:a xlink:type="simple" xlink:href="https://docs.google.com/presentation/d/1gNXoyNvW70IkjfQPXEn_0kJ_3XpfJl0PugNNNMnIORk/edit#slide=id.g118eddb77_016">eddb</text:a><text:a xlink:type="simple" xlink:href="https://docs.google.com/presentation/d/1gNXoyNvW70IkjfQPXEn_0kJ_3XpfJl0PugNNNMnIORk/edit#slide=id.g118eddb77_016">77_016</text:a></text:p>
      <text:list xml:id="list1551808852959570699" text:style-name="LS64">
        <text:list-item>
          <text:p text:style-name="P131">displays current goals</text:p>
          <text:list>
            <text:list-item>
              <text:p text:style-name="P131">set as complete</text:p>
            </text:list-item>
            <text:list-item>
              <text:p text:style-name="P131">set as ignored</text:p>
            </text:list-item>
            <text:list-item>
              <text:p text:style-name="P131">pause (inactivate it)</text:p>
            </text:list-item>
            <text:list-item>
              <text:p text:style-name="P131">delete</text:p>
            </text:list-item>
          </text:list>
        </text:list-item>
        <text:list-item>
          <text:p text:style-name="P131">displays future goals in histogram binned to arbitrary future range</text:p>
        </text:list-item>
        <text:list-item>
          <text:p text:style-name="P131">button to add new goal or select from a list (see the survival items at top)</text:p>
        </text:list-item>
      </text:list>
      <text:p text:style-name="P1"/>
      <text:p text:style-name="P64"/>
      <text:h text:style-name="P100" text:outline-level="10">Sensors</text:h>
      <text:h text:style-name="P79" text:outline-level="10">Mapping</text:h>
      <text:p text:style-name="P1"><text:a xlink:type="simple" xlink:href="http://en.wikipedia.org/wiki/Public_Participation_GIS">http</text:a><text:a xlink:type="simple" xlink:href="http://en.wikipedia.org/wiki/Public_Participation_GIS">://</text:a><text:a xlink:type="simple" xlink:href="http://en.wikipedia.org/wiki/Public_Participation_GIS">en</text:a><text:a xlink:type="simple" xlink:href="http://en.wikipedia.org/wiki/Public_Participation_GIS">.</text:a><text:a xlink:type="simple" xlink:href="http://en.wikipedia.org/wiki/Public_Participation_GIS">wikipedia</text:a><text:a xlink:type="simple" xlink:href="http://en.wikipedia.org/wiki/Public_Participation_GIS">.</text:a><text:a xlink:type="simple" xlink:href="http://en.wikipedia.org/wiki/Public_Participation_GIS">org</text:a><text:a xlink:type="simple" xlink:href="http://en.wikipedia.org/wiki/Public_Participation_GIS">/</text:a><text:a xlink:type="simple" xlink:href="http://en.wikipedia.org/wiki/Public_Participation_GIS">wiki</text:a><text:a xlink:type="simple" xlink:href="http://en.wikipedia.org/wiki/Public_Participation_GIS">/</text:a><text:a xlink:type="simple" xlink:href="http://en.wikipedia.org/wiki/Public_Participation_GIS">Public</text:a><text:a xlink:type="simple" xlink:href="http://en.wikipedia.org/wiki/Public_Participation_GIS">_</text:a><text:a xlink:type="simple" xlink:href="http://en.wikipedia.org/wiki/Public_Participation_GIS">Participation</text:a><text:a xlink:type="simple" xlink:href="http://en.wikipedia.org/wiki/Public_Participation_GIS">_</text:a><text:a xlink:type="simple" xlink:href="http://en.wikipedia.org/wiki/Public_Participation_GIS">GIS</text:a></text:p>
      <text:p text:style-name="P1"><text:a xlink:type="simple" xlink:href="http://en.wikipedia.org/wiki/Collaborative_mapping">http</text:a><text:a xlink:type="simple" xlink:href="http://en.wikipedia.org/wiki/Collaborative_mapping">://</text:a><text:a xlink:type="simple" xlink:href="http://en.wikipedia.org/wiki/Collaborative_mapping">en</text:a><text:a xlink:type="simple" xlink:href="http://en.wikipedia.org/wiki/Collaborative_mapping">.</text:a><text:a xlink:type="simple" xlink:href="http://en.wikipedia.org/wiki/Collaborative_mapping">wikipedia</text:a><text:a xlink:type="simple" xlink:href="http://en.wikipedia.org/wiki/Collaborative_mapping">.</text:a><text:a xlink:type="simple" xlink:href="http://en.wikipedia.org/wiki/Collaborative_mapping">org</text:a><text:a xlink:type="simple" xlink:href="http://en.wikipedia.org/wiki/Collaborative_mapping">/</text:a><text:a xlink:type="simple" xlink:href="http://en.wikipedia.org/wiki/Collaborative_mapping">wiki</text:a><text:a xlink:type="simple" xlink:href="http://en.wikipedia.org/wiki/Collaborative_mapping">/</text:a><text:a xlink:type="simple" xlink:href="http://en.wikipedia.org/wiki/Collaborative_mapping">Collaborative</text:a><text:a xlink:type="simple" xlink:href="http://en.wikipedia.org/wiki/Collaborative_mapping">_</text:a><text:a xlink:type="simple" xlink:href="http://en.wikipedia.org/wiki/Collaborative_mapping">mapping</text:a></text:p>
      <text:p text:style-name="P1"><text:a xlink:type="simple" xlink:href="http://en.wikipedia.org/wiki/Participatory_GIS">http</text:a><text:a xlink:type="simple" xlink:href="http://en.wikipedia.org/wiki/Participatory_GIS">://</text:a><text:a xlink:type="simple" xlink:href="http://en.wikipedia.org/wiki/Participatory_GIS">en</text:a><text:a xlink:type="simple" xlink:href="http://en.wikipedia.org/wiki/Participatory_GIS">.</text:a><text:a xlink:type="simple" xlink:href="http://en.wikipedia.org/wiki/Participatory_GIS">wikipedia</text:a><text:a xlink:type="simple" xlink:href="http://en.wikipedia.org/wiki/Participatory_GIS">.</text:a><text:a xlink:type="simple" xlink:href="http://en.wikipedia.org/wiki/Participatory_GIS">org</text:a><text:a xlink:type="simple" xlink:href="http://en.wikipedia.org/wiki/Participatory_GIS">/</text:a><text:a xlink:type="simple" xlink:href="http://en.wikipedia.org/wiki/Participatory_GIS">wiki</text:a><text:a xlink:type="simple" xlink:href="http://en.wikipedia.org/wiki/Participatory_GIS">/</text:a><text:a xlink:type="simple" xlink:href="http://en.wikipedia.org/wiki/Participatory_GIS">Participatory</text:a><text:a xlink:type="simple" xlink:href="http://en.wikipedia.org/wiki/Participatory_GIS">_</text:a><text:a xlink:type="simple" xlink:href="http://en.wikipedia.org/wiki/Participatory_GIS">GIS</text:a></text:p>
      <text:p text:style-name="P1"><text:a xlink:type="simple" xlink:href="http://en.wikipedia.org/wiki/Neighborhood_planning">http</text:a><text:a xlink:type="simple" xlink:href="http://en.wikipedia.org/wiki/Neighborhood_planning">://</text:a><text:a xlink:type="simple" xlink:href="http://en.wikipedia.org/wiki/Neighborhood_planning">en</text:a><text:a xlink:type="simple" xlink:href="http://en.wikipedia.org/wiki/Neighborhood_planning">.</text:a><text:a xlink:type="simple" xlink:href="http://en.wikipedia.org/wiki/Neighborhood_planning">wikipedia</text:a><text:a xlink:type="simple" xlink:href="http://en.wikipedia.org/wiki/Neighborhood_planning">.</text:a><text:a xlink:type="simple" xlink:href="http://en.wikipedia.org/wiki/Neighborhood_planning">org</text:a><text:a xlink:type="simple" xlink:href="http://en.wikipedia.org/wiki/Neighborhood_planning">/</text:a><text:a xlink:type="simple" xlink:href="http://en.wikipedia.org/wiki/Neighborhood_planning">wiki</text:a><text:a xlink:type="simple" xlink:href="http://en.wikipedia.org/wiki/Neighborhood_planning">/</text:a><text:a xlink:type="simple" xlink:href="http://en.wikipedia.org/wiki/Neighborhood_planning">Neighborhood</text:a><text:a xlink:type="simple" xlink:href="http://en.wikipedia.org/wiki/Neighborhood_planning">_</text:a><text:a xlink:type="simple" xlink:href="http://en.wikipedia.org/wiki/Neighborhood_planning">planning</text:a></text:p>
      <text:p text:style-name="P1"><text:a xlink:type="simple" xlink:href="http://en.wikipedia.org/wiki/Volunteered_Geographic_Information">http</text:a><text:a xlink:type="simple" xlink:href="http://en.wikipedia.org/wiki/Volunteered_Geographic_Information">://</text:a><text:a xlink:type="simple" xlink:href="http://en.wikipedia.org/wiki/Volunteered_Geographic_Information">en</text:a><text:a xlink:type="simple" xlink:href="http://en.wikipedia.org/wiki/Volunteered_Geographic_Information">.</text:a><text:a xlink:type="simple" xlink:href="http://en.wikipedia.org/wiki/Volunteered_Geographic_Information">wikipedia</text:a><text:a xlink:type="simple" xlink:href="http://en.wikipedia.org/wiki/Volunteered_Geographic_Information">.</text:a><text:a xlink:type="simple" xlink:href="http://en.wikipedia.org/wiki/Volunteered_Geographic_Information">org</text:a><text:a xlink:type="simple" xlink:href="http://en.wikipedia.org/wiki/Volunteered_Geographic_Information">/</text:a><text:a xlink:type="simple" xlink:href="http://en.wikipedia.org/wiki/Volunteered_Geographic_Information">wiki</text:a><text:a xlink:type="simple" xlink:href="http://en.wikipedia.org/wiki/Volunteered_Geographic_Information">/</text:a><text:a xlink:type="simple" xlink:href="http://en.wikipedia.org/wiki/Volunteered_Geographic_Information">Volunteered</text:a><text:a xlink:type="simple" xlink:href="http://en.wikipedia.org/wiki/Volunteered_Geographic_Information">_</text:a><text:a xlink:type="simple" xlink:href="http://en.wikipedia.org/wiki/Volunteered_Geographic_Information">Geographic</text:a><text:a xlink:type="simple" xlink:href="http://en.wikipedia.org/wiki/Volunteered_Geographic_Information">_</text:a><text:a xlink:type="simple" xlink:href="http://en.wikipedia.org/wiki/Volunteered_Geographic_Information">Information</text:a></text:p>
      <text:p text:style-name="P1"><text:a xlink:type="simple" xlink:href="http://en.wikipedia.org/wiki/Web_mapping">http</text:a><text:a xlink:type="simple" xlink:href="http://en.wikipedia.org/wiki/Web_mapping">://</text:a><text:a xlink:type="simple" xlink:href="http://en.wikipedia.org/wiki/Web_mapping">en</text:a><text:a xlink:type="simple" xlink:href="http://en.wikipedia.org/wiki/Web_mapping">.</text:a><text:a xlink:type="simple" xlink:href="http://en.wikipedia.org/wiki/Web_mapping">wikipedia</text:a><text:a xlink:type="simple" xlink:href="http://en.wikipedia.org/wiki/Web_mapping">.</text:a><text:a xlink:type="simple" xlink:href="http://en.wikipedia.org/wiki/Web_mapping">org</text:a><text:a xlink:type="simple" xlink:href="http://en.wikipedia.org/wiki/Web_mapping">/</text:a><text:a xlink:type="simple" xlink:href="http://en.wikipedia.org/wiki/Web_mapping">wiki</text:a><text:a xlink:type="simple" xlink:href="http://en.wikipedia.org/wiki/Web_mapping">/</text:a><text:a xlink:type="simple" xlink:href="http://en.wikipedia.org/wiki/Web_mapping">Web</text:a><text:a xlink:type="simple" xlink:href="http://en.wikipedia.org/wiki/Web_mapping">_</text:a><text:a xlink:type="simple" xlink:href="http://en.wikipedia.org/wiki/Web_mapping">mapping</text:a></text:p>
      <text:p text:style-name="P1"><text:a xlink:type="simple" xlink:href="http://en.wikipedia.org/wiki/Neogeography">http</text:a><text:a xlink:type="simple" xlink:href="http://en.wikipedia.org/wiki/Neogeography">://</text:a><text:a xlink:type="simple" xlink:href="http://en.wikipedia.org/wiki/Neogeography">en</text:a><text:a xlink:type="simple" xlink:href="http://en.wikipedia.org/wiki/Neogeography">.</text:a><text:a xlink:type="simple" xlink:href="http://en.wikipedia.org/wiki/Neogeography">wikipedia</text:a><text:a xlink:type="simple" xlink:href="http://en.wikipedia.org/wiki/Neogeography">.</text:a><text:a xlink:type="simple" xlink:href="http://en.wikipedia.org/wiki/Neogeography">org</text:a><text:a xlink:type="simple" xlink:href="http://en.wikipedia.org/wiki/Neogeography">/</text:a><text:a xlink:type="simple" xlink:href="http://en.wikipedia.org/wiki/Neogeography">wiki</text:a><text:a xlink:type="simple" xlink:href="http://en.wikipedia.org/wiki/Neogeography">/</text:a><text:a xlink:type="simple" xlink:href="http://en.wikipedia.org/wiki/Neogeography">Neogeography</text:a></text:p>
      <text:p text:style-name="P10"/>
      <text:p text:style-name="P10"/>
      <text:h text:style-name="P80" text:outline-level="10">Quality of Life</text:h>
      <text:p text:style-name="P1"><text:a xlink:type="simple" xlink:href="http://en.wikipedia.org/wiki/Quality_of_life">http</text:a><text:a xlink:type="simple" xlink:href="http://en.wikipedia.org/wiki/Quality_of_life">://</text:a><text:a xlink:type="simple" xlink:href="http://en.wikipedia.org/wiki/Quality_of_life">en</text:a><text:a xlink:type="simple" xlink:href="http://en.wikipedia.org/wiki/Quality_of_life">.</text:a><text:a xlink:type="simple" xlink:href="http://en.wikipedia.org/wiki/Quality_of_life">wikipedia</text:a><text:a xlink:type="simple" xlink:href="http://en.wikipedia.org/wiki/Quality_of_life">.</text:a><text:a xlink:type="simple" xlink:href="http://en.wikipedia.org/wiki/Quality_of_life">org</text:a><text:a xlink:type="simple" xlink:href="http://en.wikipedia.org/wiki/Quality_of_life">/</text:a><text:a xlink:type="simple" xlink:href="http://en.wikipedia.org/wiki/Quality_of_life">wiki</text:a><text:a xlink:type="simple" xlink:href="http://en.wikipedia.org/wiki/Quality_of_life">/</text:a><text:a xlink:type="simple" xlink:href="http://en.wikipedia.org/wiki/Quality_of_life">Quality</text:a><text:a xlink:type="simple" xlink:href="http://en.wikipedia.org/wiki/Quality_of_life">_</text:a><text:a xlink:type="simple" xlink:href="http://en.wikipedia.org/wiki/Quality_of_life">of</text:a><text:a xlink:type="simple" xlink:href="http://en.wikipedia.org/wiki/Quality_of_life">_</text:a><text:a xlink:type="simple" xlink:href="http://en.wikipedia.org/wiki/Quality_of_life">life</text:a></text:p>
      <text:p text:style-name="P1">http://en.wikipedia.org/wiki/Gross_National_Happiness</text:p>
      <text:p text:style-name="P1"><text:a xlink:type="simple" xlink:href="http://en.wikipedia.org/wiki/Physical_Quality_of_Life_Index">http</text:a><text:a xlink:type="simple" xlink:href="http://en.wikipedia.org/wiki/Physical_Quality_of_Life_Index">://</text:a><text:a xlink:type="simple" xlink:href="http://en.wikipedia.org/wiki/Physical_Quality_of_Life_Index">en</text:a><text:a xlink:type="simple" xlink:href="http://en.wikipedia.org/wiki/Physical_Quality_of_Life_Index">.</text:a><text:a xlink:type="simple" xlink:href="http://en.wikipedia.org/wiki/Physical_Quality_of_Life_Index">wikipedia</text:a><text:a xlink:type="simple" xlink:href="http://en.wikipedia.org/wiki/Physical_Quality_of_Life_Index">.</text:a><text:a xlink:type="simple" xlink:href="http://en.wikipedia.org/wiki/Physical_Quality_of_Life_Index">org</text:a><text:a xlink:type="simple" xlink:href="http://en.wikipedia.org/wiki/Physical_Quality_of_Life_Index">/</text:a><text:a xlink:type="simple" xlink:href="http://en.wikipedia.org/wiki/Physical_Quality_of_Life_Index">wiki</text:a><text:a xlink:type="simple" xlink:href="http://en.wikipedia.org/wiki/Physical_Quality_of_Life_Index">/</text:a><text:a xlink:type="simple" xlink:href="http://en.wikipedia.org/wiki/Physical_Quality_of_Life_Index">Physical</text:a><text:a xlink:type="simple" xlink:href="http://en.wikipedia.org/wiki/Physical_Quality_of_Life_Index">_</text:a><text:a xlink:type="simple" xlink:href="http://en.wikipedia.org/wiki/Physical_Quality_of_Life_Index">Quality</text:a><text:a xlink:type="simple" xlink:href="http://en.wikipedia.org/wiki/Physical_Quality_of_Life_Index">_</text:a><text:a xlink:type="simple" xlink:href="http://en.wikipedia.org/wiki/Physical_Quality_of_Life_Index">of</text:a><text:a xlink:type="simple" xlink:href="http://en.wikipedia.org/wiki/Physical_Quality_of_Life_Index">_</text:a><text:a xlink:type="simple" xlink:href="http://en.wikipedia.org/wiki/Physical_Quality_of_Life_Index">Life</text:a><text:a xlink:type="simple" xlink:href="http://en.wikipedia.org/wiki/Physical_Quality_of_Life_Index">_</text:a><text:a xlink:type="simple" xlink:href="http://en.wikipedia.org/wiki/Physical_Quality_of_Life_Index">Index</text:a></text:p>
      <text:p text:style-name="P1"><text:a xlink:type="simple" xlink:href="http://en.wikipedia.org/wiki/Quality-of-life_index">http</text:a><text:a xlink:type="simple" xlink:href="http://en.wikipedia.org/wiki/Quality-of-life_index">://</text:a><text:a xlink:type="simple" xlink:href="http://en.wikipedia.org/wiki/Quality-of-life_index">en</text:a><text:a xlink:type="simple" xlink:href="http://en.wikipedia.org/wiki/Quality-of-life_index">.</text:a><text:a xlink:type="simple" xlink:href="http://en.wikipedia.org/wiki/Quality-of-life_index">wikipedia</text:a><text:a xlink:type="simple" xlink:href="http://en.wikipedia.org/wiki/Quality-of-life_index">.</text:a><text:a xlink:type="simple" xlink:href="http://en.wikipedia.org/wiki/Quality-of-life_index">org</text:a><text:a xlink:type="simple" xlink:href="http://en.wikipedia.org/wiki/Quality-of-life_index">/</text:a><text:a xlink:type="simple" xlink:href="http://en.wikipedia.org/wiki/Quality-of-life_index">wiki</text:a><text:a xlink:type="simple" xlink:href="http://en.wikipedia.org/wiki/Quality-of-life_index">/</text:a><text:a xlink:type="simple" xlink:href="http://en.wikipedia.org/wiki/Quality-of-life_index">Quality</text:a><text:a xlink:type="simple" xlink:href="http://en.wikipedia.org/wiki/Quality-of-life_index">-</text:a><text:a xlink:type="simple" xlink:href="http://en.wikipedia.org/wiki/Quality-of-life_index">of</text:a><text:a xlink:type="simple" xlink:href="http://en.wikipedia.org/wiki/Quality-of-life_index">-</text:a><text:a xlink:type="simple" xlink:href="http://en.wikipedia.org/wiki/Quality-of-life_index">life</text:a><text:a xlink:type="simple" xlink:href="http://en.wikipedia.org/wiki/Quality-of-life_index">_</text:a><text:a xlink:type="simple" xlink:href="http://en.wikipedia.org/wiki/Quality-of-life_index">index</text:a></text:p>
      <text:p text:style-name="P1"><text:a xlink:type="simple" xlink:href="http://en.wikipedia.org/wiki/Quality_of_life_%28healthcare%29">http</text:a><text:a xlink:type="simple" xlink:href="http://en.wikipedia.org/wiki/Quality_of_life_%28healthcare%29">://</text:a><text:a xlink:type="simple" xlink:href="http://en.wikipedia.org/wiki/Quality_of_life_%28healthcare%29">en</text:a><text:a xlink:type="simple" xlink:href="http://en.wikipedia.org/wiki/Quality_of_life_%28healthcare%29">.</text:a><text:a xlink:type="simple" xlink:href="http://en.wikipedia.org/wiki/Quality_of_life_%28healthcare%29">wikipedia</text:a><text:a xlink:type="simple" xlink:href="http://en.wikipedia.org/wiki/Quality_of_life_%28healthcare%29">.</text:a><text:a xlink:type="simple" xlink:href="http://en.wikipedia.org/wiki/Quality_of_life_%28healthcare%29">org</text:a><text:a xlink:type="simple" xlink:href="http://en.wikipedia.org/wiki/Quality_of_life_%28healthcare%29">/</text:a><text:a xlink:type="simple" xlink:href="http://en.wikipedia.org/wiki/Quality_of_life_%28healthcare%29">wiki</text:a><text:a xlink:type="simple" xlink:href="http://en.wikipedia.org/wiki/Quality_of_life_%28healthcare%29">/</text:a><text:a xlink:type="simple" xlink:href="http://en.wikipedia.org/wiki/Quality_of_life_%28healthcare%29">Quality</text:a><text:a xlink:type="simple" xlink:href="http://en.wikipedia.org/wiki/Quality_of_life_%28healthcare%29">_</text:a><text:a xlink:type="simple" xlink:href="http://en.wikipedia.org/wiki/Quality_of_life_%28healthcare%29">of</text:a><text:a xlink:type="simple" xlink:href="http://en.wikipedia.org/wiki/Quality_of_life_%28healthcare%29">_</text:a><text:a xlink:type="simple" xlink:href="http://en.wikipedia.org/wiki/Quality_of_life_%28healthcare%29">life</text:a><text:a xlink:type="simple" xlink:href="http://en.wikipedia.org/wiki/Quality_of_life_%28healthcare%29">_%28</text:a><text:a xlink:type="simple" xlink:href="http://en.wikipedia.org/wiki/Quality_of_life_%28healthcare%29">healthcare</text:a><text:a xlink:type="simple" xlink:href="http://en.wikipedia.org/wiki/Quality_of_life_%28healthcare%29">%29</text:a></text:p>
      <text:p text:style-name="P1">http://en.wikipedia.org/wiki/Satisfaction_with_Life_Index</text:p>
      <text:p text:style-name="P1">http://en.wikipedia.org/wiki/Happiness_economics</text:p>
      <text:p text:style-name="P1"><text:a xlink:type="simple" xlink:href="http://en.wikipedia.org/wiki/Legatum_Prosperity_Index">http</text:a><text:a xlink:type="simple" xlink:href="http://en.wikipedia.org/wiki/Legatum_Prosperity_Index">://</text:a><text:a xlink:type="simple" xlink:href="http://en.wikipedia.org/wiki/Legatum_Prosperity_Index">en</text:a><text:a xlink:type="simple" xlink:href="http://en.wikipedia.org/wiki/Legatum_Prosperity_Index">.</text:a><text:a xlink:type="simple" xlink:href="http://en.wikipedia.org/wiki/Legatum_Prosperity_Index">wikipedia</text:a><text:a xlink:type="simple" xlink:href="http://en.wikipedia.org/wiki/Legatum_Prosperity_Index">.</text:a><text:a xlink:type="simple" xlink:href="http://en.wikipedia.org/wiki/Legatum_Prosperity_Index">org</text:a><text:a xlink:type="simple" xlink:href="http://en.wikipedia.org/wiki/Legatum_Prosperity_Index">/</text:a><text:a xlink:type="simple" xlink:href="http://en.wikipedia.org/wiki/Legatum_Prosperity_Index">wiki</text:a><text:a xlink:type="simple" xlink:href="http://en.wikipedia.org/wiki/Legatum_Prosperity_Index">/</text:a><text:a xlink:type="simple" xlink:href="http://en.wikipedia.org/wiki/Legatum_Prosperity_Index">Legatum</text:a><text:a xlink:type="simple" xlink:href="http://en.wikipedia.org/wiki/Legatum_Prosperity_Index">_</text:a><text:a xlink:type="simple" xlink:href="http://en.wikipedia.org/wiki/Legatum_Prosperity_Index">Prosperity</text:a><text:a xlink:type="simple" xlink:href="http://en.wikipedia.org/wiki/Legatum_Prosperity_Index">_</text:a><text:a xlink:type="simple" xlink:href="http://en.wikipedia.org/wiki/Legatum_Prosperity_Index">Index</text:a></text:p>
      <text:p text:style-name="P1">http://en.wikipedia.org/wiki/Global_Peace_Index</text:p>
      <text:p text:style-name="P1"><text:a xlink:type="simple" xlink:href="http://en.wikipedia.org/wiki/UN_Human_Development_Index">http</text:a><text:a xlink:type="simple" xlink:href="http://en.wikipedia.org/wiki/UN_Human_Development_Index">://</text:a><text:a xlink:type="simple" xlink:href="http://en.wikipedia.org/wiki/UN_Human_Development_Index">en</text:a><text:a xlink:type="simple" xlink:href="http://en.wikipedia.org/wiki/UN_Human_Development_Index">.</text:a><text:a xlink:type="simple" xlink:href="http://en.wikipedia.org/wiki/UN_Human_Development_Index">wikipedia</text:a><text:a xlink:type="simple" xlink:href="http://en.wikipedia.org/wiki/UN_Human_Development_Index">.</text:a><text:a xlink:type="simple" xlink:href="http://en.wikipedia.org/wiki/UN_Human_Development_Index">org</text:a><text:a xlink:type="simple" xlink:href="http://en.wikipedia.org/wiki/UN_Human_Development_Index">/</text:a><text:a xlink:type="simple" xlink:href="http://en.wikipedia.org/wiki/UN_Human_Development_Index">wiki</text:a><text:a xlink:type="simple" xlink:href="http://en.wikipedia.org/wiki/UN_Human_Development_Index">/</text:a><text:a xlink:type="simple" xlink:href="http://en.wikipedia.org/wiki/UN_Human_Development_Index">UN</text:a><text:a xlink:type="simple" xlink:href="http://en.wikipedia.org/wiki/UN_Human_Development_Index">_</text:a><text:a xlink:type="simple" xlink:href="http://en.wikipedia.org/wiki/UN_Human_Development_Index">Human</text:a><text:a xlink:type="simple" xlink:href="http://en.wikipedia.org/wiki/UN_Human_Development_Index">_</text:a><text:a xlink:type="simple" xlink:href="http://en.wikipedia.org/wiki/UN_Human_Development_Index">Development</text:a><text:a xlink:type="simple" xlink:href="http://en.wikipedia.org/wiki/UN_Human_Development_Index">_</text:a><text:a xlink:type="simple" xlink:href="http://en.wikipedia.org/wiki/UN_Human_Development_Index">Index</text:a></text:p>
      <text:p text:style-name="P1"><text:a xlink:type="simple" xlink:href="http://en.wikipedia.org/wiki/Human_Poverty_Index">http</text:a><text:a xlink:type="simple" xlink:href="http://en.wikipedia.org/wiki/Human_Poverty_Index">://</text:a><text:a xlink:type="simple" xlink:href="http://en.wikipedia.org/wiki/Human_Poverty_Index">en</text:a><text:a xlink:type="simple" xlink:href="http://en.wikipedia.org/wiki/Human_Poverty_Index">.</text:a><text:a xlink:type="simple" xlink:href="http://en.wikipedia.org/wiki/Human_Poverty_Index">wikipedia</text:a><text:a xlink:type="simple" xlink:href="http://en.wikipedia.org/wiki/Human_Poverty_Index">.</text:a><text:a xlink:type="simple" xlink:href="http://en.wikipedia.org/wiki/Human_Poverty_Index">org</text:a><text:a xlink:type="simple" xlink:href="http://en.wikipedia.org/wiki/Human_Poverty_Index">/</text:a><text:a xlink:type="simple" xlink:href="http://en.wikipedia.org/wiki/Human_Poverty_Index">wiki</text:a><text:a xlink:type="simple" xlink:href="http://en.wikipedia.org/wiki/Human_Poverty_Index">/</text:a><text:a xlink:type="simple" xlink:href="http://en.wikipedia.org/wiki/Human_Poverty_Index">Human</text:a><text:a xlink:type="simple" xlink:href="http://en.wikipedia.org/wiki/Human_Poverty_Index">_</text:a><text:a xlink:type="simple" xlink:href="http://en.wikipedia.org/wiki/Human_Poverty_Index">Poverty</text:a><text:a xlink:type="simple" xlink:href="http://en.wikipedia.org/wiki/Human_Poverty_Index">_</text:a><text:a xlink:type="simple" xlink:href="http://en.wikipedia.org/wiki/Human_Poverty_Index">Index</text:a></text:p>
      <text:p text:style-name="P1"><text:a xlink:type="simple" xlink:href="http://en.wikipedia.org/wiki/Human_Development_Index">http</text:a><text:a xlink:type="simple" xlink:href="http://en.wikipedia.org/wiki/Human_Development_Index">://</text:a><text:a xlink:type="simple" xlink:href="http://en.wikipedia.org/wiki/Human_Development_Index">en</text:a><text:a xlink:type="simple" xlink:href="http://en.wikipedia.org/wiki/Human_Development_Index">.</text:a><text:a xlink:type="simple" xlink:href="http://en.wikipedia.org/wiki/Human_Development_Index">wikipedia</text:a><text:a xlink:type="simple" xlink:href="http://en.wikipedia.org/wiki/Human_Development_Index">.</text:a><text:a xlink:type="simple" xlink:href="http://en.wikipedia.org/wiki/Human_Development_Index">org</text:a><text:a xlink:type="simple" xlink:href="http://en.wikipedia.org/wiki/Human_Development_Index">/</text:a><text:a xlink:type="simple" xlink:href="http://en.wikipedia.org/wiki/Human_Development_Index">wiki</text:a><text:a xlink:type="simple" xlink:href="http://en.wikipedia.org/wiki/Human_Development_Index">/</text:a><text:a xlink:type="simple" xlink:href="http://en.wikipedia.org/wiki/Human_Development_Index">Human</text:a><text:a xlink:type="simple" xlink:href="http://en.wikipedia.org/wiki/Human_Development_Index">_</text:a><text:a xlink:type="simple" xlink:href="http://en.wikipedia.org/wiki/Human_Development_Index">Development</text:a><text:a xlink:type="simple" xlink:href="http://en.wikipedia.org/wiki/Human_Development_Index">_</text:a><text:a xlink:type="simple" xlink:href="http://en.wikipedia.org/wiki/Human_Development_Index">Index</text:a></text:p>
      <text:p text:style-name="P1">http://en.wikipedia.org/wiki/Happy_Planet_Index</text:p>
      <text:p text:style-name="P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http://en.wikipedia.org/wiki/Happiness</text:p>
      <text:p text:style-name="P1">http://en.wikipedia.org/wiki/Human_rights</text:p>
      <text:p text:style-name="P1"><text:a xlink:type="simple" xlink:href="http://en.wikipedia.org/wiki/Emotional_well-being">http</text:a><text:a xlink:type="simple" xlink:href="http://en.wikipedia.org/wiki/Emotional_well-being">://</text:a><text:a xlink:type="simple" xlink:href="http://en.wikipedia.org/wiki/Emotional_well-being">en</text:a><text:a xlink:type="simple" xlink:href="http://en.wikipedia.org/wiki/Emotional_well-being">.</text:a><text:a xlink:type="simple" xlink:href="http://en.wikipedia.org/wiki/Emotional_well-being">wikipedia</text:a><text:a xlink:type="simple" xlink:href="http://en.wikipedia.org/wiki/Emotional_well-being">.</text:a><text:a xlink:type="simple" xlink:href="http://en.wikipedia.org/wiki/Emotional_well-being">org</text:a><text:a xlink:type="simple" xlink:href="http://en.wikipedia.org/wiki/Emotional_well-being">/</text:a><text:a xlink:type="simple" xlink:href="http://en.wikipedia.org/wiki/Emotional_well-being">wiki</text:a><text:a xlink:type="simple" xlink:href="http://en.wikipedia.org/wiki/Emotional_well-being">/</text:a><text:a xlink:type="simple" xlink:href="http://en.wikipedia.org/wiki/Emotional_well-being">Emotional</text:a><text:a xlink:type="simple" xlink:href="http://en.wikipedia.org/wiki/Emotional_well-being">_</text:a><text:a xlink:type="simple" xlink:href="http://en.wikipedia.org/wiki/Emotional_well-being">well</text:a><text:a xlink:type="simple" xlink:href="http://en.wikipedia.org/wiki/Emotional_well-being">-</text:a><text:a xlink:type="simple" xlink:href="http://en.wikipedia.org/wiki/Emotional_well-being">being</text:a></text:p>
      <text:p text:style-name="P1">http://en.wikipedia.org/wiki/World%27s_most_livable_cities</text:p>
      <text:p text:style-name="P1"/>
      <text:p text:style-name="P3">MQTT</text:p>
      <text:p text:style-name="P1"><text:a xlink:type="simple" xlink:href="http://mqtt.org/">http</text:a><text:a xlink:type="simple" xlink:href="http://mqtt.org/">://</text:a><text:a xlink:type="simple" xlink:href="http://mqtt.org/">mqtt</text:a><text:a xlink:type="simple" xlink:href="http://mqtt.org/">.</text:a><text:a xlink:type="simple" xlink:href="http://mqtt.org/">org</text:a><text:a xlink:type="simple" xlink:href="http://mqtt.org/">/</text:a></text:p>
      <text:p text:style-name="P14"/>
      <text:p text:style-name="P3"><text:soft-page-break/>EEML</text:p>
      <text:p text:style-name="P1"><text:a xlink:type="simple" xlink:href="http://www.eeml.org/">http</text:a><text:a xlink:type="simple" xlink:href="http://www.eeml.org/">://</text:a><text:a xlink:type="simple" xlink:href="http://www.eeml.org/">www</text:a><text:a xlink:type="simple" xlink:href="http://www.eeml.org/">.</text:a><text:a xlink:type="simple" xlink:href="http://www.eeml.org/">eeml</text:a><text:a xlink:type="simple" xlink:href="http://www.eeml.org/">.</text:a><text:a xlink:type="simple" xlink:href="http://www.eeml.org/">org</text:a><text:a xlink:type="simple" xlink:href="http://www.eeml.org/">/</text:a></text:p>
      <text:p text:style-name="P14"/>
      <text:p text:style-name="P1"><text:span text:style-name="T19">OpenStreetMap Potential Datasources (BIG)</text:span></text:p>
      <text:p text:style-name="P1"><text:a xlink:type="simple" xlink:href="http://wiki.openstreetmap.org/wiki/Potential_Datasources">http</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openstreetmap</text:a><text:a xlink:type="simple" xlink:href="http://wiki.openstreetmap.org/wiki/Potential_Datasources">.</text:a><text:a xlink:type="simple" xlink:href="http://wiki.openstreetmap.org/wiki/Potential_Datasources">org</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Potential</text:a><text:a xlink:type="simple" xlink:href="http://wiki.openstreetmap.org/wiki/Potential_Datasources">_</text:a><text:a xlink:type="simple" xlink:href="http://wiki.openstreetmap.org/wiki/Potential_Datasources">Datasources</text:a></text:p>
      <text:p text:style-name="P10"/>
      <text:p text:style-name="P1"><text:span text:style-name="T19">COSM / PACHUBE:</text:span><text:a xlink:type="simple" xlink:href="http://pachube.com/"><text:span text:style-name="T19"> </text:span></text:a><text:a xlink:type="simple" xlink:href="http://pachube.com/">http</text:a><text:a xlink:type="simple" xlink:href="http://pachube.com/">://</text:a><text:a xlink:type="simple" xlink:href="http://pachube.com/">pachube</text:a><text:a xlink:type="simple" xlink:href="http://pachube.com/">.</text:a><text:a xlink:type="simple" xlink:href="http://pachube.com/">com</text:a></text:p>
      <text:p text:style-name="P10"/>
      <text:p text:style-name="P1"><text:span text:style-name="T19">Semantic Community</text:span></text:p>
      <text:p text:style-name="P1"><text:a xlink:type="simple" xlink:href="http://semanticommunity.info/">http</text:a><text:a xlink:type="simple" xlink:href="http://semanticommunity.info/">://</text:a><text:a xlink:type="simple" xlink:href="http://semanticommunity.info/">semanticommunity</text:a><text:a xlink:type="simple" xlink:href="http://semanticommunity.info/">.</text:a><text:a xlink:type="simple" xlink:href="http://semanticommunity.info/">info</text:a><text:a xlink:type="simple" xlink:href="http://semanticommunity.info/">/</text:a></text:p>
      <text:p text:style-name="P14"/>
      <text:p text:style-name="P3">GeoNetwork</text:p>
      <text:p text:style-name="P1"><text:a xlink:type="simple" xlink:href="http://geonetwork-opensource.org/gallery/gallery.html">http</text:a><text:a xlink:type="simple" xlink:href="http://geonetwork-opensource.org/gallery/gallery.html">://</text:a><text:a xlink:type="simple" xlink:href="http://geonetwork-opensource.org/gallery/gallery.html">geonetwork</text:a><text:a xlink:type="simple" xlink:href="http://geonetwork-opensource.org/gallery/gallery.html">-</text:a><text:a xlink:type="simple" xlink:href="http://geonetwork-opensource.org/gallery/gallery.html">opensource</text:a><text:a xlink:type="simple" xlink:href="http://geonetwork-opensource.org/gallery/gallery.html">.</text:a><text:a xlink:type="simple" xlink:href="http://geonetwork-opensource.org/gallery/gallery.html">org</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html</text:a></text:p>
      <text:p text:style-name="P49"><text:a xlink:type="simple" xlink:href="http://geonetwork-opensource.org/gallery/gallery.html"><text:span text:style-name="T11"><text:line-break/></text:span></text:a>GeoNetwork nodes<text:line-break/><text:tab/><text:line-break/>FAO GeoNetwork - http://www.fao.org/geonetwork<text:line-break/>Food and Agriculture Organization of the United Nations GeoNetwork<text:line-break/> <text:tab/><text:line-break/>WFP VAM-SIE Headquarters - http://vam.wfp.org/geonetwork<text:line-break/>United Nations World Food Programme GeoNetwork<text:line-break/><text:tab/><text:line-break/>UNEP Headquarters - http://www.ecomundus.net<text:line-break/>ecoMundus - Network for Environmental Information and Data<text:line-break/> <text:tab/><text:line-break/>WHO Headquarters - http://www.who.int/geonetwork<text:line-break/>World Health Organization GIS Resources<text:line-break/><text:tab/><text:line-break/>CGIAR-CSI Main GeoNetwork Node - http://geonetwork.csi.cgiar.org<text:line-break/>CGIAR-CSI - Consortium for Spatial Information - Main node<text:line-break/><text:tab/><text:line-break/>GEOSS GEOportal - http://www.geoportal.org<text:line-break/>The GEOportal provides an entry point to access Earth Observation information and services. Developed by ESA and FAO. GEOportal uses GeoNetwork for the catalog. InterMap is used as map viewer.<text:line-break/><text:tab/><text:line-break/>New Zealand’s Geodata.govt.nz - http://www.geodata.govt.nz<text:line-break/>New Zealand’s catalogue of publicly-funded geospatial data<text:line-break/><text:tab/><text:line-break/>Napier City Council GeoNetwork - http://www.gis.napier.govt.nz/geonetwork<text:line-break/>Napier City Council - New Zealand<text:line-break/><text:soft-page-break/><text:tab/><text:line-break/>Dutch National Geo Registry - http://www.nationaalgeoregister.nl<text:line-break/>Nationaal Geo Register - The Netherlands<text:line-break/><text:tab/><text:line-break/>Impetus GeoNetwork - http://geonetwork.impetus.uni-koeln.de<text:line-break/>An interdisciplinary research project from Germany (University of Cologne and Bonn<text:line-break/><text:tab/><text:line-break/>IVS FEB RAS GeoNetwork - http://geoportal.kscnet.ru/geonetwork/<text:line-break/>Institute of Volcanology and Seismology of FEB RAS, Russia<text:line-break/> <text:tab/><text:line-break/>Brasil IBGE GeoNetwork - http://www.metadados.geo.ibge.gov.br/<text:line-break/>IBGE - Instituto Brasileiro de Geografia e Estatstica (Brazilian Institute of Geography and Statistics)<text:line-break/> <text:tab/><text:line-break/>Brasil INDE - http://www.metadados.inde.gov.br/<text:line-break/>Metadata catalog of INDE (National Infrastructure of Spatial Data)<text:line-break/><text:tab/><text:line-break/>MMA - http://mapas.mma.gov.br/geonetwork/<text:line-break/>Ministerio do Meio Ambiente, Brasil Geo processamento<text:line-break/> <text:tab/><text:line-break/>SADC - http://www.sadc.int/geonetwork<text:line-break/>Southern African Development Community<text:line-break/> <text:tab/><text:line-break/>SANDRE - http://sandre.eaufrance.fr/geonetwork<text:line-break/>Le Service d’Administration Nationale des Données et Référentiels sur l’Eau<text:line-break/> <text:tab/><text:line-break/>SOPAC - Pacific Islands Applied Geoscience Commision - http://geonetwork.sopac.org<text:line-break/>SOPAC Geonetwork for Oceanographic data and information<text:line-break/><text:tab/><text:line-break/>UNSDI-NCO - http://www.geonetwork.nl/<text:line-break/>GeoNetwork portal of the Netherlands Coordination Office of UNSDI<text:line-break/> <text:tab/><text:line-break/>PBL - Netherlands Environmental Assessment Agency - http://geoservice.pbl.nl/geonetwork/srv/en/main.home<text:line-break/>Geo-products of the Netherlands Environmental Assessment Agency<text:line-break/> <text:tab/><text:line-break/>UNGIWG - SALB - http://salbgeonetwork.grid.unep.ch/geonetwork/srv/en/main.home<text:line-break/>Second Administrative Level Boundaries<text:line-break/> <text:tab/><text:line-break/>AfroMaison - http://afromaison.grid.unep.ch:8080/geonetwork/<text:line-break/>UNEP-GRID’s EU Framework Programme AfroMaison portal<text:line-break/> <text:tab/><text:line-break/>geoNorge - http://www.geonorge.no/geonetwork/srv/en/main.home<text:line-break/><text:soft-page-break/>Norge digitalt<text:line-break/> <text:tab/><text:line-break/>WODGIK - Katowice - http://www.wodgik.katowice.pl:8080/geonetwork/srv/en/main.home<text:line-break/>Portal Katalogowy<text:line-break/> <text:tab/><text:line-break/>FEB RAS - http://geoportal.kscnet.ru/geonetwork/srv/en/main.home<text:line-break/>Institute of Volcanology and Seismology<text:line-break/> <text:tab/><text:line-break/>IDE - http://138.100.63.169:8082/geonetwork/srv/es/main.home<text:line-break/>Comunidades Rurales del Milenio Universidad Politecnica de Madrid<text:line-break/> <text:tab/><text:line-break/>AIMS - http://data.aims.gov.au/geonetwork/srv/en/main.home<text:line-break/>Australian Institute of Marine Science<text:line-break/> <text:tab/><text:line-break/>AODN - http://waodn.ivec.org/geonetwork/srv/en/main.home<text:line-break/>Australian Ocean Data Network<text:line-break/> <text:tab/><text:line-break/>CSIRO - http://mdu-data.arrc.csiro.au/geonetwork/srv/en/main.home<text:line-break/>Minerals Down Under<text:line-break/> <text:tab/>Integrated Marine Observing System - http://imosmest.aodn.org.au/geonetwork/srv/en/main.home<text:line-break/><text:tab/><text:line-break/>NIWA, the National Institute of Water and Atmospheric Research - http://dc.niwa.co.nz/<text:line-break/>NIWA’s in-house dataset catalogue<text:line-break/><text:tab/><text:line-break/>NZ Ocean Survey data - http://www.os2020.org.nz/data-and-reports/ and http://dc.niwa.co.nz/boi_dc/<text:line-break/>Bay of Islands Ocean Survey 2020 - Metadata catalog<text:line-break/><text:tab/><text:line-break/>Census of Antarctic Marine Life - http://dc.niwa.co.nz/nz-ipy-caml<text:line-break/>The International Polar Year/CAML Antarctic research programme with a survey in the Ross Sea<text:line-break/><text:tab/><text:line-break/>New Zealand Department of Conservation - https://dc.niwa.co.nz/docthreats_dc<text:line-break/>Resources to help identify &amp; respond to potential impacts on the NZ marine environment<text:line-break/> <text:tab/>WAGCOE - https://wagcoe.ivec.org/geonetwork/srv/en/main.home<text:line-break/> <text:tab/>PACIVUR - http://www.pacivur-geocatalogo.ird.fr/geonetwork/srv/en/main.home<text:line-break/> <text:tab/><text:line-break/>INDE - http://www.metadados.inde.gov.br/geonetwork/srv/en/main.home<text:line-break/>Infraestrutura Nacional de Dados Espaciais<text:line-break/> <text:tab/>IGM Geoportal - http://www.geoportaligm.gob.ec/geonetwork/srv/en/main.home<text:line-break/> <text:tab/>SMIT - CENAPRED - http://smit.cenapred.gob.mx:8080/geonetwork/srv/en/main.home<text:line-break/> <text:tab/>GEO/IDEP - http://www.geoportaligm.gob.ec/geonetwork/srv/en/main.home<text:line-break/> <text:tab/><text:line-break/><text:soft-page-break/>CARPE - http://congo.iluci.org:8080/geonetwork/srv/en/main.home<text:line-break/>Central Africa Regional Program for the Environment<text:line-break/> <text:tab/><text:line-break/>NCCH - http://www.saeonocean.co.za/geonetwork/srv/en/main.home<text:line-break/>South Africa portal<text:line-break/> <text:tab/>South African Environmental Observation Network - http://www.saeonocean.co.za/geonetwork/srv/en/main.home<text:line-break/> <text:tab/>Volta Basin Authority - http://131.220.109.2/geonetwork/srv/en/main.home<text:line-break/> <text:tab/>Pusat linkungan geologi - http://122.200.145.136/geonetwork/srv/en/main.home<text:line-break/> <text:tab/><text:line-break/>TABI - http://www.tabi.la/geonetwork/srv/en/main.home<text:line-break/>The Agrobiodiversity Initiative<text:line-break/> <text:tab/><text:line-break/>ISRIC - http://85.214.194.220/geonetwork/srv/en/main.home<text:line-break/>World Soil Information<text:line-break/> <text:tab/>North Pacific Marine Science Organization - http://67.212.128.197/geonetwork/srv/en/main.home<text:line-break/> <text:tab/>One Geology - http://onegeology-catalog.brgm.fr/geonetwork/srv/en/main.home<text:line-break/><text:tab/><text:line-break/>CIAT GeoNetwork Node - http://gisweb.ciat.cgiar.org:8080/geonetwork/srv/en/main.home<text:line-break/>CGIAR-CSI - Consortium for Spatial Information Centro CIAT - Internacional de Agricultura Tropical<text:line-break/><text:tab/>IWMI GeoNetwork Node - http://geonetwork.iwmi.org<text:line-break/> <text:tab/>ICRISAT GeoNetwork Node - http://geonetwork.icrisat.org<text:line-break/><text:tab/>ICARDA GeoNetwork Node - http://geonet.icarda.cgiar.org/geonetwork<text:line-break/><text:tab/>CPWP Project Geonetwork Node - http://geonetwork.waterandfood.org/</text:p>
      <text:p text:style-name="P1"/>
      <text:p text:style-name="P1"><text:span text:style-name="T19">AGI / Cesium Datasets</text:span></text:p>
      <text:p text:style-name="P1">http://www.agi.com/resources/downloads/data/</text:p>
      <text:p text:style-name="P1"/>
      <text:p text:style-name="P1"><text:span text:style-name="T19">Environmental Protection Agency</text:span></text:p>
      <text:p text:style-name="P1"><text:a xlink:type="simple" xlink:href="http://www.epa.gov/regulations/">http</text:a><text:a xlink:type="simple" xlink:href="http://www.epa.gov/regulations/">://</text:a><text:a xlink:type="simple" xlink:href="http://www.epa.gov/regulations/">www</text:a><text:a xlink:type="simple" xlink:href="http://www.epa.gov/regulations/">.</text:a><text:a xlink:type="simple" xlink:href="http://www.epa.gov/regulations/">epa</text:a><text:a xlink:type="simple" xlink:href="http://www.epa.gov/regulations/">.</text:a><text:a xlink:type="simple" xlink:href="http://www.epa.gov/regulations/">gov</text:a><text:a xlink:type="simple" xlink:href="http://www.epa.gov/regulations/">/</text:a><text:a xlink:type="simple" xlink:href="http://www.epa.gov/regulations/">regulations</text:a><text:a xlink:type="simple" xlink:href="http://www.epa.gov/regulations/">/</text:a></text:p>
      <text:p text:style-name="P10"/>
      <text:p text:style-name="P1"><text:span text:style-name="T19">United Nations</text:span></text:p>
      <text:p text:style-name="P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0"/>
      <text:p text:style-name="P1"><text:span text:style-name="T19">CIA World Factbook</text:span></text:p>
      <text:p text:style-name="P1"><text:a xlink:type="simple" xlink:href="https://www.cia.gov/library/publications/the-world-factbook/">https</text:a><text:a xlink:type="simple" xlink:href="https://www.cia.gov/library/publications/the-world-factbook/">://</text:a><text:a xlink:type="simple" xlink:href="https://www.cia.gov/library/publications/the-world-factbook/">www</text:a><text:a xlink:type="simple" xlink:href="https://www.cia.gov/library/publications/the-world-factbook/">.</text:a><text:a xlink:type="simple" xlink:href="https://www.cia.gov/library/publications/the-world-factbook/">cia</text:a><text:a xlink:type="simple" xlink:href="https://www.cia.gov/library/publications/the-world-factbook/">.</text:a><text:a xlink:type="simple" xlink:href="https://www.cia.gov/library/publications/the-world-factbook/">gov</text:a><text:a xlink:type="simple" xlink:href="https://www.cia.gov/library/publications/the-world-factbook/">/</text:a><text:a xlink:type="simple" xlink:href="https://www.cia.gov/library/publications/the-world-factbook/">library</text:a><text:a xlink:type="simple" xlink:href="https://www.cia.gov/library/publications/the-world-factbook/">/</text:a><text:a xlink:type="simple" xlink:href="https://www.cia.gov/library/publications/the-world-factbook/">publications</text:a><text:a xlink:type="simple" xlink:href="https://www.cia.gov/library/publications/the-world-factbook/">/</text:a><text:a xlink:type="simple" xlink:href="https://www.cia.gov/library/publications/the-world-factbook/">the</text:a><text:a xlink:type="simple" xlink:href="https://www.cia.gov/library/publications/the-world-factbook/">-</text:a><text:a xlink:type="simple" xlink:href="https://www.cia.gov/library/publications/the-world-factbook/">world</text:a><text:a xlink:type="simple" xlink:href="https://www.cia.gov/library/publications/the-world-factbook/">-</text:a><text:a xlink:type="simple" xlink:href="https://www.cia.gov/library/publications/the-world-factbook/">factbook</text:a><text:a xlink:type="simple" xlink:href="https://www.cia.gov/library/publications/the-world-factbook/">/</text:a></text:p>
      <text:p text:style-name="P1"><text:a xlink:type="simple" xlink:href="http://www.kmlfactbook.org/#&amp;db=wri&amp;table=3_812&amp;col=2000&amp;">http</text:a><text:a xlink:type="simple" xlink:href="http://www.kmlfactbook.org/#&amp;db=wri&amp;table=3_812&amp;col=2000&amp;">://</text:a><text:a xlink:type="simple" xlink:href="http://www.kmlfactbook.org/#&amp;db=wri&amp;table=3_812&amp;col=2000&amp;">www</text:a><text:a xlink:type="simple" xlink:href="http://www.kmlfactbook.org/#&amp;db=wri&amp;table=3_812&amp;col=2000&amp;">.</text:a><text:a xlink:type="simple" xlink:href="http://www.kmlfactbook.org/#&amp;db=wri&amp;table=3_812&amp;col=2000&amp;">kmlfactbook</text:a><text:a xlink:type="simple" xlink:href="http://www.kmlfactbook.org/#&amp;db=wri&amp;table=3_812&amp;col=2000&amp;">.</text:a><text:a xlink:type="simple" xlink:href="http://www.kmlfactbook.org/#&amp;db=wri&amp;table=3_812&amp;col=2000&amp;">org</text:a><text:a xlink:type="simple" xlink:href="http://www.kmlfactbook.org/#&amp;db=wri&amp;table=3_812&amp;col=2000&amp;">/#&amp;</text:a><text:a xlink:type="simple" xlink:href="http://www.kmlfactbook.org/#&amp;db=wri&amp;table=3_812&amp;col=2000&amp;">db</text:a><text:a xlink:type="simple" xlink:href="http://www.kmlfactbook.org/#&amp;db=wri&amp;table=3_812&amp;col=2000&amp;">=</text:a><text:a xlink:type="simple" xlink:href="http://www.kmlfactbook.org/#&amp;db=wri&amp;table=3_812&amp;col=2000&amp;">wri</text:a><text:a xlink:type="simple" xlink:href="http://www.kmlfactbook.org/#&amp;db=wri&amp;table=3_812&amp;col=2000&amp;">&amp;</text:a><text:a xlink:type="simple" xlink:href="http://www.kmlfactbook.org/#&amp;db=wri&amp;table=3_812&amp;col=2000&amp;">table</text:a><text:a xlink:type="simple" xlink:href="http://www.kmlfactbook.org/#&amp;db=wri&amp;table=3_812&amp;col=2000&amp;">=3_812&amp;</text:a><text:a xlink:type="simple" xlink:href="http://www.kmlfactbook.org/#&amp;db=wri&amp;table=3_812&amp;col=2000&amp;">col</text:a><text:a xlink:type="simple" xlink:href="http://www.kmlfactbook.org/#&amp;db=wri&amp;table=3_812&amp;col=2000&amp;">=2000&amp;</text:a></text:p>
      <text:p text:style-name="P14"/>
      <text:list xml:id="list6295357036896501540" text:style-name="LS65">
        <text:list-item>
          <text:p text:style-name="P132">Climate and Atmosphere<text:line-break/>Forests, Grasslands and Drylands<text:line-break/>Population, Health and Human Well-being<text:line-break/>Energy and Resources<text:line-break/><text:soft-page-break/>Economics, Business, and the Environment<text:line-break/>Agriculture and Food<text:line-break/>Biodiversity and Protected Areas<text:line-break/>Water Resources and Freshwater Ecosystems<text:line-break/>Coastal and Marine Ecosystems<text:line-break/>Environmental Governance and Institutions</text:p>
        </text:list-item>
      </text:list>
      <text:p text:style-name="P1"/>
      <text:p text:style-name="P1"><text:span text:style-name="T19">NASA Worldwind: many demo applications with data</text:span></text:p>
      <text:p text:style-name="P1"><text:a xlink:type="simple" xlink:href="http://goworldwind.org/demos/">http</text:a><text:a xlink:type="simple" xlink:href="http://goworldwind.org/demos/">://</text:a><text:a xlink:type="simple" xlink:href="http://goworldwind.org/demos/">goworldwind</text:a><text:a xlink:type="simple" xlink:href="http://goworldwind.org/demos/">.</text:a><text:a xlink:type="simple" xlink:href="http://goworldwind.org/demos/">org</text:a><text:a xlink:type="simple" xlink:href="http://goworldwind.org/demos/">/</text:a><text:a xlink:type="simple" xlink:href="http://goworldwind.org/demos/">demos</text:a><text:a xlink:type="simple" xlink:href="http://goworldwind.org/demos/">/</text:a></text:p>
      <text:p text:style-name="P10"/>
      <text:p text:style-name="P1"><text:span text:style-name="T19">GraDS Geological Servers</text:span></text:p>
      <text:p text:style-name="P1"><text:a xlink:type="simple" xlink:href="http://www.iges.org/grads/gds/">http</text:a><text:a xlink:type="simple" xlink:href="http://www.iges.org/grads/gds/">://</text:a><text:a xlink:type="simple" xlink:href="http://www.iges.org/grads/gds/">www</text:a><text:a xlink:type="simple" xlink:href="http://www.iges.org/grads/gds/">.</text:a><text:a xlink:type="simple" xlink:href="http://www.iges.org/grads/gds/">iges</text:a><text:a xlink:type="simple" xlink:href="http://www.iges.org/grads/gds/">.</text:a><text:a xlink:type="simple" xlink:href="http://www.iges.org/grads/gds/">org</text:a><text:a xlink:type="simple" xlink:href="http://www.iges.org/grads/gds/">/</text:a><text:a xlink:type="simple" xlink:href="http://www.iges.org/grads/gds/">grads</text:a><text:a xlink:type="simple" xlink:href="http://www.iges.org/grads/gds/">/</text:a><text:a xlink:type="simple" xlink:href="http://www.iges.org/grads/gds/">gds</text:a><text:a xlink:type="simple" xlink:href="http://www.iges.org/grads/gds/">/</text:a></text:p>
      <text:p text:style-name="P10"/>
      <text:p text:style-name="P1"><text:span text:style-name="T19">Media Watch on Climate Change</text:span></text:p>
      <text:p text:style-name="P1">http://www.ecoresearch.net/climate/</text:p>
      <text:p text:style-name="P1"/>
      <text:p text:style-name="P1"><text:span text:style-name="T19">HomeFacts.com</text:span></text:p>
      <text:p text:style-name="P49">Population: 311,640</text:p>
      <text:p text:style-name="P49">DEMOGRAPHICS</text:p>
      <text:p text:style-name="P49">Cost Of Living Index: 91.93</text:p>
      <text:p text:style-name="P49">Crime Index: 201.23</text:p>
      <text:p text:style-name="P49">CRIME DATA</text:p>
      <text:p text:style-name="P49">416 Offenders</text:p>
      <text:p text:style-name="P49">OFFENDERS</text:p>
      <text:p text:style-name="P49">Unemployment: 7.8%</text:p>
      <text:p text:style-name="P49">UNEMPLOYMENT</text:p>
      <text:p text:style-name="P49">166 Schools</text:p>
      <text:p text:style-name="P49">SCHOOLS</text:p>
      <text:p text:style-name="P49">Household Median Income $37,461</text:p>
      <text:p text:style-name="P49">Air Pollution Index:</text:p>
      <text:p text:style-name="P49">AIR QUALITY</text:p>
      <text:p text:style-name="P49">Max July Temp: 84.5°F Min Jan Temp: 19.8°F</text:p>
      <text:p text:style-name="P49">162 days with sunshine</text:p>
      <text:p text:style-name="P49">Tornado Risk</text:p>
      <text:p text:style-name="P49">TORNADO RISK</text:p>
      <text:p text:style-name="P49">Earthquake Risk</text:p>
      <text:p text:style-name="P49">EARTHQUAKE RISK</text:p>
      <text:p text:style-name="P49">Governor</text:p>
      <text:p text:style-name="P49">POLITICS</text:p>
      <text:p text:style-name="P49">23 Polluters</text:p>
      <text:p text:style-name="P49"><text:soft-page-break/>POLLUTERS</text:p>
      <text:p text:style-name="P49">Area Average Property Tax: 1.99%</text:p>
      <text:p text:style-name="P49">2 Former Drug Labs</text:p>
      <text:p text:style-name="P49">DRUG LABS</text:p>
      <text:p text:style-name="P49">UV Index Grade</text:p>
      <text:p text:style-name="P49">UV INDEX</text:p>
      <text:p text:style-name="P49">46 Police Stations</text:p>
      <text:p text:style-name="P49">POLICE STATIONS</text:p>
      <text:p text:style-name="P49">73 Fire Stations</text:p>
      <text:p text:style-name="P49">FIRE STATIONS</text:p>
      <text:p text:style-name="P49">11 Hospital</text:p>
      <text:p text:style-name="P49">HOSPITALS</text:p>
      <text:p text:style-name="P49">3 Airports</text:p>
      <text:p text:style-name="P49">AIRPORTS</text:p>
      <text:p text:style-name="P49">33 Nursing Homes</text:p>
      <text:p text:style-name="P49">NURSING HOMES</text:p>
      <text:p text:style-name="P49">Bachelor's Degree or Higher: 32.59%</text:p>
      <text:p text:style-name="P49">38 Colleges Universities</text:p>
      <text:p text:style-name="P49">COLLEGES</text:p>
      <text:p text:style-name="P49">51 FCC Towers</text:p>
      <text:p text:style-name="P49">FCC TOWERS</text:p>
      <text:p text:style-name="P49">39 Libraries</text:p>
      <text:p text:style-name="P49">LIBRARIES</text:p>
      <text:p text:style-name="P49">35 Cemeteries</text:p>
      <text:p text:style-name="P49">CEMETERIES</text:p>
      <text:p text:style-name="P49">431 Grocery Stores</text:p>
      <text:p text:style-name="P49">23 Brownfields</text:p>
      <text:p text:style-name="P49">BROWNFIELDS</text:p>
      <text:p text:style-name="P49">Radon Level: High</text:p>
      <text:p text:style-name="P49">RADON</text:p>
      <text:p text:style-name="P1"/>
      <text:p text:style-name="P49">Air Quality</text:p>
      <text:p text:style-name="P49">Weather</text:p>
      <text:p text:style-name="P49">UV Index</text:p>
      <text:p text:style-name="P49">Drug Labs</text:p>
      <text:p text:style-name="P49">FCC Towers</text:p>
      <text:p text:style-name="P49">Police Stations</text:p>
      <text:p text:style-name="P49">Fire Stations</text:p>
      <text:p text:style-name="P49">Hospitals</text:p>
      <text:p text:style-name="P49">Nursing Homes</text:p>
      <text:p text:style-name="P49"><text:soft-page-break/>Colleges</text:p>
      <text:p text:style-name="P49">Airports</text:p>
      <text:p text:style-name="P49">Libraries</text:p>
      <text:p text:style-name="P49">Cemeteries</text:p>
      <text:p text:style-name="P49">Real Estate</text:p>
      <text:p text:style-name="P49">Religions</text:p>
      <text:p text:style-name="P49">Superfund</text:p>
      <text:p text:style-name="P49">UST/LUST</text:p>
      <text:p text:style-name="P49">Brownfields</text:p>
      <text:p text:style-name="P49">Radon</text:p>
      <text:p text:style-name="P49">Unemployment</text:p>
      <text:p text:style-name="P1"/>
      <text:p text:style-name="P1"/>
      <text:p text:style-name="P1"/>
      <text:p text:style-name="P1"/>
      <text:p text:style-name="P1"><text:a xlink:type="simple" xlink:href="http://sedac.ciesin.org/data.html">http</text:a><text:a xlink:type="simple" xlink:href="http://sedac.ciesin.org/data.html">://</text:a><text:a xlink:type="simple" xlink:href="http://sedac.ciesin.org/data.html">sedac</text:a><text:a xlink:type="simple" xlink:href="http://sedac.ciesin.org/data.html">.</text:a><text:a xlink:type="simple" xlink:href="http://sedac.ciesin.org/data.html">ciesin</text:a><text:a xlink:type="simple" xlink:href="http://sedac.ciesin.org/data.html">.</text:a><text:a xlink:type="simple" xlink:href="http://sedac.ciesin.org/data.html">org</text:a><text:a xlink:type="simple" xlink:href="http://sedac.ciesin.org/data.html">/</text:a><text:a xlink:type="simple" xlink:href="http://sedac.ciesin.org/data.html">data</text:a><text:a xlink:type="simple" xlink:href="http://sedac.ciesin.org/data.html">.</text:a><text:a xlink:type="simple" xlink:href="http://sedac.ciesin.org/data.html">html</text:a></text:p>
      <text:p text:style-name="P1"><text:tab/>lots of datasets</text:p>
      <text:p text:style-name="P1"/>
      <text:p text:style-name="P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text:tab/>international</text:p>
      <text:p text:style-name="P1"><text:a xlink:type="simple" xlink:href="http://geodata.grid.unep.ch/">http</text:a><text:a xlink:type="simple" xlink:href="http://geodata.grid.unep.ch/">://</text:a><text:a xlink:type="simple" xlink:href="http://geodata.grid.unep.ch/">geodata</text:a><text:a xlink:type="simple" xlink:href="http://geodata.grid.unep.ch/">.</text:a><text:a xlink:type="simple" xlink:href="http://geodata.grid.unep.ch/">grid</text:a><text:a xlink:type="simple" xlink:href="http://geodata.grid.unep.ch/">.</text:a><text:a xlink:type="simple" xlink:href="http://geodata.grid.unep.ch/">unep</text:a><text:a xlink:type="simple" xlink:href="http://geodata.grid.unep.ch/">.</text:a><text:a xlink:type="simple" xlink:href="http://geodata.grid.unep.ch/">ch</text:a><text:a xlink:type="simple" xlink:href="http://geodata.grid.unep.ch/">/</text:a></text:p>
      <text:p text:style-name="P1"><text:tab/>more UN environmental data</text:p>
      <text:p text:style-name="P1"/>
      <text:p text:style-name="P1"><text:a xlink:type="simple" xlink:href="http://en.wikipedia.org/wiki/Crime_mapping">http</text:a><text:a xlink:type="simple" xlink:href="http://en.wikipedia.org/wiki/Crime_mapping">://</text:a><text:a xlink:type="simple" xlink:href="http://en.wikipedia.org/wiki/Crime_mapping">en</text:a><text:a xlink:type="simple" xlink:href="http://en.wikipedia.org/wiki/Crime_mapping">.</text:a><text:a xlink:type="simple" xlink:href="http://en.wikipedia.org/wiki/Crime_mapping">wikipedia</text:a><text:a xlink:type="simple" xlink:href="http://en.wikipedia.org/wiki/Crime_mapping">.</text:a><text:a xlink:type="simple" xlink:href="http://en.wikipedia.org/wiki/Crime_mapping">org</text:a><text:a xlink:type="simple" xlink:href="http://en.wikipedia.org/wiki/Crime_mapping">/</text:a><text:a xlink:type="simple" xlink:href="http://en.wikipedia.org/wiki/Crime_mapping">wiki</text:a><text:a xlink:type="simple" xlink:href="http://en.wikipedia.org/wiki/Crime_mapping">/</text:a><text:a xlink:type="simple" xlink:href="http://en.wikipedia.org/wiki/Crime_mapping">Crime</text:a><text:a xlink:type="simple" xlink:href="http://en.wikipedia.org/wiki/Crime_mapping">_</text:a><text:a xlink:type="simple" xlink:href="http://en.wikipedia.org/wiki/Crime_mapping">mapping</text:a></text:p>
      <text:p text:style-name="P1"><text:a xlink:type="simple" xlink:href="http://www.crimereports.com/">http</text:a><text:a xlink:type="simple" xlink:href="http://www.crimereports.com/">://</text:a><text:a xlink:type="simple" xlink:href="http://www.crimereports.com/">www</text:a><text:a xlink:type="simple" xlink:href="http://www.crimereports.com/">.</text:a><text:a xlink:type="simple" xlink:href="http://www.crimereports.com/">crimereports</text:a><text:a xlink:type="simple" xlink:href="http://www.crimereports.com/">.</text:a><text:a xlink:type="simple" xlink:href="http://www.crimereports.com/">com</text:a><text:a xlink:type="simple" xlink:href="http://www.crimereports.com/">/</text:a></text:p>
      <text:p text:style-name="P1"><text:a xlink:type="simple" xlink:href="http://www.crimemapping.com/">http</text:a><text:a xlink:type="simple" xlink:href="http://www.crimemapping.com/">://</text:a><text:a xlink:type="simple" xlink:href="http://www.crimemapping.com/">www</text:a><text:a xlink:type="simple" xlink:href="http://www.crimemapping.com/">.</text:a><text:a xlink:type="simple" xlink:href="http://www.crimemapping.com/">crimemapping</text:a><text:a xlink:type="simple" xlink:href="http://www.crimemapping.com/">.</text:a><text:a xlink:type="simple" xlink:href="http://www.crimemapping.com/">com</text:a><text:a xlink:type="simple" xlink:href="http://www.crimemapping.com/">/</text:a></text:p>
      <text:p text:style-name="P10"/>
      <text:p text:style-name="P10"/>
      <text:p text:style-name="P1"><text:a xlink:type="simple" xlink:href="http://www.google.com/publicdata/overview?ds=d5bncppjof8f9_">http</text:a><text:a xlink:type="simple" xlink:href="http://www.google.com/publicdata/overview?ds=d5bncppjof8f9_">://</text:a><text:a xlink:type="simple" xlink:href="http://www.google.com/publicdata/overview?ds=d5bncppjof8f9_">www</text:a><text:a xlink:type="simple" xlink:href="http://www.google.com/publicdata/overview?ds=d5bncppjof8f9_">.</text:a><text:a xlink:type="simple" xlink:href="http://www.google.com/publicdata/overview?ds=d5bncppjof8f9_">google</text:a><text:a xlink:type="simple" xlink:href="http://www.google.com/publicdata/overview?ds=d5bncppjof8f9_">.</text:a><text:a xlink:type="simple" xlink:href="http://www.google.com/publicdata/overview?ds=d5bncppjof8f9_">com</text:a><text:a xlink:type="simple" xlink:href="http://www.google.com/publicdata/overview?ds=d5bncppjof8f9_">/</text:a><text:a xlink:type="simple" xlink:href="http://www.google.com/publicdata/overview?ds=d5bncppjof8f9_">publicdata</text:a><text:a xlink:type="simple" xlink:href="http://www.google.com/publicdata/overview?ds=d5bncppjof8f9_">/</text:a><text:a xlink:type="simple" xlink:href="http://www.google.com/publicdata/overview?ds=d5bncppjof8f9_">overview</text:a><text:a xlink:type="simple" xlink:href="http://www.google.com/publicdata/overview?ds=d5bncppjof8f9_">?</text:a><text:a xlink:type="simple" xlink:href="http://www.google.com/publicdata/overview?ds=d5bncppjof8f9_">ds</text:a><text:a xlink:type="simple" xlink:href="http://www.google.com/publicdata/overview?ds=d5bncppjof8f9_">=</text:a><text:a xlink:type="simple" xlink:href="http://www.google.com/publicdata/overview?ds=d5bncppjof8f9_">d</text:a><text:a xlink:type="simple" xlink:href="http://www.google.com/publicdata/overview?ds=d5bncppjof8f9_">5</text:a><text:a xlink:type="simple" xlink:href="http://www.google.com/publicdata/overview?ds=d5bncppjof8f9_">bncppjof</text:a><text:a xlink:type="simple" xlink:href="http://www.google.com/publicdata/overview?ds=d5bncppjof8f9_">8</text:a><text:a xlink:type="simple" xlink:href="http://www.google.com/publicdata/overview?ds=d5bncppjof8f9_">f</text:a><text:a xlink:type="simple" xlink:href="http://www.google.com/publicdata/overview?ds=d5bncppjof8f9_">9_</text:a></text:p>
      <text:p text:style-name="P1"><text:a xlink:type="simple" xlink:href="http://data.worldbank.org/">http</text:a><text:a xlink:type="simple" xlink:href="http://data.worldbank.org/">://</text:a><text:a xlink:type="simple" xlink:href="http://data.worldbank.org/">data</text:a><text:a xlink:type="simple" xlink:href="http://data.worldbank.org/">.</text:a><text:a xlink:type="simple" xlink:href="http://data.worldbank.org/">worldbank</text:a><text:a xlink:type="simple" xlink:href="http://data.worldbank.org/">.</text:a><text:a xlink:type="simple" xlink:href="http://data.worldbank.org/">org</text:a><text:a xlink:type="simple" xlink:href="http://data.worldbank.org/">/</text:a></text:p>
      <text:p text:style-name="P1"><text:a xlink:type="simple" xlink:href="http://data.worldbank.org/indicator">http</text:a><text:a xlink:type="simple" xlink:href="http://data.worldbank.org/indicator">://</text:a><text:a xlink:type="simple" xlink:href="http://data.worldbank.org/indicator">data</text:a><text:a xlink:type="simple" xlink:href="http://data.worldbank.org/indicator">.</text:a><text:a xlink:type="simple" xlink:href="http://data.worldbank.org/indicator">worldbank</text:a><text:a xlink:type="simple" xlink:href="http://data.worldbank.org/indicator">.</text:a><text:a xlink:type="simple" xlink:href="http://data.worldbank.org/indicator">org</text:a><text:a xlink:type="simple" xlink:href="http://data.worldbank.org/indicator">/</text:a><text:a xlink:type="simple" xlink:href="http://data.worldbank.org/indicator">indicator</text:a><text:span text:style-name="T64"> (420 indicators)</text:span></text:p>
      <text:p text:style-name="P10"/>
      <text:p text:style-name="P10"/>
      <text:p text:style-name="P1"><text:span text:style-name="T19">NASA #OpenData: What Will YOU Create?:</text:span><text:a xlink:type="simple" xlink:href="http://www.rhok.org/node/2608"><text:span text:style-name="T65"> </text:span></text:a><text:a xlink:type="simple" xlink:href="http://www.rhok.org/node/2608">http</text:a><text:a xlink:type="simple" xlink:href="http://www.rhok.org/node/2608">://</text:a><text:a xlink:type="simple" xlink:href="http://www.rhok.org/node/2608">www</text:a><text:a xlink:type="simple" xlink:href="http://www.rhok.org/node/2608">.</text:a><text:a xlink:type="simple" xlink:href="http://www.rhok.org/node/2608">rhok</text:a><text:a xlink:type="simple" xlink:href="http://www.rhok.org/node/2608">.</text:a><text:a xlink:type="simple" xlink:href="http://www.rhok.org/node/2608">org</text:a><text:a xlink:type="simple" xlink:href="http://www.rhok.org/node/2608">/</text:a><text:a xlink:type="simple" xlink:href="http://www.rhok.org/node/2608">node</text:a><text:a xlink:type="simple" xlink:href="http://www.rhok.org/node/2608">/2608</text:a></text:p>
      <text:p text:style-name="P10"/>
      <text:p text:style-name="P10"/>
      <text:p text:style-name="P1"><text:a xlink:type="simple" xlink:href="https://www.opensource.gov/">https</text:a><text:a xlink:type="simple" xlink:href="https://www.opensource.gov/">://</text:a><text:a xlink:type="simple" xlink:href="https://www.opensource.gov/">www</text:a><text:a xlink:type="simple" xlink:href="https://www.opensource.gov/">.</text:a><text:a xlink:type="simple" xlink:href="https://www.opensource.gov/">opensource</text:a><text:a xlink:type="simple" xlink:href="https://www.opensource.gov/">.</text:a><text:a xlink:type="simple" xlink:href="https://www.opensource.gov/">gov</text:a><text:a xlink:type="simple" xlink:href="https://www.opensource.gov/">/</text:a></text:p>
      <text:p text:style-name="P1">The Open Source Center (OSC) is the US Government's premier provider of foreign open source intelligence</text:p>
      <text:p text:style-name="P54"><text:a xlink:type="simple" xlink:href="http://www.bbc.co.uk/news/technology-14841018">http</text:a><text:a xlink:type="simple" xlink:href="http://www.bbc.co.uk/news/technology-14841018">://</text:a><text:a xlink:type="simple" xlink:href="http://www.bbc.co.uk/news/technology-14841018">www</text:a><text:a xlink:type="simple" xlink:href="http://www.bbc.co.uk/news/technology-14841018">.</text:a><text:a xlink:type="simple" xlink:href="http://www.bbc.co.uk/news/technology-14841018">bbc</text:a><text:a xlink:type="simple" xlink:href="http://www.bbc.co.uk/news/technology-14841018">.</text:a><text:a xlink:type="simple" xlink:href="http://www.bbc.co.uk/news/technology-14841018">co</text:a><text:a xlink:type="simple" xlink:href="http://www.bbc.co.uk/news/technology-14841018">.</text:a><text:a xlink:type="simple" xlink:href="http://www.bbc.co.uk/news/technology-14841018">uk</text:a><text:a xlink:type="simple" xlink:href="http://www.bbc.co.uk/news/technology-14841018">/</text:a><text:a xlink:type="simple" xlink:href="http://www.bbc.co.uk/news/technology-14841018">news</text:a><text:a xlink:type="simple" xlink:href="http://www.bbc.co.uk/news/technology-14841018">/</text:a><text:a xlink:type="simple" xlink:href="http://www.bbc.co.uk/news/technology-14841018">technology</text:a><text:a xlink:type="simple" xlink:href="http://www.bbc.co.uk/news/technology-14841018">-14841018</text:a></text:p>
      <text:p text:style-name="P10"/>
      <text:h text:style-name="P81" text:outline-level="10"><text:soft-page-break/>Geological</text:h>
      <text:h text:style-name="P103" text:outline-level="10">SEIS</text:h>
      <text:p text:style-name="P1"><text:span text:style-name="T69">“</text:span><text:span text:style-name="T70">The Shared Environmental Information System (SEIS) is a collaborative initiative of the European Commission and the European Environment Agency (EEA). Its objective is to establish together with the Member States an integrated and shared EU-wide information system to simplify monitoring and reporting of environmental data and information.</text:span><text:span text:style-name="T69">”</text:span></text:p>
      <text:p text:style-name="P18"/>
      <text:p text:style-name="P49"><text:a xlink:type="simple" xlink:href="http://ec.europa.eu/environment/seis/newsletter/issue_003.html">http</text:a><text:a xlink:type="simple" xlink:href="http://ec.europa.eu/environment/seis/newsletter/issue_003.html">://</text:a><text:a xlink:type="simple" xlink:href="http://ec.europa.eu/environment/seis/newsletter/issue_003.html">ec</text:a><text:a xlink:type="simple" xlink:href="http://ec.europa.eu/environment/seis/newsletter/issue_003.html">.</text:a><text:a xlink:type="simple" xlink:href="http://ec.europa.eu/environment/seis/newsletter/issue_003.html">europa</text:a><text:a xlink:type="simple" xlink:href="http://ec.europa.eu/environment/seis/newsletter/issue_003.html">.</text:a><text:a xlink:type="simple" xlink:href="http://ec.europa.eu/environment/seis/newsletter/issue_003.html">eu</text:a><text:a xlink:type="simple" xlink:href="http://ec.europa.eu/environment/seis/newsletter/issue_003.html">/</text:a><text:a xlink:type="simple" xlink:href="http://ec.europa.eu/environment/seis/newsletter/issue_003.html">environment</text:a><text:a xlink:type="simple" xlink:href="http://ec.europa.eu/environment/seis/newsletter/issue_003.html">/</text:a><text:a xlink:type="simple" xlink:href="http://ec.europa.eu/environment/seis/newsletter/issue_003.html">seis</text:a><text:a xlink:type="simple" xlink:href="http://ec.europa.eu/environment/seis/newsletter/issue_003.html">/</text:a><text:a xlink:type="simple" xlink:href="http://ec.europa.eu/environment/seis/newsletter/issue_003.html">newsletter</text:a><text:a xlink:type="simple" xlink:href="http://ec.europa.eu/environment/seis/newsletter/issue_003.html">/</text:a><text:a xlink:type="simple" xlink:href="http://ec.europa.eu/environment/seis/newsletter/issue_003.html">issue</text:a><text:a xlink:type="simple" xlink:href="http://ec.europa.eu/environment/seis/newsletter/issue_003.html">_003.</text:a><text:a xlink:type="simple" xlink:href="http://ec.europa.eu/environment/seis/newsletter/issue_003.html">html</text:a></text:p>
      <text:p text:style-name="P11"/>
      <text:p text:style-name="P49"><text:span text:style-name="T71">This ‘system of systems’ will proactively link together existing and planned observing systems around the world and support the development of new systems where gaps currently exist. It will promote common technical standards so that data from the thousands of different instruments can be combined into coherent data sets. The ‘GEOPortal’ offers a single Internet access point for users seeking data, imagery and analytical software packages relevant to all parts of the globe. It connects users to existing data bases and portals and provides reliable, up-to-date and user friendly information – vital for the work of decision makers, planners and emergency managers. For users with limited or no access to the Internet, similar information is available via the ‘GEONETCast’ network of telecommunication satellites.</text:span></text:p>
      <text:p text:style-name="P19"/>
      <text:p text:style-name="P49"><text:a xlink:type="simple" xlink:href="http://www.earthobservations.org/geoss.shtml">http</text:a><text:a xlink:type="simple" xlink:href="http://www.earthobservations.org/geoss.shtml">://</text:a><text:a xlink:type="simple" xlink:href="http://www.earthobservations.org/geoss.shtml">www</text:a><text:a xlink:type="simple" xlink:href="http://www.earthobservations.org/geoss.shtml">.</text:a><text:a xlink:type="simple" xlink:href="http://www.earthobservations.org/geoss.shtml">earthobservations</text:a><text:a xlink:type="simple" xlink:href="http://www.earthobservations.org/geoss.shtml">.</text:a><text:a xlink:type="simple" xlink:href="http://www.earthobservations.org/geoss.shtml">org</text:a><text:a xlink:type="simple" xlink:href="http://www.earthobservations.org/geoss.shtml">/</text:a><text:a xlink:type="simple" xlink:href="http://www.earthobservations.org/geoss.shtml">geoss</text:a><text:a xlink:type="simple" xlink:href="http://www.earthobservations.org/geoss.shtml">.</text:a><text:a xlink:type="simple" xlink:href="http://www.earthobservations.org/geoss.shtml">shtml</text:a></text:p>
      <text:p text:style-name="P10"/>
      <text:p text:style-name="P49">Funding :<text:a xlink:type="simple" xlink:href="http://ec.europa.eu/environment/seis/funding.htm"> </text:a><text:a xlink:type="simple" xlink:href="http://ec.europa.eu/environment/seis/funding.htm">http</text:a><text:a xlink:type="simple" xlink:href="http://ec.europa.eu/environment/seis/funding.htm">://</text:a><text:a xlink:type="simple" xlink:href="http://ec.europa.eu/environment/seis/funding.htm">ec</text:a><text:a xlink:type="simple" xlink:href="http://ec.europa.eu/environment/seis/funding.htm">.</text:a><text:a xlink:type="simple" xlink:href="http://ec.europa.eu/environment/seis/funding.htm">europa</text:a><text:a xlink:type="simple" xlink:href="http://ec.europa.eu/environment/seis/funding.htm">.</text:a><text:a xlink:type="simple" xlink:href="http://ec.europa.eu/environment/seis/funding.htm">eu</text:a><text:a xlink:type="simple" xlink:href="http://ec.europa.eu/environment/seis/funding.htm">/</text:a><text:a xlink:type="simple" xlink:href="http://ec.europa.eu/environment/seis/funding.htm">environment</text:a><text:a xlink:type="simple" xlink:href="http://ec.europa.eu/environment/seis/funding.htm">/</text:a><text:a xlink:type="simple" xlink:href="http://ec.europa.eu/environment/seis/funding.htm">seis</text:a><text:a xlink:type="simple" xlink:href="http://ec.europa.eu/environment/seis/funding.htm">/</text:a><text:a xlink:type="simple" xlink:href="http://ec.europa.eu/environment/seis/funding.htm">funding</text:a><text:a xlink:type="simple" xlink:href="http://ec.europa.eu/environment/seis/funding.htm">.</text:a><text:a xlink:type="simple" xlink:href="http://ec.europa.eu/environment/seis/funding.htm">htm</text:a></text:p>
      <text:p text:style-name="P10"/>
      <text:p text:style-name="P1"><text:span text:style-name="T74">Ocean Buoys and Tsunamis</text:span></text:p>
      <text:p text:style-name="P1"><text:a xlink:type="simple" xlink:href="http://www.ndbc.noaa.gov/obs.shtml">http</text:a><text:a xlink:type="simple" xlink:href="http://www.ndbc.noaa.gov/obs.shtml">://</text:a><text:a xlink:type="simple" xlink:href="http://www.ndbc.noaa.gov/obs.shtml">www</text:a><text:a xlink:type="simple" xlink:href="http://www.ndbc.noaa.gov/obs.shtml">.</text:a><text:a xlink:type="simple" xlink:href="http://www.ndbc.noaa.gov/obs.shtml">ndbc</text:a><text:a xlink:type="simple" xlink:href="http://www.ndbc.noaa.gov/obs.shtml">.</text:a><text:a xlink:type="simple" xlink:href="http://www.ndbc.noaa.gov/obs.shtml">noaa</text:a><text:a xlink:type="simple" xlink:href="http://www.ndbc.noaa.gov/obs.shtml">.</text:a><text:a xlink:type="simple" xlink:href="http://www.ndbc.noaa.gov/obs.shtml">gov</text:a><text:a xlink:type="simple" xlink:href="http://www.ndbc.noaa.gov/obs.shtml">/</text:a><text:a xlink:type="simple" xlink:href="http://www.ndbc.noaa.gov/obs.shtml">obs</text:a><text:a xlink:type="simple" xlink:href="http://www.ndbc.noaa.gov/obs.shtml">.</text:a><text:a xlink:type="simple" xlink:href="http://www.ndbc.noaa.gov/obs.shtml">shtml</text:a></text:p>
      <text:p text:style-name="P12"/>
      <text:p text:style-name="P1"><text:span text:style-name="T74">Thematic Realtime Environmental Distributed Data Services: THREDDS</text:span></text:p>
      <text:p text:style-name="P1"><text:a xlink:type="simple" xlink:href="http://www.unidata.ucar.edu/projects/THREDDS/">http</text:a><text:a xlink:type="simple" xlink:href="http://www.unidata.ucar.edu/projects/THREDDS/">://</text:a><text:a xlink:type="simple" xlink:href="http://www.unidata.ucar.edu/projects/THREDDS/">www</text:a><text:a xlink:type="simple" xlink:href="http://www.unidata.ucar.edu/projects/THREDDS/">.</text:a><text:a xlink:type="simple" xlink:href="http://www.unidata.ucar.edu/projects/THREDDS/">unidata</text:a><text:a xlink:type="simple" xlink:href="http://www.unidata.ucar.edu/projects/THREDDS/">.</text:a><text:a xlink:type="simple" xlink:href="http://www.unidata.ucar.edu/projects/THREDDS/">ucar</text:a><text:a xlink:type="simple" xlink:href="http://www.unidata.ucar.edu/projects/THREDDS/">.</text:a><text:a xlink:type="simple" xlink:href="http://www.unidata.ucar.edu/projects/THREDDS/">edu</text:a><text:a xlink:type="simple" xlink:href="http://www.unidata.ucar.edu/projects/THREDDS/">/</text:a><text:a xlink:type="simple" xlink:href="http://www.unidata.ucar.edu/projects/THREDDS/">projects</text:a><text:a xlink:type="simple" xlink:href="http://www.unidata.ucar.edu/projects/THREDDS/">/</text:a><text:a xlink:type="simple" xlink:href="http://www.unidata.ucar.edu/projects/THREDDS/">THREDDS</text:a><text:a xlink:type="simple" xlink:href="http://www.unidata.ucar.edu/projects/THREDDS/">/</text:a></text:p>
      <text:p text:style-name="P12"/>
      <text:p text:style-name="P1"><text:span text:style-name="T74">NOAA Space Weather Alerts</text:span></text:p>
      <text:p text:style-name="P1"><text:a xlink:type="simple" xlink:href="http://www.swpc.noaa.gov/alerts/archive/current_month.html">http</text:a><text:a xlink:type="simple" xlink:href="http://www.swpc.noaa.gov/alerts/archive/current_month.html">://</text:a><text:a xlink:type="simple" xlink:href="http://www.swpc.noaa.gov/alerts/archive/current_month.html">www</text:a><text:a xlink:type="simple" xlink:href="http://www.swpc.noaa.gov/alerts/archive/current_month.html">.</text:a><text:a xlink:type="simple" xlink:href="http://www.swpc.noaa.gov/alerts/archive/current_month.html">swpc</text:a><text:a xlink:type="simple" xlink:href="http://www.swpc.noaa.gov/alerts/archive/current_month.html">.</text:a><text:a xlink:type="simple" xlink:href="http://www.swpc.noaa.gov/alerts/archive/current_month.html">noaa</text:a><text:a xlink:type="simple" xlink:href="http://www.swpc.noaa.gov/alerts/archive/current_month.html">.</text:a><text:a xlink:type="simple" xlink:href="http://www.swpc.noaa.gov/alerts/archive/current_month.html">gov</text:a><text:a xlink:type="simple" xlink:href="http://www.swpc.noaa.gov/alerts/archive/current_month.html">/</text:a><text:a xlink:type="simple" xlink:href="http://www.swpc.noaa.gov/alerts/archive/current_month.html">alerts</text:a><text:a xlink:type="simple" xlink:href="http://www.swpc.noaa.gov/alerts/archive/current_month.html">/</text:a><text:a xlink:type="simple" xlink:href="http://www.swpc.noaa.gov/alerts/archive/current_month.html">archive</text:a><text:a xlink:type="simple" xlink:href="http://www.swpc.noaa.gov/alerts/archive/current_month.html">/</text:a><text:a xlink:type="simple" xlink:href="http://www.swpc.noaa.gov/alerts/archive/current_month.html">current</text:a><text:a xlink:type="simple" xlink:href="http://www.swpc.noaa.gov/alerts/archive/current_month.html">_</text:a><text:a xlink:type="simple" xlink:href="http://www.swpc.noaa.gov/alerts/archive/current_month.html">month</text:a><text:a xlink:type="simple" xlink:href="http://www.swpc.noaa.gov/alerts/archive/current_month.html">.</text:a><text:a xlink:type="simple" xlink:href="http://www.swpc.noaa.gov/alerts/archive/current_month.html">html</text:a></text:p>
      <text:p text:style-name="P15"/>
      <text:p text:style-name="P1"><text:span text:style-name="T74">NOAA Space Weather Data</text:span></text:p>
      <text:p text:style-name="P1"><text:span text:style-name="T75">http://www.swpc.noaa.gov/ftpmenu/lists.html</text:span></text:p>
      <text:h text:style-name="P103" text:outline-level="10">Incidents</text:h>
      <text:p text:style-name="P1"><text:a xlink:type="simple" xlink:href="http://www.globalincidentmap.com/">http</text:a><text:a xlink:type="simple" xlink:href="http://www.globalincidentmap.com/">://</text:a><text:a xlink:type="simple" xlink:href="http://www.globalincidentmap.com/">www</text:a><text:a xlink:type="simple" xlink:href="http://www.globalincidentmap.com/">.</text:a><text:a xlink:type="simple" xlink:href="http://www.globalincidentmap.com/">globalincidentmap</text:a><text:a xlink:type="simple" xlink:href="http://www.globalincidentmap.com/">.</text:a><text:a xlink:type="simple" xlink:href="http://www.globalincidentmap.com/">com</text:a><text:a xlink:type="simple" xlink:href="http://www.globalincidentmap.com/">/</text:a></text:p>
      <text:p text:style-name="P2"><text:tab/></text:p>
      <text:p text:style-name="P2"><text:tab/><text:a xlink:type="simple" xlink:href="http://www.globalincidentmap.com/"> </text:a><text:a xlink:type="simple" xlink:href="http://www.globalincidentmap.com/">GlobalIncidentMap</text:a><text:a xlink:type="simple" xlink:href="http://www.globalincidentmap.com/">.</text:a><text:a xlink:type="simple" xlink:href="http://www.globalincidentmap.com/">com</text:a> <text:tab/><text:a xlink:type="simple" xlink:href="http://amberalerts.globalincidentmap.com/"> </text:a><text:a xlink:type="simple" xlink:href="http://amberalerts.globalincidentmap.com/">Amber</text:a><text:a xlink:type="simple" xlink:href="http://amberalerts.globalincidentmap.com/">-</text:a><text:a xlink:type="simple" xlink:href="http://amberalerts.globalincidentmap.com/">Alert</text:a><text:a xlink:type="simple" xlink:href="http://amberalerts.globalincidentmap.com/"> </text:a><text:a xlink:type="simple" xlink:href="http://amberalerts.globalincidentmap.com/">Map</text:a> <text:tab/><text:a xlink:type="simple" xlink:href="http://hazmat.globalincidentmap.com/"> </text:a><text:a xlink:type="simple" xlink:href="http://hazmat.globalincidentmap.com/">HAZMAT</text:a><text:a xlink:type="simple" xlink:href="http://hazmat.globalincidentmap.com/"> </text:a><text:a xlink:type="simple" xlink:href="http://hazmat.globalincidentmap.com/">Situations</text:a><text:a xlink:type="simple" xlink:href="http://hazmat.globalincidentmap.com/"> </text:a><text:a xlink:type="simple" xlink:href="http://hazmat.globalincidentmap.com/">Map</text:a> <text:tab/><text:a xlink:type="simple" xlink:href="http://fires.globalincidentmap.com/"> </text:a><text:a xlink:type="simple" xlink:href="http://fires.globalincidentmap.com/">Forest</text:a><text:a xlink:type="simple" xlink:href="http://fires.globalincidentmap.com/"> </text:a><text:a xlink:type="simple" xlink:href="http://fires.globalincidentmap.com/">Fires</text:a><text:a xlink:type="simple" xlink:href="http://fires.globalincidentmap.com/"> </text:a><text:a xlink:type="simple" xlink:href="http://fires.globalincidentmap.com/">Map</text:a> <text:tab/><text:a xlink:type="simple" xlink:href="http://outbreaks.globalincidentmap.com/"> </text:a><text:a xlink:type="simple" xlink:href="http://outbreaks.globalincidentmap.com/">Disease</text:a><text:a xlink:type="simple" xlink:href="http://outbreaks.globalincidentmap.com/"> </text:a><text:a xlink:type="simple" xlink:href="http://outbreaks.globalincidentmap.com/">Outbreaks</text:a><text:a xlink:type="simple" xlink:href="http://outbreaks.globalincidentmap.com/"> </text:a><text:a xlink:type="simple" xlink:href="http://outbreaks.globalincidentmap.com/">Map</text:a> <text:tab/> <text:tab/></text:p>
      <text:p text:style-name="P1"/>
      <text:p text:style-name="P2"><text:soft-page-break/><text:tab/><text:a xlink:type="simple" xlink:href="http://gangs.globalincidentmap.com/"> </text:a><text:a xlink:type="simple" xlink:href="http://gangs.globalincidentmap.com/">Gang</text:a><text:a xlink:type="simple" xlink:href="http://gangs.globalincidentmap.com/"> </text:a><text:a xlink:type="simple" xlink:href="http://gangs.globalincidentmap.com/">Activity</text:a><text:a xlink:type="simple" xlink:href="http://gangs.globalincidentmap.com/"> </text:a><text:a xlink:type="simple" xlink:href="http://gangs.globalincidentmap.com/">Map</text:a> <text:tab/><text:a xlink:type="simple" xlink:href="http://border.globalincidentmap.com/"> </text:a><text:a xlink:type="simple" xlink:href="http://border.globalincidentmap.com/">Border</text:a><text:a xlink:type="simple" xlink:href="http://border.globalincidentmap.com/"> </text:a><text:a xlink:type="simple" xlink:href="http://border.globalincidentmap.com/">Security</text:a><text:a xlink:type="simple" xlink:href="http://border.globalincidentmap.com/"> </text:a><text:a xlink:type="simple" xlink:href="http://border.globalincidentmap.com/">Issues</text:a> <text:tab/><text:a xlink:type="simple" xlink:href="http://president.globalincidentmap.com/"> </text:a><text:a xlink:type="simple" xlink:href="http://president.globalincidentmap.com/">Presidential</text:a><text:a xlink:type="simple" xlink:href="http://president.globalincidentmap.com/"> </text:a><text:a xlink:type="simple" xlink:href="http://president.globalincidentmap.com/">Threat</text:a><text:a xlink:type="simple" xlink:href="http://president.globalincidentmap.com/"> </text:a><text:a xlink:type="simple" xlink:href="http://president.globalincidentmap.com/">Map</text:a> <text:tab/><text:a xlink:type="simple" xlink:href="http://www.globalincidentmap.com/predictions.php"> </text:a><text:a xlink:type="simple" xlink:href="http://www.globalincidentmap.com/predictions.php">Terrorism</text:a><text:a xlink:type="simple" xlink:href="http://www.globalincidentmap.com/predictions.php"> </text:a><text:a xlink:type="simple" xlink:href="http://www.globalincidentmap.com/predictions.php">Event</text:a><text:a xlink:type="simple" xlink:href="http://www.globalincidentmap.com/predictions.php"> </text:a><text:a xlink:type="simple" xlink:href="http://www.globalincidentmap.com/predictions.php">Predictions</text:a> <text:tab/><text:a xlink:type="simple" xlink:href="http://quakes.globalincidentmap.com/"> </text:a><text:a xlink:type="simple" xlink:href="http://quakes.globalincidentmap.com/">New</text:a><text:a xlink:type="simple" xlink:href="http://quakes.globalincidentmap.com/"> - </text:a><text:a xlink:type="simple" xlink:href="http://quakes.globalincidentmap.com/">Quakes</text:a><text:a xlink:type="simple" xlink:href="http://quakes.globalincidentmap.com/"> </text:a><text:a xlink:type="simple" xlink:href="http://quakes.globalincidentmap.com/">Map</text:a> <text:tab/> <text:tab/></text:p>
      <text:p text:style-name="P1"/>
      <text:p text:style-name="P2"><text:tab/><text:a xlink:type="simple" xlink:href="http://drugs.globalincidentmap.com/"> </text:a><text:a xlink:type="simple" xlink:href="http://drugs.globalincidentmap.com/">Drug</text:a><text:a xlink:type="simple" xlink:href="http://drugs.globalincidentmap.com/"> </text:a><text:a xlink:type="simple" xlink:href="http://drugs.globalincidentmap.com/">Interdictions</text:a><text:a xlink:type="simple" xlink:href="http://drugs.globalincidentmap.com/"> </text:a><text:a xlink:type="simple" xlink:href="http://drugs.globalincidentmap.com/">Map</text:a> <text:tab/><text:a xlink:type="simple" xlink:href="http://aviation.globalincidentmap.com/"> </text:a><text:a xlink:type="simple" xlink:href="http://aviation.globalincidentmap.com/">Non</text:a><text:a xlink:type="simple" xlink:href="http://aviation.globalincidentmap.com/">-</text:a><text:a xlink:type="simple" xlink:href="http://aviation.globalincidentmap.com/">Terror</text:a><text:a xlink:type="simple" xlink:href="http://aviation.globalincidentmap.com/"> </text:a><text:a xlink:type="simple" xlink:href="http://aviation.globalincidentmap.com/">Aviation</text:a><text:a xlink:type="simple" xlink:href="http://aviation.globalincidentmap.com/"> </text:a><text:a xlink:type="simple" xlink:href="http://aviation.globalincidentmap.com/">Incidents</text:a> <text:tab/><text:a xlink:type="simple" xlink:href="http://food.globalincidentmap.com/"> </text:a><text:a xlink:type="simple" xlink:href="http://food.globalincidentmap.com/">NEW</text:a><text:a xlink:type="simple" xlink:href="http://food.globalincidentmap.com/"> - </text:a><text:a xlink:type="simple" xlink:href="http://food.globalincidentmap.com/">Food</text:a><text:a xlink:type="simple" xlink:href="http://food.globalincidentmap.com/">/</text:a><text:a xlink:type="simple" xlink:href="http://food.globalincidentmap.com/">Medicine</text:a><text:a xlink:type="simple" xlink:href="http://food.globalincidentmap.com/"> </text:a><text:a xlink:type="simple" xlink:href="http://food.globalincidentmap.com/">Incidents</text:a> <text:tab/><text:a xlink:type="simple" xlink:href="http://human.globalincidentmap.com/"> </text:a><text:a xlink:type="simple" xlink:href="http://human.globalincidentmap.com/">NEW</text:a><text:a xlink:type="simple" xlink:href="http://human.globalincidentmap.com/"> - </text:a><text:a xlink:type="simple" xlink:href="http://human.globalincidentmap.com/">Human</text:a><text:a xlink:type="simple" xlink:href="http://human.globalincidentmap.com/"> </text:a><text:a xlink:type="simple" xlink:href="http://human.globalincidentmap.com/">Trafficking</text:a> <text:tab/></text:p>
      <text:p text:style-name="P2"><text:tab/></text:p>
      <text:p text:style-name="P1"><text:span text:style-name="T74">Crisis Mappers</text:span></text:p>
      <text:p text:style-name="P1"><text:span text:style-name="T75">http://crisismappers.net</text:span></text:p>
      <text:h text:style-name="P80" text:outline-level="10">Water and food</text:h>
      <text:p text:style-name="P1">(availability of water, nutrients, and herbs)</text:p>
      <text:p text:style-name="P1"/>
      <text:p text:style-name="P1"><text:a xlink:type="simple" xlink:href="http://en.wikipedia.org/wiki/Foodshed">http</text:a><text:a xlink:type="simple" xlink:href="http://en.wikipedia.org/wiki/Foodshed">://</text:a><text:a xlink:type="simple" xlink:href="http://en.wikipedia.org/wiki/Foodshed">en</text:a><text:a xlink:type="simple" xlink:href="http://en.wikipedia.org/wiki/Foodshed">.</text:a><text:a xlink:type="simple" xlink:href="http://en.wikipedia.org/wiki/Foodshed">wikipedia</text:a><text:a xlink:type="simple" xlink:href="http://en.wikipedia.org/wiki/Foodshed">.</text:a><text:a xlink:type="simple" xlink:href="http://en.wikipedia.org/wiki/Foodshed">org</text:a><text:a xlink:type="simple" xlink:href="http://en.wikipedia.org/wiki/Foodshed">/</text:a><text:a xlink:type="simple" xlink:href="http://en.wikipedia.org/wiki/Foodshed">wiki</text:a><text:a xlink:type="simple" xlink:href="http://en.wikipedia.org/wiki/Foodshed">/</text:a><text:a xlink:type="simple" xlink:href="http://en.wikipedia.org/wiki/Foodshed">Foodshed</text:a></text:p>
      <text:p text:style-name="P10"/>
      <text:p text:style-name="P49"><text:span text:style-name="T19">Foodshed Mapping</text:span></text:p>
      <text:p text:style-name="P49">http://www.cals.cornell.edu/cals/css/extension/foodshed-mapping.cfm</text:p>
      <text:p text:style-name="P1"/>
      <text:h text:style-name="P80" text:outline-level="10">Shelter</text:h>
      <text:p text:style-name="P1">Availability of room to live and sleep</text:p>
      <text:p text:style-name="P1"/>
      <text:p text:style-name="P1"><text:span text:style-name="T19">Porches, Bridges &amp; Overpasses </text:span>(provide temporary shelter from precipitation)</text:p>
      <text:p text:style-name="P1"/>
      <text:h text:style-name="P80" text:outline-level="10">Hotels</text:h>
      <text:p text:style-name="P22"/>
      <text:p text:style-name="P1"><text:span text:style-name="T19">Humanitarian &amp; International Relief Organizations</text:span></text:p>
      <text:p text:style-name="P54"><text:a xlink:type="simple" xlink:href="http://en.wikipedia.org/wiki/Category:Humanitarian_aid_organizations">http</text:a><text:a xlink:type="simple" xlink:href="http://en.wikipedia.org/wiki/Category:Humanitarian_aid_organizations">://</text:a><text:a xlink:type="simple" xlink:href="http://en.wikipedia.org/wiki/Category:Humanitarian_aid_organizations">en</text:a><text:a xlink:type="simple" xlink:href="http://en.wikipedia.org/wiki/Category:Humanitarian_aid_organizations">.</text:a><text:a xlink:type="simple" xlink:href="http://en.wikipedia.org/wiki/Category:Humanitarian_aid_organizations">wikipedia</text:a><text:a xlink:type="simple" xlink:href="http://en.wikipedia.org/wiki/Category:Humanitarian_aid_organizations">.</text:a><text:a xlink:type="simple" xlink:href="http://en.wikipedia.org/wiki/Category:Humanitarian_aid_organizations">org</text:a><text:a xlink:type="simple" xlink:href="http://en.wikipedia.org/wiki/Category:Humanitarian_aid_organizations">/</text:a><text:a xlink:type="simple" xlink:href="http://en.wikipedia.org/wiki/Category:Humanitarian_aid_organizations">wiki</text:a><text:a xlink:type="simple" xlink:href="http://en.wikipedia.org/wiki/Category:Humanitarian_aid_organizations">/</text:a><text:a xlink:type="simple" xlink:href="http://en.wikipedia.org/wiki/Category:Humanitarian_aid_organizations">Category</text:a><text:a xlink:type="simple" xlink:href="http://en.wikipedia.org/wiki/Category:Humanitarian_aid_organizations">:</text:a><text:a xlink:type="simple" xlink:href="http://en.wikipedia.org/wiki/Category:Humanitarian_aid_organizations">Humanitarian</text:a><text:a xlink:type="simple" xlink:href="http://en.wikipedia.org/wiki/Category:Humanitarian_aid_organizations">_</text:a><text:a xlink:type="simple" xlink:href="http://en.wikipedia.org/wiki/Category:Humanitarian_aid_organizations">aid</text:a><text:a xlink:type="simple" xlink:href="http://en.wikipedia.org/wiki/Category:Humanitarian_aid_organizations">_</text:a><text:a xlink:type="simple" xlink:href="http://en.wikipedia.org/wiki/Category:Humanitarian_aid_organizations">organizations</text:a></text:p>
      <text:p text:style-name="P54">http://www.exploringabroad.com/humanitarian-org.htm</text:p>
      <text:p text:style-name="P1"/>
      <text:h text:style-name="P80" text:outline-level="10">Safety</text:h>
      <text:p text:style-name="P1">Crime and Violence</text:p>
      <text:h text:style-name="P104" text:outline-level="10">Crime</text:h>
      <text:p text:style-name="P1">http://en.wikipedia.org/wiki/Crime_mapping</text:p>
      <text:p text:style-name="P1"><text:soft-page-break/>https://www.crimereports.com/</text:p>
      <text:p text:style-name="P1"><text:a xlink:type="simple" xlink:href="http://en.wikipedia.org/wiki/CompStat">http</text:a><text:a xlink:type="simple" xlink:href="http://en.wikipedia.org/wiki/CompStat">://</text:a><text:a xlink:type="simple" xlink:href="http://en.wikipedia.org/wiki/CompStat">en</text:a><text:a xlink:type="simple" xlink:href="http://en.wikipedia.org/wiki/CompStat">.</text:a><text:a xlink:type="simple" xlink:href="http://en.wikipedia.org/wiki/CompStat">wikipedia</text:a><text:a xlink:type="simple" xlink:href="http://en.wikipedia.org/wiki/CompStat">.</text:a><text:a xlink:type="simple" xlink:href="http://en.wikipedia.org/wiki/CompStat">org</text:a><text:a xlink:type="simple" xlink:href="http://en.wikipedia.org/wiki/CompStat">/</text:a><text:a xlink:type="simple" xlink:href="http://en.wikipedia.org/wiki/CompStat">wiki</text:a><text:a xlink:type="simple" xlink:href="http://en.wikipedia.org/wiki/CompStat">/</text:a><text:a xlink:type="simple" xlink:href="http://en.wikipedia.org/wiki/CompStat">CompStat</text:a></text:p>
      <text:p text:style-name="P14"/>
      <text:h text:style-name="P104" text:outline-level="10">UFO Reports</text:h>
      <text:p text:style-name="P1"><text:a xlink:type="simple" xlink:href="http://www.mufon.com/mufonreports.html">http</text:a><text:a xlink:type="simple" xlink:href="http://www.mufon.com/mufonreports.html">://</text:a><text:a xlink:type="simple" xlink:href="http://www.mufon.com/mufonreports.html">www</text:a><text:a xlink:type="simple" xlink:href="http://www.mufon.com/mufonreports.html">.</text:a><text:a xlink:type="simple" xlink:href="http://www.mufon.com/mufonreports.html">mufon</text:a><text:a xlink:type="simple" xlink:href="http://www.mufon.com/mufonreports.html">.</text:a><text:a xlink:type="simple" xlink:href="http://www.mufon.com/mufonreports.html">com</text:a><text:a xlink:type="simple" xlink:href="http://www.mufon.com/mufonreports.html">/</text:a><text:a xlink:type="simple" xlink:href="http://www.mufon.com/mufonreports.html">mufonreports</text:a><text:a xlink:type="simple" xlink:href="http://www.mufon.com/mufonreports.html">.</text:a><text:a xlink:type="simple" xlink:href="http://www.mufon.com/mufonreports.html">html</text:a></text:p>
      <text:p text:style-name="P1"><text:a xlink:type="simple" xlink:href="http://www.ufostalker.com/?mufon=true">http</text:a><text:a xlink:type="simple" xlink:href="http://www.ufostalker.com/?mufon=true">://</text:a><text:a xlink:type="simple" xlink:href="http://www.ufostalker.com/?mufon=true">www</text:a><text:a xlink:type="simple" xlink:href="http://www.ufostalker.com/?mufon=true">.</text:a><text:a xlink:type="simple" xlink:href="http://www.ufostalker.com/?mufon=true">ufostalker</text:a><text:a xlink:type="simple" xlink:href="http://www.ufostalker.com/?mufon=true">.</text:a><text:a xlink:type="simple" xlink:href="http://www.ufostalker.com/?mufon=true">com</text:a><text:a xlink:type="simple" xlink:href="http://www.ufostalker.com/?mufon=true">/?</text:a><text:a xlink:type="simple" xlink:href="http://www.ufostalker.com/?mufon=true">mufon</text:a><text:a xlink:type="simple" xlink:href="http://www.ufostalker.com/?mufon=true">=</text:a><text:a xlink:type="simple" xlink:href="http://www.ufostalker.com/?mufon=true">true</text:a></text:p>
      <text:h text:style-name="P104" text:outline-level="10">Fire Protection</text:h>
      <text:p text:style-name="P24"/>
      <text:h text:style-name="P104" text:outline-level="10">Freedom and Human Rights</text:h>
      <text:p text:style-name="P24"/>
      <text:h text:style-name="P81" text:outline-level="10">Environment &amp; Pollution</text:h>
      <text:h text:style-name="P104" text:outline-level="10">Radiation and Nuclear Threats</text:h>
      <text:p text:style-name="P1"><text:a xlink:type="simple" xlink:href="http://en.wikipedia.org/wiki/Nuclear_decommissioning">http</text:a><text:a xlink:type="simple" xlink:href="http://en.wikipedia.org/wiki/Nuclear_decommissioning">://</text:a><text:a xlink:type="simple" xlink:href="http://en.wikipedia.org/wiki/Nuclear_decommissioning">en</text:a><text:a xlink:type="simple" xlink:href="http://en.wikipedia.org/wiki/Nuclear_decommissioning">.</text:a><text:a xlink:type="simple" xlink:href="http://en.wikipedia.org/wiki/Nuclear_decommissioning">wikipedia</text:a><text:a xlink:type="simple" xlink:href="http://en.wikipedia.org/wiki/Nuclear_decommissioning">.</text:a><text:a xlink:type="simple" xlink:href="http://en.wikipedia.org/wiki/Nuclear_decommissioning">org</text:a><text:a xlink:type="simple" xlink:href="http://en.wikipedia.org/wiki/Nuclear_decommissioning">/</text:a><text:a xlink:type="simple" xlink:href="http://en.wikipedia.org/wiki/Nuclear_decommissioning">wiki</text:a><text:a xlink:type="simple" xlink:href="http://en.wikipedia.org/wiki/Nuclear_decommissioning">/</text:a><text:a xlink:type="simple" xlink:href="http://en.wikipedia.org/wiki/Nuclear_decommissioning">Nuclear</text:a><text:a xlink:type="simple" xlink:href="http://en.wikipedia.org/wiki/Nuclear_decommissioning">_</text:a><text:a xlink:type="simple" xlink:href="http://en.wikipedia.org/wiki/Nuclear_decommissioning">decommissioning</text:a></text:p>
      <text:p text:style-name="P1">http://www.google.com/fusiontables/DataSource?dsrcid=579216&amp;search=nuclear&amp;cd=2</text:p>
      <text:p text:style-name="P1"/>
      <text:list xml:id="list1883007104341955585" text:style-name="LS66">
        <text:list-item>
          <text:p text:style-name="P133"><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list-item>
        <text:list-item>
          <text:p text:style-name="P133"><text:a xlink:type="simple" xlink:href="http://www.google.com/fusiontables/DataSource?dsrcid=578937&amp;search=nuclear&amp;cd=12">http</text:a><text:a xlink:type="simple" xlink:href="http://www.google.com/fusiontables/DataSource?dsrcid=578937&amp;search=nuclear&amp;cd=12">://</text:a><text:a xlink:type="simple" xlink:href="http://www.google.com/fusiontables/DataSource?dsrcid=578937&amp;search=nuclear&amp;cd=12">www</text:a><text:a xlink:type="simple" xlink:href="http://www.google.com/fusiontables/DataSource?dsrcid=578937&amp;search=nuclear&amp;cd=12">.</text:a><text:a xlink:type="simple" xlink:href="http://www.google.com/fusiontables/DataSource?dsrcid=578937&amp;search=nuclear&amp;cd=12">google</text:a><text:a xlink:type="simple" xlink:href="http://www.google.com/fusiontables/DataSource?dsrcid=578937&amp;search=nuclear&amp;cd=12">.</text:a><text:a xlink:type="simple" xlink:href="http://www.google.com/fusiontables/DataSource?dsrcid=578937&amp;search=nuclear&amp;cd=12">com</text:a><text:a xlink:type="simple" xlink:href="http://www.google.com/fusiontables/DataSource?dsrcid=578937&amp;search=nuclear&amp;cd=12">/</text:a><text:a xlink:type="simple" xlink:href="http://www.google.com/fusiontables/DataSource?dsrcid=578937&amp;search=nuclear&amp;cd=12">fusiontables</text:a><text:a xlink:type="simple" xlink:href="http://www.google.com/fusiontables/DataSource?dsrcid=578937&amp;search=nuclear&amp;cd=12">/</text:a><text:a xlink:type="simple" xlink:href="http://www.google.com/fusiontables/DataSource?dsrcid=578937&amp;search=nuclear&amp;cd=12">DataSource</text:a><text:a xlink:type="simple" xlink:href="http://www.google.com/fusiontables/DataSource?dsrcid=578937&amp;search=nuclear&amp;cd=12">?</text:a><text:a xlink:type="simple" xlink:href="http://www.google.com/fusiontables/DataSource?dsrcid=578937&amp;search=nuclear&amp;cd=12">dsrcid</text:a><text:a xlink:type="simple" xlink:href="http://www.google.com/fusiontables/DataSource?dsrcid=578937&amp;search=nuclear&amp;cd=12">=578937&amp;</text:a><text:a xlink:type="simple" xlink:href="http://www.google.com/fusiontables/DataSource?dsrcid=578937&amp;search=nuclear&amp;cd=12">search</text:a><text:a xlink:type="simple" xlink:href="http://www.google.com/fusiontables/DataSource?dsrcid=578937&amp;search=nuclear&amp;cd=12">=</text:a><text:a xlink:type="simple" xlink:href="http://www.google.com/fusiontables/DataSource?dsrcid=578937&amp;search=nuclear&amp;cd=12">nuclear</text:a><text:a xlink:type="simple" xlink:href="http://www.google.com/fusiontables/DataSource?dsrcid=578937&amp;search=nuclear&amp;cd=12">&amp;</text:a><text:a xlink:type="simple" xlink:href="http://www.google.com/fusiontables/DataSource?dsrcid=578937&amp;search=nuclear&amp;cd=12">cd</text:a><text:a xlink:type="simple" xlink:href="http://www.google.com/fusiontables/DataSource?dsrcid=578937&amp;search=nuclear&amp;cd=12">=12</text:a></text:p>
        </text:list-item>
      </text:list>
      <text:p text:style-name="P10"/>
      <text:p text:style-name="P10"/>
      <text:p text:style-name="P1"><text:span text:style-name="T19">IAEA Nuclear Facilities</text:span></text:p>
      <text:p text:style-name="P1"><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p text:style-name="P10"/>
      <text:p text:style-name="P1"><text:span text:style-name="T19">Europe Radiaton Network</text:span></text:p>
      <text:p text:style-name="P1">http://eurdep.jrc.ec.europa.eu/Basic/Pages/Public/Home/Default.aspx</text:p>
      <text:h text:style-name="P74" text:outline-level="10">MEXT</text:h>
      <text:p text:style-name="P1">http://orm.dip.jp/data/</text:p>
      <text:p text:style-name="P1"/>
      <text:p text:style-name="P1"><text:span text:style-name="T19">US Nuclear Regulatory Commision Event Reports</text:span></text:p>
      <text:p text:style-name="P1">http://www.nrc.gov/reading-rm/doc-collections/event-status/event/</text:p>
      <text:p text:style-name="P1"/>
      <text:p text:style-name="P1"><text:span text:style-name="T19">Toxic Release Inventory</text:span></text:p>
      <text:p text:style-name="P1"><text:a xlink:type="simple" xlink:href="http://www.epa.gov/tri/">http</text:a><text:a xlink:type="simple" xlink:href="http://www.epa.gov/tri/">://</text:a><text:a xlink:type="simple" xlink:href="http://www.epa.gov/tri/">www</text:a><text:a xlink:type="simple" xlink:href="http://www.epa.gov/tri/">.</text:a><text:a xlink:type="simple" xlink:href="http://www.epa.gov/tri/">epa</text:a><text:a xlink:type="simple" xlink:href="http://www.epa.gov/tri/">.</text:a><text:a xlink:type="simple" xlink:href="http://www.epa.gov/tri/">gov</text:a><text:a xlink:type="simple" xlink:href="http://www.epa.gov/tri/">/</text:a><text:a xlink:type="simple" xlink:href="http://www.epa.gov/tri/">tri</text:a><text:a xlink:type="simple" xlink:href="http://www.epa.gov/tri/">/</text:a></text:p>
      <text:p text:style-name="P10"><text:soft-page-break/></text:p>
      <text:p text:style-name="P1"><text:span text:style-name="T19">US Superfund Sites (Hazardous and Toxic Sites Needing to be Cleaned Up)</text:span></text:p>
      <text:p text:style-name="P1"><text:a xlink:type="simple" xlink:href="http://en.wikipedia.org/wiki/Superfund#Accessing_Superfund_data">http</text:a><text:a xlink:type="simple" xlink:href="http://en.wikipedia.org/wiki/Superfund#Accessing_Superfund_data">://</text:a><text:a xlink:type="simple" xlink:href="http://en.wikipedia.org/wiki/Superfund#Accessing_Superfund_data">en</text:a><text:a xlink:type="simple" xlink:href="http://en.wikipedia.org/wiki/Superfund#Accessing_Superfund_data">.</text:a><text:a xlink:type="simple" xlink:href="http://en.wikipedia.org/wiki/Superfund#Accessing_Superfund_data">wikipedia</text:a><text:a xlink:type="simple" xlink:href="http://en.wikipedia.org/wiki/Superfund#Accessing_Superfund_data">.</text:a><text:a xlink:type="simple" xlink:href="http://en.wikipedia.org/wiki/Superfund#Accessing_Superfund_data">org</text:a><text:a xlink:type="simple" xlink:href="http://en.wikipedia.org/wiki/Superfund#Accessing_Superfund_data">/</text:a><text:a xlink:type="simple" xlink:href="http://en.wikipedia.org/wiki/Superfund#Accessing_Superfund_data">wiki</text:a><text:a xlink:type="simple" xlink:href="http://en.wikipedia.org/wiki/Superfund#Accessing_Superfund_data">/</text:a><text:a xlink:type="simple" xlink:href="http://en.wikipedia.org/wiki/Superfund#Accessing_Superfund_data">Superfund</text:a><text:a xlink:type="simple" xlink:href="http://en.wikipedia.org/wiki/Superfund#Accessing_Superfund_data">#</text:a><text:a xlink:type="simple" xlink:href="http://en.wikipedia.org/wiki/Superfund#Accessing_Superfund_data">Accessing</text:a><text:a xlink:type="simple" xlink:href="http://en.wikipedia.org/wiki/Superfund#Accessing_Superfund_data">_</text:a><text:a xlink:type="simple" xlink:href="http://en.wikipedia.org/wiki/Superfund#Accessing_Superfund_data">Superfund</text:a><text:a xlink:type="simple" xlink:href="http://en.wikipedia.org/wiki/Superfund#Accessing_Superfund_data">_</text:a><text:a xlink:type="simple" xlink:href="http://en.wikipedia.org/wiki/Superfund#Accessing_Superfund_data">data</text:a></text:p>
      <text:p text:style-name="P10"/>
      <text:p text:style-name="P1"><text:span text:style-name="T19">WiFi Electrosmog</text:span></text:p>
      <text:p text:style-name="P1"><text:a xlink:type="simple" xlink:href="http://www.acousticecology.org/srwifi.html">http</text:a><text:a xlink:type="simple" xlink:href="http://www.acousticecology.org/srwifi.html">://</text:a><text:a xlink:type="simple" xlink:href="http://www.acousticecology.org/srwifi.html">www</text:a><text:a xlink:type="simple" xlink:href="http://www.acousticecology.org/srwifi.html">.</text:a><text:a xlink:type="simple" xlink:href="http://www.acousticecology.org/srwifi.html">acousticecology</text:a><text:a xlink:type="simple" xlink:href="http://www.acousticecology.org/srwifi.html">.</text:a><text:a xlink:type="simple" xlink:href="http://www.acousticecology.org/srwifi.html">org</text:a><text:a xlink:type="simple" xlink:href="http://www.acousticecology.org/srwifi.html">/</text:a><text:a xlink:type="simple" xlink:href="http://www.acousticecology.org/srwifi.html">srwifi</text:a><text:a xlink:type="simple" xlink:href="http://www.acousticecology.org/srwifi.html">.</text:a><text:a xlink:type="simple" xlink:href="http://www.acousticecology.org/srwifi.html">html</text:a></text:p>
      <text:p text:style-name="P1">meaningful application of googles horsepower on googles retracted wifi triangulation data</text:p>
      <text:p text:style-name="P1"/>
      <text:p text:style-name="P1"/>
      <text:p text:style-name="P1"><text:span text:style-name="T19">EPA Datasets</text:span></text:p>
      <text:p text:style-name="P1"><text:a xlink:type="simple" xlink:href="http://www.epa.gov/enviro/facts/ef_restful.html">http</text:a><text:a xlink:type="simple" xlink:href="http://www.epa.gov/enviro/facts/ef_restful.html">://</text:a><text:a xlink:type="simple" xlink:href="http://www.epa.gov/enviro/facts/ef_restful.html">www</text:a><text:a xlink:type="simple" xlink:href="http://www.epa.gov/enviro/facts/ef_restful.html">.</text:a><text:a xlink:type="simple" xlink:href="http://www.epa.gov/enviro/facts/ef_restful.html">epa</text:a><text:a xlink:type="simple" xlink:href="http://www.epa.gov/enviro/facts/ef_restful.html">.</text:a><text:a xlink:type="simple" xlink:href="http://www.epa.gov/enviro/facts/ef_restful.html">gov</text:a><text:a xlink:type="simple" xlink:href="http://www.epa.gov/enviro/facts/ef_restful.html">/</text:a><text:a xlink:type="simple" xlink:href="http://www.epa.gov/enviro/facts/ef_restful.html">enviro</text:a><text:a xlink:type="simple" xlink:href="http://www.epa.gov/enviro/facts/ef_restful.html">/</text:a><text:a xlink:type="simple" xlink:href="http://www.epa.gov/enviro/facts/ef_restful.html">facts</text:a><text:a xlink:type="simple" xlink:href="http://www.epa.gov/enviro/facts/ef_restful.html">/</text:a><text:a xlink:type="simple" xlink:href="http://www.epa.gov/enviro/facts/ef_restful.html">ef</text:a><text:a xlink:type="simple" xlink:href="http://www.epa.gov/enviro/facts/ef_restful.html">_</text:a><text:a xlink:type="simple" xlink:href="http://www.epa.gov/enviro/facts/ef_restful.html">restful</text:a><text:a xlink:type="simple" xlink:href="http://www.epa.gov/enviro/facts/ef_restful.html">.</text:a><text:a xlink:type="simple" xlink:href="http://www.epa.gov/enviro/facts/ef_restful.html">html</text:a></text:p>
      <text:h text:style-name="P103" text:outline-level="10">Pachube</text:h>
      <text:p text:style-name="P1">http://api.pachube.com/v2/feeds.xml?units=%C2%B5Sv/h&amp;per_page=2000&amp;order=created_at&amp;key=YOURKEYGOESHERE</text:p>
      <text:p text:style-name="P1">http://api.pachube.com/v2/feeds.xml?units=nGy/h&amp;per_page=2000&amp;order=created_at&amp;key=YOURKEYGOESHERE</text:p>
      <text:p text:style-name="P1"/>
      <text:p text:style-name="P1"><text:span text:style-name="T19">EPA Air Quality Reports</text:span></text:p>
      <text:p text:style-name="P1"><text:a xlink:type="simple" xlink:href="http://airnow.gov/">http</text:a><text:a xlink:type="simple" xlink:href="http://airnow.gov/">://</text:a><text:a xlink:type="simple" xlink:href="http://airnow.gov/">AirNow</text:a><text:a xlink:type="simple" xlink:href="http://airnow.gov/">.</text:a><text:a xlink:type="simple" xlink:href="http://airnow.gov/">gov</text:a></text:p>
      <text:p text:style-name="P1"><text:tab/>“NETA” Network?</text:p>
      <text:h text:style-name="P104" text:outline-level="10">FLEXPART Atmospheric Simulation</text:h>
      <text:p text:style-name="P1"><text:a xlink:type="simple" xlink:href="http://transport.nilu.no/flexpart">http</text:a><text:a xlink:type="simple" xlink:href="http://transport.nilu.no/flexpart">://</text:a><text:a xlink:type="simple" xlink:href="http://transport.nilu.no/flexpart">transport</text:a><text:a xlink:type="simple" xlink:href="http://transport.nilu.no/flexpart">.</text:a><text:a xlink:type="simple" xlink:href="http://transport.nilu.no/flexpart">nilu</text:a><text:a xlink:type="simple" xlink:href="http://transport.nilu.no/flexpart">.</text:a><text:a xlink:type="simple" xlink:href="http://transport.nilu.no/flexpart">no</text:a><text:a xlink:type="simple" xlink:href="http://transport.nilu.no/flexpart">/</text:a><text:a xlink:type="simple" xlink:href="http://transport.nilu.no/flexpart">flexpart</text:a></text:p>
      <text:p text:style-name="P10"/>
      <text:h text:style-name="P104" text:outline-level="10">Chemtrails</text:h>
      <text:p text:style-name="P1"><text:a xlink:type="simple" xlink:href="http://chemtrailsmap.com/">http</text:a><text:a xlink:type="simple" xlink:href="http://chemtrailsmap.com/">://</text:a><text:a xlink:type="simple" xlink:href="http://chemtrailsmap.com/">chemtrailsmap</text:a><text:a xlink:type="simple" xlink:href="http://chemtrailsmap.com/">.</text:a><text:a xlink:type="simple" xlink:href="http://chemtrailsmap.com/">com</text:a><text:a xlink:type="simple" xlink:href="http://chemtrailsmap.com/">/</text:a></text:p>
      <text:p text:style-name="P10"/>
      <text:h text:style-name="P104" text:outline-level="10">US Cell Towers</text:h>
      <text:p text:style-name="P1"><text:a xlink:type="simple" xlink:href="http://www.cellreception.com/towers/">http</text:a><text:a xlink:type="simple" xlink:href="http://www.cellreception.com/towers/">://</text:a><text:a xlink:type="simple" xlink:href="http://www.cellreception.com/towers/">www</text:a><text:a xlink:type="simple" xlink:href="http://www.cellreception.com/towers/">.</text:a><text:a xlink:type="simple" xlink:href="http://www.cellreception.com/towers/">cellreception</text:a><text:a xlink:type="simple" xlink:href="http://www.cellreception.com/towers/">.</text:a><text:a xlink:type="simple" xlink:href="http://www.cellreception.com/towers/">com</text:a><text:a xlink:type="simple" xlink:href="http://www.cellreception.com/towers/">/</text:a><text:a xlink:type="simple" xlink:href="http://www.cellreception.com/towers/">towers</text:a><text:a xlink:type="simple" xlink:href="http://www.cellreception.com/towers/">/</text:a></text:p>
      <text:p text:style-name="P10"/>
      <text:h text:style-name="P104" text:outline-level="10">Water Quality</text:h>
      <text:p text:style-name="P1"><text:a xlink:type="simple" xlink:href="http://waterdata.usgs.gov/nwis/qw">http</text:a><text:a xlink:type="simple" xlink:href="http://waterdata.usgs.gov/nwis/qw">://</text:a><text:a xlink:type="simple" xlink:href="http://waterdata.usgs.gov/nwis/qw">waterdata</text:a><text:a xlink:type="simple" xlink:href="http://waterdata.usgs.gov/nwis/qw">.</text:a><text:a xlink:type="simple" xlink:href="http://waterdata.usgs.gov/nwis/qw">usgs</text:a><text:a xlink:type="simple" xlink:href="http://waterdata.usgs.gov/nwis/qw">.</text:a><text:a xlink:type="simple" xlink:href="http://waterdata.usgs.gov/nwis/qw">gov</text:a><text:a xlink:type="simple" xlink:href="http://waterdata.usgs.gov/nwis/qw">/</text:a><text:a xlink:type="simple" xlink:href="http://waterdata.usgs.gov/nwis/qw">nwis</text:a><text:a xlink:type="simple" xlink:href="http://waterdata.usgs.gov/nwis/qw">/</text:a><text:a xlink:type="simple" xlink:href="http://waterdata.usgs.gov/nwis/qw">qw</text:a></text:p>
      <text:p text:style-name="P10"/>
      <text:h text:style-name="P104" text:outline-level="10">Hydrofracking</text:h>
      <text:p text:style-name="P1">http://www.hydraulicfracturingdisclosure.org/fracfocusfind/</text:p>
      <text:p text:style-name="P1"><text:soft-page-break/></text:p>
      <text:p text:style-name="P1"/>
      <text:h text:style-name="P80" text:outline-level="10">Energy</text:h>
      <text:p text:style-name="P1">Gas and Electricity</text:p>
      <text:p text:style-name="P1"/>
      <text:p text:style-name="P1"><text:a xlink:type="simple" xlink:href="http://nuclear.carboncapturereport.org/cgi-bin/topic">http</text:a><text:a xlink:type="simple" xlink:href="http://nuclear.carboncapturereport.org/cgi-bin/topic">://</text:a><text:a xlink:type="simple" xlink:href="http://nuclear.carboncapturereport.org/cgi-bin/topic">nuclear</text:a><text:a xlink:type="simple" xlink:href="http://nuclear.carboncapturereport.org/cgi-bin/topic">.</text:a><text:a xlink:type="simple" xlink:href="http://nuclear.carboncapturereport.org/cgi-bin/topic">carboncapturereport</text:a><text:a xlink:type="simple" xlink:href="http://nuclear.carboncapturereport.org/cgi-bin/topic">.</text:a><text:a xlink:type="simple" xlink:href="http://nuclear.carboncapturereport.org/cgi-bin/topic">org</text:a><text:a xlink:type="simple" xlink:href="http://nuclear.carboncapturereport.org/cgi-bin/topic">/</text:a><text:a xlink:type="simple" xlink:href="http://nuclear.carboncapturereport.org/cgi-bin/topic">cgi</text:a><text:a xlink:type="simple" xlink:href="http://nuclear.carboncapturereport.org/cgi-bin/topic">-</text:a><text:a xlink:type="simple" xlink:href="http://nuclear.carboncapturereport.org/cgi-bin/topic">bin</text:a><text:a xlink:type="simple" xlink:href="http://nuclear.carboncapturereport.org/cgi-bin/topic">/</text:a><text:a xlink:type="simple" xlink:href="http://nuclear.carboncapturereport.org/cgi-bin/topic">topic</text:a></text:p>
      <text:p text:style-name="P14"/>
      <text:p text:style-name="P14"/>
      <text:p text:style-name="P1"><text:span text:style-name="T19">Power Plants, Fuels &amp; Resources, Transmission, Consumers (cross-ref w/ Pollution)</text:span></text:p>
      <text:p text:style-name="P1"><text:a xlink:type="simple" xlink:href="http://globalenergyobservatory.org/select.php?tgl=Kml">http</text:a><text:a xlink:type="simple" xlink:href="http://globalenergyobservatory.org/select.php?tgl=Kml">://</text:a><text:a xlink:type="simple" xlink:href="http://globalenergyobservatory.org/select.php?tgl=Kml">globalenergyobservatory</text:a><text:a xlink:type="simple" xlink:href="http://globalenergyobservatory.org/select.php?tgl=Kml">.</text:a><text:a xlink:type="simple" xlink:href="http://globalenergyobservatory.org/select.php?tgl=Kml">org</text:a><text:a xlink:type="simple" xlink:href="http://globalenergyobservatory.org/select.php?tgl=Kml">/</text:a><text:a xlink:type="simple" xlink:href="http://globalenergyobservatory.org/select.php?tgl=Kml">select</text:a><text:a xlink:type="simple" xlink:href="http://globalenergyobservatory.org/select.php?tgl=Kml">.</text:a><text:a xlink:type="simple" xlink:href="http://globalenergyobservatory.org/select.php?tgl=Kml">php</text:a><text:a xlink:type="simple" xlink:href="http://globalenergyobservatory.org/select.php?tgl=Kml">?</text:a><text:a xlink:type="simple" xlink:href="http://globalenergyobservatory.org/select.php?tgl=Kml">tgl</text:a><text:a xlink:type="simple" xlink:href="http://globalenergyobservatory.org/select.php?tgl=Kml">=</text:a><text:a xlink:type="simple" xlink:href="http://globalenergyobservatory.org/select.php?tgl=Kml">Kml</text:a></text:p>
      <text:p text:style-name="P14"/>
      <text:p text:style-name="P1"><text:span text:style-name="T19">Realtime Power Outage Map (US)</text:span></text:p>
      <text:p text:style-name="P1"><text:a xlink:type="simple" xlink:href="http://outagecentral.com/">http</text:a><text:a xlink:type="simple" xlink:href="http://outagecentral.com/">://</text:a><text:a xlink:type="simple" xlink:href="http://outagecentral.com/">outagecentral</text:a><text:a xlink:type="simple" xlink:href="http://outagecentral.com/">.</text:a><text:a xlink:type="simple" xlink:href="http://outagecentral.com/">com</text:a><text:a xlink:type="simple" xlink:href="http://outagecentral.com/">/</text:a></text:p>
      <text:h text:style-name="P80" text:outline-level="10">Communication (Mail, Phone, Internet)</text:h>
      <text:p text:style-name="P22"/>
      <text:p text:style-name="P1"><text:span text:style-name="T19">Internet Traffic Report</text:span></text:p>
      <text:p text:style-name="P1">http://www.internettrafficreport.com</text:p>
      <text:p text:style-name="P1"/>
      <text:h text:style-name="P80" text:outline-level="10">Healthcare</text:h>
      <text:p text:style-name="P22"/>
      <text:h text:style-name="P105" text:outline-level="10"><text:span text:style-name="T8">Life Expectancy</text:span></text:h>
      <text:h text:style-name="P104" text:outline-level="10"><text:span text:style-name="T8">Addiction Mitigation</text:span></text:h>
      <text:p text:style-name="P1">(Substance Abuse, etc...)</text:p>
      <text:h text:style-name="P106" text:outline-level="10">Pharmacies</text:h>
      <text:h text:style-name="P106" text:outline-level="10">Hospitals</text:h>
      <text:h text:style-name="P103" text:outline-level="10">Doctors</text:h>
      <text:p text:style-name="P22"/>
      <text:h text:style-name="P103" text:outline-level="10"><text:soft-page-break/>Epidemiology</text:h>
      <text:p text:style-name="P1"><text:a xlink:type="simple" xlink:href="http://en.wikipedia.org/wiki/Cancer_cluster">http</text:a><text:a xlink:type="simple" xlink:href="http://en.wikipedia.org/wiki/Cancer_cluster">://</text:a><text:a xlink:type="simple" xlink:href="http://en.wikipedia.org/wiki/Cancer_cluster">en</text:a><text:a xlink:type="simple" xlink:href="http://en.wikipedia.org/wiki/Cancer_cluster">.</text:a><text:a xlink:type="simple" xlink:href="http://en.wikipedia.org/wiki/Cancer_cluster">wikipedia</text:a><text:a xlink:type="simple" xlink:href="http://en.wikipedia.org/wiki/Cancer_cluster">.</text:a><text:a xlink:type="simple" xlink:href="http://en.wikipedia.org/wiki/Cancer_cluster">org</text:a><text:a xlink:type="simple" xlink:href="http://en.wikipedia.org/wiki/Cancer_cluster">/</text:a><text:a xlink:type="simple" xlink:href="http://en.wikipedia.org/wiki/Cancer_cluster">wiki</text:a><text:a xlink:type="simple" xlink:href="http://en.wikipedia.org/wiki/Cancer_cluster">/</text:a><text:a xlink:type="simple" xlink:href="http://en.wikipedia.org/wiki/Cancer_cluster">Cancer</text:a><text:a xlink:type="simple" xlink:href="http://en.wikipedia.org/wiki/Cancer_cluster">_</text:a><text:a xlink:type="simple" xlink:href="http://en.wikipedia.org/wiki/Cancer_cluster">cluster</text:a></text:p>
      <text:p text:style-name="P1"><text:a xlink:type="simple" xlink:href="http://en.wikipedia.org/wiki/Biostatistics">http</text:a><text:a xlink:type="simple" xlink:href="http://en.wikipedia.org/wiki/Biostatistics">://</text:a><text:a xlink:type="simple" xlink:href="http://en.wikipedia.org/wiki/Biostatistics">en</text:a><text:a xlink:type="simple" xlink:href="http://en.wikipedia.org/wiki/Biostatistics">.</text:a><text:a xlink:type="simple" xlink:href="http://en.wikipedia.org/wiki/Biostatistics">wikipedia</text:a><text:a xlink:type="simple" xlink:href="http://en.wikipedia.org/wiki/Biostatistics">.</text:a><text:a xlink:type="simple" xlink:href="http://en.wikipedia.org/wiki/Biostatistics">org</text:a><text:a xlink:type="simple" xlink:href="http://en.wikipedia.org/wiki/Biostatistics">/</text:a><text:a xlink:type="simple" xlink:href="http://en.wikipedia.org/wiki/Biostatistics">wiki</text:a><text:a xlink:type="simple" xlink:href="http://en.wikipedia.org/wiki/Biostatistics">/</text:a><text:a xlink:type="simple" xlink:href="http://en.wikipedia.org/wiki/Biostatistics">Biostatistics</text:a></text:p>
      <text:p text:style-name="P1"><text:a xlink:type="simple" xlink:href="http://en.wikipedia.org/wiki/Cancer_epidemiology">http</text:a><text:a xlink:type="simple" xlink:href="http://en.wikipedia.org/wiki/Cancer_epidemiology">://</text:a><text:a xlink:type="simple" xlink:href="http://en.wikipedia.org/wiki/Cancer_epidemiology">en</text:a><text:a xlink:type="simple" xlink:href="http://en.wikipedia.org/wiki/Cancer_epidemiology">.</text:a><text:a xlink:type="simple" xlink:href="http://en.wikipedia.org/wiki/Cancer_epidemiology">wikipedia</text:a><text:a xlink:type="simple" xlink:href="http://en.wikipedia.org/wiki/Cancer_epidemiology">.</text:a><text:a xlink:type="simple" xlink:href="http://en.wikipedia.org/wiki/Cancer_epidemiology">org</text:a><text:a xlink:type="simple" xlink:href="http://en.wikipedia.org/wiki/Cancer_epidemiology">/</text:a><text:a xlink:type="simple" xlink:href="http://en.wikipedia.org/wiki/Cancer_epidemiology">wiki</text:a><text:a xlink:type="simple" xlink:href="http://en.wikipedia.org/wiki/Cancer_epidemiology">/</text:a><text:a xlink:type="simple" xlink:href="http://en.wikipedia.org/wiki/Cancer_epidemiology">Cancer</text:a><text:a xlink:type="simple" xlink:href="http://en.wikipedia.org/wiki/Cancer_epidemiology">_</text:a><text:a xlink:type="simple" xlink:href="http://en.wikipedia.org/wiki/Cancer_epidemiology">epidemiology</text:a></text:p>
      <text:p text:style-name="P10"/>
      <text:p text:style-name="P10"/>
      <text:h text:style-name="P80" text:outline-level="10">Childcare</text:h>
      <text:p text:style-name="P22"/>
      <text:h text:style-name="P80" text:outline-level="10">Employment</text:h>
      <text:p text:style-name="P1"><text:a xlink:type="simple" xlink:href="http://www.helpx.net/">http</text:a><text:a xlink:type="simple" xlink:href="http://www.helpx.net/">://</text:a><text:a xlink:type="simple" xlink:href="http://www.helpx.net/">www</text:a><text:a xlink:type="simple" xlink:href="http://www.helpx.net/">.</text:a><text:a xlink:type="simple" xlink:href="http://www.helpx.net/">helpx</text:a><text:a xlink:type="simple" xlink:href="http://www.helpx.net/">.</text:a><text:a xlink:type="simple" xlink:href="http://www.helpx.net/">net</text:a></text:p>
      <text:p text:style-name="P1"/>
      <text:h text:style-name="P81" text:outline-level="10">Education</text:h>
      <text:h text:style-name="P81" text:outline-level="10">Transportation</text:h>
      <text:h text:style-name="P81" text:outline-level="10">Sex</text:h>
      <text:h text:style-name="P81" text:outline-level="10"><text:span text:style-name="T76">Population size and demographics, ex: of members of specific gender per age</text:span></text:h>
      <text:h text:style-name="P80" text:outline-level="10">Waste Disposal</text:h>
      <text:p text:style-name="P1">Sewage, garbage collection</text:p>
      <text:h text:style-name="P81" text:outline-level="10">Economic, Financial, and Corporate</text:h>
      <text:h text:style-name="P80" text:outline-level="10"><text:span text:style-name="T76">Banks, ATM’s, Credit Unions</text:span></text:h>
      <text:p text:style-name="P1"/>
      <text:p text:style-name="P1"><text:a xlink:type="simple" xlink:href="http://www.neural-forecasting.com/neural_forecasting_data.htm">http</text:a><text:a xlink:type="simple" xlink:href="http://www.neural-forecasting.com/neural_forecasting_data.htm">://</text:a><text:a xlink:type="simple" xlink:href="http://www.neural-forecasting.com/neural_forecasting_data.htm">www</text:a><text:a xlink:type="simple" xlink:href="http://www.neural-forecasting.com/neural_forecasting_data.htm">.</text:a><text:a xlink:type="simple" xlink:href="http://www.neural-forecasting.com/neural_forecasting_data.htm">neural</text:a><text:a xlink:type="simple" xlink:href="http://www.neural-forecasting.com/neural_forecasting_data.htm">-</text:a><text:a xlink:type="simple" xlink:href="http://www.neural-forecasting.com/neural_forecasting_data.htm">forecasting</text:a><text:a xlink:type="simple" xlink:href="http://www.neural-forecasting.com/neural_forecasting_data.htm">.</text:a><text:a xlink:type="simple" xlink:href="http://www.neural-forecasting.com/neural_forecasting_data.htm">com</text:a><text:a xlink:type="simple" xlink:href="http://www.neural-forecasting.com/neural_forecasting_data.htm">/</text:a><text:a xlink:type="simple" xlink:href="http://www.neural-forecasting.com/neural_forecasting_data.htm">neural</text:a><text:a xlink:type="simple" xlink:href="http://www.neural-forecasting.com/neural_forecasting_data.htm">_</text:a><text:a xlink:type="simple" xlink:href="http://www.neural-forecasting.com/neural_forecasting_data.htm">forecasting</text:a><text:a xlink:type="simple" xlink:href="http://www.neural-forecasting.com/neural_forecasting_data.htm">_</text:a><text:a xlink:type="simple" xlink:href="http://www.neural-forecasting.com/neural_forecasting_data.htm">data</text:a><text:a xlink:type="simple" xlink:href="http://www.neural-forecasting.com/neural_forecasting_data.htm">.</text:a><text:a xlink:type="simple" xlink:href="http://www.neural-forecasting.com/neural_forecasting_data.htm">htm</text:a></text:p>
      <text:p text:style-name="P1"><text:span text:style-name="T77">Micro- and Macroeconomic Data</text:span></text:p>
      <text:p text:style-name="P1"><text:span text:style-name="T78">Three websites guide practitioners, researchers, and students to data. The data can be used for econometric methods or analogous situations, or to adjust data such as to account for inflation or population.</text:span></text:p>
      <text:p text:style-name="P26"/>
      <text:list xml:id="list4450363188819577684" text:style-name="LS67">
        <text:list-item>
          <text:p text:style-name="P134"><text:soft-page-break/><text:a xlink:type="simple" xlink:href="http://econdata.net/">EconData</text:a><text:a xlink:type="simple" xlink:href="http://econdata.net/">.</text:a><text:a xlink:type="simple" xlink:href="http://econdata.net/">Net</text:a><text:span text:style-name="T78"> provides access to regional, state, and local economic data. It is a comprehensive first stop for searching public and private data sources on the Web.</text:span></text:p>
        </text:list-item>
        <text:list-item>
          <text:p text:style-name="P134"><text:a xlink:type="simple" xlink:href="http://www.lib.umich.edu/govdocs/stats.html">Statistical</text:a><text:a xlink:type="simple" xlink:href="http://www.lib.umich.edu/govdocs/stats.html"> </text:a><text:a xlink:type="simple" xlink:href="http://www.lib.umich.edu/govdocs/stats.html">Resources</text:a><text:a xlink:type="simple" xlink:href="http://www.lib.umich.edu/govdocs/stats.html"> </text:a><text:a xlink:type="simple" xlink:href="http://www.lib.umich.edu/govdocs/stats.html">on</text:a><text:a xlink:type="simple" xlink:href="http://www.lib.umich.edu/govdocs/stats.html"> </text:a><text:a xlink:type="simple" xlink:href="http://www.lib.umich.edu/govdocs/stats.html">the</text:a><text:a xlink:type="simple" xlink:href="http://www.lib.umich.edu/govdocs/stats.html"> </text:a><text:a xlink:type="simple" xlink:href="http://www.lib.umich.edu/govdocs/stats.html">Web</text:a><text:span text:style-name="T78"> (University of Michigan) has a detailed A-Z index and provides thousands of links to sites in business, economics, transportation, weather, and 18 other areas.</text:span></text:p>
        </text:list-item>
        <text:list-item>
          <text:p text:style-name="P134"><text:a xlink:type="simple" xlink:href="http://odwin.ucsd.edu/idata/">Social</text:a><text:a xlink:type="simple" xlink:href="http://odwin.ucsd.edu/idata/"> </text:a><text:a xlink:type="simple" xlink:href="http://odwin.ucsd.edu/idata/">Science</text:a><text:a xlink:type="simple" xlink:href="http://odwin.ucsd.edu/idata/"> </text:a><text:a xlink:type="simple" xlink:href="http://odwin.ucsd.edu/idata/">Data</text:a><text:a xlink:type="simple" xlink:href="http://odwin.ucsd.edu/idata/"> </text:a><text:a xlink:type="simple" xlink:href="http://odwin.ucsd.edu/idata/">on</text:a><text:a xlink:type="simple" xlink:href="http://odwin.ucsd.edu/idata/"> </text:a><text:a xlink:type="simple" xlink:href="http://odwin.ucsd.edu/idata/">the</text:a><text:a xlink:type="simple" xlink:href="http://odwin.ucsd.edu/idata/"> </text:a><text:a xlink:type="simple" xlink:href="http://odwin.ucsd.edu/idata/">Net</text:a><text:span text:style-name="T78"> (University of California, San Diego) allows you to search the following sites. Much of the data can be downloaded.</text:span></text:p>
        </text:list-item>
      </text:list>
      <table:table table:name="Table20" table:style-name="Table20">
        <table:table-column table:style-name="Table20.A" table:number-columns-repeated="2"/>
        <table:table-row>
          <table:table-cell table:style-name="Table20.A1" office:value-type="string">
            <text:list xml:id="list784" text:style-name="LS67">
              <text:list-item>
                <text:p text:style-name="P212"/>
              </text:list-item>
              <text:list-item>
                <text:p text:style-name="P215"/>
                <text:list>
                  <text:list-item>
                    <text:p text:style-name="P199"><text:span text:style-name="T79">Census Bureau</text:span></text:p>
                  </text:list-item>
                  <text:list-item>
                    <text:p text:style-name="P199"><text:span text:style-name="T79">Data FERRET (Current Population Survey and related sources)</text:span></text:p>
                  </text:list-item>
                  <text:list-item>
                    <text:p text:style-name="P199"><text:span text:style-name="T79">FedStats (Statistics from 70 U.S. Federal Agencies)</text:span></text:p>
                  </text:list-item>
                </text:list>
              </text:list-item>
            </text:list>
          </table:table-cell>
          <table:table-cell table:style-name="Table20.A1" office:value-type="string">
            <text:list xml:id="list789" text:style-name="LS67">
              <text:list-item>
                <text:p text:style-name="P212"/>
              </text:list-item>
              <text:list-item>
                <text:p text:style-name="P212"/>
                <text:list>
                  <text:list-item>
                    <text:p text:style-name="P199"><text:span text:style-name="T79">ICPSR (Inter-University Consortium for Political and Social Research)</text:span></text:p>
                  </text:list-item>
                  <text:list-item>
                    <text:p text:style-name="P199"><text:span text:style-name="T79">Stat-USA (Current and historical financial and economic data</text:span></text:p>
                  </text:list-item>
                </text:list>
              </text:list-item>
            </text:list>
          </table:table-cell>
        </table:table-row>
      </table:table>
      <text:p text:style-name="P1"/>
      <text:p text:style-name="P1"/>
      <text:list xml:id="list746174565746682142" text:style-name="LS68">
        <text:list-item>
          <text:p text:style-name="P135"><text:span text:style-name="T78">The</text:span><text:a xlink:type="simple" xlink:href="http://www.phil.frb.org/econ/spf/spfpage.html"> </text:a><text:a xlink:type="simple" xlink:href="http://www.phil.frb.org/econ/spf/spfpage.html">Survey</text:a><text:a xlink:type="simple" xlink:href="http://www.phil.frb.org/econ/spf/spfpage.html"> </text:a><text:a xlink:type="simple" xlink:href="http://www.phil.frb.org/econ/spf/spfpage.html">of</text:a><text:a xlink:type="simple" xlink:href="http://www.phil.frb.org/econ/spf/spfpage.html"> </text:a><text:a xlink:type="simple" xlink:href="http://www.phil.frb.org/econ/spf/spfpage.html">Professional</text:a><text:a xlink:type="simple" xlink:href="http://www.phil.frb.org/econ/spf/spfpage.html"> </text:a><text:a xlink:type="simple" xlink:href="http://www.phil.frb.org/econ/spf/spfpage.html">Forecasters</text:a><text:span text:style-name="T78"> is a quarterly survey of macroeconomic forecasts.</text:span></text:p>
        </text:list-item>
        <text:list-item>
          <text:p text:style-name="P135"><text:span text:style-name="T78">The</text:span><text:a xlink:type="simple" xlink:href="http://www.tcb-indicators.org/"> </text:a><text:a xlink:type="simple" xlink:href="http://www.tcb-indicators.org/">Conference</text:a><text:a xlink:type="simple" xlink:href="http://www.tcb-indicators.org/"> </text:a><text:a xlink:type="simple" xlink:href="http://www.tcb-indicators.org/">Board</text:a><text:span text:style-name="T78"> provides economic and business cycle indicators.</text:span></text:p>
        </text:list-item>
        <text:list-item>
          <text:p text:style-name="P135"><text:span text:style-name="T78">US Macroeconomic data can be purchased from</text:span><text:a xlink:type="simple" xlink:href="http://www.usinfostore.com/"> </text:a><text:a xlink:type="simple" xlink:href="http://www.usinfostore.com/">USInfostore</text:a><text:a xlink:type="simple" xlink:href="http://www.usinfostore.com/">.</text:a><text:a xlink:type="simple" xlink:href="http://www.usinfostore.com/">com</text:a><text:span text:style-name="T78">.</text:span></text:p>
        </text:list-item>
        <text:list-item>
          <text:p text:style-name="P135"><text:span text:style-name="T78">Financial Data:<text:tab/>stock indices &amp; individual stocks</text:span><text:a xlink:type="simple" xlink:href="http://finance.yahoo.com/"> </text:a><text:a xlink:type="simple" xlink:href="http://finance.yahoo.com/">http</text:a><text:a xlink:type="simple" xlink:href="http://finance.yahoo.com/">://</text:a><text:a xlink:type="simple" xlink:href="http://finance.yahoo.com/">finance</text:a><text:a xlink:type="simple" xlink:href="http://finance.yahoo.com/">.</text:a><text:a xlink:type="simple" xlink:href="http://finance.yahoo.com/">yahoo</text:a><text:a xlink:type="simple" xlink:href="http://finance.yahoo.com/">.</text:a><text:a xlink:type="simple" xlink:href="http://finance.yahoo.com/">com</text:a><text:a xlink:type="simple" xlink:href="http://finance.yahoo.com/">/</text:a><text:span text:style-name="T78"> --&gt; historical prices by symbol</text:span></text:p>
        </text:list-item>
        <text:list-item>
          <text:p text:style-name="P135"><text:span text:style-name="T78">currencies:</text:span><text:a xlink:type="simple" xlink:href="http://fx.sauder.ubc.ca/"> </text:a><text:a xlink:type="simple" xlink:href="http://fx.sauder.ubc.ca/">http</text:a><text:a xlink:type="simple" xlink:href="http://fx.sauder.ubc.ca/">://</text:a><text:a xlink:type="simple" xlink:href="http://fx.sauder.ubc.ca/">fx</text:a><text:a xlink:type="simple" xlink:href="http://fx.sauder.ubc.ca/">.</text:a><text:a xlink:type="simple" xlink:href="http://fx.sauder.ubc.ca/">sauder</text:a><text:a xlink:type="simple" xlink:href="http://fx.sauder.ubc.ca/">.</text:a><text:a xlink:type="simple" xlink:href="http://fx.sauder.ubc.ca/">ubc</text:a><text:a xlink:type="simple" xlink:href="http://fx.sauder.ubc.ca/">.</text:a><text:a xlink:type="simple" xlink:href="http://fx.sauder.ubc.ca/">ca</text:a><text:a xlink:type="simple" xlink:href="http://fx.sauder.ubc.ca/">/</text:a><text:span text:style-name="T78"> <text:s/>---&gt; database retrieval</text:span></text:p>
        </text:list-item>
        <text:list-item>
          <text:p text:style-name="P135"><text:a xlink:type="simple" xlink:href="http://www.oanda.com/">http</text:a><text:a xlink:type="simple" xlink:href="http://www.oanda.com/">://</text:a><text:a xlink:type="simple" xlink:href="http://www.oanda.com/">www</text:a><text:a xlink:type="simple" xlink:href="http://www.oanda.com/">.</text:a><text:a xlink:type="simple" xlink:href="http://www.oanda.com/">oanda</text:a><text:a xlink:type="simple" xlink:href="http://www.oanda.com/">.</text:a><text:a xlink:type="simple" xlink:href="http://www.oanda.com/">com</text:a><text:a xlink:type="simple" xlink:href="http://www.oanda.com/">/</text:a><text:span text:style-name="T78"> <text:s/>--&gt; FXHistory</text:span></text:p>
        </text:list-item>
      </text:list>
      <text:p text:style-name="P26"/>
      <text:p text:style-name="P26"/>
      <text:h text:style-name="P104" text:outline-level="10"><text:span text:style-name="T8">TheyRule.net Data Sources</text:span></text:h>
      <text:p text:style-name="P22"/>
      <text:p text:style-name="P1"><text:a xlink:type="simple" xlink:href="http://theyrule.net/drupal/content/transnationaleorg-0">Transnationale</text:a><text:a xlink:type="simple" xlink:href="http://theyrule.net/drupal/content/transnationaleorg-0">.</text:a><text:a xlink:type="simple" xlink:href="http://theyrule.net/drupal/content/transnationaleorg-0">org</text:a></text:p>
      <text:p text:style-name="P1">Sunday, March 7, 2010 - 09:43</text:p>
      <text:p text:style-name="P1">If you want to find out what company owns a brand -<text:a xlink:type="simple" xlink:href="http://www.transnationale.org/"> </text:a><text:a xlink:type="simple" xlink:href="http://www.transnationale.org/">transnationale</text:a><text:a xlink:type="simple" xlink:href="http://www.transnationale.org/">.</text:a><text:a xlink:type="simple" xlink:href="http://www.transnationale.org/">org</text:a> is a prime place to check. It is an extensive database that not only tracks the brand ownership of multinationals but also connects them to environmental and labor violations.</text:p>
      <text:p text:style-name="P1"><text:a xlink:type="simple" xlink:href="http://theyrule.net/drupal/content/transnationaleorg-0">Full</text:a><text:a xlink:type="simple" xlink:href="http://theyrule.net/drupal/content/transnationaleorg-0"> </text:a><text:a xlink:type="simple" xlink:href="http://theyrule.net/drupal/content/transnationaleorg-0">post</text:a></text:p>
      <text:p text:style-name="P14"/>
      <text:p text:style-name="P1"><text:a xlink:type="simple" xlink:href="http://theyrule.net/drupal/content/interactive-political-map-west-bank">Interactive</text:a><text:a xlink:type="simple" xlink:href="http://theyrule.net/drupal/content/interactive-political-map-west-bank"> </text:a><text:a xlink:type="simple" xlink:href="http://theyrule.net/drupal/content/interactive-political-map-west-bank">political</text:a><text:a xlink:type="simple" xlink:href="http://theyrule.net/drupal/content/interactive-political-map-west-bank"> </text:a><text:a xlink:type="simple" xlink:href="http://theyrule.net/drupal/content/interactive-political-map-west-bank">map</text:a><text:a xlink:type="simple" xlink:href="http://theyrule.net/drupal/content/interactive-political-map-west-bank"> </text:a><text:a xlink:type="simple" xlink:href="http://theyrule.net/drupal/content/interactive-political-map-west-bank">of</text:a><text:a xlink:type="simple" xlink:href="http://theyrule.net/drupal/content/interactive-political-map-west-bank"> </text:a><text:a xlink:type="simple" xlink:href="http://theyrule.net/drupal/content/interactive-political-map-west-bank">the</text:a><text:a xlink:type="simple" xlink:href="http://theyrule.net/drupal/content/interactive-political-map-west-bank"> </text:a><text:a xlink:type="simple" xlink:href="http://theyrule.net/drupal/content/interactive-political-map-west-bank">West</text:a><text:a xlink:type="simple" xlink:href="http://theyrule.net/drupal/content/interactive-political-map-west-bank"> </text:a><text:a xlink:type="simple" xlink:href="http://theyrule.net/drupal/content/interactive-political-map-west-bank">Bank</text:a></text:p>
      <text:p text:style-name="P1">Tuesday, September 16, 2008 - 23:00</text:p>
      <text:p text:style-name="P1">This<text:a xlink:type="simple" xlink:href="http://www.guardian.co.uk/world/interactive/2008/sep/11/israelandthepalestinians"> </text:a><text:a xlink:type="simple" xlink:href="http://www.guardian.co.uk/world/interactive/2008/sep/11/israelandthepalestinians">Guardian</text:a><text:a xlink:type="simple" xlink:href="http://www.guardian.co.uk/world/interactive/2008/sep/11/israelandthepalestinians"> </text:a><text:a xlink:type="simple" xlink:href="http://www.guardian.co.uk/world/interactive/2008/sep/11/israelandthepalestinians">interactive</text:a><text:a xlink:type="simple" xlink:href="http://www.guardian.co.uk/world/interactive/2008/sep/11/israelandthepalestinians"> </text:a><text:a xlink:type="simple" xlink:href="http://www.guardian.co.uk/world/interactive/2008/sep/11/israelandthepalestinians">map</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occupation</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West</text:a><text:a xlink:type="simple" xlink:href="http://www.guardian.co.uk/world/interactive/2008/sep/11/israelandthepalestinians"> </text:a><text:a xlink:type="simple" xlink:href="http://www.guardian.co.uk/world/interactive/2008/sep/11/israelandthepalestinians">Bank</text:a> is a beautiful exposition of the extent of the occupation. It leads the viewer through a series of clicks which turn on map elements revealing the dominance of the Israeli occupation one aspect at a time.</text:p>
      <text:p text:style-name="P1"><text:a xlink:type="simple" xlink:href="http://theyrule.net/drupal/content/interactive-political-map-west-bank">Full</text:a><text:a xlink:type="simple" xlink:href="http://theyrule.net/drupal/content/interactive-political-map-west-bank"> </text:a><text:a xlink:type="simple" xlink:href="http://theyrule.net/drupal/content/interactive-political-map-west-bank">post</text:a></text:p>
      <text:p text:style-name="P14"/>
      <text:p text:style-name="P1"><text:a xlink:type="simple" xlink:href="http://theyrule.net/drupal/content/number-wont-get-any-smaller">A</text:a><text:a xlink:type="simple" xlink:href="http://theyrule.net/drupal/content/number-wont-get-any-smaller"> </text:a><text:a xlink:type="simple" xlink:href="http://theyrule.net/drupal/content/number-wont-get-any-smaller">number</text:a><text:a xlink:type="simple" xlink:href="http://theyrule.net/drupal/content/number-wont-get-any-smaller"> </text:a><text:a xlink:type="simple" xlink:href="http://theyrule.net/drupal/content/number-wont-get-any-smaller">that</text:a><text:a xlink:type="simple" xlink:href="http://theyrule.net/drupal/content/number-wont-get-any-smaller"> </text:a><text:a xlink:type="simple" xlink:href="http://theyrule.net/drupal/content/number-wont-get-any-smaller">won</text:a><text:a xlink:type="simple" xlink:href="http://theyrule.net/drupal/content/number-wont-get-any-smaller">'</text:a><text:a xlink:type="simple" xlink:href="http://theyrule.net/drupal/content/number-wont-get-any-smaller">t</text:a><text:a xlink:type="simple" xlink:href="http://theyrule.net/drupal/content/number-wont-get-any-smaller"> </text:a><text:a xlink:type="simple" xlink:href="http://theyrule.net/drupal/content/number-wont-get-any-smaller">get</text:a><text:a xlink:type="simple" xlink:href="http://theyrule.net/drupal/content/number-wont-get-any-smaller"> </text:a><text:a xlink:type="simple" xlink:href="http://theyrule.net/drupal/content/number-wont-get-any-smaller">any</text:a><text:a xlink:type="simple" xlink:href="http://theyrule.net/drupal/content/number-wont-get-any-smaller"> </text:a><text:a xlink:type="simple" xlink:href="http://theyrule.net/drupal/content/number-wont-get-any-smaller">smaller</text:a></text:p>
      <text:p text:style-name="P1">Wednesday, October 3, 2007 - 23:00</text:p>
      <text:p text:style-name="P1"><text:soft-page-break/><text:a xlink:type="simple" xlink:href="http://theyrule.net/drupal/content/number-wont-get-any-smaller">Full</text:a><text:a xlink:type="simple" xlink:href="http://theyrule.net/drupal/content/number-wont-get-any-smaller"> </text:a><text:a xlink:type="simple" xlink:href="http://theyrule.net/drupal/content/number-wont-get-any-smaller">post</text:a></text:p>
      <text:p text:style-name="P14"/>
      <text:p text:style-name="P1"><text:a xlink:type="simple" xlink:href="http://theyrule.net/drupal/content/corporate-collective-consciousness">Corporate</text:a><text:a xlink:type="simple" xlink:href="http://theyrule.net/drupal/content/corporate-collective-consciousness"> </text:a><text:a xlink:type="simple" xlink:href="http://theyrule.net/drupal/content/corporate-collective-consciousness">Collective</text:a><text:a xlink:type="simple" xlink:href="http://theyrule.net/drupal/content/corporate-collective-consciousness"> </text:a><text:a xlink:type="simple" xlink:href="http://theyrule.net/drupal/content/corporate-collective-consciousness">Consciousness</text:a></text:p>
      <text:p text:style-name="P1">Monday, August 13, 2007 - 23:00</text:p>
      <text:p text:style-name="P1">Isn't it lovely that corpoations, basically people like the rest of us, can edit wikipedia. Use<text:a xlink:type="simple" xlink:href="http://wikiscanner.virgil.gr/"> </text:a><text:a xlink:type="simple" xlink:href="http://wikiscanner.virgil.gr/">Wiki</text:a><text:a xlink:type="simple" xlink:href="http://wikiscanner.virgil.gr/"> </text:a><text:a xlink:type="simple" xlink:href="http://wikiscanner.virgil.gr/">Scanner</text:a> to see what your least favorite Fortune 500 company has been using their free speech for.</text:p>
      <text:p text:style-name="P1"><text:a xlink:type="simple" xlink:href="http://theyrule.net/drupal/content/corporate-collective-consciousness">Full</text:a><text:a xlink:type="simple" xlink:href="http://theyrule.net/drupal/content/corporate-collective-consciousness"> </text:a><text:a xlink:type="simple" xlink:href="http://theyrule.net/drupal/content/corporate-collective-consciousness">post</text:a></text:p>
      <text:p text:style-name="P14"/>
      <text:p text:style-name="P1"><text:a xlink:type="simple" xlink:href="http://theyrule.net/drupal/content/wheresgeorgecom-money-and-epidemics">wheresgeorge</text:a><text:a xlink:type="simple" xlink:href="http://theyrule.net/drupal/content/wheresgeorgecom-money-and-epidemics">.</text:a><text:a xlink:type="simple" xlink:href="http://theyrule.net/drupal/content/wheresgeorgecom-money-and-epidemics">com</text:a><text:a xlink:type="simple" xlink:href="http://theyrule.net/drupal/content/wheresgeorgecom-money-and-epidemics"> - </text:a><text:a xlink:type="simple" xlink:href="http://theyrule.net/drupal/content/wheresgeorgecom-money-and-epidemics">money</text:a><text:a xlink:type="simple" xlink:href="http://theyrule.net/drupal/content/wheresgeorgecom-money-and-epidemics"> </text:a><text:a xlink:type="simple" xlink:href="http://theyrule.net/drupal/content/wheresgeorgecom-money-and-epidemics">and</text:a><text:a xlink:type="simple" xlink:href="http://theyrule.net/drupal/content/wheresgeorgecom-money-and-epidemics"> </text:a><text:a xlink:type="simple" xlink:href="http://theyrule.net/drupal/content/wheresgeorgecom-money-and-epidemics">epidemics</text:a></text:p>
      <text:p text:style-name="P1">Tuesday, January 31, 2006 - 00:00</text:p>
      <text:p text:style-name="P1">So it turns out money is like a disease!</text:p>
      <text:p text:style-name="P1">"Using a<text:a xlink:type="simple" xlink:href="http://www.wheresgeorge.com/"> </text:a><text:a xlink:type="simple" xlink:href="http://www.wheresgeorge.com/">popular</text:a><text:a xlink:type="simple" xlink:href="http://www.wheresgeorge.com/"> </text:a><text:a xlink:type="simple" xlink:href="http://www.wheresgeorge.com/">internet</text:a><text:a xlink:type="simple" xlink:href="http://www.wheresgeorge.com/"> </text:a><text:a xlink:type="simple" xlink:href="http://www.wheresgeorge.com/">game</text:a> that traces the travels of dollar bills, scientists have unveiled statistical laws of human travel in the United States, and developed a mathematical description that can be used to model the spread of infectious disease in this country. This model is considered a breakthrough in the field."<text:a xlink:type="simple" xlink:href="http://www.eurekalert.org/pub_releases/2006-01/uoc--igp012406.php"> </text:a><text:a xlink:type="simple" xlink:href="http://www.eurekalert.org/pub_releases/2006-01/uoc--igp012406.php">Read</text:a><text:a xlink:type="simple" xlink:href="http://www.eurekalert.org/pub_releases/2006-01/uoc--igp012406.php"> </text:a><text:a xlink:type="simple" xlink:href="http://www.eurekalert.org/pub_releases/2006-01/uoc--igp012406.php">the</text:a><text:a xlink:type="simple" xlink:href="http://www.eurekalert.org/pub_releases/2006-01/uoc--igp012406.php"> </text:a><text:a xlink:type="simple" xlink:href="http://www.eurekalert.org/pub_releases/2006-01/uoc--igp012406.php">full</text:a><text:a xlink:type="simple" xlink:href="http://www.eurekalert.org/pub_releases/2006-01/uoc--igp012406.php"> </text:a><text:a xlink:type="simple" xlink:href="http://www.eurekalert.org/pub_releases/2006-01/uoc--igp012406.php">article</text:a><text:a xlink:type="simple" xlink:href="http://www.eurekalert.org/pub_releases/2006-01/uoc--igp012406.php"> </text:a><text:a xlink:type="simple" xlink:href="http://www.eurekalert.org/pub_releases/2006-01/uoc--igp012406.php">here</text:a><text:a xlink:type="simple" xlink:href="http://www.eurekalert.org/pub_releases/2006-01/uoc--igp012406.php">.</text:a> From<text:a xlink:type="simple" xlink:href="http://www.insna.org/"> </text:a><text:a xlink:type="simple" xlink:href="http://www.insna.org/"><text:span text:style-name="T11">SOCNET</text:span></text:a>.</text:p>
      <text:p text:style-name="P1"><text:a xlink:type="simple" xlink:href="http://theyrule.net/drupal/content/wheresgeorgecom-money-and-epidemics">Full</text:a><text:a xlink:type="simple" xlink:href="http://theyrule.net/drupal/content/wheresgeorgecom-money-and-epidemics"> </text:a><text:a xlink:type="simple" xlink:href="http://theyrule.net/drupal/content/wheresgeorgecom-money-and-epidemics">post</text:a></text:p>
      <text:p text:style-name="P14"/>
      <text:p text:style-name="P1"><text:a xlink:type="simple" xlink:href="http://theyrule.net/drupal/content/cryptome"><text:span text:style-name="T11">Cryptome</text:span></text:a></text:p>
      <text:p text:style-name="P1">Monday, January 2, 2006 - 00:00</text:p>
      <text:p text:style-name="P1">Boing Boing had a<text:a xlink:type="simple" xlink:href="http://cryptome.org/mil-dead-iqw.htm"> </text:a><text:a xlink:type="simple" xlink:href="http://cryptome.org/mil-dead-iqw.htm"><text:span text:style-name="T11">link</text:span></text:a> to Cryptome<text:a xlink:type="simple" xlink:href="http://cryptome.org/"> </text:a><text:a xlink:type="simple" xlink:href="http://cryptome.org/"><text:span text:style-name="T11">Cryptome</text:span></text:a> this morning. According to<text:a xlink:type="simple" xlink:href="http://en.wikipedia.org/wiki/Cryptome"> </text:a><text:a xlink:type="simple" xlink:href="http://en.wikipedia.org/wiki/Cryptome"><text:span text:style-name="T11">Wikipedia</text:span></text:a> Cryptome is: "a controversial website, hosted in the United States by its owner John Young, that functions as a repository for information that is prohibited or suppressed by various governments."</text:p>
      <text:p text:style-name="P1"><text:a xlink:type="simple" xlink:href="http://theyrule.net/drupal/content/cryptome">Full</text:a><text:a xlink:type="simple" xlink:href="http://theyrule.net/drupal/content/cryptome"> </text:a><text:a xlink:type="simple" xlink:href="http://theyrule.net/drupal/content/cryptome">post</text:a></text:p>
      <text:p text:style-name="P14"/>
      <text:p text:style-name="P1"><text:a xlink:type="simple" xlink:href="http://theyrule.net/drupal/content/disappeared-america">Disappeared</text:a><text:a xlink:type="simple" xlink:href="http://theyrule.net/drupal/content/disappeared-america"> </text:a><text:a xlink:type="simple" xlink:href="http://theyrule.net/drupal/content/disappeared-america">in</text:a><text:a xlink:type="simple" xlink:href="http://theyrule.net/drupal/content/disappeared-america"> </text:a><text:a xlink:type="simple" xlink:href="http://theyrule.net/drupal/content/disappeared-america">America</text:a></text:p>
      <text:p text:style-name="P1">Wednesday, December 7, 2005 - 00:00</text:p>
      <text:p text:style-name="P1">From Site:</text:p>
      <text:p text:style-name="P1"><text:a xlink:type="simple" xlink:href="http://theyrule.net/drupal/content/disappeared-america">Full</text:a><text:a xlink:type="simple" xlink:href="http://theyrule.net/drupal/content/disappeared-america"> </text:a><text:a xlink:type="simple" xlink:href="http://theyrule.net/drupal/content/disappeared-america">post</text:a></text:p>
      <text:h text:style-name="P80" text:outline-level="10"><text:a xlink:type="simple" xlink:href="http://theyrule.net/drupal/content/exploring-enron">Exploring</text:a><text:a xlink:type="simple" xlink:href="http://theyrule.net/drupal/content/exploring-enron"> </text:a><text:a xlink:type="simple" xlink:href="http://theyrule.net/drupal/content/exploring-enron">Enron</text:a></text:h>
      <text:p text:style-name="P1"><text:span text:style-name="T50">Monday, November 21, 2005 - 00:00</text:span></text:p>
      <text:p text:style-name="P1"><text:span text:style-name="T50">From the site: :Using the Enron e-mail archive as a motivating dataset, we are attempting the marriage of visual and algorithmic analyses of e-mail archives within an exploratory data analysis environment. The intent is to leverage the characteristic strengths of both man[sic] and machine for unearthing insight. Below are a few sketches from a preliminary exploration into the design space of such tools." Site by Jeffrey Heer - thanks to Michael Dale for sending me the link.</text:span></text:p>
      <text:p text:style-name="P1"><text:a xlink:type="simple" xlink:href="http://theyrule.net/drupal/content/exploring-enron">Full</text:a><text:a xlink:type="simple" xlink:href="http://theyrule.net/drupal/content/exploring-enron"> </text:a><text:a xlink:type="simple" xlink:href="http://theyrule.net/drupal/content/exploring-enron">post</text:a></text:p>
      <text:h text:style-name="P80" text:outline-level="10"><text:a xlink:type="simple" xlink:href="http://theyrule.net/drupal/content/board-death">Board</text:a><text:a xlink:type="simple" xlink:href="http://theyrule.net/drupal/content/board-death"> </text:a><text:a xlink:type="simple" xlink:href="http://theyrule.net/drupal/content/board-death">to</text:a><text:a xlink:type="simple" xlink:href="http://theyrule.net/drupal/content/board-death"> </text:a><text:a xlink:type="simple" xlink:href="http://theyrule.net/drupal/content/board-death">Death</text:a></text:h>
      <text:p text:style-name="P1"><text:span text:style-name="T50">Saturday, September 3, 2005 - 23:00</text:span></text:p>
      <text:p text:style-name="P1"><text:span text:style-name="T50">Adbusters</text:span><text:a xlink:type="simple" xlink:href="http://adbusters.org/blogs/Board_to_Death.html"> </text:a><text:a xlink:type="simple" xlink:href="http://adbusters.org/blogs/Board_to_Death.html"><text:span text:style-name="T51">reviews</text:span></text:a><text:span text:style-name="T50"> California's Sonoma State University examination of the resumes of the 118 people who sit on the boards of directors of America's ten largest media organizations.</text:span></text:p>
      <text:p text:style-name="P1"><text:a xlink:type="simple" xlink:href="http://theyrule.net/drupal/content/board-death">Full</text:a><text:a xlink:type="simple" xlink:href="http://theyrule.net/drupal/content/board-death"> </text:a><text:a xlink:type="simple" xlink:href="http://theyrule.net/drupal/content/board-death">post</text:a></text:p>
      <text:h text:style-name="P80" text:outline-level="10"><text:a xlink:type="simple" xlink:href="http://theyrule.net/drupal/content/gapminder"><text:span text:style-name="T45">Gapminder</text:span></text:a></text:h>
      <text:p text:style-name="P1"><text:span text:style-name="T50">Saturday, August 20, 2005 - 23:00</text:span></text:p>
      <text:p text:style-name="P1"><text:soft-page-break/><text:span text:style-name="T50">"CHALLENGE: Let's make data on world development understandable, enjoyable and free!"</text:span></text:p>
      <text:p text:style-name="P1"><text:a xlink:type="simple" xlink:href="http://www.gapminder.org/">Gapminder</text:a><text:a xlink:type="simple" xlink:href="http://www.gapminder.org/">.</text:a><text:a xlink:type="simple" xlink:href="http://www.gapminder.org/">org</text:a></text:p>
      <text:p text:style-name="P1"><text:a xlink:type="simple" xlink:href="http://theyrule.net/drupal/content/gapminder">Full</text:a><text:a xlink:type="simple" xlink:href="http://theyrule.net/drupal/content/gapminder"> </text:a><text:a xlink:type="simple" xlink:href="http://theyrule.net/drupal/content/gapminder">post</text:a></text:p>
      <text:p text:style-name="P25"/>
      <text:p text:style-name="P25"/>
      <text:h text:style-name="P80" text:outline-level="10">Agriculture</text:h>
      <text:p text:style-name="P22"/>
      <text:p text:style-name="P1">Wild-growing Food (ex: Mulberries)</text:p>
      <text:p text:style-name="P1"/>
      <text:p text:style-name="P1"><text:span text:style-name="T19">IC.org (Intentional Communities)</text:span></text:p>
      <text:p text:style-name="P1"><text:a xlink:type="simple" xlink:href="http://directory.ic.org/maps/default.xml">http</text:a><text:a xlink:type="simple" xlink:href="http://directory.ic.org/maps/default.xml">://</text:a><text:a xlink:type="simple" xlink:href="http://directory.ic.org/maps/default.xml">directory</text:a><text:a xlink:type="simple" xlink:href="http://directory.ic.org/maps/default.xml">.</text:a><text:a xlink:type="simple" xlink:href="http://directory.ic.org/maps/default.xml">ic</text:a><text:a xlink:type="simple" xlink:href="http://directory.ic.org/maps/default.xml">.</text:a><text:a xlink:type="simple" xlink:href="http://directory.ic.org/maps/default.xml">org</text:a><text:a xlink:type="simple" xlink:href="http://directory.ic.org/maps/default.xml">/</text:a><text:a xlink:type="simple" xlink:href="http://directory.ic.org/maps/default.xml">maps</text:a><text:a xlink:type="simple" xlink:href="http://directory.ic.org/maps/default.xml">/</text:a><text:a xlink:type="simple" xlink:href="http://directory.ic.org/maps/default.xml">default</text:a><text:a xlink:type="simple" xlink:href="http://directory.ic.org/maps/default.xml">.</text:a><text:a xlink:type="simple" xlink:href="http://directory.ic.org/maps/default.xml">xml</text:a> is ic.org's XML file used in their map, containing ~2300 datapoints which seems to be only a fraction of IC.org directory. scraping their directory is a next step to get all the contact information and details about each community</text:p>
      <text:p text:style-name="P1"/>
      <text:h text:style-name="P80" text:outline-level="10">Natural Disasters</text:h>
      <text:p text:style-name="P1">Earthquakes, Volcanoes, Fires, etc..</text:p>
      <text:p text:style-name="P1"><text:a xlink:type="simple" xlink:href="http://www.globaldatavault.com/natural-disaster-threat-maps.htm">http</text:a><text:a xlink:type="simple" xlink:href="http://www.globaldatavault.com/natural-disaster-threat-maps.htm">://</text:a><text:a xlink:type="simple" xlink:href="http://www.globaldatavault.com/natural-disaster-threat-maps.htm">www</text:a><text:a xlink:type="simple" xlink:href="http://www.globaldatavault.com/natural-disaster-threat-maps.htm">.</text:a><text:a xlink:type="simple" xlink:href="http://www.globaldatavault.com/natural-disaster-threat-maps.htm">globaldatavault</text:a><text:a xlink:type="simple" xlink:href="http://www.globaldatavault.com/natural-disaster-threat-maps.htm">.</text:a><text:a xlink:type="simple" xlink:href="http://www.globaldatavault.com/natural-disaster-threat-maps.htm">com</text:a><text:a xlink:type="simple" xlink:href="http://www.globaldatavault.com/natural-disaster-threat-maps.htm">/</text:a><text:a xlink:type="simple" xlink:href="http://www.globaldatavault.com/natural-disaster-threat-maps.htm">natural</text:a><text:a xlink:type="simple" xlink:href="http://www.globaldatavault.com/natural-disaster-threat-maps.htm">-</text:a><text:a xlink:type="simple" xlink:href="http://www.globaldatavault.com/natural-disaster-threat-maps.htm">disaster</text:a><text:a xlink:type="simple" xlink:href="http://www.globaldatavault.com/natural-disaster-threat-maps.htm">-</text:a><text:a xlink:type="simple" xlink:href="http://www.globaldatavault.com/natural-disaster-threat-maps.htm">threat</text:a><text:a xlink:type="simple" xlink:href="http://www.globaldatavault.com/natural-disaster-threat-maps.htm">-</text:a><text:a xlink:type="simple" xlink:href="http://www.globaldatavault.com/natural-disaster-threat-maps.htm">maps</text:a><text:a xlink:type="simple" xlink:href="http://www.globaldatavault.com/natural-disaster-threat-maps.htm">.</text:a><text:a xlink:type="simple" xlink:href="http://www.globaldatavault.com/natural-disaster-threat-maps.htm">htm</text:a></text:p>
      <text:p text:style-name="P1"><text:a xlink:type="simple" xlink:href="http://hisz.rsoe.hu/alertmap/">http</text:a><text:a xlink:type="simple" xlink:href="http://hisz.rsoe.hu/alertmap/">://</text:a><text:a xlink:type="simple" xlink:href="http://hisz.rsoe.hu/alertmap/">hisz</text:a><text:a xlink:type="simple" xlink:href="http://hisz.rsoe.hu/alertmap/">.</text:a><text:a xlink:type="simple" xlink:href="http://hisz.rsoe.hu/alertmap/">rsoe</text:a><text:a xlink:type="simple" xlink:href="http://hisz.rsoe.hu/alertmap/">.</text:a><text:a xlink:type="simple" xlink:href="http://hisz.rsoe.hu/alertmap/">hu</text:a><text:a xlink:type="simple" xlink:href="http://hisz.rsoe.hu/alertmap/">/</text:a><text:a xlink:type="simple" xlink:href="http://hisz.rsoe.hu/alertmap/">alertmap</text:a><text:a xlink:type="simple" xlink:href="http://hisz.rsoe.hu/alertmap/">/</text:a></text:p>
      <text:p text:style-name="P10"/>
      <text:h text:style-name="P80" text:outline-level="10">Extreme Temperatures</text:h>
      <text:p text:style-name="P1"><text:tab/>Heating and Cooling Centers</text:p>
      <text:p text:style-name="P1"><text:tab/><text:a xlink:type="simple" xlink:href="http://en.wikipedia.org/wiki/Cooling_center">http</text:a><text:a xlink:type="simple" xlink:href="http://en.wikipedia.org/wiki/Cooling_center">://</text:a><text:a xlink:type="simple" xlink:href="http://en.wikipedia.org/wiki/Cooling_center">en</text:a><text:a xlink:type="simple" xlink:href="http://en.wikipedia.org/wiki/Cooling_center">.</text:a><text:a xlink:type="simple" xlink:href="http://en.wikipedia.org/wiki/Cooling_center">wikipedia</text:a><text:a xlink:type="simple" xlink:href="http://en.wikipedia.org/wiki/Cooling_center">.</text:a><text:a xlink:type="simple" xlink:href="http://en.wikipedia.org/wiki/Cooling_center">org</text:a><text:a xlink:type="simple" xlink:href="http://en.wikipedia.org/wiki/Cooling_center">/</text:a><text:a xlink:type="simple" xlink:href="http://en.wikipedia.org/wiki/Cooling_center">wiki</text:a><text:a xlink:type="simple" xlink:href="http://en.wikipedia.org/wiki/Cooling_center">/</text:a><text:a xlink:type="simple" xlink:href="http://en.wikipedia.org/wiki/Cooling_center">Cooling</text:a><text:a xlink:type="simple" xlink:href="http://en.wikipedia.org/wiki/Cooling_center">_</text:a><text:a xlink:type="simple" xlink:href="http://en.wikipedia.org/wiki/Cooling_center">center</text:a></text:p>
      <text:p text:style-name="P1"><text:tab/><text:a xlink:type="simple" xlink:href="http://en.wikipedia.org/wiki/Warming_center">http</text:a><text:a xlink:type="simple" xlink:href="http://en.wikipedia.org/wiki/Warming_center">://</text:a><text:a xlink:type="simple" xlink:href="http://en.wikipedia.org/wiki/Warming_center">en</text:a><text:a xlink:type="simple" xlink:href="http://en.wikipedia.org/wiki/Warming_center">.</text:a><text:a xlink:type="simple" xlink:href="http://en.wikipedia.org/wiki/Warming_center">wikipedia</text:a><text:a xlink:type="simple" xlink:href="http://en.wikipedia.org/wiki/Warming_center">.</text:a><text:a xlink:type="simple" xlink:href="http://en.wikipedia.org/wiki/Warming_center">org</text:a><text:a xlink:type="simple" xlink:href="http://en.wikipedia.org/wiki/Warming_center">/</text:a><text:a xlink:type="simple" xlink:href="http://en.wikipedia.org/wiki/Warming_center">wiki</text:a><text:a xlink:type="simple" xlink:href="http://en.wikipedia.org/wiki/Warming_center">/</text:a><text:a xlink:type="simple" xlink:href="http://en.wikipedia.org/wiki/Warming_center">Warming</text:a><text:a xlink:type="simple" xlink:href="http://en.wikipedia.org/wiki/Warming_center">_</text:a><text:a xlink:type="simple" xlink:href="http://en.wikipedia.org/wiki/Warming_center">center</text:a></text:p>
      <text:p text:style-name="P10"/>
      <text:h text:style-name="P80" text:outline-level="10">Earthquakes</text:h>
      <text:p text:style-name="P1">http://www.usgs.gov/</text:p>
      <text:p text:style-name="P49">http://earthquake.usgs.gov/earthquakes/catalogs/index.php</text:p>
      <text:p text:style-name="P1"/>
      <text:h text:style-name="P81" text:outline-level="10">Volcanoes</text:h>
      <text:h text:style-name="P81" text:outline-level="10">Fires</text:h>
      <text:h text:style-name="P81" text:outline-level="10">Floods</text:h>
      <text:h text:style-name="P81" text:outline-level="10"><text:soft-page-break/>Tsunamis</text:h>
      <text:h text:style-name="P80" text:outline-level="10">Storms, Tornadoes, and Hurricanes</text:h>
      <text:p text:style-name="P22"/>
      <text:h text:style-name="P80" text:outline-level="10">Travel</text:h>
      <text:p text:style-name="P1">Airports, Train Stations, Bus Stops, ...</text:p>
      <text:p text:style-name="P1"/>
      <text:h text:style-name="P80" text:outline-level="10">Wildlife</text:h>
      <text:p text:style-name="P1">Animal homes/nests/...</text:p>
      <text:p text:style-name="P1">Animal shelters</text:p>
      <text:p text:style-name="P1">Animal migration routes</text:p>
      <text:p text:style-name="P1"/>
      <text:h text:style-name="P80" text:outline-level="10">Urban Smart / Sensor Grids</text:h>
      <text:p text:style-name="P1"><text:a xlink:type="simple" xlink:href="http://www.scientificamerican.com/article.cfm?id=ratti-smartest-cities-use-people-as-sensors">http</text:a><text:a xlink:type="simple" xlink:href="http://www.scientificamerican.com/article.cfm?id=ratti-smartest-cities-use-people-as-sensors">://</text:a><text:a xlink:type="simple" xlink:href="http://www.scientificamerican.com/article.cfm?id=ratti-smartest-cities-use-people-as-sensors">www</text:a><text:a xlink:type="simple" xlink:href="http://www.scientificamerican.com/article.cfm?id=ratti-smartest-cities-use-people-as-sensors">.</text:a><text:a xlink:type="simple" xlink:href="http://www.scientificamerican.com/article.cfm?id=ratti-smartest-cities-use-people-as-sensors">scientificamerican</text:a><text:a xlink:type="simple" xlink:href="http://www.scientificamerican.com/article.cfm?id=ratti-smartest-cities-use-people-as-sensors">.</text:a><text:a xlink:type="simple" xlink:href="http://www.scientificamerican.com/article.cfm?id=ratti-smartest-cities-use-people-as-sensors">com</text:a><text:a xlink:type="simple" xlink:href="http://www.scientificamerican.com/article.cfm?id=ratti-smartest-cities-use-people-as-sensors">/</text:a><text:a xlink:type="simple" xlink:href="http://www.scientificamerican.com/article.cfm?id=ratti-smartest-cities-use-people-as-sensors">article</text:a><text:a xlink:type="simple" xlink:href="http://www.scientificamerican.com/article.cfm?id=ratti-smartest-cities-use-people-as-sensors">.</text:a><text:a xlink:type="simple" xlink:href="http://www.scientificamerican.com/article.cfm?id=ratti-smartest-cities-use-people-as-sensors">cfm</text:a><text:a xlink:type="simple" xlink:href="http://www.scientificamerican.com/article.cfm?id=ratti-smartest-cities-use-people-as-sensors">?</text:a><text:a xlink:type="simple" xlink:href="http://www.scientificamerican.com/article.cfm?id=ratti-smartest-cities-use-people-as-sensors">id</text:a><text:a xlink:type="simple" xlink:href="http://www.scientificamerican.com/article.cfm?id=ratti-smartest-cities-use-people-as-sensors">=</text:a><text:a xlink:type="simple" xlink:href="http://www.scientificamerican.com/article.cfm?id=ratti-smartest-cities-use-people-as-sensors">ratti</text:a><text:a xlink:type="simple" xlink:href="http://www.scientificamerican.com/article.cfm?id=ratti-smartest-cities-use-people-as-sensors">-</text:a><text:a xlink:type="simple" xlink:href="http://www.scientificamerican.com/article.cfm?id=ratti-smartest-cities-use-people-as-sensors">smartest</text:a><text:a xlink:type="simple" xlink:href="http://www.scientificamerican.com/article.cfm?id=ratti-smartest-cities-use-people-as-sensors">-</text:a><text:a xlink:type="simple" xlink:href="http://www.scientificamerican.com/article.cfm?id=ratti-smartest-cities-use-people-as-sensors">cities</text:a><text:a xlink:type="simple" xlink:href="http://www.scientificamerican.com/article.cfm?id=ratti-smartest-cities-use-people-as-sensors">-</text:a><text:a xlink:type="simple" xlink:href="http://www.scientificamerican.com/article.cfm?id=ratti-smartest-cities-use-people-as-sensors">use</text:a><text:a xlink:type="simple" xlink:href="http://www.scientificamerican.com/article.cfm?id=ratti-smartest-cities-use-people-as-sensors">-</text:a><text:a xlink:type="simple" xlink:href="http://www.scientificamerican.com/article.cfm?id=ratti-smartest-cities-use-people-as-sensors">people</text:a><text:a xlink:type="simple" xlink:href="http://www.scientificamerican.com/article.cfm?id=ratti-smartest-cities-use-people-as-sensors">-</text:a><text:a xlink:type="simple" xlink:href="http://www.scientificamerican.com/article.cfm?id=ratti-smartest-cities-use-people-as-sensors">as</text:a><text:a xlink:type="simple" xlink:href="http://www.scientificamerican.com/article.cfm?id=ratti-smartest-cities-use-people-as-sensors">-</text:a><text:a xlink:type="simple" xlink:href="http://www.scientificamerican.com/article.cfm?id=ratti-smartest-cities-use-people-as-sensors">sensors</text:a></text:p>
      <text:p text:style-name="P10"/>
      <text:h text:style-name="P80" text:outline-level="10">Psychological &amp; Demographics</text:h>
      <text:p text:style-name="P1">ex: tell me about parties in each city around the world or what type of music is loved by any given population</text:p>
      <text:p text:style-name="P1"/>
      <text:h text:style-name="P88" text:outline-level="10">Hardware and AI Classification / Feature Detection</text:h>
      <text:p text:style-name="P1"><text:a xlink:type="simple" xlink:href="http://thenewamerican.com/tech/item/13613-darpa-sponsors-surveillance-technology-to-predict-future-behavior">http</text:a><text:a xlink:type="simple" xlink:href="http://thenewamerican.com/tech/item/13613-darpa-sponsors-surveillance-technology-to-predict-future-behavior">://</text:a><text:a xlink:type="simple" xlink:href="http://thenewamerican.com/tech/item/13613-darpa-sponsors-surveillance-technology-to-predict-future-behavior">thenewamerican</text:a><text:a xlink:type="simple" xlink:href="http://thenewamerican.com/tech/item/13613-darpa-sponsors-surveillance-technology-to-predict-future-behavior">.</text:a><text:a xlink:type="simple" xlink:href="http://thenewamerican.com/tech/item/13613-darpa-sponsors-surveillance-technology-to-predict-future-behavior">com</text:a><text:a xlink:type="simple" xlink:href="http://thenewamerican.com/tech/item/13613-darpa-sponsors-surveillance-technology-to-predict-future-behavior">/</text:a><text:a xlink:type="simple" xlink:href="http://thenewamerican.com/tech/item/13613-darpa-sponsors-surveillance-technology-to-predict-future-behavior">tech</text:a><text:a xlink:type="simple" xlink:href="http://thenewamerican.com/tech/item/13613-darpa-sponsors-surveillance-technology-to-predict-future-behavior">/</text:a><text:a xlink:type="simple" xlink:href="http://thenewamerican.com/tech/item/13613-darpa-sponsors-surveillance-technology-to-predict-future-behavior">item</text:a><text:a xlink:type="simple" xlink:href="http://thenewamerican.com/tech/item/13613-darpa-sponsors-surveillance-technology-to-predict-future-behavior">/13613-</text:a><text:a xlink:type="simple" xlink:href="http://thenewamerican.com/tech/item/13613-darpa-sponsors-surveillance-technology-to-predict-future-behavior">darpa</text:a><text:a xlink:type="simple" xlink:href="http://thenewamerican.com/tech/item/13613-darpa-sponsors-surveillance-technology-to-predict-future-behavior">-</text:a><text:a xlink:type="simple" xlink:href="http://thenewamerican.com/tech/item/13613-darpa-sponsors-surveillance-technology-to-predict-future-behavior">sponsors</text:a><text:a xlink:type="simple" xlink:href="http://thenewamerican.com/tech/item/13613-darpa-sponsors-surveillance-technology-to-predict-future-behavior">-</text:a><text:a xlink:type="simple" xlink:href="http://thenewamerican.com/tech/item/13613-darpa-sponsors-surveillance-technology-to-predict-future-behavior">surveillance</text:a><text:a xlink:type="simple" xlink:href="http://thenewamerican.com/tech/item/13613-darpa-sponsors-surveillance-technology-to-predict-future-behavior">-</text:a><text:a xlink:type="simple" xlink:href="http://thenewamerican.com/tech/item/13613-darpa-sponsors-surveillance-technology-to-predict-future-behavior">technology</text:a><text:a xlink:type="simple" xlink:href="http://thenewamerican.com/tech/item/13613-darpa-sponsors-surveillance-technology-to-predict-future-behavior">-</text:a><text:a xlink:type="simple" xlink:href="http://thenewamerican.com/tech/item/13613-darpa-sponsors-surveillance-technology-to-predict-future-behavior">to</text:a><text:a xlink:type="simple" xlink:href="http://thenewamerican.com/tech/item/13613-darpa-sponsors-surveillance-technology-to-predict-future-behavior">-</text:a><text:a xlink:type="simple" xlink:href="http://thenewamerican.com/tech/item/13613-darpa-sponsors-surveillance-technology-to-predict-future-behavior">predict</text:a><text:a xlink:type="simple" xlink:href="http://thenewamerican.com/tech/item/13613-darpa-sponsors-surveillance-technology-to-predict-future-behavior">-</text:a><text:a xlink:type="simple" xlink:href="http://thenewamerican.com/tech/item/13613-darpa-sponsors-surveillance-technology-to-predict-future-behavior">future</text:a><text:a xlink:type="simple" xlink:href="http://thenewamerican.com/tech/item/13613-darpa-sponsors-surveillance-technology-to-predict-future-behavior">-</text:a><text:a xlink:type="simple" xlink:href="http://thenewamerican.com/tech/item/13613-darpa-sponsors-surveillance-technology-to-predict-future-behavior">behavior</text:a></text:p>
      <text:p text:style-name="P1"><text:a xlink:type="simple" xlink:href="http://www.darpa.mil/NewsEvents/Releases/2011/09/28.aspx">http</text:a><text:a xlink:type="simple" xlink:href="http://www.darpa.mil/NewsEvents/Releases/2011/09/28.aspx">://</text:a><text:a xlink:type="simple" xlink:href="http://www.darpa.mil/NewsEvents/Releases/2011/09/28.aspx">www</text:a><text:a xlink:type="simple" xlink:href="http://www.darpa.mil/NewsEvents/Releases/2011/09/28.aspx">.</text:a><text:a xlink:type="simple" xlink:href="http://www.darpa.mil/NewsEvents/Releases/2011/09/28.aspx">darpa</text:a><text:a xlink:type="simple" xlink:href="http://www.darpa.mil/NewsEvents/Releases/2011/09/28.aspx">.</text:a><text:a xlink:type="simple" xlink:href="http://www.darpa.mil/NewsEvents/Releases/2011/09/28.aspx">mil</text:a><text:a xlink:type="simple" xlink:href="http://www.darpa.mil/NewsEvents/Releases/2011/09/28.aspx">/</text:a><text:a xlink:type="simple" xlink:href="http://www.darpa.mil/NewsEvents/Releases/2011/09/28.aspx">NewsEvents</text:a><text:a xlink:type="simple" xlink:href="http://www.darpa.mil/NewsEvents/Releases/2011/09/28.aspx">/</text:a><text:a xlink:type="simple" xlink:href="http://www.darpa.mil/NewsEvents/Releases/2011/09/28.aspx">Releases</text:a><text:a xlink:type="simple" xlink:href="http://www.darpa.mil/NewsEvents/Releases/2011/09/28.aspx">/2011/09/28.</text:a><text:a xlink:type="simple" xlink:href="http://www.darpa.mil/NewsEvents/Releases/2011/09/28.aspx">aspx</text:a></text:p>
      <text:h text:style-name="P89" text:outline-level="10">Resources</text:h>
      <text:p text:style-name="P7"/>
      <text:p text:style-name="P1"><text:span text:style-name="T19">AI and Simulation-Based Techniques for the Assessment of Supply Chain Logistic Performance</text:span></text:p>
      <text:p text:style-name="P1"><text:soft-page-break/><text:a xlink:type="simple" xlink:href="http://portal.acm.org/citation.cfm?id=786227">http</text:a><text:a xlink:type="simple" xlink:href="http://portal.acm.org/citation.cfm?id=786227">://</text:a><text:a xlink:type="simple" xlink:href="http://portal.acm.org/citation.cfm?id=786227">portal</text:a><text:a xlink:type="simple" xlink:href="http://portal.acm.org/citation.cfm?id=786227">.</text:a><text:a xlink:type="simple" xlink:href="http://portal.acm.org/citation.cfm?id=786227">acm</text:a><text:a xlink:type="simple" xlink:href="http://portal.acm.org/citation.cfm?id=786227">.</text:a><text:a xlink:type="simple" xlink:href="http://portal.acm.org/citation.cfm?id=786227">org</text:a><text:a xlink:type="simple" xlink:href="http://portal.acm.org/citation.cfm?id=786227">/</text:a><text:a xlink:type="simple" xlink:href="http://portal.acm.org/citation.cfm?id=786227">citation</text:a><text:a xlink:type="simple" xlink:href="http://portal.acm.org/citation.cfm?id=786227">.</text:a><text:a xlink:type="simple" xlink:href="http://portal.acm.org/citation.cfm?id=786227">cfm</text:a><text:a xlink:type="simple" xlink:href="http://portal.acm.org/citation.cfm?id=786227">?</text:a><text:a xlink:type="simple" xlink:href="http://portal.acm.org/citation.cfm?id=786227">id</text:a><text:a xlink:type="simple" xlink:href="http://portal.acm.org/citation.cfm?id=786227">=786227</text:a></text:p>
      <text:p text:style-name="P1">The effectiveness of logistic network design andmanagement for complex and geographically distributedproduction systems can be measured in terms of directlogistic costs and in terms of supply chain productionperformance. The management of transportation logistics,for instance, involves difficult trade-offs among capacityutilization, transportation costs, and productionvariability often leading to the identification of multiplelogistic solutions. This paper defines and compares threedifferent modeling approaches to systematically assesseach identified logistic alternative in terms of actualtransportation costs and expected production losses. Thefirst modeling approach examined in the paper is amathematical model which provides the statistical basisfor estimating costs and risks of production losses insimple application cases. The second model is astochastic,discrete event simulation model of bulkmaritime transportation specifically designed to capturethe dynamic interactions between the logistic network andthe production facilities. The third one is an AI-basedmodel implemented as a modular architecture of ArtificialNeural Networks (ANNs). In such an architecture eachnetwork establishes a correlation between the logisticvariables relevant to a specific sub-problem and thecorresponding supply chain costs. Preliminary testing ofthe three models shows the relative effectiveness andflexibility of the ANN-based model; it also shows thatgood approximation levels may be attained when eitherthe mathematical model or the simulation model are usedto generate accurate ANN training data sets for eachtransportation/production sub-problem.</text:p>
      <text:p text:style-name="P1"><text:a xlink:type="simple" xlink:href="http://at-scm.com/index.php/2006/12/04/supply-chain-management/artificial-intelligence-in-supply-chains/">http</text:a><text:a xlink:type="simple" xlink:href="http://at-scm.com/index.php/2006/12/04/supply-chain-management/artificial-intelligence-in-supply-chains/">://</text:a><text:a xlink:type="simple" xlink:href="http://at-scm.com/index.php/2006/12/04/supply-chain-management/artificial-intelligence-in-supply-chains/">at</text:a><text:a xlink:type="simple" xlink:href="http://at-scm.com/index.php/2006/12/04/supply-chain-management/artificial-intelligence-in-supply-chains/">-</text:a><text:a xlink:type="simple" xlink:href="http://at-scm.com/index.php/2006/12/04/supply-chain-management/artificial-intelligence-in-supply-chains/">scm</text:a><text:a xlink:type="simple" xlink:href="http://at-scm.com/index.php/2006/12/04/supply-chain-management/artificial-intelligence-in-supply-chains/">.</text:a><text:a xlink:type="simple" xlink:href="http://at-scm.com/index.php/2006/12/04/supply-chain-management/artificial-intelligence-in-supply-chains/">com</text:a><text:a xlink:type="simple" xlink:href="http://at-scm.com/index.php/2006/12/04/supply-chain-management/artificial-intelligence-in-supply-chains/">/</text:a><text:a xlink:type="simple" xlink:href="http://at-scm.com/index.php/2006/12/04/supply-chain-management/artificial-intelligence-in-supply-chains/">index</text:a><text:a xlink:type="simple" xlink:href="http://at-scm.com/index.php/2006/12/04/supply-chain-management/artificial-intelligence-in-supply-chains/">.</text:a><text:a xlink:type="simple" xlink:href="http://at-scm.com/index.php/2006/12/04/supply-chain-management/artificial-intelligence-in-supply-chains/">php</text:a><text:a xlink:type="simple" xlink:href="http://at-scm.com/index.php/2006/12/04/supply-chain-management/artificial-intelligence-in-supply-chains/">/2006/12/04/</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text:a><text:a xlink:type="simple" xlink:href="http://at-scm.com/index.php/2006/12/04/supply-chain-management/artificial-intelligence-in-supply-chains/">-</text:a><text:a xlink:type="simple" xlink:href="http://at-scm.com/index.php/2006/12/04/supply-chain-management/artificial-intelligence-in-supply-chains/">management</text:a><text:a xlink:type="simple" xlink:href="http://at-scm.com/index.php/2006/12/04/supply-chain-management/artificial-intelligence-in-supply-chains/">/</text:a><text:a xlink:type="simple" xlink:href="http://at-scm.com/index.php/2006/12/04/supply-chain-management/artificial-intelligence-in-supply-chains/">artificial</text:a><text:a xlink:type="simple" xlink:href="http://at-scm.com/index.php/2006/12/04/supply-chain-management/artificial-intelligence-in-supply-chains/">-</text:a><text:a xlink:type="simple" xlink:href="http://at-scm.com/index.php/2006/12/04/supply-chain-management/artificial-intelligence-in-supply-chains/">intelligence</text:a><text:a xlink:type="simple" xlink:href="http://at-scm.com/index.php/2006/12/04/supply-chain-management/artificial-intelligence-in-supply-chains/">-</text:a><text:a xlink:type="simple" xlink:href="http://at-scm.com/index.php/2006/12/04/supply-chain-management/artificial-intelligence-in-supply-chains/">in</text:a><text:a xlink:type="simple" xlink:href="http://at-scm.com/index.php/2006/12/04/supply-chain-management/artificial-intelligence-in-supply-chains/">-</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s</text:a><text:a xlink:type="simple" xlink:href="http://at-scm.com/index.php/2006/12/04/supply-chain-management/artificial-intelligence-in-supply-chains/">/</text:a></text:p>
      <text:p text:style-name="P1"><text:a xlink:type="simple" xlink:href="http://at-scm.com/index.php/2006/11/13/supply-chain-management/rea-a-semantic-model-for-internet-supply-chain-collaboration/">http</text:a><text:a xlink:type="simple" xlink:href="http://at-scm.com/index.php/2006/11/13/supply-chain-management/rea-a-semantic-model-for-internet-supply-chain-collaboration/">://</text:a><text:a xlink:type="simple" xlink:href="http://at-scm.com/index.php/2006/11/13/supply-chain-management/rea-a-semantic-model-for-internet-supply-chain-collaboration/">at</text:a><text:a xlink:type="simple" xlink:href="http://at-scm.com/index.php/2006/11/13/supply-chain-management/rea-a-semantic-model-for-internet-supply-chain-collaboration/">-</text:a><text:a xlink:type="simple" xlink:href="http://at-scm.com/index.php/2006/11/13/supply-chain-management/rea-a-semantic-model-for-internet-supply-chain-collaboration/">scm</text:a><text:a xlink:type="simple" xlink:href="http://at-scm.com/index.php/2006/11/13/supply-chain-management/rea-a-semantic-model-for-internet-supply-chain-collaboration/">.</text:a><text:a xlink:type="simple" xlink:href="http://at-scm.com/index.php/2006/11/13/supply-chain-management/rea-a-semantic-model-for-internet-supply-chain-collaboration/">com</text:a><text:a xlink:type="simple" xlink:href="http://at-scm.com/index.php/2006/11/13/supply-chain-management/rea-a-semantic-model-for-internet-supply-chain-collaboration/">/</text:a><text:a xlink:type="simple" xlink:href="http://at-scm.com/index.php/2006/11/13/supply-chain-management/rea-a-semantic-model-for-internet-supply-chain-collaboration/">index</text:a><text:a xlink:type="simple" xlink:href="http://at-scm.com/index.php/2006/11/13/supply-chain-management/rea-a-semantic-model-for-internet-supply-chain-collaboration/">.</text:a><text:a xlink:type="simple" xlink:href="http://at-scm.com/index.php/2006/11/13/supply-chain-management/rea-a-semantic-model-for-internet-supply-chain-collaboration/">php</text:a><text:a xlink:type="simple" xlink:href="http://at-scm.com/index.php/2006/11/13/supply-chain-management/rea-a-semantic-model-for-internet-supply-chain-collaboration/">/2006/11/13/</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management</text:a><text:a xlink:type="simple" xlink:href="http://at-scm.com/index.php/2006/11/13/supply-chain-management/rea-a-semantic-model-for-internet-supply-chain-collaboration/">/</text:a><text:a xlink:type="simple" xlink:href="http://at-scm.com/index.php/2006/11/13/supply-chain-management/rea-a-semantic-model-for-internet-supply-chain-collaboration/">rea</text:a><text:a xlink:type="simple" xlink:href="http://at-scm.com/index.php/2006/11/13/supply-chain-management/rea-a-semantic-model-for-internet-supply-chain-collaboration/">-</text:a><text:a xlink:type="simple" xlink:href="http://at-scm.com/index.php/2006/11/13/supply-chain-management/rea-a-semantic-model-for-internet-supply-chain-collaboration/">a</text:a><text:a xlink:type="simple" xlink:href="http://at-scm.com/index.php/2006/11/13/supply-chain-management/rea-a-semantic-model-for-internet-supply-chain-collaboration/">-</text:a><text:a xlink:type="simple" xlink:href="http://at-scm.com/index.php/2006/11/13/supply-chain-management/rea-a-semantic-model-for-internet-supply-chain-collaboration/">semantic</text:a><text:a xlink:type="simple" xlink:href="http://at-scm.com/index.php/2006/11/13/supply-chain-management/rea-a-semantic-model-for-internet-supply-chain-collaboration/">-</text:a><text:a xlink:type="simple" xlink:href="http://at-scm.com/index.php/2006/11/13/supply-chain-management/rea-a-semantic-model-for-internet-supply-chain-collaboration/">model</text:a><text:a xlink:type="simple" xlink:href="http://at-scm.com/index.php/2006/11/13/supply-chain-management/rea-a-semantic-model-for-internet-supply-chain-collaboration/">-</text:a><text:a xlink:type="simple" xlink:href="http://at-scm.com/index.php/2006/11/13/supply-chain-management/rea-a-semantic-model-for-internet-supply-chain-collaboration/">for</text:a><text:a xlink:type="simple" xlink:href="http://at-scm.com/index.php/2006/11/13/supply-chain-management/rea-a-semantic-model-for-internet-supply-chain-collaboration/">-</text:a><text:a xlink:type="simple" xlink:href="http://at-scm.com/index.php/2006/11/13/supply-chain-management/rea-a-semantic-model-for-internet-supply-chain-collaboration/">internet</text:a><text:a xlink:type="simple" xlink:href="http://at-scm.com/index.php/2006/11/13/supply-chain-management/rea-a-semantic-model-for-internet-supply-chain-collaboration/">-</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collaboration</text:a><text:a xlink:type="simple" xlink:href="http://at-scm.com/index.php/2006/11/13/supply-chain-management/rea-a-semantic-model-for-internet-supply-chain-collaboration/">/</text:a></text:p>
      <text:p text:style-name="P1">REA:<text:a xlink:type="simple" xlink:href="http://jeffsutherland.org/oopsla2000/mccarthy/mccarthy.htm"> </text:a><text:a xlink:type="simple" xlink:href="http://jeffsutherland.org/oopsla2000/mccarthy/mccarthy.htm">http</text:a><text:a xlink:type="simple" xlink:href="http://jeffsutherland.org/oopsla2000/mccarthy/mccarthy.htm">://</text:a><text:a xlink:type="simple" xlink:href="http://jeffsutherland.org/oopsla2000/mccarthy/mccarthy.htm">jeffsutherland</text:a><text:a xlink:type="simple" xlink:href="http://jeffsutherland.org/oopsla2000/mccarthy/mccarthy.htm">.</text:a><text:a xlink:type="simple" xlink:href="http://jeffsutherland.org/oopsla2000/mccarthy/mccarthy.htm">org</text:a><text:a xlink:type="simple" xlink:href="http://jeffsutherland.org/oopsla2000/mccarthy/mccarthy.htm">/</text:a><text:a xlink:type="simple" xlink:href="http://jeffsutherland.org/oopsla2000/mccarthy/mccarthy.htm">oopsla</text:a><text:a xlink:type="simple" xlink:href="http://jeffsutherland.org/oopsla2000/mccarthy/mccarthy.htm">2000/</text:a><text:a xlink:type="simple" xlink:href="http://jeffsutherland.org/oopsla2000/mccarthy/mccarthy.htm">mccarthy</text:a><text:a xlink:type="simple" xlink:href="http://jeffsutherland.org/oopsla2000/mccarthy/mccarthy.htm">/</text:a><text:a xlink:type="simple" xlink:href="http://jeffsutherland.org/oopsla2000/mccarthy/mccarthy.htm">mccarthy</text:a><text:a xlink:type="simple" xlink:href="http://jeffsutherland.org/oopsla2000/mccarthy/mccarthy.htm">.</text:a><text:a xlink:type="simple" xlink:href="http://jeffsutherland.org/oopsla2000/mccarthy/mccarthy.htm">htm</text:a></text:p>
      <text:p text:style-name="P49"><text:span text:style-name="T60">Remember the ERP information flow?</text:span></text:p>
      <text:p text:style-name="P49"><text:span text:style-name="T61">PO-&gt;EDI-&gt;CO-&gt;MPS-&gt;MRP-&gt;CRP-&gt;WO-&gt;PO-&gt;EDI-&gt;CO etc.</text:span></text:p>
      <text:p text:style-name="P49"><text:span text:style-name="T60">The REA information flow is much simpler:</text:span></text:p>
      <text:p text:style-name="P49"><text:span text:style-name="T61">Process-&gt;Stock Flow-&gt;Exchange-&gt;Stock Flow-&gt;Process etc. across multiple companies.</text:span></text:p>
      <text:p text:style-name="P27"/>
      <text:p text:style-name="P27"/>
      <text:p text:style-name="P1"><text:a xlink:type="simple" xlink:href="http://en.wikipedia.org/wiki/Basic_human_needs">http</text:a><text:a xlink:type="simple" xlink:href="http://en.wikipedia.org/wiki/Basic_human_needs">://</text:a><text:a xlink:type="simple" xlink:href="http://en.wikipedia.org/wiki/Basic_human_needs">en</text:a><text:a xlink:type="simple" xlink:href="http://en.wikipedia.org/wiki/Basic_human_needs">.</text:a><text:a xlink:type="simple" xlink:href="http://en.wikipedia.org/wiki/Basic_human_needs">wikipedia</text:a><text:a xlink:type="simple" xlink:href="http://en.wikipedia.org/wiki/Basic_human_needs">.</text:a><text:a xlink:type="simple" xlink:href="http://en.wikipedia.org/wiki/Basic_human_needs">org</text:a><text:a xlink:type="simple" xlink:href="http://en.wikipedia.org/wiki/Basic_human_needs">/</text:a><text:a xlink:type="simple" xlink:href="http://en.wikipedia.org/wiki/Basic_human_needs">wiki</text:a><text:a xlink:type="simple" xlink:href="http://en.wikipedia.org/wiki/Basic_human_needs">/</text:a><text:a xlink:type="simple" xlink:href="http://en.wikipedia.org/wiki/Basic_human_needs">Basic</text:a><text:a xlink:type="simple" xlink:href="http://en.wikipedia.org/wiki/Basic_human_needs">_</text:a><text:a xlink:type="simple" xlink:href="http://en.wikipedia.org/wiki/Basic_human_needs">human</text:a><text:a xlink:type="simple" xlink:href="http://en.wikipedia.org/wiki/Basic_human_needs">_</text:a><text:a xlink:type="simple" xlink:href="http://en.wikipedia.org/wiki/Basic_human_needs">needs</text:a></text:p>
      <text:p text:style-name="P1"><text:a xlink:type="simple" xlink:href="http://en.wikipedia.org/wiki/Maslow%27s_hierarchy_of_needs">http</text:a><text:a xlink:type="simple" xlink:href="http://en.wikipedia.org/wiki/Maslow%27s_hierarchy_of_needs">://</text:a><text:a xlink:type="simple" xlink:href="http://en.wikipedia.org/wiki/Maslow%27s_hierarchy_of_needs">en</text:a><text:a xlink:type="simple" xlink:href="http://en.wikipedia.org/wiki/Maslow%27s_hierarchy_of_needs">.</text:a><text:a xlink:type="simple" xlink:href="http://en.wikipedia.org/wiki/Maslow%27s_hierarchy_of_needs">wikipedia</text:a><text:a xlink:type="simple" xlink:href="http://en.wikipedia.org/wiki/Maslow%27s_hierarchy_of_needs">.</text:a><text:a xlink:type="simple" xlink:href="http://en.wikipedia.org/wiki/Maslow%27s_hierarchy_of_needs">org</text:a><text:a xlink:type="simple" xlink:href="http://en.wikipedia.org/wiki/Maslow%27s_hierarchy_of_needs">/</text:a><text:a xlink:type="simple" xlink:href="http://en.wikipedia.org/wiki/Maslow%27s_hierarchy_of_needs">wiki</text:a><text:a xlink:type="simple" xlink:href="http://en.wikipedia.org/wiki/Maslow%27s_hierarchy_of_needs">/</text:a><text:a xlink:type="simple" xlink:href="http://en.wikipedia.org/wiki/Maslow%27s_hierarchy_of_needs">Maslow</text:a><text:a xlink:type="simple" xlink:href="http://en.wikipedia.org/wiki/Maslow%27s_hierarchy_of_needs">%27</text:a><text:a xlink:type="simple" xlink:href="http://en.wikipedia.org/wiki/Maslow%27s_hierarchy_of_needs">s</text:a><text:a xlink:type="simple" xlink:href="http://en.wikipedia.org/wiki/Maslow%27s_hierarchy_of_needs">_</text:a><text:a xlink:type="simple" xlink:href="http://en.wikipedia.org/wiki/Maslow%27s_hierarchy_of_needs">hierarchy</text:a><text:a xlink:type="simple" xlink:href="http://en.wikipedia.org/wiki/Maslow%27s_hierarchy_of_needs">_</text:a><text:a xlink:type="simple" xlink:href="http://en.wikipedia.org/wiki/Maslow%27s_hierarchy_of_needs">of</text:a><text:a xlink:type="simple" xlink:href="http://en.wikipedia.org/wiki/Maslow%27s_hierarchy_of_needs">_</text:a><text:a xlink:type="simple" xlink:href="http://en.wikipedia.org/wiki/Maslow%27s_hierarchy_of_needs">needs</text:a></text:p>
      <text:p text:style-name="P1"><text:a xlink:type="simple" xlink:href="http://en.wikipedia.org/wiki/Murray%27s_psychogenic_needs">http</text:a><text:a xlink:type="simple" xlink:href="http://en.wikipedia.org/wiki/Murray%27s_psychogenic_needs">://</text:a><text:a xlink:type="simple" xlink:href="http://en.wikipedia.org/wiki/Murray%27s_psychogenic_needs">en</text:a><text:a xlink:type="simple" xlink:href="http://en.wikipedia.org/wiki/Murray%27s_psychogenic_needs">.</text:a><text:a xlink:type="simple" xlink:href="http://en.wikipedia.org/wiki/Murray%27s_psychogenic_needs">wikipedia</text:a><text:a xlink:type="simple" xlink:href="http://en.wikipedia.org/wiki/Murray%27s_psychogenic_needs">.</text:a><text:a xlink:type="simple" xlink:href="http://en.wikipedia.org/wiki/Murray%27s_psychogenic_needs">org</text:a><text:a xlink:type="simple" xlink:href="http://en.wikipedia.org/wiki/Murray%27s_psychogenic_needs">/</text:a><text:a xlink:type="simple" xlink:href="http://en.wikipedia.org/wiki/Murray%27s_psychogenic_needs">wiki</text:a><text:a xlink:type="simple" xlink:href="http://en.wikipedia.org/wiki/Murray%27s_psychogenic_needs">/</text:a><text:a xlink:type="simple" xlink:href="http://en.wikipedia.org/wiki/Murray%27s_psychogenic_needs">Murray</text:a><text:a xlink:type="simple" xlink:href="http://en.wikipedia.org/wiki/Murray%27s_psychogenic_needs">'</text:a><text:a xlink:type="simple" xlink:href="http://en.wikipedia.org/wiki/Murray%27s_psychogenic_needs">s</text:a><text:a xlink:type="simple" xlink:href="http://en.wikipedia.org/wiki/Murray%27s_psychogenic_needs">_</text:a><text:a xlink:type="simple" xlink:href="http://en.wikipedia.org/wiki/Murray%27s_psychogenic_needs">psychogenic</text:a><text:a xlink:type="simple" xlink:href="http://en.wikipedia.org/wiki/Murray%27s_psychogenic_needs">_</text:a><text:a xlink:type="simple" xlink:href="http://en.wikipedia.org/wiki/Murray%27s_psychogenic_needs">needs</text:a></text:p>
      <text:p text:style-name="P1"><text:a xlink:type="simple" xlink:href="http://en.wikipedia.org/wiki/Environmental_law">http</text:a><text:a xlink:type="simple" xlink:href="http://en.wikipedia.org/wiki/Environmental_law">://</text:a><text:a xlink:type="simple" xlink:href="http://en.wikipedia.org/wiki/Environmental_law">en</text:a><text:a xlink:type="simple" xlink:href="http://en.wikipedia.org/wiki/Environmental_law">.</text:a><text:a xlink:type="simple" xlink:href="http://en.wikipedia.org/wiki/Environmental_law">wikipedia</text:a><text:a xlink:type="simple" xlink:href="http://en.wikipedia.org/wiki/Environmental_law">.</text:a><text:a xlink:type="simple" xlink:href="http://en.wikipedia.org/wiki/Environmental_law">org</text:a><text:a xlink:type="simple" xlink:href="http://en.wikipedia.org/wiki/Environmental_law">/</text:a><text:a xlink:type="simple" xlink:href="http://en.wikipedia.org/wiki/Environmental_law">wiki</text:a><text:a xlink:type="simple" xlink:href="http://en.wikipedia.org/wiki/Environmental_law">/</text:a><text:a xlink:type="simple" xlink:href="http://en.wikipedia.org/wiki/Environmental_law">Environmental</text:a><text:a xlink:type="simple" xlink:href="http://en.wikipedia.org/wiki/Environmental_law">_</text:a><text:a xlink:type="simple" xlink:href="http://en.wikipedia.org/wiki/Environmental_law">law</text:a></text:p>
      <text:p text:style-name="P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text:a xlink:type="simple" xlink:href="http://en.wikipedia.org/wiki/Planetary_habitability">http</text:a><text:a xlink:type="simple" xlink:href="http://en.wikipedia.org/wiki/Planetary_habitability">://</text:a><text:a xlink:type="simple" xlink:href="http://en.wikipedia.org/wiki/Planetary_habitability">en</text:a><text:a xlink:type="simple" xlink:href="http://en.wikipedia.org/wiki/Planetary_habitability">.</text:a><text:a xlink:type="simple" xlink:href="http://en.wikipedia.org/wiki/Planetary_habitability">wikipedia</text:a><text:a xlink:type="simple" xlink:href="http://en.wikipedia.org/wiki/Planetary_habitability">.</text:a><text:a xlink:type="simple" xlink:href="http://en.wikipedia.org/wiki/Planetary_habitability">org</text:a><text:a xlink:type="simple" xlink:href="http://en.wikipedia.org/wiki/Planetary_habitability">/</text:a><text:a xlink:type="simple" xlink:href="http://en.wikipedia.org/wiki/Planetary_habitability">wiki</text:a><text:a xlink:type="simple" xlink:href="http://en.wikipedia.org/wiki/Planetary_habitability">/</text:a><text:a xlink:type="simple" xlink:href="http://en.wikipedia.org/wiki/Planetary_habitability">Planetary</text:a><text:a xlink:type="simple" xlink:href="http://en.wikipedia.org/wiki/Planetary_habitability">_</text:a><text:a xlink:type="simple" xlink:href="http://en.wikipedia.org/wiki/Planetary_habitability">habitability</text:a></text:p>
      <text:p text:style-name="P1"><text:a xlink:type="simple" xlink:href="http://en.wikipedia.org/wiki/Survival_skills">http</text:a><text:a xlink:type="simple" xlink:href="http://en.wikipedia.org/wiki/Survival_skills">://</text:a><text:a xlink:type="simple" xlink:href="http://en.wikipedia.org/wiki/Survival_skills">en</text:a><text:a xlink:type="simple" xlink:href="http://en.wikipedia.org/wiki/Survival_skills">.</text:a><text:a xlink:type="simple" xlink:href="http://en.wikipedia.org/wiki/Survival_skills">wikipedia</text:a><text:a xlink:type="simple" xlink:href="http://en.wikipedia.org/wiki/Survival_skills">.</text:a><text:a xlink:type="simple" xlink:href="http://en.wikipedia.org/wiki/Survival_skills">org</text:a><text:a xlink:type="simple" xlink:href="http://en.wikipedia.org/wiki/Survival_skills">/</text:a><text:a xlink:type="simple" xlink:href="http://en.wikipedia.org/wiki/Survival_skills">wiki</text:a><text:a xlink:type="simple" xlink:href="http://en.wikipedia.org/wiki/Survival_skills">/</text:a><text:a xlink:type="simple" xlink:href="http://en.wikipedia.org/wiki/Survival_skills">Survival</text:a><text:a xlink:type="simple" xlink:href="http://en.wikipedia.org/wiki/Survival_skills">_</text:a><text:a xlink:type="simple" xlink:href="http://en.wikipedia.org/wiki/Survival_skills">skills</text:a></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p text:style-name="P1"/>
      <text:p text:style-name="P1"><text:a xlink:type="simple" xlink:href="http://earthengine.googlelabs.com/">http</text:a><text:a xlink:type="simple" xlink:href="http://earthengine.googlelabs.com/">://</text:a><text:a xlink:type="simple" xlink:href="http://earthengine.googlelabs.com/">earthengine</text:a><text:a xlink:type="simple" xlink:href="http://earthengine.googlelabs.com/">.</text:a><text:a xlink:type="simple" xlink:href="http://earthengine.googlelabs.com/">googlelabs</text:a><text:a xlink:type="simple" xlink:href="http://earthengine.googlelabs.com/">.</text:a><text:a xlink:type="simple" xlink:href="http://earthengine.googlelabs.com/">com</text:a></text:p>
      <text:p text:style-name="P1"/>
      <text:p text:style-name="P1"><text:a xlink:type="simple" xlink:href="http://www.futurict.ethz.ch/FuturIcT">http</text:a><text:a xlink:type="simple" xlink:href="http://www.futurict.ethz.ch/FuturIcT">://</text:a><text:a xlink:type="simple" xlink:href="http://www.futurict.ethz.ch/FuturIcT">www</text:a><text:a xlink:type="simple" xlink:href="http://www.futurict.ethz.ch/FuturIcT">.</text:a><text:a xlink:type="simple" xlink:href="http://www.futurict.ethz.ch/FuturIcT">futurict</text:a><text:a xlink:type="simple" xlink:href="http://www.futurict.ethz.ch/FuturIcT">.</text:a><text:a xlink:type="simple" xlink:href="http://www.futurict.ethz.ch/FuturIcT">ethz</text:a><text:a xlink:type="simple" xlink:href="http://www.futurict.ethz.ch/FuturIcT">.</text:a><text:a xlink:type="simple" xlink:href="http://www.futurict.ethz.ch/FuturIcT">ch</text:a><text:a xlink:type="simple" xlink:href="http://www.futurict.ethz.ch/FuturIcT">/</text:a><text:a xlink:type="simple" xlink:href="http://www.futurict.ethz.ch/FuturIcT">FuturIcT</text:a></text:p>
      <text:p text:style-name="P1"/>
      <text:p text:style-name="P1"><text:a xlink:type="simple" xlink:href="http://code.google.com/apis/maps/">http</text:a><text:a xlink:type="simple" xlink:href="http://code.google.com/apis/maps/">://</text:a><text:a xlink:type="simple" xlink:href="http://code.google.com/apis/maps/">code</text:a><text:a xlink:type="simple" xlink:href="http://code.google.com/apis/maps/">.</text:a><text:a xlink:type="simple" xlink:href="http://code.google.com/apis/maps/">google</text:a><text:a xlink:type="simple" xlink:href="http://code.google.com/apis/maps/">.</text:a><text:a xlink:type="simple" xlink:href="http://code.google.com/apis/maps/">com</text:a><text:a xlink:type="simple" xlink:href="http://code.google.com/apis/maps/">/</text:a><text:a xlink:type="simple" xlink:href="http://code.google.com/apis/maps/">apis</text:a><text:a xlink:type="simple" xlink:href="http://code.google.com/apis/maps/">/</text:a><text:a xlink:type="simple" xlink:href="http://code.google.com/apis/maps/">maps</text:a><text:a xlink:type="simple" xlink:href="http://code.google.com/apis/maps/">/</text:a></text:p>
      <text:p text:style-name="P1"><text:a xlink:type="simple" xlink:href="http://tables.googlelabs.com/Home">http</text:a><text:a xlink:type="simple" xlink:href="http://tables.googlelabs.com/Home">://</text:a><text:a xlink:type="simple" xlink:href="http://tables.googlelabs.com/Home">tables</text:a><text:a xlink:type="simple" xlink:href="http://tables.googlelabs.com/Home">.</text:a><text:a xlink:type="simple" xlink:href="http://tables.googlelabs.com/Home">googlelabs</text:a><text:a xlink:type="simple" xlink:href="http://tables.googlelabs.com/Home">.</text:a><text:a xlink:type="simple" xlink:href="http://tables.googlelabs.com/Home">com</text:a><text:a xlink:type="simple" xlink:href="http://tables.googlelabs.com/Home">/</text:a><text:a xlink:type="simple" xlink:href="http://tables.googlelabs.com/Home">Home</text:a></text:p>
      <text:p text:style-name="P1"><text:a xlink:type="simple" xlink:href="http://googlegeodevelopers.blogspot.com/2010/11/five-great-fusion-tables-maps-examples.html?utm_source=feedburner&amp;utm_medium=feed&amp;utm_campaign=Feed:+GoogleGeoDevelopersBlog+%28Google+Geo+Developers+Blog%29">http</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ooglegeodeveloper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blogspo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com</text:a><text:a xlink:type="simple" xlink:href="http://googlegeodevelopers.blogspot.com/2010/11/five-great-fusion-tables-maps-examples.html?utm_source=feedburner&amp;utm_medium=feed&amp;utm_campaign=Feed:+GoogleGeoDevelopersBlog+%28Google+Geo+Developers+Blog%29">/2010/11/</text:a><text:a xlink:type="simple" xlink:href="http://googlegeodevelopers.blogspot.com/2010/11/five-great-fusion-tables-maps-examples.html?utm_source=feedburner&amp;utm_medium=feed&amp;utm_campaign=Feed:+GoogleGeoDevelopersBlog+%28Google+Geo+Developers+Blog%29">five</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rea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fusion</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tab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map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examp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html</text:a></text:p>
      <text:p text:style-name="P10"/>
      <text:p text:style-name="P1"><text:a xlink:type="simple" xlink:href="http://multiverseaccordingtoben.blogspot.com/2010/12/will-decreasing-scarcity-allow-us-to.html">http</text:a><text:a xlink:type="simple" xlink:href="http://multiverseaccordingtoben.blogspot.com/2010/12/will-decreasing-scarcity-allow-us-to.html">://</text:a><text:a xlink:type="simple" xlink:href="http://multiverseaccordingtoben.blogspot.com/2010/12/will-decreasing-scarcity-allow-us-to.html">multiverseaccordingtoben</text:a><text:a xlink:type="simple" xlink:href="http://multiverseaccordingtoben.blogspot.com/2010/12/will-decreasing-scarcity-allow-us-to.html">.</text:a><text:a xlink:type="simple" xlink:href="http://multiverseaccordingtoben.blogspot.com/2010/12/will-decreasing-scarcity-allow-us-to.html">blogspot</text:a><text:a xlink:type="simple" xlink:href="http://multiverseaccordingtoben.blogspot.com/2010/12/will-decreasing-scarcity-allow-us-to.html">.</text:a><text:a xlink:type="simple" xlink:href="http://multiverseaccordingtoben.blogspot.com/2010/12/will-decreasing-scarcity-allow-us-to.html">com</text:a><text:a xlink:type="simple" xlink:href="http://multiverseaccordingtoben.blogspot.com/2010/12/will-decreasing-scarcity-allow-us-to.html">/2010/12/</text:a><text:a xlink:type="simple" xlink:href="http://multiverseaccordingtoben.blogspot.com/2010/12/will-decreasing-scarcity-allow-us-to.html">will</text:a><text:a xlink:type="simple" xlink:href="http://multiverseaccordingtoben.blogspot.com/2010/12/will-decreasing-scarcity-allow-us-to.html">-</text:a><text:a xlink:type="simple" xlink:href="http://multiverseaccordingtoben.blogspot.com/2010/12/will-decreasing-scarcity-allow-us-to.html">decreasing</text:a><text:a xlink:type="simple" xlink:href="http://multiverseaccordingtoben.blogspot.com/2010/12/will-decreasing-scarcity-allow-us-to.html">-</text:a><text:a xlink:type="simple" xlink:href="http://multiverseaccordingtoben.blogspot.com/2010/12/will-decreasing-scarcity-allow-us-to.html">scarcity</text:a><text:a xlink:type="simple" xlink:href="http://multiverseaccordingtoben.blogspot.com/2010/12/will-decreasing-scarcity-allow-us-to.html">-</text:a><text:a xlink:type="simple" xlink:href="http://multiverseaccordingtoben.blogspot.com/2010/12/will-decreasing-scarcity-allow-us-to.html">allow</text:a><text:a xlink:type="simple" xlink:href="http://multiverseaccordingtoben.blogspot.com/2010/12/will-decreasing-scarcity-allow-us-to.html">-</text:a><text:a xlink:type="simple" xlink:href="http://multiverseaccordingtoben.blogspot.com/2010/12/will-decreasing-scarcity-allow-us-to.html">us</text:a><text:a xlink:type="simple" xlink:href="http://multiverseaccordingtoben.blogspot.com/2010/12/will-decreasing-scarcity-allow-us-to.html">-</text:a><text:a xlink:type="simple" xlink:href="http://multiverseaccordingtoben.blogspot.com/2010/12/will-decreasing-scarcity-allow-us-to.html">to</text:a><text:a xlink:type="simple" xlink:href="http://multiverseaccordingtoben.blogspot.com/2010/12/will-decreasing-scarcity-allow-us-to.html">.</text:a><text:a xlink:type="simple" xlink:href="http://multiverseaccordingtoben.blogspot.com/2010/12/will-decreasing-scarcity-allow-us-to.html">html</text:a></text:p>
      <text:p text:style-name="P1"><text:soft-page-break/></text:p>
      <text:p text:style-name="P1"><text:a xlink:type="simple" xlink:href="http://www.roboearth.org/">http</text:a><text:a xlink:type="simple" xlink:href="http://www.roboearth.org/">://</text:a><text:a xlink:type="simple" xlink:href="http://www.roboearth.org/">www</text:a><text:a xlink:type="simple" xlink:href="http://www.roboearth.org/">.</text:a><text:a xlink:type="simple" xlink:href="http://www.roboearth.org/">roboearth</text:a><text:a xlink:type="simple" xlink:href="http://www.roboearth.org/">.</text:a><text:a xlink:type="simple" xlink:href="http://www.roboearth.org/">org</text:a></text:p>
      <text:p text:style-name="P10"/>
      <text:p text:style-name="P1"><text:a xlink:type="simple" xlink:href="http://www.appropedia.org/Hexayurt_mass_evacuation">http</text:a><text:a xlink:type="simple" xlink:href="http://www.appropedia.org/Hexayurt_mass_evacuation">://</text:a><text:a xlink:type="simple" xlink:href="http://www.appropedia.org/Hexayurt_mass_evacuation">www</text:a><text:a xlink:type="simple" xlink:href="http://www.appropedia.org/Hexayurt_mass_evacuation">.</text:a><text:a xlink:type="simple" xlink:href="http://www.appropedia.org/Hexayurt_mass_evacuation">appropedia</text:a><text:a xlink:type="simple" xlink:href="http://www.appropedia.org/Hexayurt_mass_evacuation">.</text:a><text:a xlink:type="simple" xlink:href="http://www.appropedia.org/Hexayurt_mass_evacuation">org</text:a><text:a xlink:type="simple" xlink:href="http://www.appropedia.org/Hexayurt_mass_evacuation">/</text:a><text:a xlink:type="simple" xlink:href="http://www.appropedia.org/Hexayurt_mass_evacuation">Hexayurt</text:a><text:a xlink:type="simple" xlink:href="http://www.appropedia.org/Hexayurt_mass_evacuation">_</text:a><text:a xlink:type="simple" xlink:href="http://www.appropedia.org/Hexayurt_mass_evacuation">mass</text:a><text:a xlink:type="simple" xlink:href="http://www.appropedia.org/Hexayurt_mass_evacuation">_</text:a><text:a xlink:type="simple" xlink:href="http://www.appropedia.org/Hexayurt_mass_evacuation">evacuation</text:a></text:p>
      <text:p text:style-name="P1"/>
      <text:p text:style-name="P1"><text:a xlink:type="simple" xlink:href="http://en.wikipedia.org/wiki/ISO_6709">http</text:a><text:a xlink:type="simple" xlink:href="http://en.wikipedia.org/wiki/ISO_6709">://</text:a><text:a xlink:type="simple" xlink:href="http://en.wikipedia.org/wiki/ISO_6709">en</text:a><text:a xlink:type="simple" xlink:href="http://en.wikipedia.org/wiki/ISO_6709">.</text:a><text:a xlink:type="simple" xlink:href="http://en.wikipedia.org/wiki/ISO_6709">wikipedia</text:a><text:a xlink:type="simple" xlink:href="http://en.wikipedia.org/wiki/ISO_6709">.</text:a><text:a xlink:type="simple" xlink:href="http://en.wikipedia.org/wiki/ISO_6709">org</text:a><text:a xlink:type="simple" xlink:href="http://en.wikipedia.org/wiki/ISO_6709">/</text:a><text:a xlink:type="simple" xlink:href="http://en.wikipedia.org/wiki/ISO_6709">wiki</text:a><text:a xlink:type="simple" xlink:href="http://en.wikipedia.org/wiki/ISO_6709">/</text:a><text:a xlink:type="simple" xlink:href="http://en.wikipedia.org/wiki/ISO_6709">ISO</text:a><text:a xlink:type="simple" xlink:href="http://en.wikipedia.org/wiki/ISO_6709">_6709</text:a> (latitude, longitude, altitude)</text:p>
      <text:p text:style-name="P1"/>
      <text:p text:style-name="P1">http://www.poodwaddle.com/clocks/worldclock</text:p>
      <text:p text:style-name="P1"><text:s text:c="2"/>http://www.poodwaddle.com/clocks/worldclock/sources</text:p>
      <text:p text:style-name="P1"/>
      <text:p text:style-name="P1"><text:a xlink:type="simple" xlink:href="http://www.stratfor.com/">http</text:a><text:a xlink:type="simple" xlink:href="http://www.stratfor.com/">://</text:a><text:a xlink:type="simple" xlink:href="http://www.stratfor.com/">www</text:a><text:a xlink:type="simple" xlink:href="http://www.stratfor.com/">.</text:a><text:a xlink:type="simple" xlink:href="http://www.stratfor.com/">stratfor</text:a><text:a xlink:type="simple" xlink:href="http://www.stratfor.com/">.</text:a><text:a xlink:type="simple" xlink:href="http://www.stratfor.com/">com</text:a><text:a xlink:type="simple" xlink:href="http://www.stratfor.com/">/</text:a></text:p>
      <text:p text:style-name="P1"><text:a xlink:type="simple" xlink:href="http://www.mi2g.com/">http</text:a><text:a xlink:type="simple" xlink:href="http://www.mi2g.com/">://</text:a><text:a xlink:type="simple" xlink:href="http://www.mi2g.com/">www</text:a><text:a xlink:type="simple" xlink:href="http://www.mi2g.com/">.</text:a><text:a xlink:type="simple" xlink:href="http://www.mi2g.com/">mi</text:a><text:a xlink:type="simple" xlink:href="http://www.mi2g.com/">2</text:a><text:a xlink:type="simple" xlink:href="http://www.mi2g.com/">g</text:a><text:a xlink:type="simple" xlink:href="http://www.mi2g.com/">.</text:a><text:a xlink:type="simple" xlink:href="http://www.mi2g.com/">com</text:a><text:a xlink:type="simple" xlink:href="http://www.mi2g.com/">/</text:a></text:p>
      <text:p text:style-name="P1"/>
      <text:h text:style-name="P88" text:outline-level="10"><text:span text:style-name="T72">List of Thinking Subjects</text:span></text:h>
      <text:p text:style-name="P20"/>
      <text:p text:style-name="P1"><text:span text:style-name="T82">(from: http://en.wikipedia.org/wiki/Nootropics)</text:span></text:p>
      <text:p text:style-name="P1"><text:a xlink:type="simple" xlink:href="http://en.wikipedia.org/wiki/Abstraction">Abstract</text:a><text:a xlink:type="simple" xlink:href="http://en.wikipedia.org/wiki/Abstraction"> </text:a><text:a xlink:type="simple" xlink:href="http://en.wikipedia.org/wiki/Abstraction">thinking</text:a></text:p>
      <text:p text:style-name="P1"><text:a xlink:type="simple" xlink:href="http://en.wikipedia.org/wiki/Attention"><text:span text:style-name="T84">Attention</text:span></text:a></text:p>
      <text:p text:style-name="P1"><text:a xlink:type="simple" xlink:href="http://en.wikipedia.org/wiki/Attitude_%28psychology%29"><text:span text:style-name="T84">Attitude</text:span></text:a></text:p>
      <text:p text:style-name="P1"><text:a xlink:type="simple" xlink:href="http://en.wikipedia.org/wiki/Brainstorming"><text:span text:style-name="T84">Brainstorming</text:span></text:a></text:p>
      <text:p text:style-name="P1"><text:a xlink:type="simple" xlink:href="http://en.wikipedia.org/wiki/Cognition"><text:span text:style-name="T84">Cognition</text:span></text:a></text:p>
      <text:p text:style-name="P1"><text:a xlink:type="simple" xlink:href="http://en.wikipedia.org/wiki/Cognitive_science"><text:span text:style-name="T84">Cognitive</text:span></text:a><text:a xlink:type="simple" xlink:href="http://en.wikipedia.org/wiki/Cognitive_science"><text:span text:style-name="T84"> </text:span></text:a><text:a xlink:type="simple" xlink:href="http://en.wikipedia.org/wiki/Cognitive_science"><text:span text:style-name="T84">science</text:span></text:a></text:p>
      <text:p text:style-name="P1"><text:a xlink:type="simple" xlink:href="http://en.wikipedia.org/wiki/Creativity"><text:span text:style-name="T84">Creative</text:span></text:a><text:a xlink:type="simple" xlink:href="http://en.wikipedia.org/wiki/Creativity"><text:span text:style-name="T84"> </text:span></text:a><text:a xlink:type="simple" xlink:href="http://en.wikipedia.org/wiki/Creativity"><text:span text:style-name="T84">thinking</text:span></text:a></text:p>
      <text:p text:style-name="P1"><text:a xlink:type="simple" xlink:href="http://en.wikipedia.org/wiki/Critical_thinking"><text:span text:style-name="T84">Critical</text:span></text:a><text:a xlink:type="simple" xlink:href="http://en.wikipedia.org/wiki/Critical_thinking"><text:span text:style-name="T84"> </text:span></text:a><text:a xlink:type="simple" xlink:href="http://en.wikipedia.org/wiki/Critical_thinking"><text:span text:style-name="T84">thinking</text:span></text:a></text:p>
      <text:p text:style-name="P1"><text:a xlink:type="simple" xlink:href="http://en.wikipedia.org/wiki/Curiosity"><text:span text:style-name="T84">Curiosity</text:span></text:a></text:p>
      <text:p text:style-name="P1"><text:a xlink:type="simple" xlink:href="http://en.wikipedia.org/wiki/Decision"><text:span text:style-name="T84">Decision</text:span></text:a></text:p>
      <text:p text:style-name="P1"><text:a xlink:type="simple" xlink:href="http://en.wikipedia.org/wiki/Decision_making"><text:span text:style-name="T84">Decision</text:span></text:a><text:a xlink:type="simple" xlink:href="http://en.wikipedia.org/wiki/Decision_making"><text:span text:style-name="T84"> </text:span></text:a><text:a xlink:type="simple" xlink:href="http://en.wikipedia.org/wiki/Decision_making"><text:span text:style-name="T84">making</text:span></text:a></text:p>
      <text:p text:style-name="P1"><text:a xlink:type="simple" xlink:href="http://en.wikipedia.org/wiki/Eidetic_memory"><text:span text:style-name="T84">Eidetic</text:span></text:a><text:a xlink:type="simple" xlink:href="http://en.wikipedia.org/wiki/Eidetic_memory"><text:span text:style-name="T84"> </text:span></text:a><text:a xlink:type="simple" xlink:href="http://en.wikipedia.org/wiki/Eidetic_memory"><text:span text:style-name="T84">memory</text:span></text:a></text:p>
      <text:p text:style-name="P1"><text:a xlink:type="simple" xlink:href="http://en.wikipedia.org/wiki/Emotion"><text:span text:style-name="T84">Emotions</text:span></text:a><text:span text:style-name="T83"> and</text:span><text:a xlink:type="simple" xlink:href="http://en.wikipedia.org/wiki/Feeling"><text:span text:style-name="T83"> </text:span></text:a><text:a xlink:type="simple" xlink:href="http://en.wikipedia.org/wiki/Feeling"><text:span text:style-name="T84">feelings</text:span></text:a></text:p>
      <text:p text:style-name="P1"><text:a xlink:type="simple" xlink:href="http://en.wikipedia.org/wiki/Emotional_intelligence"><text:span text:style-name="T84">Emotional</text:span></text:a><text:a xlink:type="simple" xlink:href="http://en.wikipedia.org/wiki/Emotional_intelligence"><text:span text:style-name="T84"> </text:span></text:a><text:a xlink:type="simple" xlink:href="http://en.wikipedia.org/wiki/Emotional_intelligence"><text:span text:style-name="T84">intelligence</text:span></text:a></text:p>
      <text:p text:style-name="P1"><text:a xlink:type="simple" xlink:href="http://en.wikipedia.org/wiki/Objective_%28goal%29"><text:span text:style-name="T84">Goals</text:span></text:a><text:a xlink:type="simple" xlink:href="http://en.wikipedia.org/wiki/Objective_%28goal%29"><text:span text:style-name="T84"> </text:span></text:a><text:a xlink:type="simple" xlink:href="http://en.wikipedia.org/wiki/Objective_%28goal%29"><text:span text:style-name="T84">and</text:span></text:a><text:a xlink:type="simple" xlink:href="http://en.wikipedia.org/wiki/Objective_%28goal%29"><text:span text:style-name="T84"> </text:span></text:a><text:a xlink:type="simple" xlink:href="http://en.wikipedia.org/wiki/Objective_%28goal%29"><text:span text:style-name="T84">goal</text:span></text:a><text:a xlink:type="simple" xlink:href="http://en.wikipedia.org/wiki/Objective_%28goal%29"><text:span text:style-name="T84"> </text:span></text:a><text:a xlink:type="simple" xlink:href="http://en.wikipedia.org/wiki/Objective_%28goal%29"><text:span text:style-name="T84">setting</text:span></text:a></text:p>
      <text:p text:style-name="P1"><text:a xlink:type="simple" xlink:href="http://en.wikipedia.org/wiki/Idea"><text:span text:style-name="T84">Idea</text:span></text:a></text:p>
      <text:p text:style-name="P1"><text:a xlink:type="simple" xlink:href="http://en.wikipedia.org/wiki/Imagination"><text:span text:style-name="T84">Imagination</text:span></text:a></text:p>
      <text:p text:style-name="P1"><text:a xlink:type="simple" xlink:href="http://en.wikipedia.org/wiki/Intelligence_%28trait%29"><text:span text:style-name="T84">Intelligence</text:span></text:a></text:p>
      <text:p text:style-name="P1"><text:soft-page-break/><text:a xlink:type="simple" xlink:href="http://en.wikipedia.org/wiki/Introspection"><text:span text:style-name="T84">Introspection</text:span></text:a></text:p>
      <text:p text:style-name="P1"><text:a xlink:type="simple" xlink:href="http://en.wikipedia.org/wiki/Lateral_thinking"><text:span text:style-name="T84">Lateral</text:span></text:a><text:a xlink:type="simple" xlink:href="http://en.wikipedia.org/wiki/Lateral_thinking"><text:span text:style-name="T84"> </text:span></text:a><text:a xlink:type="simple" xlink:href="http://en.wikipedia.org/wiki/Lateral_thinking"><text:span text:style-name="T84">thinking</text:span></text:a></text:p>
      <text:p text:style-name="P1"><text:a xlink:type="simple" xlink:href="http://en.wikipedia.org/wiki/Learning"><text:span text:style-name="T84">Learning</text:span></text:a></text:p>
      <text:p text:style-name="P1"><text:a xlink:type="simple" xlink:href="http://en.wikipedia.org/wiki/Memory"><text:span text:style-name="T84">Memory</text:span></text:a></text:p>
      <text:p text:style-name="P1"><text:a xlink:type="simple" xlink:href="http://en.wikipedia.org/wiki/Memory-prediction_framework"><text:span text:style-name="T84">Memory</text:span></text:a><text:a xlink:type="simple" xlink:href="http://en.wikipedia.org/wiki/Memory-prediction_framework"><text:span text:style-name="T84">-</text:span></text:a><text:a xlink:type="simple" xlink:href="http://en.wikipedia.org/wiki/Memory-prediction_framework"><text:span text:style-name="T84">prediction</text:span></text:a><text:a xlink:type="simple" xlink:href="http://en.wikipedia.org/wiki/Memory-prediction_framework"><text:span text:style-name="T84"> </text:span></text:a><text:a xlink:type="simple" xlink:href="http://en.wikipedia.org/wiki/Memory-prediction_framework"><text:span text:style-name="T84">framework</text:span></text:a></text:p>
      <text:p text:style-name="P1"><text:a xlink:type="simple" xlink:href="http://en.wikipedia.org/wiki/Mental_calculation"><text:span text:style-name="T84">Mental</text:span></text:a><text:a xlink:type="simple" xlink:href="http://en.wikipedia.org/wiki/Mental_calculation"><text:span text:style-name="T84"> </text:span></text:a><text:a xlink:type="simple" xlink:href="http://en.wikipedia.org/wiki/Mental_calculation"><text:span text:style-name="T84">calculation</text:span></text:a></text:p>
      <text:p text:style-name="P1"><text:a xlink:type="simple" xlink:href="http://en.wikipedia.org/wiki/Mind%27s_eye"><text:span text:style-name="T84">Mind</text:span></text:a><text:a xlink:type="simple" xlink:href="http://en.wikipedia.org/wiki/Mind%27s_eye"><text:span text:style-name="T84">'</text:span></text:a><text:a xlink:type="simple" xlink:href="http://en.wikipedia.org/wiki/Mind%27s_eye"><text:span text:style-name="T84">s</text:span></text:a><text:a xlink:type="simple" xlink:href="http://en.wikipedia.org/wiki/Mind%27s_eye"><text:span text:style-name="T84"> </text:span></text:a><text:a xlink:type="simple" xlink:href="http://en.wikipedia.org/wiki/Mind%27s_eye"><text:span text:style-name="T84">eye</text:span></text:a></text:p>
      <text:p text:style-name="P1"><text:a xlink:type="simple" xlink:href="http://en.wikipedia.org/wiki/Mindset"><text:span text:style-name="T84">Mindset</text:span></text:a></text:p>
      <text:p text:style-name="P1"><text:a xlink:type="simple" xlink:href="http://en.wikipedia.org/wiki/Mood_%28psychology%29"><text:span text:style-name="T84">Mood</text:span></text:a></text:p>
      <text:p text:style-name="P1"><text:a xlink:type="simple" xlink:href="http://en.wikipedia.org/wiki/Motivation"><text:span text:style-name="T84">Motivation</text:span></text:a></text:p>
      <text:p text:style-name="P1"><text:a xlink:type="simple" xlink:href="http://en.wikipedia.org/wiki/Perception"><text:span text:style-name="T84">Perception</text:span></text:a></text:p>
      <text:p text:style-name="P1"><text:a xlink:type="simple" xlink:href="http://en.wikipedia.org/wiki/Personality_psychology"><text:span text:style-name="T84">Personality</text:span></text:a></text:p>
      <text:p text:style-name="P1"><text:a xlink:type="simple" xlink:href="http://en.wikipedia.org/wiki/Picture_thinking"><text:span text:style-name="T84">Picture</text:span></text:a><text:a xlink:type="simple" xlink:href="http://en.wikipedia.org/wiki/Picture_thinking"><text:span text:style-name="T84"> </text:span></text:a><text:a xlink:type="simple" xlink:href="http://en.wikipedia.org/wiki/Picture_thinking"><text:span text:style-name="T84">thinking</text:span></text:a></text:p>
      <text:p text:style-name="P1"><text:a xlink:type="simple" xlink:href="http://en.wikipedia.org/wiki/Problem_shaping"><text:span text:style-name="T84">Problem</text:span></text:a><text:a xlink:type="simple" xlink:href="http://en.wikipedia.org/wiki/Problem_shaping"><text:span text:style-name="T84"> </text:span></text:a><text:a xlink:type="simple" xlink:href="http://en.wikipedia.org/wiki/Problem_shaping"><text:span text:style-name="T84">shaping</text:span></text:a></text:p>
      <text:p text:style-name="P1"><text:a xlink:type="simple" xlink:href="http://en.wikipedia.org/wiki/Problem_solving"><text:span text:style-name="T84">Problem</text:span></text:a><text:a xlink:type="simple" xlink:href="http://en.wikipedia.org/wiki/Problem_solving"><text:span text:style-name="T84"> </text:span></text:a><text:a xlink:type="simple" xlink:href="http://en.wikipedia.org/wiki/Problem_solving"><text:span text:style-name="T84">solving</text:span></text:a></text:p>
      <text:p text:style-name="P1"><text:a xlink:type="simple" xlink:href="http://en.wikipedia.org/wiki/Reason"><text:span text:style-name="T84">Reason</text:span></text:a></text:p>
      <text:p text:style-name="P1"><text:a xlink:type="simple" xlink:href="http://en.wikipedia.org/wiki/Recollection"><text:span text:style-name="T84">Recollection</text:span></text:a><text:a xlink:type="simple" xlink:href="http://en.wikipedia.org/wiki/Recollection"><text:span text:style-name="T84"> (</text:span></text:a><text:a xlink:type="simple" xlink:href="http://en.wikipedia.org/wiki/Recollection"><text:span text:style-name="T84">recall</text:span></text:a><text:a xlink:type="simple" xlink:href="http://en.wikipedia.org/wiki/Recollection"><text:span text:style-name="T84">)</text:span></text:a></text:p>
      <text:p text:style-name="P1"><text:a xlink:type="simple" xlink:href="http://en.wikipedia.org/wiki/Human_self-reflection"><text:span text:style-name="T84">Self</text:span></text:a><text:a xlink:type="simple" xlink:href="http://en.wikipedia.org/wiki/Human_self-reflection"><text:span text:style-name="T84">-</text:span></text:a><text:a xlink:type="simple" xlink:href="http://en.wikipedia.org/wiki/Human_self-reflection"><text:span text:style-name="T84">reflection</text:span></text:a></text:p>
      <text:p text:style-name="P1"><text:a xlink:type="simple" xlink:href="http://en.wikipedia.org/wiki/Thought"><text:span text:style-name="T84">Thought</text:span></text:a></text:p>
      <text:p text:style-name="P1"><text:a xlink:type="simple" xlink:href="http://en.wikipedia.org/wiki/Visual_thinking"><text:span text:style-name="T84">Visual</text:span></text:a><text:a xlink:type="simple" xlink:href="http://en.wikipedia.org/wiki/Visual_thinking"><text:span text:style-name="T84"> </text:span></text:a><text:a xlink:type="simple" xlink:href="http://en.wikipedia.org/wiki/Visual_thinking"><text:span text:style-name="T84">thinking</text:span></text:a></text:p>
      <text:p text:style-name="P1"><text:span text:style-name="T85">List of Health Subjects</text:span></text:p>
      <text:p text:style-name="P1"><text:span text:style-name="T85">(from</text:span><text:a xlink:type="simple" xlink:href="http://en.wikipedia.org/wiki/Nootropics"><text:span text:style-name="T85"> </text:span></text:a><text:a xlink:type="simple" xlink:href="http://en.wikipedia.org/wiki/Nootropics">http</text:a><text:a xlink:type="simple" xlink:href="http://en.wikipedia.org/wiki/Nootropics">://</text:a><text:a xlink:type="simple" xlink:href="http://en.wikipedia.org/wiki/Nootropics">en</text:a><text:a xlink:type="simple" xlink:href="http://en.wikipedia.org/wiki/Nootropics">.</text:a><text:a xlink:type="simple" xlink:href="http://en.wikipedia.org/wiki/Nootropics">wikipedia</text:a><text:a xlink:type="simple" xlink:href="http://en.wikipedia.org/wiki/Nootropics">.</text:a><text:a xlink:type="simple" xlink:href="http://en.wikipedia.org/wiki/Nootropics">org</text:a><text:a xlink:type="simple" xlink:href="http://en.wikipedia.org/wiki/Nootropics">/</text:a><text:a xlink:type="simple" xlink:href="http://en.wikipedia.org/wiki/Nootropics">wiki</text:a><text:a xlink:type="simple" xlink:href="http://en.wikipedia.org/wiki/Nootropics">/</text:a><text:a xlink:type="simple" xlink:href="http://en.wikipedia.org/wiki/Nootropics">Nootropics</text:a><text:span text:style-name="T85">)</text:span></text:p>
      <text:p text:style-name="P1"><text:a xlink:type="simple" xlink:href="http://en.wikipedia.org/wiki/Anxiety"><text:span text:style-name="T17">Anxiety</text:span></text:a></text:p>
      <text:p text:style-name="P1"><text:a xlink:type="simple" xlink:href="http://en.wikipedia.org/wiki/Cognitive_psychology"><text:span text:style-name="T84">Cognitive</text:span></text:a><text:a xlink:type="simple" xlink:href="http://en.wikipedia.org/wiki/Cognitive_psychology"><text:span text:style-name="T84"> </text:span></text:a><text:a xlink:type="simple" xlink:href="http://en.wikipedia.org/wiki/Cognitive_psychology"><text:span text:style-name="T84">psychology</text:span></text:a></text:p>
      <text:p text:style-name="P1"><text:a xlink:type="simple" xlink:href="http://en.wikipedia.org/wiki/Clinical_depression"><text:span text:style-name="T84">Clinical</text:span></text:a><text:a xlink:type="simple" xlink:href="http://en.wikipedia.org/wiki/Clinical_depression"><text:span text:style-name="T84"> </text:span></text:a><text:a xlink:type="simple" xlink:href="http://en.wikipedia.org/wiki/Clinical_depression"><text:span text:style-name="T84">depression</text:span></text:a></text:p>
      <text:p text:style-name="P1"><text:a xlink:type="simple" xlink:href="http://en.wikipedia.org/wiki/Mental_confusion"><text:span text:style-name="T84">Confusion</text:span></text:a></text:p>
      <text:p text:style-name="P1"><text:a xlink:type="simple" xlink:href="http://en.wikipedia.org/wiki/Cosmetic_pharmacology"><text:span text:style-name="T84">Cosmetic</text:span></text:a><text:a xlink:type="simple" xlink:href="http://en.wikipedia.org/wiki/Cosmetic_pharmacology"><text:span text:style-name="T84"> </text:span></text:a><text:a xlink:type="simple" xlink:href="http://en.wikipedia.org/wiki/Cosmetic_pharmacology"><text:span text:style-name="T84">pharmacology</text:span></text:a></text:p>
      <text:p text:style-name="P1"><text:a xlink:type="simple" xlink:href="http://en.wikipedia.org/wiki/Drug"><text:span text:style-name="T84">Drug</text:span></text:a></text:p>
      <text:p text:style-name="P1"><text:a xlink:type="simple" xlink:href="http://en.wikipedia.org/wiki/Parasympathomimetics"><text:span text:style-name="T84">Parasympathomimetics</text:span></text:a></text:p>
      <text:p text:style-name="P1"><text:a xlink:type="simple" xlink:href="http://en.wikipedia.org/wiki/Prescription_drug"><text:span text:style-name="T84">Prescription</text:span></text:a><text:a xlink:type="simple" xlink:href="http://en.wikipedia.org/wiki/Prescription_drug"><text:span text:style-name="T84"> </text:span></text:a><text:a xlink:type="simple" xlink:href="http://en.wikipedia.org/wiki/Prescription_drug"><text:span text:style-name="T84">drug</text:span></text:a></text:p>
      <text:p text:style-name="P1"><text:a xlink:type="simple" xlink:href="http://en.wikipedia.org/wiki/Prohibition_%28drugs%29"><text:span text:style-name="T84">Prohibition</text:span></text:a><text:a xlink:type="simple" xlink:href="http://en.wikipedia.org/wiki/Prohibition_%28drugs%29"><text:span text:style-name="T84"> (</text:span></text:a><text:a xlink:type="simple" xlink:href="http://en.wikipedia.org/wiki/Prohibition_%28drugs%29"><text:span text:style-name="T84">drugs</text:span></text:a><text:a xlink:type="simple" xlink:href="http://en.wikipedia.org/wiki/Prohibition_%28drugs%29"><text:span text:style-name="T84">)</text:span></text:a></text:p>
      <text:p text:style-name="P1"><text:a xlink:type="simple" xlink:href="http://en.wikipedia.org/wiki/Psychoactive_drug"><text:span text:style-name="T84">Psychoactive</text:span></text:a><text:a xlink:type="simple" xlink:href="http://en.wikipedia.org/wiki/Psychoactive_drug"><text:span text:style-name="T84"> </text:span></text:a><text:a xlink:type="simple" xlink:href="http://en.wikipedia.org/wiki/Psychoactive_drug"><text:span text:style-name="T84">drug</text:span></text:a><text:span text:style-name="T83"> (aka psychotropic drug)</text:span></text:p>
      <text:p text:style-name="P1"><text:a xlink:type="simple" xlink:href="http://en.wikipedia.org/wiki/Psychedelic_drug"><text:span text:style-name="T84">Psychedelic</text:span></text:a><text:a xlink:type="simple" xlink:href="http://en.wikipedia.org/wiki/Psychedelic_drug"><text:span text:style-name="T84"> </text:span></text:a><text:a xlink:type="simple" xlink:href="http://en.wikipedia.org/wiki/Psychedelic_drug"><text:span text:style-name="T84">drug</text:span></text:a></text:p>
      <text:p text:style-name="P1"><text:a xlink:type="simple" xlink:href="http://en.wikipedia.org/wiki/Human_enhancement"><text:span text:style-name="T84">Human</text:span></text:a><text:a xlink:type="simple" xlink:href="http://en.wikipedia.org/wiki/Human_enhancement"><text:span text:style-name="T84"> </text:span></text:a><text:a xlink:type="simple" xlink:href="http://en.wikipedia.org/wiki/Human_enhancement"><text:span text:style-name="T84">enhancement</text:span></text:a></text:p>
      <text:p text:style-name="P1"><text:a xlink:type="simple" xlink:href="http://en.wikipedia.org/wiki/Ergogenic_aid"><text:span text:style-name="T84">Ergogenic</text:span></text:a><text:a xlink:type="simple" xlink:href="http://en.wikipedia.org/wiki/Ergogenic_aid"><text:span text:style-name="T84"> </text:span></text:a><text:a xlink:type="simple" xlink:href="http://en.wikipedia.org/wiki/Ergogenic_aid"><text:span text:style-name="T84">aid</text:span></text:a></text:p>
      <text:p text:style-name="P1"><text:a xlink:type="simple" xlink:href="http://en.wikipedia.org/wiki/Life_extension"><text:span text:style-name="T84">Life</text:span></text:a><text:a xlink:type="simple" xlink:href="http://en.wikipedia.org/wiki/Life_extension"><text:span text:style-name="T84"> </text:span></text:a><text:a xlink:type="simple" xlink:href="http://en.wikipedia.org/wiki/Life_extension"><text:span text:style-name="T84">extension</text:span></text:a></text:p>
      <text:p text:style-name="P1"><text:a xlink:type="simple" xlink:href="http://en.wikipedia.org/wiki/Neurodegenerative_disease"><text:span text:style-name="T84">Neurodegenerative</text:span></text:a><text:a xlink:type="simple" xlink:href="http://en.wikipedia.org/wiki/Neurodegenerative_disease"><text:span text:style-name="T84"> </text:span></text:a><text:a xlink:type="simple" xlink:href="http://en.wikipedia.org/wiki/Neurodegenerative_disease"><text:span text:style-name="T84">disease</text:span></text:a></text:p>
      <text:p text:style-name="P1"><text:soft-page-break/><text:a xlink:type="simple" xlink:href="http://en.wikipedia.org/wiki/Alzheimer%27s_disease"><text:span text:style-name="T84">Alzheimer</text:span></text:a><text:a xlink:type="simple" xlink:href="http://en.wikipedia.org/wiki/Alzheimer%27s_disease"><text:span text:style-name="T84">'</text:span></text:a><text:a xlink:type="simple" xlink:href="http://en.wikipedia.org/wiki/Alzheimer%27s_disease"><text:span text:style-name="T84">s</text:span></text:a><text:a xlink:type="simple" xlink:href="http://en.wikipedia.org/wiki/Alzheimer%27s_disease"><text:span text:style-name="T84"> </text:span></text:a><text:a xlink:type="simple" xlink:href="http://en.wikipedia.org/wiki/Alzheimer%27s_disease"><text:span text:style-name="T84">disease</text:span></text:a></text:p>
      <text:p text:style-name="P1"><text:a xlink:type="simple" xlink:href="http://en.wikipedia.org/wiki/Parkinson%27s_disease"><text:span text:style-name="T84">Parkinson</text:span></text:a><text:a xlink:type="simple" xlink:href="http://en.wikipedia.org/wiki/Parkinson%27s_disease"><text:span text:style-name="T84">'</text:span></text:a><text:a xlink:type="simple" xlink:href="http://en.wikipedia.org/wiki/Parkinson%27s_disease"><text:span text:style-name="T84">s</text:span></text:a><text:a xlink:type="simple" xlink:href="http://en.wikipedia.org/wiki/Parkinson%27s_disease"><text:span text:style-name="T84"> </text:span></text:a><text:a xlink:type="simple" xlink:href="http://en.wikipedia.org/wiki/Parkinson%27s_disease"><text:span text:style-name="T84">disease</text:span></text:a></text:p>
      <text:p text:style-name="P1"><text:a xlink:type="simple" xlink:href="http://en.wikipedia.org/wiki/Nutrition"><text:span text:style-name="T84">Nutrition</text:span></text:a></text:p>
      <text:p text:style-name="P1"><text:a xlink:type="simple" xlink:href="http://en.wikipedia.org/wiki/Sleep_disorder"><text:span text:style-name="T84">Sleep</text:span></text:a><text:a xlink:type="simple" xlink:href="http://en.wikipedia.org/wiki/Sleep_disorder"><text:span text:style-name="T84"> </text:span></text:a><text:a xlink:type="simple" xlink:href="http://en.wikipedia.org/wiki/Sleep_disorder"><text:span text:style-name="T84">disorders</text:span></text:a></text:p>
      <text:p text:style-name="P1"><text:a xlink:type="simple" xlink:href="http://en.wikipedia.org/wiki/Stress_%28medicine%29"><text:span text:style-name="T84">Stress</text:span></text:a></text:p>
      <text:p text:style-name="P1"><text:a xlink:type="simple" xlink:href="http://en.wikipedia.org/wiki/Stress_management"><text:span text:style-name="T84">Stress</text:span></text:a><text:a xlink:type="simple" xlink:href="http://en.wikipedia.org/wiki/Stress_management"><text:span text:style-name="T84"> </text:span></text:a><text:a xlink:type="simple" xlink:href="http://en.wikipedia.org/wiki/Stress_management"><text:span text:style-name="T84">management</text:span></text:a><text:span text:style-name="T61"> <text:s/></text:span></text:p>
      <text:p text:style-name="P27"/>
      <text:p text:style-name="P1"><text:span text:style-name="T86">Optimal Thinking Questions</text:span></text:p>
      <text:p text:style-name="P1"><text:span text:style-name="T83">http://www.stevepavlina.com/blog/2004/10/optimal-thinking/</text:span></text:p>
      <text:p text:style-name="P23"/>
      <text:list xml:id="list5598826894717523318" text:style-name="LS69">
        <text:list-item>
          <text:p text:style-name="P201"><text:span text:style-name="T83">What’s the best use of my time right now?</text:span></text:p>
        </text:list-item>
        <text:list-item>
          <text:p text:style-name="P201"><text:span text:style-name="T83">What’s the best way for me to exercise regularly (when, what, how)?</text:span></text:p>
        </text:list-item>
        <text:list-item>
          <text:p text:style-name="P201"><text:span text:style-name="T83">What’s the best way to get myself out of debt?</text:span></text:p>
        </text:list-item>
        <text:list-item>
          <text:p text:style-name="P201"><text:span text:style-name="T83">What’s the best way for me to make an extra $10,000 as quickly as possible?</text:span></text:p>
        </text:list-item>
        <text:list-item>
          <text:p text:style-name="P201"><text:span text:style-name="T83">What’s the best school for my child to attend?</text:span></text:p>
        </text:list-item>
        <text:list-item>
          <text:p text:style-name="P201"><text:span text:style-name="T83">What’s the best place for me to live?</text:span></text:p>
        </text:list-item>
        <text:list-item>
          <text:p text:style-name="P201"><text:span text:style-name="T83">What’s the best way to reply to this email? (use this one repeatedly to purge that clogged inbox)</text:span></text:p>
        </text:list-item>
        <text:list-item>
          <text:p text:style-name="P201"><text:span text:style-name="T83">What’s the best way for me to improve my social life?</text:span></text:p>
        </text:list-item>
        <text:list-item>
          <text:p text:style-name="P201"><text:span text:style-name="T83">What’s the best book I should read next?</text:span></text:p>
        </text:list-item>
      </text:list>
      <text:p text:style-name="P1"><text:span text:style-name="T83">What’s the</text:span><text:a xlink:type="simple" xlink:href="http://www.stevepavlina.com/blog"><text:span text:style-name="T83"> </text:span></text:a><text:a xlink:type="simple" xlink:href="http://www.stevepavlina.com/blog"><text:span text:style-name="T84">best</text:span></text:a><text:a xlink:type="simple" xlink:href="http://www.stevepavlina.com/blog"><text:span text:style-name="T84"> </text:span></text:a><text:a xlink:type="simple" xlink:href="http://www.stevepavlina.com/blog"><text:span text:style-name="T84">new</text:span></text:a><text:a xlink:type="simple" xlink:href="http://www.stevepavlina.com/blog"><text:span text:style-name="T84"> </text:span></text:a><text:a xlink:type="simple" xlink:href="http://www.stevepavlina.com/blog"><text:span text:style-name="T84">blog</text:span></text:a><text:span text:style-name="T83"> I should be reading regularly and tell everyone I know about? </text:span><text:span text:style-name="T61"><text:s/></text:span></text:p>
      <text:p text:style-name="P27"/>
      <text:p text:style-name="P1"><text:span text:style-name="T86">A Better Life</text:span></text:p>
      <text:p text:style-name="P1"><text:span text:style-name="T83">http://www.stevepavlina.com/blog/2007/08/a-better-life/</text:span></text:p>
      <text:p text:style-name="P23"/>
      <text:list xml:id="list7762105377943499149" text:style-name="LS70">
        <text:list-item>
          <text:p text:style-name="P202"><text:span text:style-name="T83">Your financial abundance is increasing.</text:span></text:p>
        </text:list-item>
        <text:list-item>
          <text:p text:style-name="P202"><text:span text:style-name="T83">People are being nicer to you.</text:span></text:p>
        </text:list-item>
        <text:list-item>
          <text:p text:style-name="P202"><text:span text:style-name="T83">You’re providing more value to others.</text:span></text:p>
        </text:list-item>
        <text:list-item>
          <text:p text:style-name="P202"><text:span text:style-name="T83">You’re feeling more energetic, alert, and happy.</text:span></text:p>
        </text:list-item>
        <text:list-item>
          <text:p text:style-name="P202"><text:span text:style-name="T83">You’re enjoying your life more.</text:span></text:p>
        </text:list-item>
        <text:list-item>
          <text:p text:style-name="P202"><text:span text:style-name="T83">You’re thinking more positively.</text:span></text:p>
        </text:list-item>
        <text:list-item>
          <text:p text:style-name="P202"><text:span text:style-name="T83">You’re feeling more relaxed.</text:span></text:p>
        </text:list-item>
        <text:list-item>
          <text:p text:style-name="P202"><text:span text:style-name="T83">You’re getting stronger.</text:span></text:p>
        </text:list-item>
        <text:list-item>
          <text:p text:style-name="P202"><text:span text:style-name="T83">The universe is conspiring to bring you more of what you want.</text:span></text:p>
        </text:list-item>
      </text:list>
      <text:h text:style-name="P88" text:outline-level="10"><text:soft-page-break/><text:span text:style-name="T72">Plutchik's Primary Emotions</text:span></text:h>
      <text:p text:style-name="P23">Sadness</text:p>
      <text:p text:style-name="P23">Disgust</text:p>
      <text:p text:style-name="P23">Anger</text:p>
      <text:p text:style-name="P23">Anticipation</text:p>
      <text:p text:style-name="P23">Joy</text:p>
      <text:p text:style-name="P23">Acceptance</text:p>
      <text:p text:style-name="P23">Fear</text:p>
      <text:p text:style-name="P23">Surprise</text:p>
      <text:p text:style-name="P23"/>
      <text:h text:style-name="P88" text:outline-level="10"><text:span text:style-name="T72">Patrick Anderson's Word List</text:span></text:h>
      <text:p text:style-name="P1"><text:span text:style-name="T73">agnucius@gmail.com</text:span></text:p>
      <text:p text:style-name="P21"/>
      <text:p text:style-name="P1"><text:span text:style-name="T83">Free, Freedom, Libre, Liberty</text:span></text:p>
      <text:p text:style-name="P1"><text:span text:style-name="T83">Commons, Collective, Cooperate</text:span></text:p>
      <text:p text:style-name="P1"><text:span text:style-name="T83">Social, Trust, Organize, Group</text:span></text:p>
      <text:p text:style-name="P1"><text:span text:style-name="T83">Fund, Invest, Capital, Finance, Loan, Debt, Bank, Money, DeathGrip (MortGage)</text:span></text:p>
      <text:p text:style-name="P1"><text:span text:style-name="T83">Means, Source, Input</text:span></text:p>
      <text:p text:style-name="P1"><text:span text:style-name="T83">Product, Object, Output</text:span></text:p>
      <text:p text:style-name="P1"><text:span text:style-name="T83">Service, Network, Transport</text:span></text:p>
      <text:p text:style-name="P1"><text:span text:style-name="T83">Tax, Cost, Price</text:span></text:p>
      <text:p text:style-name="P1"><text:span text:style-name="T83">Revenue, Dividends, Earnings, Profit</text:span></text:p>
      <text:p text:style-name="P1"><text:span text:style-name="T83">Scarcity, Abundance</text:span></text:p>
      <text:p text:style-name="P1"><text:span text:style-name="T83">Material, Immaterial</text:span></text:p>
      <text:p text:style-name="P1"><text:span text:style-name="T83">Copyright, Patents, Copyleft</text:span></text:p>
      <text:p text:style-name="P1"><text:span text:style-name="T83">Copy, Duplicate, Instantiate</text:span></text:p>
      <text:p text:style-name="P1"><text:span text:style-name="T83">Royalty, Propriety, Proprietary</text:span></text:p>
      <text:p text:style-name="P1"><text:span text:style-name="T83">Ownership, Property, Private, Public, Personal</text:span></text:p>
      <text:p text:style-name="P1"><text:span text:style-name="T83">Money, Currency, Cache, Bank, Store, Credit, Debt</text:span></text:p>
      <text:p text:style-name="P1"><text:soft-page-break/><text:span text:style-name="T83">Govern, Manage, Admin, root</text:span></text:p>
      <text:p text:style-name="P1"><text:span text:style-name="T83">Land, Capital, Labor</text:span></text:p>
      <text:p text:style-name="P1"><text:span text:style-name="T83">Rent, Profit, Wage</text:span></text:p>
      <text:p text:style-name="P23"/>
      <text:p text:style-name="P1"><text:span text:style-name="T83">“Life Management” References</text:span></text:p>
      <text:p text:style-name="P1"><text:a xlink:type="simple" xlink:href="http://www.stevepavlina.com/forums/personal-effectiveness/956-life-management-software.html">http</text:a><text:a xlink:type="simple" xlink:href="http://www.stevepavlina.com/forums/personal-effectiveness/956-life-management-software.html">://</text:a><text:a xlink:type="simple" xlink:href="http://www.stevepavlina.com/forums/personal-effectiveness/956-life-management-software.html">www</text:a><text:a xlink:type="simple" xlink:href="http://www.stevepavlina.com/forums/personal-effectiveness/956-life-management-software.html">.</text:a><text:a xlink:type="simple" xlink:href="http://www.stevepavlina.com/forums/personal-effectiveness/956-life-management-software.html">stevepavlina</text:a><text:a xlink:type="simple" xlink:href="http://www.stevepavlina.com/forums/personal-effectiveness/956-life-management-software.html">.</text:a><text:a xlink:type="simple" xlink:href="http://www.stevepavlina.com/forums/personal-effectiveness/956-life-management-software.html">com</text:a><text:a xlink:type="simple" xlink:href="http://www.stevepavlina.com/forums/personal-effectiveness/956-life-management-software.html">/</text:a><text:a xlink:type="simple" xlink:href="http://www.stevepavlina.com/forums/personal-effectiveness/956-life-management-software.html">forums</text:a><text:a xlink:type="simple" xlink:href="http://www.stevepavlina.com/forums/personal-effectiveness/956-life-management-software.html">/</text:a><text:a xlink:type="simple" xlink:href="http://www.stevepavlina.com/forums/personal-effectiveness/956-life-management-software.html">personal</text:a><text:a xlink:type="simple" xlink:href="http://www.stevepavlina.com/forums/personal-effectiveness/956-life-management-software.html">-</text:a><text:a xlink:type="simple" xlink:href="http://www.stevepavlina.com/forums/personal-effectiveness/956-life-management-software.html">effectiveness</text:a><text:a xlink:type="simple" xlink:href="http://www.stevepavlina.com/forums/personal-effectiveness/956-life-management-software.html">/956-</text:a><text:a xlink:type="simple" xlink:href="http://www.stevepavlina.com/forums/personal-effectiveness/956-life-management-software.html">life</text:a><text:a xlink:type="simple" xlink:href="http://www.stevepavlina.com/forums/personal-effectiveness/956-life-management-software.html">-</text:a><text:a xlink:type="simple" xlink:href="http://www.stevepavlina.com/forums/personal-effectiveness/956-life-management-software.html">management</text:a><text:a xlink:type="simple" xlink:href="http://www.stevepavlina.com/forums/personal-effectiveness/956-life-management-software.html">-</text:a><text:a xlink:type="simple" xlink:href="http://www.stevepavlina.com/forums/personal-effectiveness/956-life-management-software.html">software</text:a><text:a xlink:type="simple" xlink:href="http://www.stevepavlina.com/forums/personal-effectiveness/956-life-management-software.html">.</text:a><text:a xlink:type="simple" xlink:href="http://www.stevepavlina.com/forums/personal-effectiveness/956-life-management-software.html">html</text:a></text:p>
      <text:p text:style-name="P28"/>
      <text:list xml:id="list2549090372598001840" text:style-name="LS71">
        <text:list-item>
          <text:p text:style-name="P203"><text:span text:style-name="T83">http://gtdportal.pbwiki.com/</text:span></text:p>
        </text:list-item>
      </text:list>
      <text:p text:style-name="P1"><text:a xlink:type="simple" xlink:href="http://www.mylifeorganized.net/">http</text:a><text:a xlink:type="simple" xlink:href="http://www.mylifeorganized.net/">://</text:a><text:a xlink:type="simple" xlink:href="http://www.mylifeorganized.net/">www</text:a><text:a xlink:type="simple" xlink:href="http://www.mylifeorganized.net/">.</text:a><text:a xlink:type="simple" xlink:href="http://www.mylifeorganized.net/">mylifeorganized</text:a><text:a xlink:type="simple" xlink:href="http://www.mylifeorganized.net/">.</text:a><text:a xlink:type="simple" xlink:href="http://www.mylifeorganized.net/">net</text:a><text:a xlink:type="simple" xlink:href="http://www.mylifeorganized.net/">/</text:a></text:p>
      <text:p text:style-name="P1"><text:a xlink:type="simple" xlink:href="http://sciral.com/products/index.html">http</text:a><text:a xlink:type="simple" xlink:href="http://sciral.com/products/index.html">://</text:a><text:a xlink:type="simple" xlink:href="http://sciral.com/products/index.html">sciral</text:a><text:a xlink:type="simple" xlink:href="http://sciral.com/products/index.html">.</text:a><text:a xlink:type="simple" xlink:href="http://sciral.com/products/index.html">com</text:a><text:a xlink:type="simple" xlink:href="http://sciral.com/products/index.html">/</text:a><text:a xlink:type="simple" xlink:href="http://sciral.com/products/index.html">products</text:a><text:a xlink:type="simple" xlink:href="http://sciral.com/products/index.html">/</text:a><text:a xlink:type="simple" xlink:href="http://sciral.com/products/index.html">index</text:a><text:a xlink:type="simple" xlink:href="http://sciral.com/products/index.html">.</text:a><text:a xlink:type="simple" xlink:href="http://sciral.com/products/index.html">html</text:a></text:p>
      <text:p text:style-name="P1"><text:a xlink:type="simple" xlink:href="http://iscrybe.com/main/index.php">http</text:a><text:a xlink:type="simple" xlink:href="http://iscrybe.com/main/index.php">://</text:a><text:a xlink:type="simple" xlink:href="http://iscrybe.com/main/index.php">iscrybe</text:a><text:a xlink:type="simple" xlink:href="http://iscrybe.com/main/index.php">.</text:a><text:a xlink:type="simple" xlink:href="http://iscrybe.com/main/index.php">com</text:a><text:a xlink:type="simple" xlink:href="http://iscrybe.com/main/index.php">/</text:a><text:a xlink:type="simple" xlink:href="http://iscrybe.com/main/index.php">main</text:a><text:a xlink:type="simple" xlink:href="http://iscrybe.com/main/index.php">/</text:a><text:a xlink:type="simple" xlink:href="http://iscrybe.com/main/index.php">index</text:a><text:a xlink:type="simple" xlink:href="http://iscrybe.com/main/index.php">.</text:a><text:a xlink:type="simple" xlink:href="http://iscrybe.com/main/index.php">php</text:a></text:p>
      <text:p text:style-name="P1"><text:a xlink:type="simple" xlink:href="http://www.trgtd.com.au/">http</text:a><text:a xlink:type="simple" xlink:href="http://www.trgtd.com.au/">://</text:a><text:a xlink:type="simple" xlink:href="http://www.trgtd.com.au/">www</text:a><text:a xlink:type="simple" xlink:href="http://www.trgtd.com.au/">.</text:a><text:a xlink:type="simple" xlink:href="http://www.trgtd.com.au/">trgtd</text:a><text:a xlink:type="simple" xlink:href="http://www.trgtd.com.au/">.</text:a><text:a xlink:type="simple" xlink:href="http://www.trgtd.com.au/">com</text:a><text:a xlink:type="simple" xlink:href="http://www.trgtd.com.au/">.</text:a><text:a xlink:type="simple" xlink:href="http://www.trgtd.com.au/">au</text:a><text:a xlink:type="simple" xlink:href="http://www.trgtd.com.au/">/</text:a></text:p>
      <text:p text:style-name="P28"/>
      <text:list xml:id="list3709660927516361676" text:style-name="LS72">
        <text:list-item>
          <text:p text:style-name="P204"><text:span text:style-name="T83">http://en.wikipedia.org/wiki/Getting_Things_Done</text:span></text:p>
        </text:list-item>
      </text:list>
      <text:p text:style-name="P1"><text:a xlink:type="simple" xlink:href="http://en.wikipedia.org/wiki/Life_hack">http</text:a><text:a xlink:type="simple" xlink:href="http://en.wikipedia.org/wiki/Life_hack">://</text:a><text:a xlink:type="simple" xlink:href="http://en.wikipedia.org/wiki/Life_hack">en</text:a><text:a xlink:type="simple" xlink:href="http://en.wikipedia.org/wiki/Life_hack">.</text:a><text:a xlink:type="simple" xlink:href="http://en.wikipedia.org/wiki/Life_hack">wikipedia</text:a><text:a xlink:type="simple" xlink:href="http://en.wikipedia.org/wiki/Life_hack">.</text:a><text:a xlink:type="simple" xlink:href="http://en.wikipedia.org/wiki/Life_hack">org</text:a><text:a xlink:type="simple" xlink:href="http://en.wikipedia.org/wiki/Life_hack">/</text:a><text:a xlink:type="simple" xlink:href="http://en.wikipedia.org/wiki/Life_hack">wiki</text:a><text:a xlink:type="simple" xlink:href="http://en.wikipedia.org/wiki/Life_hack">/</text:a><text:a xlink:type="simple" xlink:href="http://en.wikipedia.org/wiki/Life_hack">Life</text:a><text:a xlink:type="simple" xlink:href="http://en.wikipedia.org/wiki/Life_hack">_</text:a><text:a xlink:type="simple" xlink:href="http://en.wikipedia.org/wiki/Life_hack">hack</text:a></text:p>
      <text:p text:style-name="P16"/>
      <text:list xml:id="list2752918422662435820" text:style-name="LS73">
        <text:list-item>
          <text:p text:style-name="P205"><text:span text:style-name="T83">http://lifehacker.com/</text:span></text:p>
        </text:list-item>
        <text:list-item>
          <text:p text:style-name="P205"><text:span text:style-name="T83">http://www.lifehack.org/</text:span></text:p>
        </text:list-item>
        <text:list-item>
          <text:p text:style-name="P205"><text:span text:style-name="T83">http://www.lifehackingmovie.com/</text:span></text:p>
        </text:list-item>
      </text:list>
      <text:p text:style-name="P23"/>
      <text:p text:style-name="P1"><text:span text:style-name="T82">See:</text:span></text:p>
      <text:p text:style-name="P1"><text:a xlink:type="simple" xlink:href="http://www.filemaker.com/products/bento/ipad.html">http</text:a><text:a xlink:type="simple" xlink:href="http://www.filemaker.com/products/bento/ipad.html">://</text:a><text:a xlink:type="simple" xlink:href="http://www.filemaker.com/products/bento/ipad.html">www</text:a><text:a xlink:type="simple" xlink:href="http://www.filemaker.com/products/bento/ipad.html">.</text:a><text:a xlink:type="simple" xlink:href="http://www.filemaker.com/products/bento/ipad.html">filemaker</text:a><text:a xlink:type="simple" xlink:href="http://www.filemaker.com/products/bento/ipad.html">.</text:a><text:a xlink:type="simple" xlink:href="http://www.filemaker.com/products/bento/ipad.html">com</text:a><text:a xlink:type="simple" xlink:href="http://www.filemaker.com/products/bento/ipad.html">/</text:a><text:a xlink:type="simple" xlink:href="http://www.filemaker.com/products/bento/ipad.html">products</text:a><text:a xlink:type="simple" xlink:href="http://www.filemaker.com/products/bento/ipad.html">/</text:a><text:a xlink:type="simple" xlink:href="http://www.filemaker.com/products/bento/ipad.html">bento</text:a><text:a xlink:type="simple" xlink:href="http://www.filemaker.com/products/bento/ipad.html">/</text:a><text:a xlink:type="simple" xlink:href="http://www.filemaker.com/products/bento/ipad.html">ipad</text:a><text:a xlink:type="simple" xlink:href="http://www.filemaker.com/products/bento/ipad.html">.</text:a><text:a xlink:type="simple" xlink:href="http://www.filemaker.com/products/bento/ipad.html">html</text:a></text:p>
      <text:p text:style-name="P1"><text:span text:style-name="T82">http://www.filemaker.com/solutions</text:span></text:p>
      <text:p text:style-name="P1"><text:a xlink:type="simple" xlink:href="http://solutions.filemaker.com/database-templates/index.jsp">http</text:a><text:a xlink:type="simple" xlink:href="http://solutions.filemaker.com/database-templates/index.jsp">://</text:a><text:a xlink:type="simple" xlink:href="http://solutions.filemaker.com/database-templates/index.jsp">solutions</text:a><text:a xlink:type="simple" xlink:href="http://solutions.filemaker.com/database-templates/index.jsp">.</text:a><text:a xlink:type="simple" xlink:href="http://solutions.filemaker.com/database-templates/index.jsp">filemaker</text:a><text:a xlink:type="simple" xlink:href="http://solutions.filemaker.com/database-templates/index.jsp">.</text:a><text:a xlink:type="simple" xlink:href="http://solutions.filemaker.com/database-templates/index.jsp">com</text:a><text:a xlink:type="simple" xlink:href="http://solutions.filemaker.com/database-templates/index.jsp">/</text:a><text:a xlink:type="simple" xlink:href="http://solutions.filemaker.com/database-templates/index.jsp">database</text:a><text:a xlink:type="simple" xlink:href="http://solutions.filemaker.com/database-templates/index.jsp">-</text:a><text:a xlink:type="simple" xlink:href="http://solutions.filemaker.com/database-templates/index.jsp">templates</text:a><text:a xlink:type="simple" xlink:href="http://solutions.filemaker.com/database-templates/index.jsp">/</text:a><text:a xlink:type="simple" xlink:href="http://solutions.filemaker.com/database-templates/index.jsp">index</text:a><text:a xlink:type="simple" xlink:href="http://solutions.filemaker.com/database-templates/index.jsp">.</text:a><text:a xlink:type="simple" xlink:href="http://solutions.filemaker.com/database-templates/index.jsp">jsp</text:a></text:p>
      <text:p text:style-name="P1"><text:a xlink:type="simple" xlink:href="http://www.looptmix.com/">http</text:a><text:a xlink:type="simple" xlink:href="http://www.looptmix.com/">://</text:a><text:a xlink:type="simple" xlink:href="http://www.looptmix.com/">www</text:a><text:a xlink:type="simple" xlink:href="http://www.looptmix.com/">.</text:a><text:a xlink:type="simple" xlink:href="http://www.looptmix.com/">looptmix</text:a><text:a xlink:type="simple" xlink:href="http://www.looptmix.com/">.</text:a><text:a xlink:type="simple" xlink:href="http://www.looptmix.com/">com</text:a><text:a xlink:type="simple" xlink:href="http://www.looptmix.com/">/</text:a></text:p>
      <text:p text:style-name="P1"><text:a xlink:type="simple" xlink:href="http://www.loopt.com/">http</text:a><text:a xlink:type="simple" xlink:href="http://www.loopt.com/">://</text:a><text:a xlink:type="simple" xlink:href="http://www.loopt.com/">www</text:a><text:a xlink:type="simple" xlink:href="http://www.loopt.com/">.</text:a><text:a xlink:type="simple" xlink:href="http://www.loopt.com/">loopt</text:a><text:a xlink:type="simple" xlink:href="http://www.loopt.com/">.</text:a><text:a xlink:type="simple" xlink:href="http://www.loopt.com/">com</text:a><text:a xlink:type="simple" xlink:href="http://www.loopt.com/">/</text:a></text:p>
      <text:p text:style-name="P29"/>
      <text:p text:style-name="P1"><text:span text:style-name="T83">TradeVibes. <text:s/>(2007-2008). Ben Goertzel. In: TradeVides.com Retrieved Dec 2008 from</text:span><text:a xlink:type="simple" xlink:href="http://www.tradevibes.com/person/profile/ben-goertzel_1"><text:span text:style-name="T83"> </text:span></text:a><text:a xlink:type="simple" xlink:href="http://www.tradevibes.com/person/profile/ben-goertzel_1">http</text:a><text:a xlink:type="simple" xlink:href="http://www.tradevibes.com/person/profile/ben-goertzel_1">://</text:a><text:a xlink:type="simple" xlink:href="http://www.tradevibes.com/person/profile/ben-goertzel_1">www</text:a><text:a xlink:type="simple" xlink:href="http://www.tradevibes.com/person/profile/ben-goertzel_1">.</text:a><text:a xlink:type="simple" xlink:href="http://www.tradevibes.com/person/profile/ben-goertzel_1">tradevibes</text:a><text:a xlink:type="simple" xlink:href="http://www.tradevibes.com/person/profile/ben-goertzel_1">.</text:a><text:a xlink:type="simple" xlink:href="http://www.tradevibes.com/person/profile/ben-goertzel_1">com</text:a><text:a xlink:type="simple" xlink:href="http://www.tradevibes.com/person/profile/ben-goertzel_1">/</text:a><text:a xlink:type="simple" xlink:href="http://www.tradevibes.com/person/profile/ben-goertzel_1">person</text:a><text:a xlink:type="simple" xlink:href="http://www.tradevibes.com/person/profile/ben-goertzel_1">/</text:a><text:a xlink:type="simple" xlink:href="http://www.tradevibes.com/person/profile/ben-goertzel_1">profile</text:a><text:a xlink:type="simple" xlink:href="http://www.tradevibes.com/person/profile/ben-goertzel_1">/</text:a><text:a xlink:type="simple" xlink:href="http://www.tradevibes.com/person/profile/ben-goertzel_1">ben</text:a><text:a xlink:type="simple" xlink:href="http://www.tradevibes.com/person/profile/ben-goertzel_1">-</text:a><text:a xlink:type="simple" xlink:href="http://www.tradevibes.com/person/profile/ben-goertzel_1">goertzel</text:a><text:a xlink:type="simple" xlink:href="http://www.tradevibes.com/person/profile/ben-goertzel_1">_1</text:a></text:p>
      <text:p text:style-name="P1"><text:span text:style-name="T83">Convergence 2008. (2008). Convergence 08: Speakers : Goertzel. In convergence08.org Retrieved Dec 2008 from</text:span><text:a xlink:type="simple" xlink:href="http://www.convergence08.org/speakers/goertzel/"><text:span text:style-name="T83"> </text:span></text:a><text:a xlink:type="simple" xlink:href="http://www.convergence08.org/speakers/goertzel/">http</text:a><text:a xlink:type="simple" xlink:href="http://www.convergence08.org/speakers/goertzel/">://</text:a><text:a xlink:type="simple" xlink:href="http://www.convergence08.org/speakers/goertzel/">www</text:a><text:a xlink:type="simple" xlink:href="http://www.convergence08.org/speakers/goertzel/">.</text:a><text:a xlink:type="simple" xlink:href="http://www.convergence08.org/speakers/goertzel/">convergence</text:a><text:a xlink:type="simple" xlink:href="http://www.convergence08.org/speakers/goertzel/">08.</text:a><text:a xlink:type="simple" xlink:href="http://www.convergence08.org/speakers/goertzel/">org</text:a><text:a xlink:type="simple" xlink:href="http://www.convergence08.org/speakers/goertzel/">/</text:a><text:a xlink:type="simple" xlink:href="http://www.convergence08.org/speakers/goertzel/">speakers</text:a><text:a xlink:type="simple" xlink:href="http://www.convergence08.org/speakers/goertzel/">/</text:a><text:a xlink:type="simple" xlink:href="http://www.convergence08.org/speakers/goertzel/">goertzel</text:a><text:a xlink:type="simple" xlink:href="http://www.convergence08.org/speakers/goertzel/">/</text:a></text:p>
      <text:p text:style-name="P1"><text:soft-page-break/><text:span text:style-name="T83">Ritter, S. (2007). Cognitive Tutor: Applied research in mathematics education. Psychonomic Bulletin &amp; Review, 14 (2), 249-255</text:span></text:p>
      <text:p text:style-name="P1"><text:span text:style-name="T83">http://espace.library.uq.edu.au/view/UQ:57497</text:span></text:p>
      <text:p text:style-name="P1"><text:a xlink:type="simple" xlink:href="http://en.wikipedia.org/wiki/Learning_object"><text:span text:style-name="T84">http</text:span></text:a><text:a xlink:type="simple" xlink:href="http://en.wikipedia.org/wiki/Learning_object"><text:span text:style-name="T84">://</text:span></text:a><text:a xlink:type="simple" xlink:href="http://en.wikipedia.org/wiki/Learning_object"><text:span text:style-name="T84">en</text:span></text:a><text:a xlink:type="simple" xlink:href="http://en.wikipedia.org/wiki/Learning_object"><text:span text:style-name="T84">.</text:span></text:a><text:a xlink:type="simple" xlink:href="http://en.wikipedia.org/wiki/Learning_object"><text:span text:style-name="T84">wikipedia</text:span></text:a><text:a xlink:type="simple" xlink:href="http://en.wikipedia.org/wiki/Learning_object"><text:span text:style-name="T84">.</text:span></text:a><text:a xlink:type="simple" xlink:href="http://en.wikipedia.org/wiki/Learning_object"><text:span text:style-name="T84">org</text:span></text:a><text:a xlink:type="simple" xlink:href="http://en.wikipedia.org/wiki/Learning_object"><text:span text:style-name="T84">/</text:span></text:a><text:a xlink:type="simple" xlink:href="http://en.wikipedia.org/wiki/Learning_object"><text:span text:style-name="T84">wiki</text:span></text:a><text:a xlink:type="simple" xlink:href="http://en.wikipedia.org/wiki/Learning_object"><text:span text:style-name="T84">/</text:span></text:a><text:a xlink:type="simple" xlink:href="http://en.wikipedia.org/wiki/Learning_object"><text:span text:style-name="T84">Learning</text:span></text:a><text:a xlink:type="simple" xlink:href="http://en.wikipedia.org/wiki/Learning_object"><text:span text:style-name="T84">_</text:span></text:a><text:a xlink:type="simple" xlink:href="http://en.wikipedia.org/wiki/Learning_object"><text:span text:style-name="T84">object</text:span></text:a></text:p>
      <text:p text:style-name="P1"><text:a xlink:type="simple" xlink:href="http://en.wikipedia.org/wiki/Intelligent_tutoring_system"><text:span text:style-name="T84">Intelligent</text:span></text:a><text:a xlink:type="simple" xlink:href="http://en.wikipedia.org/wiki/Intelligent_tutoring_system"><text:span text:style-name="T84"> </text:span></text:a><text:a xlink:type="simple" xlink:href="http://en.wikipedia.org/wiki/Intelligent_tutoring_system"><text:span text:style-name="T84">tutoring</text:span></text:a><text:a xlink:type="simple" xlink:href="http://en.wikipedia.org/wiki/Intelligent_tutoring_system"><text:span text:style-name="T84"> </text:span></text:a><text:a xlink:type="simple" xlink:href="http://en.wikipedia.org/wiki/Intelligent_tutoring_system"><text:span text:style-name="T84">system</text:span></text:a><text:a xlink:type="simple" xlink:href="http://en.wikipedia.org/wiki/Intelligent_tutoring_system"><text:span text:style-name="T84"> - </text:span></text:a><text:a xlink:type="simple" xlink:href="http://en.wikipedia.org/wiki/Intelligent_tutoring_system"><text:span text:style-name="T84">Wikipedia</text:span></text:a><text:a xlink:type="simple" xlink:href="http://en.wikipedia.org/wiki/Intelligent_tutoring_system"><text:span text:style-name="T84">, </text:span></text:a><text:a xlink:type="simple" xlink:href="http://en.wikipedia.org/wiki/Intelligent_tutoring_system"><text:span text:style-name="T84">the</text:span></text:a><text:a xlink:type="simple" xlink:href="http://en.wikipedia.org/wiki/Intelligent_tutoring_system"><text:span text:style-name="T84"> </text:span></text:a><text:a xlink:type="simple" xlink:href="http://en.wikipedia.org/wiki/Intelligent_tutoring_system"><text:span text:style-name="T84">free</text:span></text:a><text:a xlink:type="simple" xlink:href="http://en.wikipedia.org/wiki/Intelligent_tutoring_system"><text:span text:style-name="T84"> </text:span></text:a><text:a xlink:type="simple" xlink:href="http://en.wikipedia.org/wiki/Intelligent_tutoring_system"><text:span text:style-name="T84">encyclopedia</text:span></text:a></text:p>
      <text:p text:style-name="P1"><text:a xlink:type="simple" xlink:href="http://en.wikipedia.org/wiki/Cognitive_Tutor"><text:span text:style-name="T84">Cognitive</text:span></text:a><text:a xlink:type="simple" xlink:href="http://en.wikipedia.org/wiki/Cognitive_Tutor"><text:span text:style-name="T84"> </text:span></text:a><text:a xlink:type="simple" xlink:href="http://en.wikipedia.org/wiki/Cognitive_Tutor"><text:span text:style-name="T84">tutor</text:span></text:a><text:a xlink:type="simple" xlink:href="http://en.wikipedia.org/wiki/Cognitive_Tutor"><text:span text:style-name="T84"> - </text:span></text:a><text:a xlink:type="simple" xlink:href="http://en.wikipedia.org/wiki/Cognitive_Tutor"><text:span text:style-name="T84">Wikipedia</text:span></text:a><text:a xlink:type="simple" xlink:href="http://en.wikipedia.org/wiki/Cognitive_Tutor"><text:span text:style-name="T84">, </text:span></text:a><text:a xlink:type="simple" xlink:href="http://en.wikipedia.org/wiki/Cognitive_Tutor"><text:span text:style-name="T84">the</text:span></text:a><text:a xlink:type="simple" xlink:href="http://en.wikipedia.org/wiki/Cognitive_Tutor"><text:span text:style-name="T84"> </text:span></text:a><text:a xlink:type="simple" xlink:href="http://en.wikipedia.org/wiki/Cognitive_Tutor"><text:span text:style-name="T84">free</text:span></text:a><text:a xlink:type="simple" xlink:href="http://en.wikipedia.org/wiki/Cognitive_Tutor"><text:span text:style-name="T84"> </text:span></text:a><text:a xlink:type="simple" xlink:href="http://en.wikipedia.org/wiki/Cognitive_Tutor"><text:span text:style-name="T84">encyclopedia</text:span></text:a></text:p>
      <text:p text:style-name="P1"><text:a xlink:type="simple" xlink:href="http://en.wikipedia.org/wiki/Theory_of_Constraints"><text:span text:style-name="T84">http</text:span></text:a><text:a xlink:type="simple" xlink:href="http://en.wikipedia.org/wiki/Theory_of_Constraints"><text:span text:style-name="T84">://</text:span></text:a><text:a xlink:type="simple" xlink:href="http://en.wikipedia.org/wiki/Theory_of_Constraints"><text:span text:style-name="T84">en</text:span></text:a><text:a xlink:type="simple" xlink:href="http://en.wikipedia.org/wiki/Theory_of_Constraints"><text:span text:style-name="T84">.</text:span></text:a><text:a xlink:type="simple" xlink:href="http://en.wikipedia.org/wiki/Theory_of_Constraints"><text:span text:style-name="T84">wikipedia</text:span></text:a><text:a xlink:type="simple" xlink:href="http://en.wikipedia.org/wiki/Theory_of_Constraints"><text:span text:style-name="T84">.</text:span></text:a><text:a xlink:type="simple" xlink:href="http://en.wikipedia.org/wiki/Theory_of_Constraints"><text:span text:style-name="T84">org</text:span></text:a><text:a xlink:type="simple" xlink:href="http://en.wikipedia.org/wiki/Theory_of_Constraints"><text:span text:style-name="T84">/</text:span></text:a><text:a xlink:type="simple" xlink:href="http://en.wikipedia.org/wiki/Theory_of_Constraints"><text:span text:style-name="T84">wiki</text:span></text:a><text:a xlink:type="simple" xlink:href="http://en.wikipedia.org/wiki/Theory_of_Constraints"><text:span text:style-name="T84">/</text:span></text:a><text:a xlink:type="simple" xlink:href="http://en.wikipedia.org/wiki/Theory_of_Constraints"><text:span text:style-name="T84">Theory</text:span></text:a><text:a xlink:type="simple" xlink:href="http://en.wikipedia.org/wiki/Theory_of_Constraints"><text:span text:style-name="T84">_</text:span></text:a><text:a xlink:type="simple" xlink:href="http://en.wikipedia.org/wiki/Theory_of_Constraints"><text:span text:style-name="T84">of</text:span></text:a><text:a xlink:type="simple" xlink:href="http://en.wikipedia.org/wiki/Theory_of_Constraints"><text:span text:style-name="T84">_</text:span></text:a><text:a xlink:type="simple" xlink:href="http://en.wikipedia.org/wiki/Theory_of_Constraints"><text:span text:style-name="T84">Constraints</text:span></text:a></text:p>
      <text:p text:style-name="P1"><text:a xlink:type="simple" xlink:href="http://en.wikipedia.org/wiki/Role-playing"><text:span text:style-name="T84">http</text:span></text:a><text:a xlink:type="simple" xlink:href="http://en.wikipedia.org/wiki/Role-playing"><text:span text:style-name="T84">://</text:span></text:a><text:a xlink:type="simple" xlink:href="http://en.wikipedia.org/wiki/Role-playing"><text:span text:style-name="T84">en</text:span></text:a><text:a xlink:type="simple" xlink:href="http://en.wikipedia.org/wiki/Role-playing"><text:span text:style-name="T84">.</text:span></text:a><text:a xlink:type="simple" xlink:href="http://en.wikipedia.org/wiki/Role-playing"><text:span text:style-name="T84">wikipedia</text:span></text:a><text:a xlink:type="simple" xlink:href="http://en.wikipedia.org/wiki/Role-playing"><text:span text:style-name="T84">.</text:span></text:a><text:a xlink:type="simple" xlink:href="http://en.wikipedia.org/wiki/Role-playing"><text:span text:style-name="T84">org</text:span></text:a><text:a xlink:type="simple" xlink:href="http://en.wikipedia.org/wiki/Role-playing"><text:span text:style-name="T84">/</text:span></text:a><text:a xlink:type="simple" xlink:href="http://en.wikipedia.org/wiki/Role-playing"><text:span text:style-name="T84">wiki</text:span></text:a><text:a xlink:type="simple" xlink:href="http://en.wikipedia.org/wiki/Role-playing"><text:span text:style-name="T84">/</text:span></text:a><text:a xlink:type="simple" xlink:href="http://en.wikipedia.org/wiki/Role-playing"><text:span text:style-name="T84">Role</text:span></text:a><text:a xlink:type="simple" xlink:href="http://en.wikipedia.org/wiki/Role-playing"><text:span text:style-name="T84">-</text:span></text:a><text:a xlink:type="simple" xlink:href="http://en.wikipedia.org/wiki/Role-playing"><text:span text:style-name="T84">playing</text:span></text:a></text:p>
      <text:p text:style-name="P30"/>
      <text:p text:style-name="P1"><text:span text:style-name="T83">Beating the Blues (NICE)</text:span></text:p>
      <text:p text:style-name="P23"/>
      <text:list xml:id="list7804270827846403144" text:style-name="LS74">
        <text:list-item>
          <text:p text:style-name="P206"><text:span text:style-name="T83">http://www.beatingtheblues.co.uk/connect/</text:span></text:p>
        </text:list-item>
      </text:list>
      <text:p text:style-name="P1"><text:a xlink:type="simple" xlink:href="http://www.ultrasis.com/products/product.jsp?product_id=1">http</text:a><text:a xlink:type="simple" xlink:href="http://www.ultrasis.com/products/product.jsp?product_id=1">://</text:a><text:a xlink:type="simple" xlink:href="http://www.ultrasis.com/products/product.jsp?product_id=1">www</text:a><text:a xlink:type="simple" xlink:href="http://www.ultrasis.com/products/product.jsp?product_id=1">.</text:a><text:a xlink:type="simple" xlink:href="http://www.ultrasis.com/products/product.jsp?product_id=1">ultrasis</text:a><text:a xlink:type="simple" xlink:href="http://www.ultrasis.com/products/product.jsp?product_id=1">.</text:a><text:a xlink:type="simple" xlink:href="http://www.ultrasis.com/products/product.jsp?product_id=1">com</text:a><text:a xlink:type="simple" xlink:href="http://www.ultrasis.com/products/product.jsp?product_id=1">/</text:a><text:a xlink:type="simple" xlink:href="http://www.ultrasis.com/products/product.jsp?product_id=1">products</text:a><text:a xlink:type="simple" xlink:href="http://www.ultrasis.com/products/product.jsp?product_id=1">/</text:a><text:a xlink:type="simple" xlink:href="http://www.ultrasis.com/products/product.jsp?product_id=1">product</text:a><text:a xlink:type="simple" xlink:href="http://www.ultrasis.com/products/product.jsp?product_id=1">.</text:a><text:a xlink:type="simple" xlink:href="http://www.ultrasis.com/products/product.jsp?product_id=1">jsp</text:a><text:a xlink:type="simple" xlink:href="http://www.ultrasis.com/products/product.jsp?product_id=1">?</text:a><text:a xlink:type="simple" xlink:href="http://www.ultrasis.com/products/product.jsp?product_id=1">product</text:a><text:a xlink:type="simple" xlink:href="http://www.ultrasis.com/products/product.jsp?product_id=1">_</text:a><text:a xlink:type="simple" xlink:href="http://www.ultrasis.com/products/product.jsp?product_id=1">id</text:a><text:a xlink:type="simple" xlink:href="http://www.ultrasis.com/products/product.jsp?product_id=1">=1</text:a></text:p>
      <text:p text:style-name="P1"><text:a xlink:type="simple" xlink:href="http://moodgym.anu.edu.au/welcome/faq">http</text:a><text:a xlink:type="simple" xlink:href="http://moodgym.anu.edu.au/welcome/faq">://</text:a><text:a xlink:type="simple" xlink:href="http://moodgym.anu.edu.au/welcome/faq">moodgym</text:a><text:a xlink:type="simple" xlink:href="http://moodgym.anu.edu.au/welcome/faq">.</text:a><text:a xlink:type="simple" xlink:href="http://moodgym.anu.edu.au/welcome/faq">anu</text:a><text:a xlink:type="simple" xlink:href="http://moodgym.anu.edu.au/welcome/faq">.</text:a><text:a xlink:type="simple" xlink:href="http://moodgym.anu.edu.au/welcome/faq">edu</text:a><text:a xlink:type="simple" xlink:href="http://moodgym.anu.edu.au/welcome/faq">.</text:a><text:a xlink:type="simple" xlink:href="http://moodgym.anu.edu.au/welcome/faq">au</text:a><text:a xlink:type="simple" xlink:href="http://moodgym.anu.edu.au/welcome/faq">/</text:a><text:a xlink:type="simple" xlink:href="http://moodgym.anu.edu.au/welcome/faq">welcome</text:a><text:a xlink:type="simple" xlink:href="http://moodgym.anu.edu.au/welcome/faq">/</text:a><text:a xlink:type="simple" xlink:href="http://moodgym.anu.edu.au/welcome/faq">faq</text:a></text:p>
      <text:p text:style-name="P1"><text:a xlink:type="simple" xlink:href="http://ecouch.anu.edu.au/welcome">http</text:a><text:a xlink:type="simple" xlink:href="http://ecouch.anu.edu.au/welcome">://</text:a><text:a xlink:type="simple" xlink:href="http://ecouch.anu.edu.au/welcome">ecouch</text:a><text:a xlink:type="simple" xlink:href="http://ecouch.anu.edu.au/welcome">.</text:a><text:a xlink:type="simple" xlink:href="http://ecouch.anu.edu.au/welcome">anu</text:a><text:a xlink:type="simple" xlink:href="http://ecouch.anu.edu.au/welcome">.</text:a><text:a xlink:type="simple" xlink:href="http://ecouch.anu.edu.au/welcome">edu</text:a><text:a xlink:type="simple" xlink:href="http://ecouch.anu.edu.au/welcome">.</text:a><text:a xlink:type="simple" xlink:href="http://ecouch.anu.edu.au/welcome">au</text:a><text:a xlink:type="simple" xlink:href="http://ecouch.anu.edu.au/welcome">/</text:a><text:a xlink:type="simple" xlink:href="http://ecouch.anu.edu.au/welcome">welcome</text:a></text:p>
      <text:p text:style-name="P17"/>
      <text:h text:style-name="P80" text:outline-level="10">Story Elements</text:h>
      <text:p text:style-name="P1"><text:span text:style-name="T73">http://tvtropes.org/</text:span></text:p>
      <text:p text:style-name="P21"/>
      <text:p text:style-name="P21"/>
      <text:h text:style-name="P80" text:outline-level="10">Psychogenic Human Needs</text:h>
      <text:p text:style-name="P1"><text:a xlink:type="simple" xlink:href="http://www.ehow.com/info_8299766_motives-pyschology.html">http</text:a><text:a xlink:type="simple" xlink:href="http://www.ehow.com/info_8299766_motives-pyschology.html">://</text:a><text:a xlink:type="simple" xlink:href="http://www.ehow.com/info_8299766_motives-pyschology.html">www</text:a><text:a xlink:type="simple" xlink:href="http://www.ehow.com/info_8299766_motives-pyschology.html">.</text:a><text:a xlink:type="simple" xlink:href="http://www.ehow.com/info_8299766_motives-pyschology.html">ehow</text:a><text:a xlink:type="simple" xlink:href="http://www.ehow.com/info_8299766_motives-pyschology.html">.</text:a><text:a xlink:type="simple" xlink:href="http://www.ehow.com/info_8299766_motives-pyschology.html">com</text:a><text:a xlink:type="simple" xlink:href="http://www.ehow.com/info_8299766_motives-pyschology.html">/</text:a><text:a xlink:type="simple" xlink:href="http://www.ehow.com/info_8299766_motives-pyschology.html">info</text:a><text:a xlink:type="simple" xlink:href="http://www.ehow.com/info_8299766_motives-pyschology.html">_8299766_</text:a><text:a xlink:type="simple" xlink:href="http://www.ehow.com/info_8299766_motives-pyschology.html">motives</text:a><text:a xlink:type="simple" xlink:href="http://www.ehow.com/info_8299766_motives-pyschology.html">-</text:a><text:a xlink:type="simple" xlink:href="http://www.ehow.com/info_8299766_motives-pyschology.html">pyschology</text:a><text:a xlink:type="simple" xlink:href="http://www.ehow.com/info_8299766_motives-pyschology.html">.</text:a><text:a xlink:type="simple" xlink:href="http://www.ehow.com/info_8299766_motives-pyschology.html">html</text:a></text:p>
      <text:p text:style-name="P13"/>
      <text:p text:style-name="P13"/>
      <text:h text:style-name="P82" text:outline-level="10"><text:span text:style-name="T89">Abraham Maslow's Hierarchy</text:span></text:h>
      <text:h text:style-name="P82" text:outline-level="10"><text:span text:style-name="T89">Erich Fromm</text:span></text:h>
      <text:h text:style-name="P82" text:outline-level="10"><text:span text:style-name="T62">According to Fromm, basic needs include the need for relatedness, transcendence, rootedness, identity and a frame of orientation.</text:span></text:h>
      <text:h text:style-name="P82" text:outline-level="10"><text:span text:style-name="T89">Murray Biological and Psychogenic Needs &amp; Thematic Appreciation Test (TAT)</text:span></text:h>
      <text:list xml:id="list5836616442510818695" text:style-name="LS75">
        <text:list-item>
          <text:list>
            <text:list-item>
              <text:p text:style-name="P136"><text:a xlink:type="simple" xlink:href="http://en.wikipedia.org/wiki/Thematic_Apperception_Test">http</text:a><text:a xlink:type="simple" xlink:href="http://en.wikipedia.org/wiki/Thematic_Apperception_Test">://</text:a><text:a xlink:type="simple" xlink:href="http://en.wikipedia.org/wiki/Thematic_Apperception_Test">en</text:a><text:a xlink:type="simple" xlink:href="http://en.wikipedia.org/wiki/Thematic_Apperception_Test">.</text:a><text:a xlink:type="simple" xlink:href="http://en.wikipedia.org/wiki/Thematic_Apperception_Test">wikipedia</text:a><text:a xlink:type="simple" xlink:href="http://en.wikipedia.org/wiki/Thematic_Apperception_Test">.</text:a><text:a xlink:type="simple" xlink:href="http://en.wikipedia.org/wiki/Thematic_Apperception_Test">org</text:a><text:a xlink:type="simple" xlink:href="http://en.wikipedia.org/wiki/Thematic_Apperception_Test">/</text:a><text:a xlink:type="simple" xlink:href="http://en.wikipedia.org/wiki/Thematic_Apperception_Test">wiki</text:a><text:a xlink:type="simple" xlink:href="http://en.wikipedia.org/wiki/Thematic_Apperception_Test">/</text:a><text:a xlink:type="simple" xlink:href="http://en.wikipedia.org/wiki/Thematic_Apperception_Test">Thematic</text:a><text:a xlink:type="simple" xlink:href="http://en.wikipedia.org/wiki/Thematic_Apperception_Test">_</text:a><text:a xlink:type="simple" xlink:href="http://en.wikipedia.org/wiki/Thematic_Apperception_Test">Apperception</text:a><text:a xlink:type="simple" xlink:href="http://en.wikipedia.org/wiki/Thematic_Apperception_Test">_</text:a><text:a xlink:type="simple" xlink:href="http://en.wikipedia.org/wiki/Thematic_Apperception_Test">Test</text:a></text:p>
            </text:list-item>
            <text:list-item>
              <text:p text:style-name="P136"><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ext:list-item>
          </text:list>
        </text:list-item>
        <text:list-item>
          <text:p text:style-name="P136"><text:span text:style-name="T90">Ishizuka's Spheres</text:span></text:p>
          <text:list>
            <text:list-item>
              <text:p text:style-name="P136"><text:soft-page-break/><text:span text:style-name="T61">Examining only psychological needs and motives, Ishizuka divided human motives into three spheres: the search for self, the need for intimacy and the quest for achievement. Recurring themes of the need for interaction, self-understanding and meaningful work underlie the work of psychologists in understanding what truly motivates humans.</text:span></text:p>
            </text:list-item>
          </text:list>
        </text:list-item>
        <text:list-item>
          <text:p text:style-name="P136">Neurotics Needs</text:p>
          <text:list>
            <text:list-item>
              <text:p text:style-name="P136"><text:a xlink:type="simple" xlink:href="http://psychology.about.com/od/theoriesofpersonality/a/neuroticneeds.htm">http</text:a><text:a xlink:type="simple" xlink:href="http://psychology.about.com/od/theoriesofpersonality/a/neuroticneeds.htm">://</text:a><text:a xlink:type="simple" xlink:href="http://psychology.about.com/od/theoriesofpersonality/a/neuroticneeds.htm">psychology</text:a><text:a xlink:type="simple" xlink:href="http://psychology.about.com/od/theoriesofpersonality/a/neuroticneeds.htm">.</text:a><text:a xlink:type="simple" xlink:href="http://psychology.about.com/od/theoriesofpersonality/a/neuroticneeds.htm">about</text:a><text:a xlink:type="simple" xlink:href="http://psychology.about.com/od/theoriesofpersonality/a/neuroticneeds.htm">.</text:a><text:a xlink:type="simple" xlink:href="http://psychology.about.com/od/theoriesofpersonality/a/neuroticneeds.htm">com</text:a><text:a xlink:type="simple" xlink:href="http://psychology.about.com/od/theoriesofpersonality/a/neuroticneeds.htm">/</text:a><text:a xlink:type="simple" xlink:href="http://psychology.about.com/od/theoriesofpersonality/a/neuroticneeds.htm">od</text:a><text:a xlink:type="simple" xlink:href="http://psychology.about.com/od/theoriesofpersonality/a/neuroticneeds.htm">/</text:a><text:a xlink:type="simple" xlink:href="http://psychology.about.com/od/theoriesofpersonality/a/neuroticneeds.htm">theoriesofpersonality</text:a><text:a xlink:type="simple" xlink:href="http://psychology.about.com/od/theoriesofpersonality/a/neuroticneeds.htm">/</text:a><text:a xlink:type="simple" xlink:href="http://psychology.about.com/od/theoriesofpersonality/a/neuroticneeds.htm">a</text:a><text:a xlink:type="simple" xlink:href="http://psychology.about.com/od/theoriesofpersonality/a/neuroticneeds.htm">/</text:a><text:a xlink:type="simple" xlink:href="http://psychology.about.com/od/theoriesofpersonality/a/neuroticneeds.htm">neuroticneeds</text:a><text:a xlink:type="simple" xlink:href="http://psychology.about.com/od/theoriesofpersonality/a/neuroticneeds.htm">.</text:a><text:a xlink:type="simple" xlink:href="http://psychology.about.com/od/theoriesofpersonality/a/neuroticneeds.htm">htm</text:a></text:p>
            </text:list-item>
          </text:list>
        </text:list-item>
      </text:list>
      <text:p text:style-name="P10"/>
      <text:p text:style-name="P10"/>
      <text:h text:style-name="P104" text:outline-level="10"><text:span text:style-name="T8">Murrays Psychogenic Needs</text:span></text:h>
      <text:p text:style-name="P1"><text:span text:style-name="T61">This is the list of needs identified in Explorations in Personality, edited by</text:span><text:a xlink:type="simple" xlink:href="http://en.wikipedia.org/wiki/Henry_A._Murray"><text:span text:style-name="T61"> </text:span></text:a><text:a xlink:type="simple" xlink:href="http://en.wikipedia.org/wiki/Henry_A._Murray">Henry</text:a><text:a xlink:type="simple" xlink:href="http://en.wikipedia.org/wiki/Henry_A._Murray"> </text:a><text:a xlink:type="simple" xlink:href="http://en.wikipedia.org/wiki/Henry_A._Murray">A</text:a><text:a xlink:type="simple" xlink:href="http://en.wikipedia.org/wiki/Henry_A._Murray">. </text:a><text:a xlink:type="simple" xlink:href="http://en.wikipedia.org/wiki/Henry_A._Murray">Murray</text:a><text:span text:style-name="T61"> in 1938.</text:span></text:p>
      <text:p text:style-name="P1"><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able:table table:name="Table21" table:style-name="Table21">
        <table:table-column table:style-name="Table21.A" table:number-columns-repeated="2"/>
        <table:table-row>
          <table:table-cell table:style-name="Table21.A1" office:value-type="string">
            <text:p text:style-name="P38">Need</text:p>
          </table:table-cell>
          <table:table-cell table:style-name="Table21.A1" office:value-type="string">
            <text:p text:style-name="P38">Definition</text:p>
          </table:table-cell>
        </table:table-row>
        <table:table-row>
          <table:table-cell table:style-name="Table21.A1" office:value-type="string">
            <text:p text:style-name="P39">Abasement</text:p>
          </table:table-cell>
          <table:table-cell table:style-name="Table21.A1" office:value-type="string">
            <text:p text:style-name="P40"><text:span text:style-name="T6">To surrender and submit to others, accept blame and punishment. To enjoy pain and misfortune.</text:span></text:p>
          </table:table-cell>
        </table:table-row>
        <table:table-row>
          <table:table-cell table:style-name="Table21.A1" office:value-type="string">
            <text:p text:style-name="P39">Achievement</text:p>
          </table:table-cell>
          <table:table-cell table:style-name="Table21.A1" office:value-type="string">
            <text:p text:style-name="P40"><text:span text:style-name="T6">To accomplish difficult tasks, overcoming obstacles and becoming expert.</text:span></text:p>
          </table:table-cell>
        </table:table-row>
        <table:table-row>
          <table:table-cell table:style-name="Table21.A1" office:value-type="string">
            <text:p text:style-name="P39">Affiliation</text:p>
          </table:table-cell>
          <table:table-cell table:style-name="Table21.A1" office:value-type="string">
            <text:p text:style-name="P40"><text:span text:style-name="T6">To be close and loyal to another person, pleasing them and winning their friendship and attention.</text:span></text:p>
          </table:table-cell>
        </table:table-row>
        <table:table-row>
          <table:table-cell table:style-name="Table21.A1" office:value-type="string">
            <text:p text:style-name="P39">Aggression</text:p>
          </table:table-cell>
          <table:table-cell table:style-name="Table21.A1" office:value-type="string">
            <text:p text:style-name="P40"><text:span text:style-name="T6">To forcefully overcome an opponent, controlling, taking revenge or punishing them.</text:span></text:p>
          </table:table-cell>
        </table:table-row>
        <table:table-row>
          <table:table-cell table:style-name="Table21.A1" office:value-type="string">
            <text:p text:style-name="P39">Autonomy</text:p>
          </table:table-cell>
          <table:table-cell table:style-name="Table21.A1" office:value-type="string">
            <text:p text:style-name="P40"><text:span text:style-name="T6">To break free from constraints, resisting coercion and dominating authority. To be irresponsible and independent.</text:span></text:p>
          </table:table-cell>
        </table:table-row>
        <table:table-row>
          <table:table-cell table:style-name="Table21.A1" office:value-type="string">
            <text:p text:style-name="P39">Counteraction</text:p>
          </table:table-cell>
          <table:table-cell table:style-name="Table21.A1" office:value-type="string">
            <text:p text:style-name="P40"><text:span text:style-name="T6">To make up for failure by trying again, seeking pridefully to overcome obstacles.</text:span></text:p>
          </table:table-cell>
        </table:table-row>
        <table:table-row>
          <table:table-cell table:style-name="Table21.A1" office:value-type="string">
            <text:p text:style-name="P39">Defendance</text:p>
          </table:table-cell>
          <table:table-cell table:style-name="Table21.A1" office:value-type="string">
            <text:p text:style-name="P40"><text:span text:style-name="T6">To defend oneself against attack or blame, hiding any failure of the self.</text:span></text:p>
          </table:table-cell>
        </table:table-row>
        <table:table-row>
          <table:table-cell table:style-name="Table21.A1" office:value-type="string">
            <text:p text:style-name="P39">Deference</text:p>
          </table:table-cell>
          <table:table-cell table:style-name="Table21.A1" office:value-type="string">
            <text:p text:style-name="P40"><text:span text:style-name="T6">To admire a superior person, praising them and yielding to them and following their rules.</text:span></text:p>
          </table:table-cell>
        </table:table-row>
        <table:table-row>
          <table:table-cell table:style-name="Table21.A1" office:value-type="string">
            <text:p text:style-name="P39">Dominance</text:p>
          </table:table-cell>
          <table:table-cell table:style-name="Table21.A1" office:value-type="string">
            <text:p text:style-name="P40"><text:span text:style-name="T6">To control one's environment, controlling other people through command or subtle persuasion.</text:span></text:p>
          </table:table-cell>
        </table:table-row>
        <table:table-row>
          <table:table-cell table:style-name="Table21.A1" office:value-type="string">
            <text:p text:style-name="P39">Exhibition</text:p>
          </table:table-cell>
          <table:table-cell table:style-name="Table21.A1" office:value-type="string">
            <text:p text:style-name="P40"><text:span text:style-name="T6">To impress others through one's actions and words, even if these are shocking.</text:span></text:p>
          </table:table-cell>
        </table:table-row>
        <table:table-row>
          <table:table-cell table:style-name="Table21.A1" office:value-type="string">
            <text:p text:style-name="P40"><text:span text:style-name="T6">Harm avoidance</text:span></text:p>
          </table:table-cell>
          <table:table-cell table:style-name="Table21.A1" office:value-type="string">
            <text:p text:style-name="P40"><text:span text:style-name="T6">To escape or avoid pain, injury and death.</text:span></text:p>
          </table:table-cell>
        </table:table-row>
        <table:table-row>
          <table:table-cell table:style-name="Table21.A1" office:value-type="string">
            <text:p text:style-name="P39">Infavoidance</text:p>
          </table:table-cell>
          <table:table-cell table:style-name="Table21.A1" office:value-type="string">
            <text:p text:style-name="P40"><text:span text:style-name="T6">To avoid being humiliated or embarrassed.</text:span></text:p>
          </table:table-cell>
        </table:table-row>
        <text:soft-page-break/>
        <table:table-row>
          <table:table-cell table:style-name="Table21.A1" office:value-type="string">
            <text:p text:style-name="P39">Nurturance</text:p>
          </table:table-cell>
          <table:table-cell table:style-name="Table21.A1" office:value-type="string">
            <text:p text:style-name="P40"><text:span text:style-name="T6">To help the helpless, feeding them and keeping them from danger.</text:span></text:p>
          </table:table-cell>
        </table:table-row>
        <table:table-row>
          <table:table-cell table:style-name="Table21.A1" office:value-type="string">
            <text:p text:style-name="P39">Order</text:p>
          </table:table-cell>
          <table:table-cell table:style-name="Table21.A1" office:value-type="string">
            <text:p text:style-name="P40"><text:span text:style-name="T6">To make things clean, neat and tidy.</text:span></text:p>
          </table:table-cell>
        </table:table-row>
        <table:table-row>
          <table:table-cell table:style-name="Table21.A1" office:value-type="string">
            <text:p text:style-name="P39">Play</text:p>
          </table:table-cell>
          <table:table-cell table:style-name="Table21.A1" office:value-type="string">
            <text:p text:style-name="P40"><text:span text:style-name="T6">To have fun, laugh and relax, enjoying oneself.</text:span></text:p>
          </table:table-cell>
        </table:table-row>
        <table:table-row>
          <table:table-cell table:style-name="Table21.A1" office:value-type="string">
            <text:p text:style-name="P39">Rejection</text:p>
          </table:table-cell>
          <table:table-cell table:style-name="Table21.A1" office:value-type="string">
            <text:p text:style-name="P40"><text:span text:style-name="T6">To separate oneself from a negatively viewed object or person, excluding or abandoning it.</text:span></text:p>
          </table:table-cell>
        </table:table-row>
        <table:table-row>
          <table:table-cell table:style-name="Table21.A1" office:value-type="string">
            <text:p text:style-name="P39">Sentience</text:p>
          </table:table-cell>
          <table:table-cell table:style-name="Table21.A1" office:value-type="string">
            <text:p text:style-name="P40"><text:span text:style-name="T6">To seek out and enjoy sensual experiences.</text:span></text:p>
          </table:table-cell>
        </table:table-row>
        <table:table-row>
          <table:table-cell table:style-name="Table21.A1" office:value-type="string">
            <text:p text:style-name="P39">Sex</text:p>
          </table:table-cell>
          <table:table-cell table:style-name="Table21.A1" office:value-type="string">
            <text:p text:style-name="P40"><text:span text:style-name="T6">To form relationships that lead to sexual intercourse.</text:span></text:p>
          </table:table-cell>
        </table:table-row>
        <table:table-row>
          <table:table-cell table:style-name="Table21.A1" office:value-type="string">
            <text:p text:style-name="P39">Succourance</text:p>
          </table:table-cell>
          <table:table-cell table:style-name="Table21.A1" office:value-type="string">
            <text:p text:style-name="P40"><text:span text:style-name="T6">To have one's needs satisfied by someone or something. Includes being loved, nursed, helped, forgiven and consoled.</text:span></text:p>
          </table:table-cell>
        </table:table-row>
        <table:table-row>
          <table:table-cell table:style-name="Table21.A1" office:value-type="string">
            <text:p text:style-name="P39">Understanding</text:p>
          </table:table-cell>
          <table:table-cell table:style-name="Table21.A1" office:value-type="string">
            <text:p text:style-name="P40"><text:span text:style-name="T6">To be curious, ask questions and find answers.</text:span></text:p>
          </table:table-cell>
        </table:table-row>
      </table:table>
      <text:p text:style-name="P1"/>
      <text:p text:style-name="P1"/>
      <text:h text:style-name="P107" text:outline-level="10"><text:span text:style-name="T9">1. Ambition Needs</text:span></text:h>
      <text:p text:style-name="P31"/>
      <text:p text:style-name="P31"/>
      <text:list xml:id="list4097146874514611388" text:style-name="LS76">
        <text:list-item>
          <text:p text:style-name="P246"><text:span text:style-name="T92">Achievement:</text:span><text:span text:style-name="T93"> Success, accomplishment, and overcoming obstacles.</text:span></text:p>
        </text:list-item>
        <text:list-item>
          <text:p text:style-name="P246"><text:span text:style-name="T92">Exhibition:</text:span><text:span text:style-name="T93"> Shocking or thrilling other people.</text:span></text:p>
        </text:list-item>
        <text:list-item>
          <text:p text:style-name="P246"><text:span text:style-name="T92">Recognition:</text:span><text:span text:style-name="T93"> Displaying achievements and gaining social status.</text:span></text:p>
        </text:list-item>
      </text:list>
      <text:h text:style-name="P107" text:outline-level="10"><text:span text:style-name="T9">2. Materialistic Needs</text:span></text:h>
      <text:p text:style-name="P31"/>
      <text:p text:style-name="P31"/>
      <text:list xml:id="list2906553624469359476" text:style-name="LS77">
        <text:list-item>
          <text:p text:style-name="P247"><text:span text:style-name="T92">Acquisition:</text:span><text:span text:style-name="T93"> Obtaining things.</text:span></text:p>
        </text:list-item>
        <text:list-item>
          <text:p text:style-name="P247"><text:span text:style-name="T92">Construction:</text:span><text:span text:style-name="T93"> Creating things.</text:span></text:p>
        </text:list-item>
        <text:list-item>
          <text:p text:style-name="P247"><text:span text:style-name="T92">Order:</text:span><text:span text:style-name="T93"> Making things neat and organized.</text:span></text:p>
        </text:list-item>
        <text:list-item>
          <text:p text:style-name="P247"><text:span text:style-name="T92">Retention:</text:span><text:span text:style-name="T93"> Keeping things.</text:span></text:p>
        </text:list-item>
      </text:list>
      <text:h text:style-name="P107" text:outline-level="10"><text:span text:style-name="T9">3. Power Needs</text:span></text:h>
      <text:p text:style-name="P31"/>
      <text:p text:style-name="P31"/>
      <text:list xml:id="list7251989472644592869" text:style-name="LS78">
        <text:list-item>
          <text:p text:style-name="P248"><text:span text:style-name="T92">Abasement:</text:span><text:span text:style-name="T93"> Confessing and apologizing.</text:span></text:p>
        </text:list-item>
        <text:list-item>
          <text:p text:style-name="P248"><text:span text:style-name="T92">Autonomy:</text:span><text:span text:style-name="T93"> Independence and resistance.</text:span></text:p>
        </text:list-item>
        <text:list-item>
          <text:p text:style-name="P248"><text:span text:style-name="T92">Aggression:</text:span><text:span text:style-name="T93"> Attacking or ridiculing others.</text:span></text:p>
        </text:list-item>
        <text:list-item>
          <text:p text:style-name="P248"><text:span text:style-name="T92">Blame Avoidance:</text:span><text:span text:style-name="T93"> Following the rules and avoiding blame.</text:span></text:p>
        </text:list-item>
        <text:list-item>
          <text:p text:style-name="P248"><text:span text:style-name="T92">Deference:</text:span><text:span text:style-name="T93"> Obeying and cooperating with others.</text:span></text:p>
        </text:list-item>
        <text:list-item>
          <text:p text:style-name="P248"><text:span text:style-name="T92">Dominance:</text:span><text:span text:style-name="T93"> Controlling others.</text:span></text:p>
        </text:list-item>
      </text:list>
      <text:h text:style-name="P107" text:outline-level="10"><text:soft-page-break/><text:span text:style-name="T9">4. Affection Needs</text:span></text:h>
      <text:p text:style-name="P31"/>
      <text:p text:style-name="P31"/>
      <text:list xml:id="list5134027570255870039" text:style-name="LS79">
        <text:list-item>
          <text:p text:style-name="P249"><text:span text:style-name="T92">Affiliation:</text:span><text:span text:style-name="T93"> Spending time with other people.</text:span></text:p>
        </text:list-item>
        <text:list-item>
          <text:p text:style-name="P249"><text:span text:style-name="T92">Nurturance:</text:span><text:span text:style-name="T93"> Taking care of another person.</text:span></text:p>
        </text:list-item>
        <text:list-item>
          <text:p text:style-name="P249"><text:span text:style-name="T92">Play:</text:span><text:span text:style-name="T93"> Having fun with others.</text:span></text:p>
        </text:list-item>
        <text:list-item>
          <text:p text:style-name="P249"><text:span text:style-name="T92">Rejection:</text:span><text:span text:style-name="T93"> Rejecting other people.</text:span></text:p>
        </text:list-item>
        <text:list-item>
          <text:p text:style-name="P249"><text:span text:style-name="T92">Succorance:</text:span><text:span text:style-name="T93"> Being helped or protected by others.</text:span></text:p>
        </text:list-item>
      </text:list>
      <text:h text:style-name="P107" text:outline-level="10"><text:span text:style-name="T9">5. Information Needs</text:span></text:h>
      <text:p text:style-name="P31"/>
      <text:p text:style-name="P31"/>
      <text:list xml:id="list646551009512094513" text:style-name="LS80">
        <text:list-item>
          <text:p text:style-name="P250"><text:span text:style-name="T92">Cognizance:</text:span><text:span text:style-name="T93"> Seeking knowledge and asking questions.</text:span></text:p>
        </text:list-item>
        <text:list-item>
          <text:p text:style-name="P250"><text:span text:style-name="T92">Exposition:</text:span><text:span text:style-name="T93"> Education others.</text:span></text:p>
        </text:list-item>
      </text:list>
      <text:p text:style-name="P32"/>
      <text:p text:style-name="P32"/>
      <text:h text:style-name="P104" text:outline-level="10"><text:span text:style-name="T10">Maslow’s Hierarchy of Needs</text:span></text:h>
      <text:p text:style-name="P72"><text:a xlink:type="simple" xlink:href="http://psychology.about.com/od/theoriesofpersonality/a/hierarchyneeds_2.htm">http</text:a><text:a xlink:type="simple" xlink:href="http://psychology.about.com/od/theoriesofpersonality/a/hierarchyneeds_2.htm">://</text:a><text:a xlink:type="simple" xlink:href="http://psychology.about.com/od/theoriesofpersonality/a/hierarchyneeds_2.htm">psychology</text:a><text:a xlink:type="simple" xlink:href="http://psychology.about.com/od/theoriesofpersonality/a/hierarchyneeds_2.htm">.</text:a><text:a xlink:type="simple" xlink:href="http://psychology.about.com/od/theoriesofpersonality/a/hierarchyneeds_2.htm">about</text:a><text:a xlink:type="simple" xlink:href="http://psychology.about.com/od/theoriesofpersonality/a/hierarchyneeds_2.htm">.</text:a><text:a xlink:type="simple" xlink:href="http://psychology.about.com/od/theoriesofpersonality/a/hierarchyneeds_2.htm">com</text:a><text:a xlink:type="simple" xlink:href="http://psychology.about.com/od/theoriesofpersonality/a/hierarchyneeds_2.htm">/</text:a><text:a xlink:type="simple" xlink:href="http://psychology.about.com/od/theoriesofpersonality/a/hierarchyneeds_2.htm">od</text:a><text:a xlink:type="simple" xlink:href="http://psychology.about.com/od/theoriesofpersonality/a/hierarchyneeds_2.htm">/</text:a><text:a xlink:type="simple" xlink:href="http://psychology.about.com/od/theoriesofpersonality/a/hierarchyneeds_2.htm">theoriesofpersonality</text:a><text:a xlink:type="simple" xlink:href="http://psychology.about.com/od/theoriesofpersonality/a/hierarchyneeds_2.htm">/</text:a><text:a xlink:type="simple" xlink:href="http://psychology.about.com/od/theoriesofpersonality/a/hierarchyneeds_2.htm">a</text:a><text:a xlink:type="simple" xlink:href="http://psychology.about.com/od/theoriesofpersonality/a/hierarchyneeds_2.htm">/</text:a><text:a xlink:type="simple" xlink:href="http://psychology.about.com/od/theoriesofpersonality/a/hierarchyneeds_2.htm">hierarchyneeds</text:a><text:a xlink:type="simple" xlink:href="http://psychology.about.com/od/theoriesofpersonality/a/hierarchyneeds_2.htm">_2.</text:a><text:a xlink:type="simple" xlink:href="http://psychology.about.com/od/theoriesofpersonality/a/hierarchyneeds_2.htm">htm</text:a></text:p>
      <text:p text:style-name="P10"/>
      <text:p text:style-name="P72"><text:span text:style-name="T93">Maslow believed that these needs are similar to instincts and play a major role in motivating behavior. Physiological, security, social, and esteem needs are </text:span><text:span text:style-name="T92">deficiency needs</text:span><text:span text:style-name="T93"> (also known as </text:span><text:span text:style-name="T94">D-needs</text:span><text:span text:style-name="T93">), meaning that these needs arise due to deprivation. Satisfying these lower-level needs is important in order to avoid unpleasant feelings or consequences.</text:span></text:p>
      <text:p text:style-name="P32"/>
      <text:p text:style-name="P72"><text:span text:style-name="T93">Maslow termed the highest-level of the pyramid as </text:span><text:span text:style-name="T92">growth needs</text:span><text:span text:style-name="T93"> (also known as </text:span><text:span text:style-name="T94">being needs</text:span><text:span text:style-name="T93"> or </text:span><text:span text:style-name="T94">B-needs</text:span><text:span text:style-name="T93">). Growth needs do not stem from a lack of something, but rather from a desire to grow as a person.</text:span></text:p>
      <text:h text:style-name="P107" text:outline-level="10"><text:span text:style-name="T9">Five Levels of the Hierarchy of Needs</text:span></text:h>
      <text:p text:style-name="P72"><text:span text:style-name="T93">There are five different levels in Maslow’s hierarchy of needs:</text:span></text:p>
      <text:p text:style-name="P32"/>
      <text:p text:style-name="P32"/>
      <text:list xml:id="list8723144974680551765" text:style-name="LS81">
        <text:list-item>
          <text:p text:style-name="P251"><text:a xlink:type="simple" xlink:href="http://psychology.about.com/od/theoriesofpersonality/ss/maslows-needs-hierarchy_2.htm">Physiological</text:a><text:a xlink:type="simple" xlink:href="http://psychology.about.com/od/theoriesofpersonality/ss/maslows-needs-hierarchy_2.htm"> </text:a><text:a xlink:type="simple" xlink:href="http://psychology.about.com/od/theoriesofpersonality/ss/maslows-needs-hierarchy_2.htm">Needs</text:a></text:p>
          <text:list>
            <text:list-item>
              <text:p text:style-name="P251"><text:span text:style-name="T93">These include the most basic needs that are vital to survival, such as the need for water, air, food and sleep. Maslow believed that these needs are the most basic and instinctive needs in the hierarchy because all needs become secondary until these physiological needs are met.</text:span></text:p>
            </text:list-item>
            <text:list-item>
              <text:p text:style-name="P251"><text:span text:style-name="T93">Some examples of the physiological needs include:</text:span></text:p>
            </text:list-item>
          </text:list>
        </text:list-item>
      </text:list>
      <text:p text:style-name="P32"/>
      <text:p text:style-name="P32"/>
      <text:list xml:id="list2404492404285664057" text:style-name="LS82">
        <text:list-item>
          <text:p text:style-name="P260">Food</text:p>
        </text:list-item>
        <text:list-item>
          <text:p text:style-name="P260">Water</text:p>
        </text:list-item>
        <text:list-item>
          <text:p text:style-name="P260">Breathing</text:p>
        </text:list-item>
        <text:list-item>
          <text:p text:style-name="P260">Homeostatis</text:p>
        </text:list-item>
        <text:list-item>
          <text:p text:style-name="P252"><text:span text:style-name="T93">In addition to the basic requirements of nutrition, air and temperature regulation, the physiological needs also include such things as shelter and clothing. Sexual reproduction is also included in this level of the hierarchy of needs since it is essential to the survival and propagation of the species.</text:span></text:p>
        </text:list-item>
      </text:list>
      <text:p text:style-name="P32"/>
      <text:p text:style-name="P32"><text:soft-page-break/></text:p>
      <text:list xml:id="list4604325809261150200" text:style-name="LS83">
        <text:list-item>
          <text:p text:style-name="P253"><text:a xlink:type="simple" xlink:href="http://psychology.about.com/od/theoriesofpersonality/ss/maslows-needs-hierarchy_3.htm">Security</text:a><text:a xlink:type="simple" xlink:href="http://psychology.about.com/od/theoriesofpersonality/ss/maslows-needs-hierarchy_3.htm"> </text:a><text:a xlink:type="simple" xlink:href="http://psychology.about.com/od/theoriesofpersonality/ss/maslows-needs-hierarchy_3.htm">Needs</text:a></text:p>
          <text:list>
            <text:list-item>
              <text:p text:style-name="P253"><text:span text:style-name="T93">These include needs for safety and security. Security needs are important for survival, but they are not as demanding as the physiological needs. Examples of security needs include a desire for steady employment, health insurance, safe neighborhoods and shelter from the environment.</text:span></text:p>
              <text:list>
                <text:list-item>
                  <text:p text:style-name="P253"><text:span text:style-name="T93">As we move up to the second level of Maslow’s hierarchy of needs, the requirements start to become a bit more complex. In this level, the needs for security and safety become primary. People want to control and order in their lives, so this need for safety and security contributes largely to behaviors.</text:span></text:p>
                </text:list-item>
              </text:list>
            </text:list-item>
            <text:list-item>
              <text:p text:style-name="P253"><text:span text:style-name="T93">Some of the basic security and safety needs include:</text:span></text:p>
            </text:list-item>
          </text:list>
        </text:list-item>
      </text:list>
      <text:p text:style-name="P32"/>
      <text:p text:style-name="P32"/>
      <text:list xml:id="list8348916101342634586" text:style-name="LS84">
        <text:list-item>
          <text:p text:style-name="P254"><text:span text:style-name="T93">Financial security</text:span></text:p>
        </text:list-item>
        <text:list-item>
          <text:p text:style-name="P254"><text:span text:style-name="T93">Heath and wellness</text:span></text:p>
        </text:list-item>
        <text:list-item>
          <text:p text:style-name="P254"><text:span text:style-name="T93">Safety against accidents and injury</text:span></text:p>
        </text:list-item>
        <text:list-item>
          <text:p text:style-name="P254"><text:span text:style-name="T93">Finding a steady job, obtaining health insurance, contributing money to a savings account and moving into a safer neighborhood are all examples of actions motivated by the security and safety needs.</text:span></text:p>
        </text:list-item>
      </text:list>
      <text:p text:style-name="P73"><text:span text:style-name="T93">Together, the safety and psychological levels of the hierarchy make up what is often referred to as the basic needs.</text:span></text:p>
      <text:p text:style-name="P32"/>
      <text:p text:style-name="P32"/>
      <text:list xml:id="list3972069282732102057" text:style-name="LS85">
        <text:list-item>
          <text:p text:style-name="P255"><text:a xlink:type="simple" xlink:href="http://psychology.about.com/od/theoriesofpersonality/ss/maslows-needs-hierarchy_4.htm">Social</text:a><text:a xlink:type="simple" xlink:href="http://psychology.about.com/od/theoriesofpersonality/ss/maslows-needs-hierarchy_4.htm"> </text:a><text:a xlink:type="simple" xlink:href="http://psychology.about.com/od/theoriesofpersonality/ss/maslows-needs-hierarchy_4.htm">Needs</text:a></text:p>
          <text:list>
            <text:list-item>
              <text:p text:style-name="P255"><text:span text:style-name="T93">These include needs for belonging, love and affection. Maslow considered these needs to be less basic than physiological and security needs. Relationships such as friendships, romantic attachments and families help fulfill this need for companionship and acceptance, as does involvement in social, community or religious groups.</text:span></text:p>
            </text:list-item>
          </text:list>
        </text:list-item>
        <text:list-item>
          <text:p text:style-name="P255"><text:span text:style-name="T93">Some of the things that satisfy this need include:</text:span></text:p>
        </text:list-item>
      </text:list>
      <text:p text:style-name="P32"/>
      <text:p text:style-name="P32"/>
      <text:list xml:id="list965499908597878651" text:style-name="LS86">
        <text:list-item>
          <text:p text:style-name="P261">Friendships</text:p>
        </text:list-item>
        <text:list-item>
          <text:p text:style-name="P256"><text:span text:style-name="T93">Romantic attachments</text:span></text:p>
        </text:list-item>
        <text:list-item>
          <text:p text:style-name="P261">Family</text:p>
        </text:list-item>
        <text:list-item>
          <text:p text:style-name="P256"><text:span text:style-name="T93">Social groups</text:span></text:p>
        </text:list-item>
        <text:list-item>
          <text:p text:style-name="P256"><text:span text:style-name="T93">Community groups</text:span></text:p>
        </text:list-item>
        <text:list-item>
          <text:p text:style-name="P256"><text:span text:style-name="T93">Churches and religious organizations</text:span></text:p>
        </text:list-item>
      </text:list>
      <text:p text:style-name="P32"/>
      <text:p text:style-name="P32"/>
      <text:list xml:id="list5767729163914268716" text:style-name="LS87">
        <text:list-item>
          <text:p text:style-name="P257"><text:a xlink:type="simple" xlink:href="http://psychology.about.com/od/theoriesofpersonality/ss/maslows-needs-hierarchy_5.htm">Esteem</text:a><text:a xlink:type="simple" xlink:href="http://psychology.about.com/od/theoriesofpersonality/ss/maslows-needs-hierarchy_5.htm"> </text:a><text:a xlink:type="simple" xlink:href="http://psychology.about.com/od/theoriesofpersonality/ss/maslows-needs-hierarchy_5.htm">Needs</text:a></text:p>
          <text:list>
            <text:list-item>
              <text:p text:style-name="P257"><text:span text:style-name="T93">After the first three needs have been satisfied, esteem needs becomes increasingly important. These include the need for things that reflect on self-esteem, personal worth, social recognition and accomplishment.</text:span></text:p>
            </text:list-item>
          </text:list>
        </text:list-item>
      </text:list>
      <text:p text:style-name="P72"><text:span text:style-name="T93">In addition to the need for feelings of accomplishment and prestige, the esteem needs include such things as</text:span><text:a xlink:type="simple" xlink:href="http://psychology.about.com/od/sindex/f/what-is-self-esteem.htm"><text:span text:style-name="T93"> </text:span></text:a><text:a xlink:type="simple" xlink:href="http://psychology.about.com/od/sindex/f/what-is-self-esteem.htm">self</text:a><text:a xlink:type="simple" xlink:href="http://psychology.about.com/od/sindex/f/what-is-self-esteem.htm">-</text:a><text:a xlink:type="simple" xlink:href="http://psychology.about.com/od/sindex/f/what-is-self-esteem.htm">esteem</text:a><text:span text:style-name="T93"> and personal worth. People need to feel valued and by others as well as having a sense of making a contribution to the world. Participation in professional activities, academic accomplishments, athletic or team participation and personal hobbies can all play a role in fulfilling the esteem needs.</text:span></text:p>
      <text:p text:style-name="P32"/>
      <text:p text:style-name="P32"/>
      <text:p text:style-name="P32"/>
      <text:list xml:id="list6349887835379630560" text:style-name="LS88">
        <text:list-item>
          <text:p text:style-name="P258"><text:a xlink:type="simple" xlink:href="http://psychology.about.com/od/theoriesofpersonality/ss/maslows-needs-hierarchy_6.htm">Self</text:a><text:a xlink:type="simple" xlink:href="http://psychology.about.com/od/theoriesofpersonality/ss/maslows-needs-hierarchy_6.htm">-</text:a><text:a xlink:type="simple" xlink:href="http://psychology.about.com/od/theoriesofpersonality/ss/maslows-needs-hierarchy_6.htm">actualizing</text:a><text:a xlink:type="simple" xlink:href="http://psychology.about.com/od/theoriesofpersonality/ss/maslows-needs-hierarchy_6.htm"> </text:a><text:a xlink:type="simple" xlink:href="http://psychology.about.com/od/theoriesofpersonality/ss/maslows-needs-hierarchy_6.htm">Needs</text:a></text:p>
          <text:list>
            <text:list-item>
              <text:p text:style-name="P258"><text:span text:style-name="T93">This is the highest level of Maslow’s hierarchy of needs.</text:span><text:a xlink:type="simple" xlink:href="http://psychology.about.com/od/theoriesofpersonality/tp/self-actualized-characteristic.htm"><text:span text:style-name="T93"> </text:span></text:a><text:a xlink:type="simple" xlink:href="http://psychology.about.com/od/theoriesofpersonality/tp/self-actualized-characteristic.htm">Self</text:a><text:a xlink:type="simple" xlink:href="http://psychology.about.com/od/theoriesofpersonality/tp/self-actualized-characteristic.htm">-</text:a><text:a xlink:type="simple" xlink:href="http://psychology.about.com/od/theoriesofpersonality/tp/self-actualized-characteristic.htm">actualizing</text:a><text:span text:style-name="T93"> people are self-aware, concerned with personal growth, less concerned with the opinions of others and interested fulfilling their potential.</text:span></text:p>
            </text:list-item>
          </text:list>
        </text:list-item>
      </text:list>
      <text:p text:style-name="P32"/>
      <text:h text:style-name="P107" text:outline-level="10"><text:bookmark text:name="h.p58b8u7otkcz"/><text:soft-page-break/><text:span text:style-name="T9">Characteristics of Self-Actualized People</text:span></text:h>
      <text:p text:style-name="P72"><text:span text:style-name="T93">In addition to describing what is meant by self-actualization in his theory, Maslow also identified some of the key characteristics of self-actualized people:</text:span></text:p>
      <text:p text:style-name="P32"/>
      <text:p text:style-name="P32"/>
      <text:list xml:id="list570044620598860500" text:style-name="LS89">
        <text:list-item>
          <text:p text:style-name="P259"><text:span text:style-name="T92">Acceptance and Realism:</text:span><text:span text:style-name="T93"> Self-actualized people have realistic perceptions of themselves, others and the world around them.</text:span></text:p>
        </text:list-item>
        <text:list-item>
          <text:p text:style-name="P259"><text:span text:style-name="T92">Problem-centering:</text:span><text:span text:style-name="T93"> Self-actualized individuals are concerned with solving problems outside of themselves, including helping others and finding solutions to problems in the external world. These people are often motivated by a sense of personal responsibility and ethics.</text:span></text:p>
        </text:list-item>
        <text:list-item>
          <text:p text:style-name="P259"><text:span text:style-name="T92">Spontaneity:</text:span><text:span text:style-name="T93"> Self-actualized people are spontaneous in their internal thoughts and outward behavior. While they can conform to rules and social expectations, they also tend to be open and unconventional.</text:span></text:p>
        </text:list-item>
        <text:list-item>
          <text:p text:style-name="P259"><text:span text:style-name="T92">Autonomy and Solitude:</text:span><text:span text:style-name="T93"> Another characteristics of self-actualized people is the need for independence and privacy. While they enjoy the company of others, these individuals need time to focus on developing their own individual potential.</text:span></text:p>
        </text:list-item>
        <text:list-item>
          <text:p text:style-name="P259"><text:span text:style-name="T92">Continued Freshness of Appreciation:</text:span><text:span text:style-name="T93"> Self-actualized people tend to view the world with a continual sense of appreciation, wonder and awe. Even simple experiences continue to be a source of inspiration and pleasure.</text:span></text:p>
        </text:list-item>
        <text:list-item>
          <text:p text:style-name="P259"><text:span text:style-name="T92">Peak Experiences:</text:span><text:span text:style-name="T93"> Individuals who are self-actualized often have what Maslow termed</text:span><text:span text:style-name="T94">peak experiences</text:span><text:span text:style-name="T93">, or moments of intense joy, wonder, awe and ecstasy. After these experiences, people feel inspired, strengthened, renewed or transformed.3</text:span></text:p>
        </text:list-item>
      </text:list>
      <text:p text:style-name="P32"/>
      <text:p text:style-name="P1">http://apiwiki.twitter.com/Annotations-Overview<text:tab/>http://www.socialtimes.com/2010/04/10-possible-uses-of-twitters-new-annotations/<text:tab/><text:tab/><text:tab/><text:tab/><text:tab/><text:tab/><text:tab/><text:tab/><text:tab/><text:tab/><text:tab/><text:tab/><text:tab/><text:tab/><text:tab/><text:tab/><text:tab/><text:tab/></text:p>
      <text:p text:style-name="P1">http://r.github.com/annotationsformatter/<text:tab/></text:p>
      <text:p text:style-name="P1">http://www.mmmeeja.com/blog/semantic-web/twitter-annotations-rdf.html<text:tab/><text:tab/><text:tab/><text:tab/><text:tab/><text:tab/><text:tab/><text:tab/><text:tab/></text:p>
      <text:p text:style-name="P1"/>
      <text:p text:style-name="P1">http://wiki.github.com/joshsh/twitlogic/semantic-twannotations<text:tab/><text:tab/><text:tab/><text:tab/><text:tab/><text:tab/><text:tab/><text:tab/><text:tab/><text:tab/></text:p>
      <text:p text:style-name="P1">http://activitystrea.ms/spec/1.0/atom-activity-01.html<text:tab/></text:p>
      <text:p text:style-name="P1">http://wiki.activitystrea.ms/<text:tab/></text:p>
      <text:p text:style-name="P1">http://wiki.activitystrea.ms/browse/#view=ViewFolder&amp;param=Verbs<text:tab/><text:tab/><text:tab/><text:tab/><text:tab/><text:tab/><text:tab/><text:tab/><text:tab/><text:tab/><text:tab/><text:tab/><text:tab/><text:tab/><text:tab/><text:tab/><text:tab/><text:tab/><text:tab/><text:tab/><text:tab/><text:tab/><text:tab/><text:tab/><text:tab/><text:tab/></text:p>
      <text:p text:style-name="P1">http://opengraphprotocol.org/<text:tab/><text:tab/><text:tab/><text:tab/><text:tab/><text:tab/><text:tab/><text:tab/><text:tab/><text:tab/><text:tab/><text:tab/><text:tab/><text:tab/><text:tab/><text:tab/><text:tab/><text:tab/><text:tab/><text:tab/><text:tab/><text:tab/><text:tab/><text:tab/><text:tab/><text:tab/><text:tab/><text:tab/><text:tab/><text:tab/><text:tab/><text:tab/></text:p>
      <text:p text:style-name="P1">http://abmeta.org/#spec<text:tab/><text:tab/><text:tab/><text:tab/><text:tab/><text:tab/><text:tab/><text:tab/><text:tab/><text:tab/><text:tab/><text:tab/><text:tab/><text:tab/><text:tab/><text:tab/><text:tab/><text:tab/><text:tab/><text:tab/><text:tab/><text:tab/><text:tab/><text:tab/><text:tab/><text:tab/><text:tab/><text:tab/><text:tab/><text:tab/></text:p>
      <text:p text:style-name="P1">http://www.ebusiness-unibw.org/wiki/Main_Page<text:tab/>http://www.ebusiness-unibw.org/wiki/GoodRelations#CookBook:_GoodRelations_Recipes_and_Examples<text:tab/>http://www.heppnetz.de/projects/goodrelations/<text:tab/><text:tab/><text:tab/><text:tab/><text:tab/><text:tab/><text:tab/><text:tab/><text:tab/><text:tab/><text:tab/><text:tab/><text:tab/><text:tab/><text:tab/><text:tab/><text:tab/><text:tab/><text:tab/><text:tab/><text:tab/><text:tab/><text:tab/><text:tab/><text:tab/><text:tab/><text:tab/><text:tab/></text:p>
      <text:p text:style-name="P1">http://www.hr-xml.org/<text:tab/><text:tab/><text:tab/><text:tab/><text:tab/><text:tab/><text:tab/><text:tab/><text:tab/><text:tab/><text:tab/><text:tab/><text:tab/><text:tab/><text:tab/><text:tab/><text:tab/><text:tab/><text:tab/><text:tab/><text:tab/><text:tab/><text:tab/><text:tab/><text:tab/><text:tab/><text:tab/><text:tab/><text:tab/><text:tab/><text:tab/><text:tab/></text:p>
      <text:p text:style-name="P1">http://en.wikipedia.org/wiki/Learning_object<text:tab/><text:tab/><text:tab/><text:tab/><text:tab/><text:tab/><text:tab/><text:tab/><text:tab/><text:tab/><text:tab/><text:tab/><text:tab/><text:tab/><text:tab/><text:tab/><text:tab/><text:tab/><text:tab/></text:p>
      <text:p text:style-name="P1"/>
      <text:p text:style-name="P1"/>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alibri" svg:font-family="Calibri"/>
    <style:font-face style:name="Consolas" svg:font-family="Consolas"/>
    <style:font-face style:name="Georgia" svg:font-family="Georgia"/>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List42Level0" style:family="text">
      <style:text-properties style:text-underline-style="none"/>
    </style:style>
    <style:style style:name="List42Level1" style:family="text">
      <style:text-properties style:text-underline-style="none"/>
    </style:style>
    <style:style style:name="List42Level2" style:family="text">
      <style:text-properties style:text-underline-style="none"/>
    </style:style>
    <style:style style:name="List42Level3" style:family="text">
      <style:text-properties style:text-underline-style="none"/>
    </style:style>
    <style:style style:name="List42Level4" style:family="text">
      <style:text-properties style:text-underline-style="none"/>
    </style:style>
    <style:style style:name="List42Level5" style:family="text">
      <style:text-properties style:text-underline-style="none"/>
    </style:style>
    <style:style style:name="List42Level6" style:family="text">
      <style:text-properties style:text-underline-style="none"/>
    </style:style>
    <style:style style:name="List42Level7" style:family="text">
      <style:text-properties style:text-underline-style="none"/>
    </style:style>
    <style:style style:name="List42Level8" style:family="text">
      <style:text-properties style:text-underline-style="none"/>
    </style:style>
    <style:style style:name="List4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1Level0"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1"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2"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3"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4"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5"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6"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7"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8"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4Level0" style:family="text">
      <style:text-properties style:text-underline-style="none"/>
    </style:style>
    <style:style style:name="List54Level1" style:family="text">
      <style:text-properties style:text-underline-style="none"/>
    </style:style>
    <style:style style:name="List54Level2" style:family="text">
      <style:text-properties style:text-underline-style="none"/>
    </style:style>
    <style:style style:name="List54Level3" style:family="text">
      <style:text-properties style:text-underline-style="none"/>
    </style:style>
    <style:style style:name="List54Level4" style:family="text">
      <style:text-properties style:text-underline-style="none"/>
    </style:style>
    <style:style style:name="List54Level5" style:family="text">
      <style:text-properties style:text-underline-style="none"/>
    </style:style>
    <style:style style:name="List54Level6" style:family="text">
      <style:text-properties style:text-underline-style="none"/>
    </style:style>
    <style:style style:name="List54Level7" style:family="text">
      <style:text-properties style:text-underline-style="none"/>
    </style:style>
    <style:style style:name="List54Level8" style:family="text">
      <style:text-properties style:text-underline-style="none"/>
    </style:style>
    <style:style style:name="List55Level0" style:family="text">
      <style:text-properties style:text-underline-style="none"/>
    </style:style>
    <style:style style:name="List55Level1" style:family="text">
      <style:text-properties style:text-underline-style="none"/>
    </style:style>
    <style:style style:name="List55Level2" style:family="text">
      <style:text-properties style:text-underline-style="none"/>
    </style:style>
    <style:style style:name="List55Level3" style:family="text">
      <style:text-properties style:text-underline-style="none"/>
    </style:style>
    <style:style style:name="List55Level4" style:family="text">
      <style:text-properties style:text-underline-style="none"/>
    </style:style>
    <style:style style:name="List55Level5" style:family="text">
      <style:text-properties style:text-underline-style="none"/>
    </style:style>
    <style:style style:name="List55Level6" style:family="text">
      <style:text-properties style:text-underline-style="none"/>
    </style:style>
    <style:style style:name="List55Level7" style:family="text">
      <style:text-properties style:text-underline-style="none"/>
    </style:style>
    <style:style style:name="List55Level8" style:family="text">
      <style:text-properties style:text-underline-style="none"/>
    </style:style>
    <style:style style:name="List56Level0" style:family="text">
      <style:text-properties style:text-underline-style="none"/>
    </style:style>
    <style:style style:name="List56Level1" style:family="text">
      <style:text-properties style:text-underline-style="none"/>
    </style:style>
    <style:style style:name="List56Level2" style:family="text">
      <style:text-properties style:text-underline-style="none"/>
    </style:style>
    <style:style style:name="List56Level3" style:family="text">
      <style:text-properties style:text-underline-style="none"/>
    </style:style>
    <style:style style:name="List56Level4" style:family="text">
      <style:text-properties style:text-underline-style="none"/>
    </style:style>
    <style:style style:name="List56Level5" style:family="text">
      <style:text-properties style:text-underline-style="none"/>
    </style:style>
    <style:style style:name="List56Level6" style:family="text">
      <style:text-properties style:text-underline-style="none"/>
    </style:style>
    <style:style style:name="List56Level7" style:family="text">
      <style:text-properties style:text-underline-style="none"/>
    </style:style>
    <style:style style:name="List56Level8" style:family="text">
      <style:text-properties style:text-underline-style="none"/>
    </style:style>
    <style:style style:name="List57Level0" style:family="text">
      <style:text-properties style:text-underline-style="none"/>
    </style:style>
    <style:style style:name="List57Level1" style:family="text">
      <style:text-properties style:text-underline-style="none"/>
    </style:style>
    <style:style style:name="List57Level2" style:family="text">
      <style:text-properties style:text-underline-style="none"/>
    </style:style>
    <style:style style:name="List57Level3" style:family="text">
      <style:text-properties style:text-underline-style="none"/>
    </style:style>
    <style:style style:name="List57Level4" style:family="text">
      <style:text-properties style:text-underline-style="none"/>
    </style:style>
    <style:style style:name="List57Level5" style:family="text">
      <style:text-properties style:text-underline-style="none"/>
    </style:style>
    <style:style style:name="List57Level6" style:family="text">
      <style:text-properties style:text-underline-style="none"/>
    </style:style>
    <style:style style:name="List57Level7" style:family="text">
      <style:text-properties style:text-underline-style="none"/>
    </style:style>
    <style:style style:name="List57Level8" style:family="text">
      <style:text-properties style:text-underline-style="none"/>
    </style:style>
    <style:style style:name="List58Level0" style:family="text">
      <style:text-properties style:text-underline-style="none"/>
    </style:style>
    <style:style style:name="List58Level1" style:family="text">
      <style:text-properties style:text-underline-style="none"/>
    </style:style>
    <style:style style:name="List58Level2" style:family="text">
      <style:text-properties style:text-underline-style="none"/>
    </style:style>
    <style:style style:name="List58Level3" style:family="text">
      <style:text-properties style:text-underline-style="none"/>
    </style:style>
    <style:style style:name="List58Level4" style:family="text">
      <style:text-properties style:text-underline-style="none"/>
    </style:style>
    <style:style style:name="List58Level5" style:family="text">
      <style:text-properties style:text-underline-style="none"/>
    </style:style>
    <style:style style:name="List58Level6" style:family="text">
      <style:text-properties style:text-underline-style="none"/>
    </style:style>
    <style:style style:name="List58Level7" style:family="text">
      <style:text-properties style:text-underline-style="none"/>
    </style:style>
    <style:style style:name="List58Level8" style:family="text">
      <style:text-properties style:text-underline-style="none"/>
    </style:style>
    <style:style style:name="List59Level0" style:family="text">
      <style:text-properties style:text-underline-style="none"/>
    </style:style>
    <style:style style:name="List59Level1" style:family="text">
      <style:text-properties style:text-underline-style="none"/>
    </style:style>
    <style:style style:name="List59Level2" style:family="text">
      <style:text-properties style:text-underline-style="none"/>
    </style:style>
    <style:style style:name="List59Level3" style:family="text">
      <style:text-properties style:text-underline-style="none"/>
    </style:style>
    <style:style style:name="List59Level4" style:family="text">
      <style:text-properties style:text-underline-style="none"/>
    </style:style>
    <style:style style:name="List59Level5" style:family="text">
      <style:text-properties style:text-underline-style="none"/>
    </style:style>
    <style:style style:name="List59Level6" style:family="text">
      <style:text-properties style:text-underline-style="none"/>
    </style:style>
    <style:style style:name="List59Level7" style:family="text">
      <style:text-properties style:text-underline-style="none"/>
    </style:style>
    <style:style style:name="List59Level8" style:family="text">
      <style:text-properties style:text-underline-style="none"/>
    </style:style>
    <style:style style:name="List60Level0" style:family="text">
      <style:text-properties style:text-underline-style="none"/>
    </style:style>
    <style:style style:name="List60Level1" style:family="text">
      <style:text-properties style:text-underline-style="none"/>
    </style:style>
    <style:style style:name="List60Level2" style:family="text">
      <style:text-properties style:text-underline-style="none"/>
    </style:style>
    <style:style style:name="List60Level3" style:family="text">
      <style:text-properties style:text-underline-style="none"/>
    </style:style>
    <style:style style:name="List60Level4" style:family="text">
      <style:text-properties style:text-underline-style="none"/>
    </style:style>
    <style:style style:name="List60Level5" style:family="text">
      <style:text-properties style:text-underline-style="none"/>
    </style:style>
    <style:style style:name="List60Level6" style:family="text">
      <style:text-properties style:text-underline-style="none"/>
    </style:style>
    <style:style style:name="List60Level7" style:family="text">
      <style:text-properties style:text-underline-style="none"/>
    </style:style>
    <style:style style:name="List60Level8" style:family="text">
      <style:text-properties style:text-underline-style="none"/>
    </style:style>
    <style:style style:name="List61Level0" style:family="text">
      <style:text-properties style:text-underline-style="none"/>
    </style:style>
    <style:style style:name="List61Level1" style:family="text">
      <style:text-properties style:text-underline-style="none"/>
    </style:style>
    <style:style style:name="List61Level2" style:family="text">
      <style:text-properties style:text-underline-style="none"/>
    </style:style>
    <style:style style:name="List61Level3" style:family="text">
      <style:text-properties style:text-underline-style="none"/>
    </style:style>
    <style:style style:name="List61Level4" style:family="text">
      <style:text-properties style:text-underline-style="none"/>
    </style:style>
    <style:style style:name="List61Level5" style:family="text">
      <style:text-properties style:text-underline-style="none"/>
    </style:style>
    <style:style style:name="List61Level6" style:family="text">
      <style:text-properties style:text-underline-style="none"/>
    </style:style>
    <style:style style:name="List61Level7" style:family="text">
      <style:text-properties style:text-underline-style="none"/>
    </style:style>
    <style:style style:name="List61Level8" style:family="text">
      <style:text-properties style:text-underline-style="none"/>
    </style:style>
    <style:style style:name="List62Level0" style:family="text">
      <style:text-properties style:font-name="Arial" fo:font-family="Arial" style:font-family-generic="swiss" style:font-pitch="variable" fo:font-size="10pt" style:text-underline-style="none" fo:background-color="#ffffff"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62Level1" style:family="text">
      <style:text-properties style:text-underline-style="none"/>
    </style:style>
    <style:style style:name="List62Level2" style:family="text">
      <style:text-properties style:text-underline-style="none"/>
    </style:style>
    <style:style style:name="List62Level3" style:family="text">
      <style:text-properties style:text-underline-style="none"/>
    </style:style>
    <style:style style:name="List62Level4" style:family="text">
      <style:text-properties style:text-underline-style="none"/>
    </style:style>
    <style:style style:name="List62Level5" style:family="text">
      <style:text-properties style:text-underline-style="none"/>
    </style:style>
    <style:style style:name="List62Level6" style:family="text">
      <style:text-properties style:text-underline-style="none"/>
    </style:style>
    <style:style style:name="List62Level7" style:family="text">
      <style:text-properties style:text-underline-style="none"/>
    </style:style>
    <style:style style:name="List62Level8" style:family="text">
      <style:text-properties style:text-underline-style="none"/>
    </style:style>
    <style:style style:name="List63Level0" style:family="text">
      <style:text-properties style:text-underline-style="none"/>
    </style:style>
    <style:style style:name="List63Level1" style:family="text">
      <style:text-properties style:text-underline-style="none"/>
    </style:style>
    <style:style style:name="List63Level2" style:family="text">
      <style:text-properties style:text-underline-style="none"/>
    </style:style>
    <style:style style:name="List63Level3" style:family="text">
      <style:text-properties style:text-underline-style="none"/>
    </style:style>
    <style:style style:name="List63Level4" style:family="text">
      <style:text-properties style:text-underline-style="none"/>
    </style:style>
    <style:style style:name="List63Level5" style:family="text">
      <style:text-properties style:text-underline-style="none"/>
    </style:style>
    <style:style style:name="List63Level6" style:family="text">
      <style:text-properties style:text-underline-style="none"/>
    </style:style>
    <style:style style:name="List63Level7" style:family="text">
      <style:text-properties style:text-underline-style="none"/>
    </style:style>
    <style:style style:name="List63Level8" style:family="text">
      <style:text-properties style:text-underline-style="none"/>
    </style:style>
    <style:style style:name="List64Level0" style:family="text">
      <style:text-properties style:text-underline-style="none"/>
    </style:style>
    <style:style style:name="List64Level1" style:family="text">
      <style:text-properties style:text-underline-style="none"/>
    </style:style>
    <style:style style:name="List64Level2" style:family="text">
      <style:text-properties style:text-underline-style="none"/>
    </style:style>
    <style:style style:name="List64Level3" style:family="text">
      <style:text-properties style:text-underline-style="none"/>
    </style:style>
    <style:style style:name="List64Level4" style:family="text">
      <style:text-properties style:text-underline-style="none"/>
    </style:style>
    <style:style style:name="List64Level5" style:family="text">
      <style:text-properties style:text-underline-style="none"/>
    </style:style>
    <style:style style:name="List64Level6" style:family="text">
      <style:text-properties style:text-underline-style="none"/>
    </style:style>
    <style:style style:name="List64Level7" style:family="text">
      <style:text-properties style:text-underline-style="none"/>
    </style:style>
    <style:style style:name="List64Level8" style:family="text">
      <style:text-properties style:text-underline-style="none"/>
    </style:style>
    <style:style style:name="List6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S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bullet text:level="1" text:style-name="List23Level0" text:bullet-char="●">
        <style:list-level-properties text:space-before="0.25in" text:min-label-width="0.25in"/>
      </text:list-level-style-bullet>
      <text:list-level-style-bullet text:level="2" text:style-name="List23Level1" text:bullet-char="○">
        <style:list-level-properties text:space-before="0.75in" text:min-label-width="0.25in"/>
      </text:list-level-style-bullet>
      <text:list-level-style-bullet text:level="3" text:style-name="List23Level2" text:bullet-char="■">
        <style:list-level-properties text:space-before="1.3748in" text:min-label-width="0.1252in"/>
      </text:list-level-style-bullet>
      <text:list-level-style-bullet text:level="4" text:style-name="List23Level3" text:bullet-char="●">
        <style:list-level-properties text:space-before="1.75in" text:min-label-width="0.25in"/>
      </text:list-level-style-bullet>
      <text:list-level-style-bullet text:level="5" text:style-name="List23Level4" text:bullet-char="○">
        <style:list-level-properties text:space-before="2.25in" text:min-label-width="0.25in"/>
      </text:list-level-style-bullet>
      <text:list-level-style-bullet text:level="6" text:style-name="List23Level5" text:bullet-char="■">
        <style:list-level-properties text:space-before="2.8748in" text:min-label-width="0.1252in"/>
      </text:list-level-style-bullet>
      <text:list-level-style-bullet text:level="7" text:style-name="List23Level6" text:bullet-char="●">
        <style:list-level-properties text:space-before="3.25in" text:min-label-width="0.25in"/>
      </text:list-level-style-bullet>
      <text:list-level-style-bullet text:level="8" text:style-name="List23Level7" text:bullet-char="○">
        <style:list-level-properties text:space-before="3.75in" text:min-label-width="0.25in"/>
      </text:list-level-style-bullet>
      <text:list-level-style-bullet text:level="9" text:style-name="List2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bullet text:level="1" text:style-name="List24Level0" text:bullet-char="●">
        <style:list-level-properties text:space-before="0.25in" text:min-label-width="0.25in"/>
      </text:list-level-style-bullet>
      <text:list-level-style-bullet text:level="2" text:style-name="List24Level1" text:bullet-char="○">
        <style:list-level-properties text:space-before="0.75in" text:min-label-width="0.25in"/>
      </text:list-level-style-bullet>
      <text:list-level-style-bullet text:level="3" text:style-name="List24Level2" text:bullet-char="■">
        <style:list-level-properties text:space-before="1.3748in" text:min-label-width="0.1252in"/>
      </text:list-level-style-bullet>
      <text:list-level-style-bullet text:level="4" text:style-name="List24Level3" text:bullet-char="●">
        <style:list-level-properties text:space-before="1.75in" text:min-label-width="0.25in"/>
      </text:list-level-style-bullet>
      <text:list-level-style-bullet text:level="5" text:style-name="List24Level4" text:bullet-char="○">
        <style:list-level-properties text:space-before="2.25in" text:min-label-width="0.25in"/>
      </text:list-level-style-bullet>
      <text:list-level-style-bullet text:level="6" text:style-name="List24Level5" text:bullet-char="■">
        <style:list-level-properties text:space-before="2.8748in" text:min-label-width="0.1252in"/>
      </text:list-level-style-bullet>
      <text:list-level-style-bullet text:level="7" text:style-name="List24Level6" text:bullet-char="●">
        <style:list-level-properties text:space-before="3.25in" text:min-label-width="0.25in"/>
      </text:list-level-style-bullet>
      <text:list-level-style-bullet text:level="8" text:style-name="List24Level7" text:bullet-char="○">
        <style:list-level-properties text:space-before="3.75in" text:min-label-width="0.25in"/>
      </text:list-level-style-bullet>
      <text:list-level-style-bullet text:level="9" text:style-name="List2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bullet text:level="1" text:style-name="List40Level0" text:bullet-char="●">
        <style:list-level-properties text:space-before="0.25in" text:min-label-width="0.25in"/>
      </text:list-level-style-bullet>
      <text:list-level-style-bullet text:level="2" text:style-name="List40Level1" text:bullet-char="○">
        <style:list-level-properties text:space-before="0.75in" text:min-label-width="0.25in"/>
      </text:list-level-style-bullet>
      <text:list-level-style-bullet text:level="3" text:style-name="List40Level2" text:bullet-char="■">
        <style:list-level-properties text:space-before="1.3748in" text:min-label-width="0.1252in"/>
      </text:list-level-style-bullet>
      <text:list-level-style-bullet text:level="4" text:style-name="List40Level3" text:bullet-char="●">
        <style:list-level-properties text:space-before="1.75in" text:min-label-width="0.25in"/>
      </text:list-level-style-bullet>
      <text:list-level-style-bullet text:level="5" text:style-name="List40Level4" text:bullet-char="○">
        <style:list-level-properties text:space-before="2.25in" text:min-label-width="0.25in"/>
      </text:list-level-style-bullet>
      <text:list-level-style-bullet text:level="6" text:style-name="List40Level5" text:bullet-char="■">
        <style:list-level-properties text:space-before="2.8748in" text:min-label-width="0.1252in"/>
      </text:list-level-style-bullet>
      <text:list-level-style-bullet text:level="7" text:style-name="List40Level6" text:bullet-char="●">
        <style:list-level-properties text:space-before="3.25in" text:min-label-width="0.25in"/>
      </text:list-level-style-bullet>
      <text:list-level-style-bullet text:level="8" text:style-name="List40Level7" text:bullet-char="○">
        <style:list-level-properties text:space-before="3.75in" text:min-label-width="0.25in"/>
      </text:list-level-style-bullet>
      <text:list-level-style-bullet text:level="9" text:style-name="List4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2">
      <text:list-level-style-bullet text:level="1" text:style-name="List42Level0" text:bullet-char="●">
        <style:list-level-properties text:space-before="0.25in" text:min-label-width="0.25in"/>
      </text:list-level-style-bullet>
      <text:list-level-style-bullet text:level="2" text:style-name="List42Level1" text:bullet-char="○">
        <style:list-level-properties text:space-before="0.75in" text:min-label-width="0.25in"/>
      </text:list-level-style-bullet>
      <text:list-level-style-bullet text:level="3" text:style-name="List42Level2" text:bullet-char="■">
        <style:list-level-properties text:space-before="1.3748in" text:min-label-width="0.1252in"/>
      </text:list-level-style-bullet>
      <text:list-level-style-bullet text:level="4" text:style-name="List42Level3" text:bullet-char="●">
        <style:list-level-properties text:space-before="1.75in" text:min-label-width="0.25in"/>
      </text:list-level-style-bullet>
      <text:list-level-style-bullet text:level="5" text:style-name="List42Level4" text:bullet-char="○">
        <style:list-level-properties text:space-before="2.25in" text:min-label-width="0.25in"/>
      </text:list-level-style-bullet>
      <text:list-level-style-bullet text:level="6" text:style-name="List42Level5" text:bullet-char="■">
        <style:list-level-properties text:space-before="2.8748in" text:min-label-width="0.1252in"/>
      </text:list-level-style-bullet>
      <text:list-level-style-bullet text:level="7" text:style-name="List42Level6" text:bullet-char="●">
        <style:list-level-properties text:space-before="3.25in" text:min-label-width="0.25in"/>
      </text:list-level-style-bullet>
      <text:list-level-style-bullet text:level="8" text:style-name="List42Level7" text:bullet-char="○">
        <style:list-level-properties text:space-before="3.75in" text:min-label-width="0.25in"/>
      </text:list-level-style-bullet>
      <text:list-level-style-bullet text:level="9" text:style-name="List4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4">
      <text:list-level-style-bullet text:level="1" text:style-name="List54Level0" text:bullet-char="●">
        <style:list-level-properties text:space-before="0.25in" text:min-label-width="0.25in"/>
      </text:list-level-style-bullet>
      <text:list-level-style-bullet text:level="2" text:style-name="List54Level1" text:bullet-char="○">
        <style:list-level-properties text:space-before="0.75in" text:min-label-width="0.25in"/>
      </text:list-level-style-bullet>
      <text:list-level-style-bullet text:level="3" text:style-name="List54Level2" text:bullet-char="■">
        <style:list-level-properties text:space-before="1.3748in" text:min-label-width="0.1252in"/>
      </text:list-level-style-bullet>
      <text:list-level-style-bullet text:level="4" text:style-name="List54Level3" text:bullet-char="●">
        <style:list-level-properties text:space-before="1.75in" text:min-label-width="0.25in"/>
      </text:list-level-style-bullet>
      <text:list-level-style-bullet text:level="5" text:style-name="List54Level4" text:bullet-char="○">
        <style:list-level-properties text:space-before="2.25in" text:min-label-width="0.25in"/>
      </text:list-level-style-bullet>
      <text:list-level-style-bullet text:level="6" text:style-name="List54Level5" text:bullet-char="■">
        <style:list-level-properties text:space-before="2.8748in" text:min-label-width="0.1252in"/>
      </text:list-level-style-bullet>
      <text:list-level-style-bullet text:level="7" text:style-name="List54Level6" text:bullet-char="●">
        <style:list-level-properties text:space-before="3.25in" text:min-label-width="0.25in"/>
      </text:list-level-style-bullet>
      <text:list-level-style-bullet text:level="8" text:style-name="List54Level7" text:bullet-char="○">
        <style:list-level-properties text:space-before="3.75in" text:min-label-width="0.25in"/>
      </text:list-level-style-bullet>
      <text:list-level-style-bullet text:level="9" text:style-name="List5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5">
      <text:list-level-style-bullet text:level="1" text:style-name="List55Level0" text:bullet-char="●">
        <style:list-level-properties text:space-before="0.25in" text:min-label-width="0.25in"/>
      </text:list-level-style-bullet>
      <text:list-level-style-bullet text:level="2" text:style-name="List55Level1" text:bullet-char="○">
        <style:list-level-properties text:space-before="0.75in" text:min-label-width="0.25in"/>
      </text:list-level-style-bullet>
      <text:list-level-style-bullet text:level="3" text:style-name="List55Level2" text:bullet-char="■">
        <style:list-level-properties text:space-before="1.3748in" text:min-label-width="0.1252in"/>
      </text:list-level-style-bullet>
      <text:list-level-style-bullet text:level="4" text:style-name="List55Level3" text:bullet-char="●">
        <style:list-level-properties text:space-before="1.75in" text:min-label-width="0.25in"/>
      </text:list-level-style-bullet>
      <text:list-level-style-bullet text:level="5" text:style-name="List55Level4" text:bullet-char="○">
        <style:list-level-properties text:space-before="2.25in" text:min-label-width="0.25in"/>
      </text:list-level-style-bullet>
      <text:list-level-style-bullet text:level="6" text:style-name="List55Level5" text:bullet-char="■">
        <style:list-level-properties text:space-before="2.8748in" text:min-label-width="0.1252in"/>
      </text:list-level-style-bullet>
      <text:list-level-style-bullet text:level="7" text:style-name="List55Level6" text:bullet-char="●">
        <style:list-level-properties text:space-before="3.25in" text:min-label-width="0.25in"/>
      </text:list-level-style-bullet>
      <text:list-level-style-bullet text:level="8" text:style-name="List55Level7" text:bullet-char="○">
        <style:list-level-properties text:space-before="3.75in" text:min-label-width="0.25in"/>
      </text:list-level-style-bullet>
      <text:list-level-style-bullet text:level="9" text:style-name="List5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6">
      <text:list-level-style-bullet text:level="1" text:style-name="List56Level0" text:bullet-char="●">
        <style:list-level-properties text:space-before="0.25in" text:min-label-width="0.25in"/>
      </text:list-level-style-bullet>
      <text:list-level-style-bullet text:level="2" text:style-name="List56Level1" text:bullet-char="○">
        <style:list-level-properties text:space-before="0.75in" text:min-label-width="0.25in"/>
      </text:list-level-style-bullet>
      <text:list-level-style-bullet text:level="3" text:style-name="List56Level2" text:bullet-char="■">
        <style:list-level-properties text:space-before="1.3748in" text:min-label-width="0.1252in"/>
      </text:list-level-style-bullet>
      <text:list-level-style-bullet text:level="4" text:style-name="List56Level3" text:bullet-char="●">
        <style:list-level-properties text:space-before="1.75in" text:min-label-width="0.25in"/>
      </text:list-level-style-bullet>
      <text:list-level-style-bullet text:level="5" text:style-name="List56Level4" text:bullet-char="○">
        <style:list-level-properties text:space-before="2.25in" text:min-label-width="0.25in"/>
      </text:list-level-style-bullet>
      <text:list-level-style-bullet text:level="6" text:style-name="List56Level5" text:bullet-char="■">
        <style:list-level-properties text:space-before="2.8748in" text:min-label-width="0.1252in"/>
      </text:list-level-style-bullet>
      <text:list-level-style-bullet text:level="7" text:style-name="List56Level6" text:bullet-char="●">
        <style:list-level-properties text:space-before="3.25in" text:min-label-width="0.25in"/>
      </text:list-level-style-bullet>
      <text:list-level-style-bullet text:level="8" text:style-name="List56Level7" text:bullet-char="○">
        <style:list-level-properties text:space-before="3.75in" text:min-label-width="0.25in"/>
      </text:list-level-style-bullet>
      <text:list-level-style-bullet text:level="9" text:style-name="List5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7">
      <text:list-level-style-bullet text:level="1" text:style-name="List57Level0" text:bullet-char="●">
        <style:list-level-properties text:space-before="0.25in" text:min-label-width="0.25in"/>
      </text:list-level-style-bullet>
      <text:list-level-style-bullet text:level="2" text:style-name="List57Level1" text:bullet-char="○">
        <style:list-level-properties text:space-before="0.75in" text:min-label-width="0.25in"/>
      </text:list-level-style-bullet>
      <text:list-level-style-bullet text:level="3" text:style-name="List57Level2" text:bullet-char="■">
        <style:list-level-properties text:space-before="1.3748in" text:min-label-width="0.1252in"/>
      </text:list-level-style-bullet>
      <text:list-level-style-bullet text:level="4" text:style-name="List57Level3" text:bullet-char="●">
        <style:list-level-properties text:space-before="1.75in" text:min-label-width="0.25in"/>
      </text:list-level-style-bullet>
      <text:list-level-style-bullet text:level="5" text:style-name="List57Level4" text:bullet-char="○">
        <style:list-level-properties text:space-before="2.25in" text:min-label-width="0.25in"/>
      </text:list-level-style-bullet>
      <text:list-level-style-bullet text:level="6" text:style-name="List57Level5" text:bullet-char="■">
        <style:list-level-properties text:space-before="2.8748in" text:min-label-width="0.1252in"/>
      </text:list-level-style-bullet>
      <text:list-level-style-bullet text:level="7" text:style-name="List57Level6" text:bullet-char="●">
        <style:list-level-properties text:space-before="3.25in" text:min-label-width="0.25in"/>
      </text:list-level-style-bullet>
      <text:list-level-style-bullet text:level="8" text:style-name="List57Level7" text:bullet-char="○">
        <style:list-level-properties text:space-before="3.75in" text:min-label-width="0.25in"/>
      </text:list-level-style-bullet>
      <text:list-level-style-bullet text:level="9" text:style-name="List5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8">
      <text:list-level-style-bullet text:level="1" text:style-name="List58Level0" text:bullet-char="●">
        <style:list-level-properties text:space-before="0.25in" text:min-label-width="0.25in"/>
      </text:list-level-style-bullet>
      <text:list-level-style-bullet text:level="2" text:style-name="List58Level1" text:bullet-char="○">
        <style:list-level-properties text:space-before="0.75in" text:min-label-width="0.25in"/>
      </text:list-level-style-bullet>
      <text:list-level-style-bullet text:level="3" text:style-name="List58Level2" text:bullet-char="■">
        <style:list-level-properties text:space-before="1.3748in" text:min-label-width="0.1252in"/>
      </text:list-level-style-bullet>
      <text:list-level-style-bullet text:level="4" text:style-name="List58Level3" text:bullet-char="●">
        <style:list-level-properties text:space-before="1.75in" text:min-label-width="0.25in"/>
      </text:list-level-style-bullet>
      <text:list-level-style-bullet text:level="5" text:style-name="List58Level4" text:bullet-char="○">
        <style:list-level-properties text:space-before="2.25in" text:min-label-width="0.25in"/>
      </text:list-level-style-bullet>
      <text:list-level-style-bullet text:level="6" text:style-name="List58Level5" text:bullet-char="■">
        <style:list-level-properties text:space-before="2.8748in" text:min-label-width="0.1252in"/>
      </text:list-level-style-bullet>
      <text:list-level-style-bullet text:level="7" text:style-name="List58Level6" text:bullet-char="●">
        <style:list-level-properties text:space-before="3.25in" text:min-label-width="0.25in"/>
      </text:list-level-style-bullet>
      <text:list-level-style-bullet text:level="8" text:style-name="List58Level7" text:bullet-char="○">
        <style:list-level-properties text:space-before="3.75in" text:min-label-width="0.25in"/>
      </text:list-level-style-bullet>
      <text:list-level-style-bullet text:level="9" text:style-name="List5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9">
      <text:list-level-style-bullet text:level="1" text:style-name="List59Level0" text:bullet-char="●">
        <style:list-level-properties text:space-before="0.25in" text:min-label-width="0.25in"/>
      </text:list-level-style-bullet>
      <text:list-level-style-bullet text:level="2" text:style-name="List59Level1" text:bullet-char="○">
        <style:list-level-properties text:space-before="0.75in" text:min-label-width="0.25in"/>
      </text:list-level-style-bullet>
      <text:list-level-style-bullet text:level="3" text:style-name="List59Level2" text:bullet-char="■">
        <style:list-level-properties text:space-before="1.3748in" text:min-label-width="0.1252in"/>
      </text:list-level-style-bullet>
      <text:list-level-style-bullet text:level="4" text:style-name="List59Level3" text:bullet-char="●">
        <style:list-level-properties text:space-before="1.75in" text:min-label-width="0.25in"/>
      </text:list-level-style-bullet>
      <text:list-level-style-bullet text:level="5" text:style-name="List59Level4" text:bullet-char="○">
        <style:list-level-properties text:space-before="2.25in" text:min-label-width="0.25in"/>
      </text:list-level-style-bullet>
      <text:list-level-style-bullet text:level="6" text:style-name="List59Level5" text:bullet-char="■">
        <style:list-level-properties text:space-before="2.8748in" text:min-label-width="0.1252in"/>
      </text:list-level-style-bullet>
      <text:list-level-style-bullet text:level="7" text:style-name="List59Level6" text:bullet-char="●">
        <style:list-level-properties text:space-before="3.25in" text:min-label-width="0.25in"/>
      </text:list-level-style-bullet>
      <text:list-level-style-bullet text:level="8" text:style-name="List59Level7" text:bullet-char="○">
        <style:list-level-properties text:space-before="3.75in" text:min-label-width="0.25in"/>
      </text:list-level-style-bullet>
      <text:list-level-style-bullet text:level="9" text:style-name="List5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0">
      <text:list-level-style-bullet text:level="1" text:style-name="List60Level0" text:bullet-char="●">
        <style:list-level-properties text:space-before="0.25in" text:min-label-width="0.25in"/>
      </text:list-level-style-bullet>
      <text:list-level-style-bullet text:level="2" text:style-name="List60Level1" text:bullet-char="○">
        <style:list-level-properties text:space-before="0.75in" text:min-label-width="0.25in"/>
      </text:list-level-style-bullet>
      <text:list-level-style-bullet text:level="3" text:style-name="List60Level2" text:bullet-char="■">
        <style:list-level-properties text:space-before="1.3748in" text:min-label-width="0.1252in"/>
      </text:list-level-style-bullet>
      <text:list-level-style-bullet text:level="4" text:style-name="List60Level3" text:bullet-char="●">
        <style:list-level-properties text:space-before="1.75in" text:min-label-width="0.25in"/>
      </text:list-level-style-bullet>
      <text:list-level-style-bullet text:level="5" text:style-name="List60Level4" text:bullet-char="○">
        <style:list-level-properties text:space-before="2.25in" text:min-label-width="0.25in"/>
      </text:list-level-style-bullet>
      <text:list-level-style-bullet text:level="6" text:style-name="List60Level5" text:bullet-char="■">
        <style:list-level-properties text:space-before="2.8748in" text:min-label-width="0.1252in"/>
      </text:list-level-style-bullet>
      <text:list-level-style-bullet text:level="7" text:style-name="List60Level6" text:bullet-char="●">
        <style:list-level-properties text:space-before="3.25in" text:min-label-width="0.25in"/>
      </text:list-level-style-bullet>
      <text:list-level-style-bullet text:level="8" text:style-name="List60Level7" text:bullet-char="○">
        <style:list-level-properties text:space-before="3.75in" text:min-label-width="0.25in"/>
      </text:list-level-style-bullet>
      <text:list-level-style-bullet text:level="9" text:style-name="List6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1">
      <text:list-level-style-bullet text:level="1" text:style-name="List61Level0" text:bullet-char="●">
        <style:list-level-properties text:space-before="0.25in" text:min-label-width="0.25in"/>
      </text:list-level-style-bullet>
      <text:list-level-style-bullet text:level="2" text:style-name="List61Level1" text:bullet-char="○">
        <style:list-level-properties text:space-before="0.75in" text:min-label-width="0.25in"/>
      </text:list-level-style-bullet>
      <text:list-level-style-bullet text:level="3" text:style-name="List61Level2" text:bullet-char="■">
        <style:list-level-properties text:space-before="1.3748in" text:min-label-width="0.1252in"/>
      </text:list-level-style-bullet>
      <text:list-level-style-bullet text:level="4" text:style-name="List61Level3" text:bullet-char="●">
        <style:list-level-properties text:space-before="1.75in" text:min-label-width="0.25in"/>
      </text:list-level-style-bullet>
      <text:list-level-style-bullet text:level="5" text:style-name="List61Level4" text:bullet-char="○">
        <style:list-level-properties text:space-before="2.25in" text:min-label-width="0.25in"/>
      </text:list-level-style-bullet>
      <text:list-level-style-bullet text:level="6" text:style-name="List61Level5" text:bullet-char="■">
        <style:list-level-properties text:space-before="2.8748in" text:min-label-width="0.1252in"/>
      </text:list-level-style-bullet>
      <text:list-level-style-bullet text:level="7" text:style-name="List61Level6" text:bullet-char="●">
        <style:list-level-properties text:space-before="3.25in" text:min-label-width="0.25in"/>
      </text:list-level-style-bullet>
      <text:list-level-style-bullet text:level="8" text:style-name="List61Level7" text:bullet-char="○">
        <style:list-level-properties text:space-before="3.75in" text:min-label-width="0.25in"/>
      </text:list-level-style-bullet>
      <text:list-level-style-bullet text:level="9" text:style-name="List6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2">
      <text:list-level-style-number text:level="1" text:style-name="List62Level0" style:num-suffix="." style:num-format="1">
        <style:list-level-properties text:space-before="0.25in" text:min-label-width="0.25in"/>
      </text:list-level-style-number>
      <text:list-level-style-number text:level="2" text:style-name="List62Level1" style:num-suffix="." style:num-format="a">
        <style:list-level-properties text:space-before="0.75in" text:min-label-width="0.25in"/>
      </text:list-level-style-number>
      <text:list-level-style-number text:level="3" text:style-name="List62Level2" style:num-suffix="." style:num-format="i">
        <style:list-level-properties text:space-before="1.3748in" text:min-label-width="0.1252in"/>
      </text:list-level-style-number>
      <text:list-level-style-number text:level="4" text:style-name="List62Level3" style:num-suffix="." style:num-format="1">
        <style:list-level-properties text:space-before="1.75in" text:min-label-width="0.25in"/>
      </text:list-level-style-number>
      <text:list-level-style-number text:level="5" text:style-name="List62Level4" style:num-suffix="." style:num-format="a">
        <style:list-level-properties text:space-before="2.25in" text:min-label-width="0.25in"/>
      </text:list-level-style-number>
      <text:list-level-style-number text:level="6" text:style-name="List62Level5" style:num-suffix="." style:num-format="i">
        <style:list-level-properties text:space-before="2.8748in" text:min-label-width="0.1252in"/>
      </text:list-level-style-number>
      <text:list-level-style-number text:level="7" text:style-name="List62Level6" style:num-suffix="." style:num-format="1">
        <style:list-level-properties text:space-before="3.25in" text:min-label-width="0.25in"/>
      </text:list-level-style-number>
      <text:list-level-style-number text:level="8" text:style-name="List62Level7" style:num-suffix="." style:num-format="a">
        <style:list-level-properties text:space-before="3.75in" text:min-label-width="0.25in"/>
      </text:list-level-style-number>
      <text:list-level-style-number text:level="9" text:style-name="List62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3">
      <text:list-level-style-bullet text:level="1" text:style-name="List63Level0" text:bullet-char="●">
        <style:list-level-properties text:space-before="0.25in" text:min-label-width="0.25in"/>
      </text:list-level-style-bullet>
      <text:list-level-style-bullet text:level="2" text:style-name="List63Level1" text:bullet-char="○">
        <style:list-level-properties text:space-before="0.75in" text:min-label-width="0.25in"/>
      </text:list-level-style-bullet>
      <text:list-level-style-bullet text:level="3" text:style-name="List63Level2" text:bullet-char="■">
        <style:list-level-properties text:space-before="1.3748in" text:min-label-width="0.1252in"/>
      </text:list-level-style-bullet>
      <text:list-level-style-bullet text:level="4" text:style-name="List63Level3" text:bullet-char="●">
        <style:list-level-properties text:space-before="1.75in" text:min-label-width="0.25in"/>
      </text:list-level-style-bullet>
      <text:list-level-style-bullet text:level="5" text:style-name="List63Level4" text:bullet-char="○">
        <style:list-level-properties text:space-before="2.25in" text:min-label-width="0.25in"/>
      </text:list-level-style-bullet>
      <text:list-level-style-bullet text:level="6" text:style-name="List63Level5" text:bullet-char="■">
        <style:list-level-properties text:space-before="2.8748in" text:min-label-width="0.1252in"/>
      </text:list-level-style-bullet>
      <text:list-level-style-bullet text:level="7" text:style-name="List63Level6" text:bullet-char="●">
        <style:list-level-properties text:space-before="3.25in" text:min-label-width="0.25in"/>
      </text:list-level-style-bullet>
      <text:list-level-style-bullet text:level="8" text:style-name="List63Level7" text:bullet-char="○">
        <style:list-level-properties text:space-before="3.75in" text:min-label-width="0.25in"/>
      </text:list-level-style-bullet>
      <text:list-level-style-bullet text:level="9" text:style-name="List6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4">
      <text:list-level-style-bullet text:level="1" text:style-name="List64Level0" text:bullet-char="●">
        <style:list-level-properties text:space-before="0.25in" text:min-label-width="0.25in"/>
      </text:list-level-style-bullet>
      <text:list-level-style-bullet text:level="2" text:style-name="List64Level1" text:bullet-char="○">
        <style:list-level-properties text:space-before="0.75in" text:min-label-width="0.25in"/>
      </text:list-level-style-bullet>
      <text:list-level-style-bullet text:level="3" text:style-name="List64Level2" text:bullet-char="■">
        <style:list-level-properties text:space-before="1.3748in" text:min-label-width="0.1252in"/>
      </text:list-level-style-bullet>
      <text:list-level-style-bullet text:level="4" text:style-name="List64Level3" text:bullet-char="●">
        <style:list-level-properties text:space-before="1.75in" text:min-label-width="0.25in"/>
      </text:list-level-style-bullet>
      <text:list-level-style-bullet text:level="5" text:style-name="List64Level4" text:bullet-char="○">
        <style:list-level-properties text:space-before="2.25in" text:min-label-width="0.25in"/>
      </text:list-level-style-bullet>
      <text:list-level-style-bullet text:level="6" text:style-name="List64Level5" text:bullet-char="■">
        <style:list-level-properties text:space-before="2.8748in" text:min-label-width="0.1252in"/>
      </text:list-level-style-bullet>
      <text:list-level-style-bullet text:level="7" text:style-name="List64Level6" text:bullet-char="●">
        <style:list-level-properties text:space-before="3.25in" text:min-label-width="0.25in"/>
      </text:list-level-style-bullet>
      <text:list-level-style-bullet text:level="8" text:style-name="List64Level7" text:bullet-char="○">
        <style:list-level-properties text:space-before="3.75in" text:min-label-width="0.25in"/>
      </text:list-level-style-bullet>
      <text:list-level-style-bullet text:level="9" text:style-name="List6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portrait" fo:margin-top="0.25in" fo:margin-bottom="0.25in" fo:margin-left="0.5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
    <meta:initial-creator/>
    <dc:creator>seh </dc:creator>
    <meta:editing-cycles>28</meta:editing-cycles>
    <dc:date>2014-01-01T10:02:49.471466358</dc:date>
    <meta:editing-duration>P5DT22H31M4S</meta:editing-duration>
    <meta:document-statistic meta:table-count="21" meta:image-count="0" meta:object-count="0" meta:page-count="106" meta:paragraph-count="1897" meta:word-count="12243" meta:character-count="90171" meta:non-whitespace-character-count="80198"/>
  </office:meta>
</office:document-meta>
</file>